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fo:text-indent="0cm" fo:line-height="108%" fo:margin-top="0cm" fo:margin-left="0cm" fo:margin-right="0cm" style:writing-mode="lr-tb">
        <style:tab-stops>
          <style:tab-stop style:type="left" style:leader-style="none" style:position="5.689cm"/>
        </style:tab-stops>
      </style:paragraph-properties>
    </style:style>
    <style:style style:name="T1_1" style:family="text">
      <style:text-properties style:text-line-through-style="none" fo:font-style="normal" style:font-style-asian="normal" style:font-style-complex="normal" fo:color="#183884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183884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183884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183884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2_1" style:family="text">
      <style:text-properties fo:font-size="16pt" style:font-size-asian="16pt" style:font-size-complex="16pt" fo:font-weight="bold" style:font-weight-asian="bold" style:font-weight-complex="bold"/>
    </style:style>
    <style:style style:name="T2_2" style:family="text">
      <style:text-properties fo:font-size="16pt" style:font-size-asian="16pt" style:font-size-complex="16pt" fo:font-weight="bold" style:font-weight-asian="bold" style:font-weight-complex="bold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 style:text-underline-style="none"/>
    </style:style>
    <style:style style:name="T2_5" style:family="text">
      <style:text-properties fo:font-size="16pt" style:font-size-asian="16pt" style:font-size-complex="16pt" fo:font-weight="bold" style:font-weight-asian="bold" style:font-weight-complex="bold"/>
    </style:style>
    <style:style style:name="T2_6" style:family="text">
      <style:text-properties fo:font-size="16pt" style:font-size-asian="16pt" style:font-size-complex="16pt" fo:font-weight="bold" style:font-weight-asian="bold" style:font-weight-complex="bold"/>
    </style:style>
    <style:style style:name="T2_7" style:family="text">
      <style:text-properties fo:font-size="16pt" style:font-size-asian="16pt" style:font-size-complex="16pt" fo:font-weight="bold" style:font-weight-asian="bold" style:font-weight-complex="bold"/>
    </style:style>
    <style:style style:name="P3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3_1" style:family="text">
      <style:text-properties fo:font-style="italic" style:font-style-asian="italic" style:font-style-complex="italic" fo:font-size="14pt" style:font-size-asian="14pt" style:font-size-complex="14pt"/>
    </style:style>
    <style:style style:name="T3_2" style:family="text">
      <style:text-properties fo:font-style="italic" style:font-style-asian="italic" style:font-style-complex="italic" fo:font-size="14pt" style:font-size-asian="14pt" style:font-size-complex="14pt"/>
    </style:style>
    <style:style style:name="T3_3" style:family="text">
      <style:text-properties fo:font-style="italic" style:font-style-asian="italic" style:font-style-complex="italic" fo:font-size="14pt" style:font-size-asian="14pt" style:font-size-complex="14pt"/>
    </style:style>
    <style:style style:name="T3_4" style:family="text">
      <style:text-properties fo:font-style="italic" style:font-style-asian="italic" style:font-style-complex="italic" fo:font-size="14pt" style:font-size-asian="14pt" style:font-size-complex="14pt"/>
    </style:style>
    <style:style style:name="T3_5" style:family="text">
      <style:text-properties fo:font-style="italic" style:font-style-asian="italic" style:font-style-complex="italic" fo:font-size="14pt" style:font-size-asian="14pt" style:font-size-complex="14pt"/>
    </style:style>
    <style:style style:name="T3_6" style:family="text">
      <style:text-properties fo:font-style="italic" style:font-style-asian="italic" style:font-style-complex="italic" fo:font-size="14pt" style:font-size-asian="14pt" style:font-size-complex="14pt"/>
    </style:style>
    <style:style style:name="T3_7" style:family="text">
      <style:text-properties fo:font-style="italic" style:font-style-asian="italic" style:font-style-complex="italic" fo:font-size="14pt" style:font-size-asian="14pt" style:font-size-complex="14pt"/>
    </style:style>
    <style:style style:name="T3_8" style:family="text">
      <style:text-properties fo:font-style="italic" style:font-style-asian="italic" style:font-style-complex="italic" fo:font-size="14pt" style:font-size-asian="14pt" style:font-size-complex="14pt"/>
    </style:style>
    <style:style style:name="T3_9" style:family="text">
      <style:text-properties fo:font-style="italic" style:font-style-asian="italic" style:font-style-complex="italic" fo:font-size="14pt" style:font-size-asian="14pt" style:font-size-complex="14pt"/>
    </style:style>
    <style:style style:name="T3_10" style:family="text">
      <style:text-properties fo:font-style="italic" style:font-style-asian="italic" style:font-style-complex="italic" fo:font-size="14pt" style:font-size-asian="14pt" style:font-size-complex="14pt"/>
    </style:style>
    <style:style style:name="T3_11" style:family="text">
      <style:text-properties fo:font-style="italic" style:font-style-asian="italic" style:font-style-complex="italic" fo:font-size="14pt" style:font-size-asian="14pt" style:font-size-complex="14pt"/>
    </style:style>
    <style:style style:name="T3_12" style:family="text">
      <style:text-properties fo:font-style="italic" style:font-style-asian="italic" style:font-style-complex="italic" fo:font-size="14pt" style:font-size-asian="14pt" style:font-size-complex="14pt"/>
    </style:style>
    <style:style style:name="T3_13" style:family="text">
      <style:text-properties fo:font-style="italic" style:font-style-asian="italic" style:font-style-complex="italic" fo:font-size="14pt" style:font-size-asian="14pt" style:font-size-complex="14pt"/>
    </style:style>
    <style:style style:name="T3_14" style:family="text">
      <style:text-properties fo:font-style="italic" style:font-style-asian="italic" style:font-style-complex="italic" fo:font-size="14pt" style:font-size-asian="14pt" style:font-size-complex="14pt"/>
    </style:style>
    <style:style style:name="T3_15" style:family="text">
      <style:text-properties fo:font-style="italic" style:font-style-asian="italic" style:font-style-complex="italic" fo:font-size="14pt" style:font-size-asian="14pt" style:font-size-complex="14pt"/>
    </style:style>
    <style:style style:name="T3_16" style:family="text">
      <style:text-properties fo:font-style="italic" style:font-style-asian="italic" style:font-style-complex="italic" fo:font-size="14pt" style:font-size-asian="14pt" style:font-size-complex="14pt"/>
    </style:style>
    <style:style style:name="T3_17" style:family="text">
      <style:text-properties fo:font-style="italic" style:font-style-asian="italic" style:font-style-complex="italic" fo:font-size="14pt" style:font-size-asian="14pt" style:font-size-complex="14pt"/>
    </style:style>
    <style:style style:name="T3_18" style:family="text">
      <style:text-properties fo:font-style="italic" style:font-style-asian="italic" style:font-style-complex="italic" fo:font-size="14pt" style:font-size-asian="14pt" style:font-size-complex="14pt"/>
    </style:style>
    <style:style style:name="T3_19" style:family="text">
      <style:text-properties fo:font-style="italic" style:font-style-asian="italic" style:font-style-complex="italic" fo:font-size="14pt" style:font-size-asian="14pt" style:font-size-complex="14pt"/>
    </style:style>
    <style:style style:name="T3_20" style:family="text">
      <style:text-properties fo:font-style="italic" style:font-style-asian="italic" style:font-style-complex="italic" fo:font-size="14pt" style:font-size-asian="14pt" style:font-size-complex="14pt"/>
    </style:style>
    <style:style style:name="T3_21" style:family="text">
      <style:text-properties fo:font-style="italic" style:font-style-asian="italic" style:font-style-complex="italic" fo:font-size="14pt" style:font-size-asian="14pt" style:font-size-complex="14pt"/>
    </style:style>
    <style:style style:name="T3_22" style:family="text">
      <style:text-properties fo:font-style="italic" style:font-style-asian="italic" style:font-style-complex="italic" fo:font-size="14pt" style:font-size-asian="14pt" style:font-size-complex="14pt"/>
    </style:style>
    <style:style style:name="T3_23" style:family="text">
      <style:text-properties fo:font-style="italic" style:font-style-asian="italic" style:font-style-complex="italic" fo:font-size="14pt" style:font-size-asian="14pt" style:font-size-complex="14pt"/>
    </style:style>
    <style:style style:name="T3_24" style:family="text">
      <style:text-properties fo:font-style="italic" style:font-style-asian="italic" style:font-style-complex="italic" fo:font-size="14pt" style:font-size-asian="14pt" style:font-size-complex="14pt"/>
    </style:style>
    <style:style style:name="T3_25" style:family="text">
      <style:text-properties fo:font-style="italic" style:font-style-asian="italic" style:font-style-complex="italic" fo:font-size="14pt" style:font-size-asian="14pt" style:font-size-complex="14pt"/>
    </style:style>
    <style:style style:name="T3_26" style:family="text">
      <style:text-properties fo:font-style="italic" style:font-style-asian="italic" style:font-style-complex="italic" fo:font-size="14pt" style:font-size-asian="14pt" style:font-size-complex="14pt"/>
    </style:style>
    <style:style style:name="T3_27" style:family="text">
      <style:text-properties fo:font-style="italic" style:font-style-asian="italic" style:font-style-complex="italic" fo:font-size="14pt" style:font-size-asian="14pt" style:font-size-complex="14pt"/>
    </style:style>
    <style:style style:name="T3_28" style:family="text">
      <style:text-properties fo:font-style="italic" style:font-style-asian="italic" style:font-style-complex="italic" fo:font-size="14pt" style:font-size-asian="14pt" style:font-size-complex="14pt"/>
    </style:style>
    <style:style style:name="T3_29" style:family="text">
      <style:text-properties fo:font-style="italic" style:font-style-asian="italic" style:font-style-complex="italic" fo:font-size="14pt" style:font-size-asian="14pt" style:font-size-complex="14pt"/>
    </style:style>
    <style:style style:name="T3_30" style:family="text">
      <style:text-properties fo:font-style="italic" style:font-style-asian="italic" style:font-style-complex="italic" fo:font-size="14pt" style:font-size-asian="14pt" style:font-size-complex="14pt"/>
    </style:style>
    <style:style style:name="T3_31" style:family="text">
      <style:text-properties fo:font-style="italic" style:font-style-asian="italic" style:font-style-complex="italic" fo:font-size="14pt" style:font-size-asian="14pt" style:font-size-complex="14pt"/>
    </style:style>
    <style:style style:name="T3_32" style:family="text">
      <style:text-properties fo:font-style="italic" style:font-style-asian="italic" style:font-style-complex="italic" fo:font-size="14pt" style:font-size-asian="14pt" style:font-size-complex="14pt"/>
    </style:style>
    <style:style style:name="T3_33" style:family="text">
      <style:text-properties fo:font-style="italic" style:font-style-asian="italic" style:font-style-complex="italic" fo:font-size="14pt" style:font-size-asian="14pt" style:font-size-complex="14pt"/>
    </style:style>
    <style:style style:name="T3_34" style:family="text">
      <style:text-properties fo:font-style="italic" style:font-style-asian="italic" style:font-style-complex="italic" fo:font-size="14pt" style:font-size-asian="14pt" style:font-size-complex="14pt"/>
    </style:style>
    <style:style style:name="P4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  <style:text-properties fo:font-size="10pt" style:font-size-asian="10pt" style:font-size-complex="10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5_1" style:family="text">
      <style:text-properties fo:font-size="10pt" style:font-size-asian="10pt" style:font-size-complex="10pt"/>
    </style:style>
    <style:style style:name="T5_2" style:family="text">
      <style:text-properties fo:font-size="10pt" style:font-size-asian="10pt" style:font-size-complex="10pt"/>
    </style:style>
    <style:style style:name="T5_3" style:family="text"/>
    <style:style style:name="T5_4" style:family="text">
      <style:text-properties fo:color="#1155cc" fo:font-size="10pt" style:font-size-asian="10pt" style:font-size-complex="10pt" style:text-underline-style="solid" style:text-underline-color="font-color"/>
    </style:style>
    <style:style style:name="T5_5" style:family="text"/>
    <style:style style:name="T5_6" style:family="text">
      <style:text-properties fo:color="#1155cc" fo:font-size="10pt" style:font-size-asian="10pt" style:font-size-complex="10pt" style:text-underline-style="solid" style:text-underline-color="font-color"/>
    </style:style>
    <style:style style:name="T5_7" style:family="text"/>
    <style:style style:name="T5_8" style:family="text">
      <style:text-properties fo:color="#1155cc" fo:font-size="10pt" style:font-size-asian="10pt" style:font-size-complex="10pt" style:text-underline-style="solid" style:text-underline-color="font-color"/>
    </style:style>
    <style:style style:name="T5_9" style:family="text"/>
    <style:style style:name="T5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5_11" style:family="text"/>
    <style:style style:name="T5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5_13" style:family="text"/>
    <style:style style:name="T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5_15" style:family="text"/>
    <style:style style:name="T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P6" style:family="paragraph" style:parent-style-name="Standard">
      <style:paragraph-properties fo:text-align="left" fo:break-before="auto" fo:text-indent="0cm" fo:line-height="108%" fo:margin-top="0cm" fo:margin-bottom="0cm" fo:margin-left="0cm" fo:margin-right="0cm" style:writing-mode="lr-tb"/>
    </style:style>
    <style:style style:name="T6_1" style:family="text">
      <style:text-properties fo:font-size="10pt" style:font-size-asian="10pt" style:font-size-complex="10pt"/>
    </style:style>
    <style:style style:name="T6_2" style:family="text">
      <style:text-properties fo:font-size="10pt" style:font-size-asian="10pt" style:font-size-complex="10pt"/>
    </style:style>
    <style:style style:name="T6_3" style:family="text"/>
    <style:style style:name="T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_5" style:family="text"/>
    <style:style style:name="T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_7" style:family="text"/>
    <style:style style:name="T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_9" style:family="text"/>
    <style:style style:name="T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1" style:family="text"/>
    <style:style style:name="T6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3" style:family="text"/>
    <style:style style:name="T6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5" style:family="text"/>
    <style:style style:name="T6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7" style:family="text"/>
    <style:style style:name="T6_18" style:family="text">
      <style:text-properties fo:color="#1155cc" fo:font-size="10pt" style:font-size-asian="10pt" style:font-size-complex="10pt" style:text-underline-style="solid" style:text-underline-color="font-color"/>
    </style:style>
    <style:style style:name="P7" style:family="paragraph" style:parent-style-name="Standard">
      <style:paragraph-properties fo:break-before="auto" fo:line-height="108%" style:writing-mode="lr-tb"/>
    </style:style>
    <style:style style:name="T7_1" style:family="text">
      <style:text-properties fo:font-size="10pt" style:font-size-asian="10pt" style:font-size-complex="10pt"/>
    </style:style>
    <style:style style:name="T7_2" style:family="text">
      <style:text-properties fo:font-size="10pt" style:font-size-asian="10pt" style:font-size-complex="10pt"/>
    </style:style>
    <style:style style:name="T7_3" style:family="text">
      <style:text-properties fo:font-size="10pt" style:font-size-asian="10pt" style:font-size-complex="10pt"/>
    </style:style>
    <style:style style:name="T7_4" style:family="text">
      <style:text-properties fo:font-size="10pt" style:font-size-asian="10pt" style:font-size-complex="10pt"/>
    </style:style>
    <style:style style:name="T7_5" style:family="text">
      <style:text-properties fo:font-size="10pt" style:font-size-asian="10pt" style:font-size-complex="10pt"/>
    </style:style>
    <style:style style:name="P8" style:family="paragraph" style:parent-style-name="Standard">
      <style:paragraph-properties fo:break-before="auto" fo:line-height="108%" style:writing-mode="lr-tb"/>
    </style:style>
    <style:style style:name="T8_1" style:family="text">
      <style:text-properties fo:font-size="10pt" style:font-size-asian="10pt" style:font-size-complex="10pt"/>
    </style:style>
    <style:style style:name="T8_2" style:family="text"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line-height="108%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0_3" style:family="text">
      <style:text-properties fo:font-size="10pt" style:font-size-asian="10pt" style:font-size-complex="10pt"/>
    </style:style>
    <style:style style:name="T1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27" style:family="text">
      <style:text-properties fo:font-size="10pt" style:font-size-asian="10pt" style:font-size-complex="10pt"/>
    </style:style>
    <style:style style:name="T10_28" style:family="text">
      <style:text-properties fo:font-size="10pt" style:font-size-asian="10pt" style:font-size-complex="10pt"/>
    </style:style>
    <style:style style:name="T1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>
      <style:text-properties fo:font-size="10pt" style:font-size-asian="10pt" style:font-size-complex="10pt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fo:font-size="10pt" style:font-size-asian="10pt" style:font-size-complex="10pt"/>
    </style:style>
    <style:style style:name="T11_5" style:family="text">
      <style:text-properties fo:font-size="10pt" style:font-size-asian="10pt" style:font-size-complex="10pt"/>
    </style:style>
    <style:style style:name="T11_6" style:family="text">
      <style:text-properties fo:font-size="10pt" style:font-size-asian="10pt" style:font-size-complex="10pt"/>
    </style:style>
    <style:style style:name="T11_7" style:family="text">
      <style:text-properties fo:font-size="10pt" style:font-size-asian="10pt" style:font-size-complex="10pt"/>
    </style:style>
    <style:style style:name="T11_8" style:family="text">
      <style:text-properties fo:font-size="10pt" style:font-size-asian="10pt" style:font-size-complex="10pt"/>
    </style:style>
    <style:style style:name="T11_9" style:family="text">
      <style:text-properties fo:font-size="10pt" style:font-size-asian="10pt" style:font-size-complex="10pt"/>
    </style:style>
    <style:style style:name="T11_10" style:family="text">
      <style:text-properties fo:font-size="10pt" style:font-size-asian="10pt" style:font-size-complex="10pt"/>
    </style:style>
    <style:style style:name="T11_11" style:family="text">
      <style:text-properties fo:font-size="10pt" style:font-size-asian="10pt" style:font-size-complex="10pt"/>
    </style:style>
    <style:style style:name="T11_12" style:family="text">
      <style:text-properties fo:font-size="10pt" style:font-size-asian="10pt" style:font-size-complex="10pt"/>
    </style:style>
    <style:style style:name="T11_13" style:family="text">
      <style:text-properties fo:font-size="10pt" style:font-size-asian="10pt" style:font-size-complex="10pt"/>
    </style:style>
    <style:style style:name="T11_14" style:family="text">
      <style:text-properties fo:font-size="10pt" style:font-size-asian="10pt" style:font-size-complex="10pt"/>
    </style:style>
    <style:style style:name="T11_15" style:family="text">
      <style:text-properties fo:font-size="10pt" style:font-size-asian="10pt" style:font-size-complex="10pt"/>
    </style:style>
    <style:style style:name="T11_16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line-height="108%" fo:margin-top="0cm" style:writing-mode="lr-tb"/>
    </style:style>
    <style:style style:name="T15_1" style:family="text">
      <style:text-properties fo:font-size="10pt" style:font-size-asian="10pt" style:font-size-complex="10pt"/>
    </style:style>
    <style:style style:name="T15_2" style:family="text">
      <style:text-properties fo:font-size="10pt" style:font-size-asian="10pt" style:font-size-complex="10pt"/>
    </style:style>
    <style:style style:name="T15_3" style:family="text">
      <style:text-properties fo:font-size="10pt" style:font-size-asian="10pt" style:font-size-complex="10pt"/>
    </style:style>
    <style:style style:name="T15_4" style:family="text">
      <style:text-properties fo:font-size="10pt" style:font-size-asian="10pt" style:font-size-complex="10pt"/>
    </style:style>
    <style:style style:name="P16" style:family="paragraph" style:parent-style-name="Standard">
      <style:paragraph-properties fo:text-align="justify" fo:break-before="auto" fo:line-height="108%" fo:margin-top="0cm" style:writing-mode="lr-tb"/>
    </style:style>
    <style:style style:name="T16_1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text-align="justify" fo:break-before="auto" fo:line-height="108%" fo:margin-top="0cm" style:writing-mode="lr-tb"/>
    </style:style>
    <style:style style:name="T17_1" style:family="text">
      <style:text-properties fo:font-size="10pt" style:font-size-asian="10pt" style:font-size-complex="10pt"/>
    </style:style>
    <style:style style:name="T17_2" style:family="text">
      <style:text-properties fo:font-size="10pt" style:font-size-asian="10pt" style:font-size-complex="10pt"/>
    </style:style>
    <style:style style:name="T17_3" style:family="text">
      <style:text-properties fo:font-size="10pt" style:font-size-asian="10pt" style:font-size-complex="10pt"/>
    </style:style>
    <style:style style:name="P18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5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</style:style>
    <style:style style:name="T25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25_2" style:family="text"/>
    <style:style style:name="T25_3" style:family="text">
      <style:text-properties fo:color="#1155cc" fo:font-size="10pt" style:font-size-asian="10pt" style:font-size-complex="10pt" style:text-underline-style="solid" style:text-underline-color="font-color"/>
    </style:style>
    <style:style style:name="T25_4" style:family="text"/>
    <style:style style:name="T25_5" style:family="text">
      <style:text-properties fo:font-size="10pt" style:font-size-asian="10pt" style:font-size-complex="10pt"/>
    </style:style>
    <style:style style:name="T25_6" style:family="text">
      <style:text-properties fo:font-size="10pt" style:font-size-asian="10pt" style:font-size-complex="10pt"/>
    </style:style>
    <style:style style:name="P26" style:family="paragraph" style:parent-style-name="Standard">
      <style:paragraph-properties fo:text-align="justify" fo:break-before="auto" fo:line-height="108%" style:writing-mode="lr-tb"/>
    </style:style>
    <style:style style:name="T26_1" style:family="text">
      <style:text-properties fo:font-size="10pt" style:font-size-asian="10pt" style:font-size-complex="10pt"/>
    </style:style>
    <style:style style:name="T26_2" style:family="text">
      <style:text-properties fo:font-size="10pt" style:font-size-asian="10pt" style:font-size-complex="10pt"/>
    </style:style>
    <style:style style:name="T26_3" style:family="text">
      <style:text-properties fo:font-size="10pt" style:font-size-asian="10pt" style:font-size-complex="10pt"/>
    </style:style>
    <style:style style:name="T26_4" style:family="text">
      <style:text-properties fo:font-size="10pt" style:font-size-asian="10pt" style:font-size-complex="10pt"/>
    </style:style>
    <style:style style:name="T26_5" style:family="text">
      <style:text-properties fo:font-size="10pt" style:font-size-asian="10pt" style:font-size-complex="10pt"/>
    </style:style>
    <style:style style:name="T26_6" style:family="text">
      <style:text-properties fo:font-size="10pt" style:font-size-asian="10pt" style:font-size-complex="10pt"/>
    </style:style>
    <style:style style:name="T26_7" style:family="text">
      <style:text-properties fo:font-size="10pt" style:font-size-asian="10pt" style:font-size-complex="10pt"/>
    </style:style>
    <style:style style:name="P27" style:family="paragraph" style:parent-style-name="Standard">
      <style:paragraph-properties fo:text-align="justify" fo:break-before="auto" fo:line-height="108%" style:writing-mode="lr-tb"/>
    </style:style>
    <style:style style:name="T27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27_2" style:family="text">
      <style:text-properties fo:font-size="10pt" style:font-size-asian="10pt" style:font-size-complex="10pt"/>
    </style:style>
    <style:style style:name="T27_3" style:family="text">
      <style:text-properties fo:font-size="10pt" style:font-size-asian="10pt" style:font-size-complex="10pt"/>
    </style:style>
    <style:style style:name="T27_4" style:family="text">
      <style:text-properties fo:font-size="10pt" style:font-size-asian="10pt" style:font-size-complex="10pt"/>
    </style:style>
    <style:style style:name="T27_5" style:family="text">
      <style:text-properties fo:font-size="10pt" style:font-size-asian="10pt" style:font-size-complex="10pt"/>
    </style:style>
    <style:style style:name="T27_6" style:family="text">
      <style:text-properties fo:font-size="10pt" style:font-size-asian="10pt" style:font-size-complex="10pt"/>
    </style:style>
    <style:style style:name="T27_7" style:family="text">
      <style:text-properties fo:font-size="10pt" style:font-size-asian="10pt" style:font-size-complex="10pt"/>
    </style:style>
    <style:style style:name="T27_8" style:family="text">
      <style:text-properties fo:font-size="10pt" style:font-size-asian="10pt" style:font-size-complex="10pt"/>
    </style:style>
    <style:style style:name="T27_9" style:family="text">
      <style:text-properties fo:font-size="10pt" style:font-size-asian="10pt" style:font-size-complex="10pt"/>
    </style:style>
    <style:style style:name="T27_10" style:family="text">
      <style:text-properties fo:font-size="10pt" style:font-size-asian="10pt" style:font-size-complex="10pt"/>
    </style:style>
    <style:style style:name="T27_11" style:family="text">
      <style:text-properties fo:font-size="10pt" style:font-size-asian="10pt" style:font-size-complex="10pt"/>
    </style:style>
    <style:style style:name="T27_12" style:family="text">
      <style:text-properties fo:font-size="10pt" style:font-size-asian="10pt" style:font-size-complex="10pt"/>
    </style:style>
    <style:style style:name="T27_13" style:family="text">
      <style:text-properties fo:font-size="10pt" style:font-size-asian="10pt" style:font-size-complex="10pt"/>
    </style:style>
    <style:style style:name="T27_14" style:family="text">
      <style:text-properties fo:font-size="10pt" style:font-size-asian="10pt" style:font-size-complex="10pt"/>
    </style:style>
    <style:style style:name="T27_15" style:family="text">
      <style:text-properties fo:font-size="10pt" style:font-size-asian="10pt" style:font-size-complex="10pt"/>
    </style:style>
    <style:style style:name="T27_16" style:family="text">
      <style:text-properties fo:font-size="10pt" style:font-size-asian="10pt" style:font-size-complex="10pt"/>
    </style:style>
    <style:style style:name="T27_17" style:family="text">
      <style:text-properties fo:font-size="10pt" style:font-size-asian="10pt" style:font-size-complex="10pt"/>
    </style:style>
    <style:style style:name="T27_18" style:family="text">
      <style:text-properties fo:font-size="10pt" style:font-size-asian="10pt" style:font-size-complex="10pt"/>
    </style:style>
    <style:style style:name="P28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28_1" style:family="text">
      <style:text-properties fo:font-size="10pt" style:font-size-asian="10pt" style:font-size-complex="10pt"/>
    </style:style>
    <style:style style:name="T28_2" style:family="text">
      <style:text-properties fo:font-size="10pt" style:font-size-asian="10pt" style:font-size-complex="10pt"/>
    </style:style>
    <style:style style:name="T28_3" style:family="text">
      <style:text-properties fo:font-size="10pt" style:font-size-asian="10pt" style:font-size-complex="10pt"/>
    </style:style>
    <style:style style:name="T28_4" style:family="text">
      <style:text-properties fo:font-size="10pt" style:font-size-asian="10pt" style:font-size-complex="10pt"/>
    </style:style>
    <style:style style:name="T28_5" style:family="text">
      <style:text-properties fo:font-size="10pt" style:font-size-asian="10pt" style:font-size-complex="10pt"/>
    </style:style>
    <style:style style:name="T28_6" style:family="text">
      <style:text-properties fo:font-size="10pt" style:font-size-asian="10pt" style:font-size-complex="10pt"/>
    </style:style>
    <style:style style:name="T28_7" style:family="text">
      <style:text-properties fo:font-size="10pt" style:font-size-asian="10pt" style:font-size-complex="10pt"/>
    </style:style>
    <style:style style:name="T28_8" style:family="text">
      <style:text-properties fo:font-size="10pt" style:font-size-asian="10pt" style:font-size-complex="10pt"/>
    </style:style>
    <style:style style:name="T28_9" style:family="text">
      <style:text-properties fo:font-size="10pt" style:font-size-asian="10pt" style:font-size-complex="10pt"/>
    </style:style>
    <style:style style:name="T28_10" style:family="text">
      <style:text-properties fo:font-size="10pt" style:font-size-asian="10pt" style:font-size-complex="10pt"/>
    </style:style>
    <style:style style:name="T28_11" style:family="text">
      <style:text-properties fo:font-size="10pt" style:font-size-asian="10pt" style:font-size-complex="10pt"/>
    </style:style>
    <style:style style:name="T28_12" style:family="text">
      <style:text-properties fo:font-size="10pt" style:font-size-asian="10pt" style:font-size-complex="10pt"/>
    </style:style>
    <style:style style:name="T28_13" style:family="text">
      <style:text-properties fo:font-size="10pt" style:font-size-asian="10pt" style:font-size-complex="10pt"/>
    </style:style>
    <style:style style:name="T28_14" style:family="text">
      <style:text-properties fo:font-size="10pt" style:font-size-asian="10pt" style:font-size-complex="10pt"/>
    </style:style>
    <style:style style:name="T28_15" style:family="text">
      <style:text-properties fo:font-size="10pt" style:font-size-asian="10pt" style:font-size-complex="10pt"/>
    </style:style>
    <style:style style:name="T28_16" style:family="text">
      <style:text-properties fo:font-size="10pt" style:font-size-asian="10pt" style:font-size-complex="10pt"/>
    </style:style>
    <style:style style:name="T28_17" style:family="text">
      <style:text-properties fo:font-size="10pt" style:font-size-asian="10pt" style:font-size-complex="10pt"/>
    </style:style>
    <style:style style:name="T28_18" style:family="text">
      <style:text-properties fo:font-size="10pt" style:font-size-asian="10pt" style:font-size-complex="10pt"/>
    </style:style>
    <style:style style:name="T28_19" style:family="text">
      <style:text-properties fo:font-size="10pt" style:font-size-asian="10pt" style:font-size-complex="10pt"/>
    </style:style>
    <style:style style:name="T28_20" style:family="text">
      <style:text-properties fo:font-size="10pt" style:font-size-asian="10pt" style:font-size-complex="10pt"/>
    </style:style>
    <style:style style:name="T28_21" style:family="text">
      <style:text-properties fo:font-size="10pt" style:font-size-asian="10pt" style:font-size-complex="10pt"/>
    </style:style>
    <style:style style:name="T28_22" style:family="text">
      <style:text-properties fo:font-size="10pt" style:font-size-asian="10pt" style:font-size-complex="10pt"/>
    </style:style>
    <style:style style:name="P29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29_1" style:family="text">
      <style:text-properties fo:font-size="10pt" style:font-size-asian="10pt" style:font-size-complex="10pt"/>
    </style:style>
    <style:style style:name="T29_2" style:family="text">
      <style:text-properties fo:font-size="10pt" style:font-size-asian="10pt" style:font-size-complex="10pt"/>
    </style:style>
    <style:style style:name="T29_3" style:family="text">
      <style:text-properties fo:font-size="10pt" style:font-size-asian="10pt" style:font-size-complex="10pt"/>
    </style:style>
    <style:style style:name="T29_4" style:family="text">
      <style:text-properties fo:font-size="10pt" style:font-size-asian="10pt" style:font-size-complex="10pt"/>
    </style:style>
    <style:style style:name="T29_5" style:family="text">
      <style:text-properties fo:font-size="10pt" style:font-size-asian="10pt" style:font-size-complex="10pt"/>
    </style:style>
    <style:style style:name="T29_6" style:family="text">
      <style:text-properties fo:font-size="10pt" style:font-size-asian="10pt" style:font-size-complex="10pt"/>
    </style:style>
    <style:style style:name="T29_7" style:family="text">
      <style:text-properties fo:font-size="10pt" style:font-size-asian="10pt" style:font-size-complex="10pt"/>
    </style:style>
    <style:style style:name="T29_8" style:family="text">
      <style:text-properties fo:font-size="10pt" style:font-size-asian="10pt" style:font-size-complex="10pt"/>
    </style:style>
    <style:style style:name="T29_9" style:family="text">
      <style:text-properties fo:font-size="10pt" style:font-size-asian="10pt" style:font-size-complex="10pt"/>
    </style:style>
    <style:style style:name="T29_10" style:family="text">
      <style:text-properties fo:font-size="10pt" style:font-size-asian="10pt" style:font-size-complex="10pt"/>
    </style:style>
    <style:style style:name="T29_11" style:family="text">
      <style:text-properties fo:font-size="10pt" style:font-size-asian="10pt" style:font-size-complex="10pt"/>
    </style:style>
    <style:style style:name="T29_12" style:family="text">
      <style:text-properties fo:font-size="10pt" style:font-size-asian="10pt" style:font-size-complex="10pt"/>
    </style:style>
    <style:style style:name="T29_13" style:family="text">
      <style:text-properties fo:font-size="10pt" style:font-size-asian="10pt" style:font-size-complex="10pt"/>
    </style:style>
    <style:style style:name="T29_14" style:family="text">
      <style:text-properties fo:font-size="10pt" style:font-size-asian="10pt" style:font-size-complex="10pt"/>
    </style:style>
    <style:style style:name="T29_15" style:family="text">
      <style:text-properties fo:font-size="10pt" style:font-size-asian="10pt" style:font-size-complex="10pt"/>
    </style:style>
    <style:style style:name="T29_16" style:family="text">
      <style:text-properties fo:font-size="10pt" style:font-size-asian="10pt" style:font-size-complex="10pt"/>
    </style:style>
    <style:style style:name="T29_17" style:family="text">
      <style:text-properties fo:font-size="10pt" style:font-size-asian="10pt" style:font-size-complex="10pt"/>
    </style:style>
    <style:style style:name="T29_18" style:family="text">
      <style:text-properties fo:font-size="10pt" style:font-size-asian="10pt" style:font-size-complex="10pt"/>
    </style:style>
    <style:style style:name="T29_19" style:family="text">
      <style:text-properties fo:font-size="10pt" style:font-size-asian="10pt" style:font-size-complex="10pt"/>
    </style:style>
    <style:style style:name="T29_20" style:family="text">
      <style:text-properties fo:font-size="10pt" style:font-size-asian="10pt" style:font-size-complex="10pt"/>
    </style:style>
    <style:style style:name="T29_21" style:family="text">
      <style:text-properties fo:font-size="10pt" style:font-size-asian="10pt" style:font-size-complex="10pt"/>
    </style:style>
    <style:style style:name="T29_22" style:family="text">
      <style:text-properties fo:font-size="10pt" style:font-size-asian="10pt" style:font-size-complex="10pt"/>
    </style:style>
    <style:style style:name="T29_23" style:family="text">
      <style:text-properties fo:font-size="10pt" style:font-size-asian="10pt" style:font-size-complex="10pt"/>
    </style:style>
    <style:style style:name="T29_24" style:family="text">
      <style:text-properties fo:font-size="10pt" style:font-size-asian="10pt" style:font-size-complex="10pt"/>
    </style:style>
    <style:style style:name="T29_25" style:family="text">
      <style:text-properties fo:font-size="10pt" style:font-size-asian="10pt" style:font-size-complex="10pt"/>
    </style:style>
    <style:style style:name="P30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font-size="10pt" style:font-size-asian="10pt" style:font-size-complex="10pt"/>
    </style:style>
    <style:style style:name="P31" style:family="paragraph" style:parent-style-name="Standard">
      <style:paragraph-properties fo:text-align="justify" fo:break-before="auto" fo:text-indent="1.27cm" fo:line-height="108%" style:writing-mode="lr-tb"/>
    </style:style>
    <style:style style:name="T31_1" style:family="text"/>
    <style:style style:name="T3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1_3" style:family="text"/>
    <style:style style:name="T31_4" style:family="text"/>
    <style:style style:name="T31_5" style:family="text">
      <style:text-properties fo:color="#1155cc" style:text-underline-style="solid" style:text-underline-color="font-color"/>
    </style:style>
    <style:style style:name="T31_6" style:family="text"/>
    <style:style style:name="T31_7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text-align="justify" fo:break-before="auto" fo:line-height="108%" style:writing-mode="lr-tb"/>
    </style:style>
    <style:style style:name="T32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text-align="justify" fo:break-before="auto" fo:line-height="108%" style:writing-mode="lr-tb"/>
    </style:style>
    <style:style style:name="T33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3_2" style:family="text"/>
    <style:style style:name="T33_3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4" style:family="text"/>
    <style:style style:name="T33_5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6" style:family="text"/>
    <style:style style:name="T33_7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8" style:family="text"/>
    <style:style style:name="T33_9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10" style:family="text"/>
    <style:style style:name="T33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12" style:family="text"/>
    <style:style style:name="T33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33_14" style:family="text"/>
    <style:style style:name="T33_15" style:family="text">
      <style:text-properties fo:color="#1155cc" fo:font-size="10pt" style:font-size-asian="10pt" style:font-size-complex="10pt" style:text-underline-style="solid" style:text-underline-color="font-color"/>
    </style:style>
    <style:style style:name="P34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4_1" style:family="text">
      <style:text-properties fo:font-size="10pt" style:font-size-asian="10pt" style:font-size-complex="10pt"/>
    </style:style>
    <style:style style:name="T34_2" style:family="text">
      <style:text-properties fo:font-size="10pt" style:font-size-asian="10pt" style:font-size-complex="10pt"/>
    </style:style>
    <style:style style:name="T34_3" style:family="text">
      <style:text-properties fo:font-size="10pt" style:font-size-asian="10pt" style:font-size-complex="10pt"/>
    </style:style>
    <style:style style:name="T34_4" style:family="text">
      <style:text-properties fo:font-size="10pt" style:font-size-asian="10pt" style:font-size-complex="10pt"/>
    </style:style>
    <style:style style:name="T34_5" style:family="text">
      <style:text-properties fo:font-size="10pt" style:font-size-asian="10pt" style:font-size-complex="10pt"/>
    </style:style>
    <style:style style:name="T34_6" style:family="text">
      <style:text-properties fo:font-size="10pt" style:font-size-asian="10pt" style:font-size-complex="10pt"/>
    </style:style>
    <style:style style:name="T34_7" style:family="text">
      <style:text-properties fo:font-size="10pt" style:font-size-asian="10pt" style:font-size-complex="10pt"/>
    </style:style>
    <style:style style:name="T34_8" style:family="text">
      <style:text-properties fo:font-size="10pt" style:font-size-asian="10pt" style:font-size-complex="10pt"/>
    </style:style>
    <style:style style:name="T34_9" style:family="text">
      <style:text-properties fo:font-size="10pt" style:font-size-asian="10pt" style:font-size-complex="10pt"/>
    </style:style>
    <style:style style:name="T34_10" style:family="text">
      <style:text-properties fo:font-size="10pt" style:font-size-asian="10pt" style:font-size-complex="10pt"/>
    </style:style>
    <style:style style:name="T34_11" style:family="text">
      <style:text-properties fo:font-size="10pt" style:font-size-asian="10pt" style:font-size-complex="10pt"/>
    </style:style>
    <style:style style:name="T34_12" style:family="text">
      <style:text-properties fo:font-size="10pt" style:font-size-asian="10pt" style:font-size-complex="10pt"/>
    </style:style>
    <style:style style:name="T34_13" style:family="text">
      <style:text-properties fo:font-size="10pt" style:font-size-asian="10pt" style:font-size-complex="10pt"/>
    </style:style>
    <style:style style:name="T34_14" style:family="text">
      <style:text-properties fo:font-size="10pt" style:font-size-asian="10pt" style:font-size-complex="10pt"/>
    </style:style>
    <style:style style:name="T34_15" style:family="text">
      <style:text-properties fo:font-size="10pt" style:font-size-asian="10pt" style:font-size-complex="10pt"/>
    </style:style>
    <style:style style:name="T34_16" style:family="text">
      <style:text-properties fo:font-size="10pt" style:font-size-asian="10pt" style:font-size-complex="10pt"/>
    </style:style>
    <style:style style:name="P35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5_1" style:family="text">
      <style:text-properties fo:font-size="10pt" style:font-size-asian="10pt" style:font-size-complex="10pt"/>
    </style:style>
    <style:style style:name="T35_2" style:family="text">
      <style:text-properties fo:font-size="10pt" style:font-size-asian="10pt" style:font-size-complex="10pt"/>
    </style:style>
    <style:style style:name="T35_3" style:family="text">
      <style:text-properties fo:font-size="10pt" style:font-size-asian="10pt" style:font-size-complex="10pt"/>
    </style:style>
    <style:style style:name="T35_4" style:family="text">
      <style:text-properties fo:font-size="10pt" style:font-size-asian="10pt" style:font-size-complex="10pt"/>
    </style:style>
    <style:style style:name="T35_5" style:family="text">
      <style:text-properties fo:font-size="10pt" style:font-size-asian="10pt" style:font-size-complex="10pt"/>
    </style:style>
    <style:style style:name="T35_6" style:family="text">
      <style:text-properties fo:font-size="10pt" style:font-size-asian="10pt" style:font-size-complex="10pt"/>
    </style:style>
    <style:style style:name="T35_7" style:family="text">
      <style:text-properties fo:font-size="10pt" style:font-size-asian="10pt" style:font-size-complex="10pt"/>
    </style:style>
    <style:style style:name="T35_8" style:family="text">
      <style:text-properties fo:font-size="10pt" style:font-size-asian="10pt" style:font-size-complex="10pt"/>
    </style:style>
    <style:style style:name="T35_9" style:family="text">
      <style:text-properties fo:font-size="10pt" style:font-size-asian="10pt" style:font-size-complex="10pt"/>
    </style:style>
    <style:style style:name="T35_10" style:family="text">
      <style:text-properties fo:font-size="10pt" style:font-size-asian="10pt" style:font-size-complex="10pt"/>
    </style:style>
    <style:style style:name="T35_11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6_1" style:family="text"/>
    <style:style style:name="T36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6_3" style:family="text"/>
    <style:style style:name="T3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6_5" style:family="text"/>
    <style:style style:name="T3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6_7" style:family="text"/>
    <style:style style:name="T3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6_9" style:family="text"/>
    <style:style style:name="T3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37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7_1" style:family="text"/>
    <style:style style:name="T37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3" style:family="text"/>
    <style:style style:name="T3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5" style:family="text"/>
    <style:style style:name="T3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7" style:family="text"/>
    <style:style style:name="T3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9" style:family="text"/>
    <style:style style:name="T3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38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8_1" style:family="text"/>
    <style:style style:name="T38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3" style:family="text"/>
    <style:style style:name="T38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5" style:family="text"/>
    <style:style style:name="T38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7" style:family="text"/>
    <style:style style:name="T38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8_9" style:family="text"/>
    <style:style style:name="T38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39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9_1" style:family="text"/>
    <style:style style:name="T39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3" style:family="text"/>
    <style:style style:name="T39_4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5" style:family="text"/>
    <style:style style:name="T39_6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7" style:family="text"/>
    <style:style style:name="T39_8" style:family="text">
      <style:text-properties fo:color="#1155cc" fo:font-size="10pt" style:font-size-asian="10pt" style:font-size-complex="10pt" style:text-underline-style="solid" style:text-underline-color="font-color"/>
    </style:style>
    <style:style style:name="T39_9" style:family="text"/>
    <style:style style:name="T39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41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7" style:family="text"/>
    <style:style style:name="T41_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9" style:family="text"/>
    <style:style style:name="T41_1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1" style:family="text"/>
    <style:style style:name="T41_12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3" style:family="text"/>
    <style:style style:name="T41_14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5" style:family="text"/>
    <style:style style:name="T41_16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7" style:family="text"/>
    <style:style style:name="T41_1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19" style:family="text"/>
    <style:style style:name="T41_2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1_23" style:family="text">
      <style:text-properties fo:font-size="10pt" style:font-size-asian="10pt" style:font-size-complex="10pt"/>
    </style:style>
    <style:style style:name="P42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justify" fo:break-before="auto" fo:text-indent="0cm" fo:line-height="108%" fo:margin-top="0cm" fo:margin-left="0.635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3" style:family="text">
      <style:text-properties fo:font-size="10pt" style:font-size-asian="10pt" style:font-size-complex="10pt"/>
    </style:style>
    <style:style style:name="T48_4" style:family="text">
      <style:text-properties fo:font-size="10pt" style:font-size-asian="10pt" style:font-size-complex="10pt"/>
    </style:style>
    <style:style style:name="T48_5" style:family="text">
      <style:text-properties fo:font-size="10pt" style:font-size-asian="10pt" style:font-size-complex="10pt"/>
    </style:style>
    <style:style style:name="T48_6" style:family="text">
      <style:text-properties fo:font-size="10pt" style:font-size-asian="10pt" style:font-size-complex="10pt"/>
    </style:style>
    <style:style style:name="T4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18" style:family="text">
      <style:text-properties fo:font-size="10pt" style:font-size-asian="10pt" style:font-size-complex="10pt"/>
    </style:style>
    <style:style style:name="T48_19" style:family="text">
      <style:text-properties fo:font-size="10pt" style:font-size-asian="10pt" style:font-size-complex="10pt"/>
    </style:style>
    <style:style style:name="T4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21" style:family="text"/>
    <style:style style:name="T48_2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3" style:family="text"/>
    <style:style style:name="T48_2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5" style:family="text"/>
    <style:style style:name="T48_2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7" style:family="text"/>
    <style:style style:name="T48_28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29" style:family="text"/>
    <style:style style:name="T48_30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31" style:family="text"/>
    <style:style style:name="T48_3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33" style:family="text"/>
    <style:style style:name="T48_3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48_35" style:family="text"/>
    <style:style style:name="T48_3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P49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9" style:family="text">
      <style:text-properties fo:font-size="10pt" style:font-size-asian="10pt" style:font-size-complex="10pt"/>
    </style:style>
    <style:style style:name="T4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53" style:family="paragraph" style:parent-style-name="Standard">
      <style:paragraph-properties fo:break-before="auto" fo:line-height="108%" style:writing-mode="lr-tb"/>
    </style:style>
    <style:style style:name="T5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3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4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54_1" style:family="text">
      <style:text-properties fo:font-size="10pt" style:font-size-asian="10pt" style:font-size-complex="10pt"/>
    </style:style>
    <style:style style:name="T54_2" style:family="text">
      <style:text-properties fo:font-size="10pt" style:font-size-asian="10pt" style:font-size-complex="10pt"/>
    </style:style>
    <style:style style:name="T54_3" style:family="text">
      <style:text-properties fo:font-size="10pt" style:font-size-asian="10pt" style:font-size-complex="10pt"/>
    </style:style>
    <style:style style:name="T54_4" style:family="text">
      <style:text-properties fo:font-size="10pt" style:font-size-asian="10pt" style:font-size-complex="10pt"/>
    </style:style>
    <style:style style:name="T54_5" style:family="text">
      <style:text-properties fo:font-size="10pt" style:font-size-asian="10pt" style:font-size-complex="10pt"/>
    </style:style>
    <style:style style:name="T54_6" style:family="text">
      <style:text-properties fo:font-size="10pt" style:font-size-asian="10pt" style:font-size-complex="10pt"/>
    </style:style>
    <style:style style:name="T54_7" style:family="text">
      <style:text-properties fo:font-size="10pt" style:font-size-asian="10pt" style:font-size-complex="10pt"/>
    </style:style>
    <style:style style:name="T54_8" style:family="text">
      <style:text-properties fo:font-size="10pt" style:font-size-asian="10pt" style:font-size-complex="10pt"/>
    </style:style>
    <style:style style:name="T54_9" style:family="text">
      <style:text-properties fo:font-size="10pt" style:font-size-asian="10pt" style:font-size-complex="10pt"/>
    </style:style>
    <style:style style:name="T54_10" style:family="text">
      <style:text-properties fo:font-size="10pt" style:font-size-asian="10pt" style:font-size-complex="10pt"/>
    </style:style>
    <style:style style:name="T54_11" style:family="text">
      <style:text-properties fo:font-size="10pt" style:font-size-asian="10pt" style:font-size-complex="10pt"/>
    </style:style>
    <style:style style:name="T54_12" style:family="text">
      <style:text-properties fo:font-size="10pt" style:font-size-asian="10pt" style:font-size-complex="10pt"/>
    </style:style>
    <style:style style:name="T54_13" style:family="text">
      <style:text-properties fo:font-size="10pt" style:font-size-asian="10pt" style:font-size-complex="10pt"/>
    </style:style>
    <style:style style:name="T54_14" style:family="text">
      <style:text-properties fo:font-size="10pt" style:font-size-asian="10pt" style:font-size-complex="10pt"/>
    </style:style>
    <style:style style:name="T54_15" style:family="text">
      <style:text-properties fo:font-size="10pt" style:font-size-asian="10pt" style:font-size-complex="10pt"/>
    </style:style>
    <style:style style:name="T54_16" style:family="text">
      <style:text-properties fo:font-size="10pt" style:font-size-asian="10pt" style:font-size-complex="10pt"/>
    </style:style>
    <style:style style:name="T54_17" style:family="text">
      <style:text-properties fo:font-size="10pt" style:font-size-asian="10pt" style:font-size-complex="10pt"/>
    </style:style>
    <style:style style:name="T54_18" style:family="text">
      <style:text-properties fo:font-size="10pt" style:font-size-asian="10pt" style:font-size-complex="10pt"/>
    </style:style>
    <style:style style:name="T54_19" style:family="text">
      <style:text-properties fo:font-size="10pt" style:font-size-asian="10pt" style:font-size-complex="10pt"/>
    </style:style>
    <style:style style:name="T54_20" style:family="text">
      <style:text-properties fo:font-size="10pt" style:font-size-asian="10pt" style:font-size-complex="10pt"/>
    </style:style>
    <style:style style:name="T54_21" style:family="text">
      <style:text-properties fo:font-size="10pt" style:font-size-asian="10pt" style:font-size-complex="10pt"/>
    </style:style>
    <style:style style:name="T54_22" style:family="text">
      <style:text-properties fo:font-size="10pt" style:font-size-asian="10pt" style:font-size-complex="10pt"/>
    </style:style>
    <style:style style:name="T54_23" style:family="text">
      <style:text-properties fo:font-size="10pt" style:font-size-asian="10pt" style:font-size-complex="10pt"/>
    </style:style>
    <style:style style:name="T54_24" style:family="text">
      <style:text-properties fo:font-size="10pt" style:font-size-asian="10pt" style:font-size-complex="10pt"/>
    </style:style>
    <style:style style:name="T54_25" style:family="text">
      <style:text-properties fo:font-size="10pt" style:font-size-asian="10pt" style:font-size-complex="10pt"/>
    </style:style>
    <style:style style:name="T54_26" style:family="text">
      <style:text-properties fo:font-size="10pt" style:font-size-asian="10pt" style:font-size-complex="10pt"/>
    </style:style>
    <style:style style:name="T54_27" style:family="text">
      <style:text-properties fo:font-size="10pt" style:font-size-asian="10pt" style:font-size-complex="10pt"/>
    </style:style>
    <style:style style:name="T54_28" style:family="text">
      <style:text-properties fo:font-size="10pt" style:font-size-asian="10pt" style:font-size-complex="10pt"/>
    </style:style>
    <style:style style:name="T54_29" style:family="text">
      <style:text-properties fo:font-size="10pt" style:font-size-asian="10pt" style:font-size-complex="10pt"/>
    </style:style>
    <style:style style:name="T54_30" style:family="text">
      <style:text-properties fo:font-size="10pt" style:font-size-asian="10pt" style:font-size-complex="10pt"/>
    </style:style>
    <style:style style:name="T54_31" style:family="text">
      <style:text-properties fo:font-size="10pt" style:font-size-asian="10pt" style:font-size-complex="10pt"/>
    </style:style>
    <style:style style:name="T54_32" style:family="text">
      <style:text-properties fo:font-size="10pt" style:font-size-asian="10pt" style:font-size-complex="10pt"/>
    </style:style>
    <style:style style:name="T54_33" style:family="text">
      <style:text-properties fo:font-size="10pt" style:font-size-asian="10pt" style:font-size-complex="10pt"/>
    </style:style>
    <style:style style:name="T54_34" style:family="text">
      <style:text-properties fo:font-size="10pt" style:font-size-asian="10pt" style:font-size-complex="10pt"/>
    </style:style>
    <style:style style:name="T54_35" style:family="text">
      <style:text-properties fo:font-size="10pt" style:font-size-asian="10pt" style:font-size-complex="10pt"/>
    </style:style>
    <style:style style:name="T54_36" style:family="text">
      <style:text-properties fo:font-size="10pt" style:font-size-asian="10pt" style:font-size-complex="10pt"/>
    </style:style>
    <style:style style:name="T54_37" style:family="text">
      <style:text-properties fo:font-size="10pt" style:font-size-asian="10pt" style:font-size-complex="10pt"/>
    </style:style>
    <style:style style:name="T54_38" style:family="text">
      <style:text-properties fo:font-size="10pt" style:font-size-asian="10pt" style:font-size-complex="10pt"/>
    </style:style>
    <style:style style:name="T54_39" style:family="text">
      <style:text-properties fo:font-size="10pt" style:font-size-asian="10pt" style:font-size-complex="10pt"/>
    </style:style>
    <style:style style:name="T54_40" style:family="text">
      <style:text-properties fo:font-size="10pt" style:font-size-asian="10pt" style:font-size-complex="10pt"/>
    </style:style>
    <style:style style:name="P5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55_1" style:family="text">
      <style:text-properties fo:font-size="10pt" style:font-size-asian="10pt" style:font-size-complex="10pt"/>
    </style:style>
    <style:style style:name="T55_2" style:family="text">
      <style:text-properties fo:font-size="10pt" style:font-size-asian="10pt" style:font-size-complex="10pt"/>
    </style:style>
    <style:style style:name="T55_3" style:family="text">
      <style:text-properties fo:font-size="10pt" style:font-size-asian="10pt" style:font-size-complex="10pt"/>
    </style:style>
    <style:style style:name="T55_4" style:family="text">
      <style:text-properties fo:font-size="10pt" style:font-size-asian="10pt" style:font-size-complex="10pt"/>
    </style:style>
    <style:style style:name="T55_5" style:family="text">
      <style:text-properties fo:font-size="10pt" style:font-size-asian="10pt" style:font-size-complex="10pt"/>
    </style:style>
    <style:style style:name="T55_6" style:family="text">
      <style:text-properties fo:font-size="10pt" style:font-size-asian="10pt" style:font-size-complex="10pt"/>
    </style:style>
    <style:style style:name="T55_7" style:family="text">
      <style:text-properties fo:font-size="10pt" style:font-size-asian="10pt" style:font-size-complex="10pt"/>
    </style:style>
    <style:style style:name="T55_8" style:family="text">
      <style:text-properties fo:font-size="10pt" style:font-size-asian="10pt" style:font-size-complex="10pt"/>
    </style:style>
    <style:style style:name="T55_9" style:family="text">
      <style:text-properties fo:font-size="10pt" style:font-size-asian="10pt" style:font-size-complex="10pt"/>
    </style:style>
    <style:style style:name="T55_10" style:family="text">
      <style:text-properties fo:font-size="10pt" style:font-size-asian="10pt" style:font-size-complex="10pt"/>
    </style:style>
    <style:style style:name="T55_11" style:family="text">
      <style:text-properties fo:font-size="10pt" style:font-size-asian="10pt" style:font-size-complex="10pt"/>
    </style:style>
    <style:style style:name="T55_12" style:family="text">
      <style:text-properties fo:font-size="10pt" style:font-size-asian="10pt" style:font-size-complex="10pt"/>
    </style:style>
    <style:style style:name="T55_13" style:family="text">
      <style:text-properties fo:font-size="10pt" style:font-size-asian="10pt" style:font-size-complex="10pt"/>
    </style:style>
    <style:style style:name="T55_14" style:family="text">
      <style:text-properties fo:font-size="10pt" style:font-size-asian="10pt" style:font-size-complex="10pt"/>
    </style:style>
    <style:style style:name="T55_15" style:family="text">
      <style:text-properties fo:font-size="10pt" style:font-size-asian="10pt" style:font-size-complex="10pt"/>
    </style:style>
    <style:style style:name="T55_16" style:family="text">
      <style:text-properties fo:font-size="10pt" style:font-size-asian="10pt" style:font-size-complex="10pt"/>
    </style:style>
    <style:style style:name="T55_17" style:family="text">
      <style:text-properties fo:font-size="10pt" style:font-size-asian="10pt" style:font-size-complex="10pt"/>
    </style:style>
    <style:style style:name="T55_18" style:family="text">
      <style:text-properties fo:font-size="10pt" style:font-size-asian="10pt" style:font-size-complex="10pt"/>
    </style:style>
    <style:style style:name="T55_19" style:family="text">
      <style:text-properties fo:font-size="10pt" style:font-size-asian="10pt" style:font-size-complex="10pt"/>
    </style:style>
    <style:style style:name="T55_20" style:family="text">
      <style:text-properties fo:font-size="10pt" style:font-size-asian="10pt" style:font-size-complex="10pt"/>
    </style:style>
    <style:style style:name="T55_21" style:family="text">
      <style:text-properties fo:font-size="10pt" style:font-size-asian="10pt" style:font-size-complex="10pt"/>
    </style:style>
    <style:style style:name="T55_22" style:family="text">
      <style:text-properties fo:font-size="10pt" style:font-size-asian="10pt" style:font-size-complex="10pt"/>
    </style:style>
    <style:style style:name="T55_23" style:family="text">
      <style:text-properties fo:font-size="10pt" style:font-size-asian="10pt" style:font-size-complex="10pt"/>
    </style:style>
    <style:style style:name="T55_24" style:family="text">
      <style:text-properties fo:font-size="10pt" style:font-size-asian="10pt" style:font-size-complex="10pt"/>
    </style:style>
    <style:style style:name="T55_25" style:family="text">
      <style:text-properties fo:font-size="10pt" style:font-size-asian="10pt" style:font-size-complex="10pt"/>
    </style:style>
    <style:style style:name="T55_26" style:family="text">
      <style:text-properties fo:font-size="10pt" style:font-size-asian="10pt" style:font-size-complex="10pt"/>
    </style:style>
    <style:style style:name="T55_27" style:family="text">
      <style:text-properties fo:font-size="10pt" style:font-size-asian="10pt" style:font-size-complex="10pt"/>
    </style:style>
    <style:style style:name="T55_28" style:family="text">
      <style:text-properties fo:font-size="10pt" style:font-size-asian="10pt" style:font-size-complex="10pt"/>
    </style:style>
    <style:style style:name="T55_29" style:family="text">
      <style:text-properties fo:font-size="10pt" style:font-size-asian="10pt" style:font-size-complex="10pt"/>
    </style:style>
    <style:style style:name="T55_30" style:family="text">
      <style:text-properties fo:font-size="10pt" style:font-size-asian="10pt" style:font-size-complex="10pt"/>
    </style:style>
    <style:style style:name="T55_31" style:family="text">
      <style:text-properties fo:font-size="10pt" style:font-size-asian="10pt" style:font-size-complex="10pt"/>
    </style:style>
    <style:style style:name="T55_32" style:family="text">
      <style:text-properties fo:font-size="10pt" style:font-size-asian="10pt" style:font-size-complex="10pt"/>
    </style:style>
    <style:style style:name="T55_33" style:family="text">
      <style:text-properties fo:font-size="10pt" style:font-size-asian="10pt" style:font-size-complex="10pt"/>
    </style:style>
    <style:style style:name="T55_34" style:family="text">
      <style:text-properties fo:font-size="10pt" style:font-size-asian="10pt" style:font-size-complex="10pt"/>
    </style:style>
    <style:style style:name="T55_35" style:family="text">
      <style:text-properties fo:font-size="10pt" style:font-size-asian="10pt" style:font-size-complex="10pt"/>
    </style:style>
    <style:style style:name="T55_36" style:family="text">
      <style:text-properties fo:font-size="10pt" style:font-size-asian="10pt" style:font-size-complex="10pt"/>
    </style:style>
    <style:style style:name="T55_37" style:family="text">
      <style:text-properties fo:font-size="10pt" style:font-size-asian="10pt" style:font-size-complex="10pt"/>
    </style:style>
    <style:style style:name="T55_38" style:family="text">
      <style:text-properties fo:font-size="10pt" style:font-size-asian="10pt" style:font-size-complex="10pt"/>
    </style:style>
    <style:style style:name="T55_39" style:family="text">
      <style:text-properties fo:font-size="10pt" style:font-size-asian="10pt" style:font-size-complex="10pt"/>
    </style:style>
    <style:style style:name="T55_40" style:family="text">
      <style:text-properties fo:font-size="10pt" style:font-size-asian="10pt" style:font-size-complex="10pt"/>
    </style:style>
    <style:style style:name="T55_41" style:family="text">
      <style:text-properties fo:font-size="10pt" style:font-size-asian="10pt" style:font-size-complex="10pt"/>
    </style:style>
    <style:style style:name="T55_42" style:family="text">
      <style:text-properties fo:font-size="10pt" style:font-size-asian="10pt" style:font-size-complex="10pt"/>
    </style:style>
    <style:style style:name="T55_43" style:family="text">
      <style:text-properties fo:font-size="10pt" style:font-size-asian="10pt" style:font-size-complex="10pt"/>
    </style:style>
    <style:style style:name="T55_44" style:family="text">
      <style:text-properties fo:font-size="10pt" style:font-size-asian="10pt" style:font-size-complex="10pt"/>
    </style:style>
    <style:style style:name="T55_45" style:family="text">
      <style:text-properties fo:font-size="10pt" style:font-size-asian="10pt" style:font-size-complex="10pt"/>
    </style:style>
    <style:style style:name="T55_46" style:family="text">
      <style:text-properties fo:font-size="10pt" style:font-size-asian="10pt" style:font-size-complex="10pt"/>
    </style:style>
    <style:style style:name="T55_47" style:family="text">
      <style:text-properties fo:font-size="10pt" style:font-size-asian="10pt" style:font-size-complex="10pt"/>
    </style:style>
    <style:style style:name="T55_48" style:family="text">
      <style:text-properties fo:font-size="10pt" style:font-size-asian="10pt" style:font-size-complex="10pt"/>
    </style:style>
    <style:style style:name="T55_49" style:family="text">
      <style:text-properties fo:font-size="10pt" style:font-size-asian="10pt" style:font-size-complex="10pt"/>
    </style:style>
    <style:style style:name="T55_50" style:family="text">
      <style:text-properties fo:font-size="10pt" style:font-size-asian="10pt" style:font-size-complex="10pt"/>
    </style:style>
    <style:style style:name="T55_51" style:family="text">
      <style:text-properties fo:font-size="10pt" style:font-size-asian="10pt" style:font-size-complex="10pt"/>
    </style:style>
    <style:style style:name="T55_52" style:family="text">
      <style:text-properties fo:font-size="10pt" style:font-size-asian="10pt" style:font-size-complex="10pt"/>
    </style:style>
    <style:style style:name="T55_53" style:family="text">
      <style:text-properties fo:font-size="10pt" style:font-size-asian="10pt" style:font-size-complex="10pt"/>
    </style:style>
    <style:style style:name="T55_54" style:family="text">
      <style:text-properties fo:font-size="10pt" style:font-size-asian="10pt" style:font-size-complex="10pt"/>
    </style:style>
    <style:style style:name="T55_55" style:family="text">
      <style:text-properties fo:font-size="10pt" style:font-size-asian="10pt" style:font-size-complex="10pt"/>
    </style:style>
    <style:style style:name="T55_56" style:family="text">
      <style:text-properties fo:font-size="10pt" style:font-size-asian="10pt" style:font-size-complex="10pt"/>
    </style:style>
    <style:style style:name="T55_57" style:family="text">
      <style:text-properties fo:font-size="10pt" style:font-size-asian="10pt" style:font-size-complex="10pt"/>
    </style:style>
    <style:style style:name="T55_58" style:family="text">
      <style:text-properties fo:font-size="10pt" style:font-size-asian="10pt" style:font-size-complex="10pt"/>
    </style:style>
    <style:style style:name="T55_59" style:family="text">
      <style:text-properties fo:font-size="10pt" style:font-size-asian="10pt" style:font-size-complex="10pt"/>
    </style:style>
    <style:style style:name="T55_60" style:family="text">
      <style:text-properties fo:font-size="10pt" style:font-size-asian="10pt" style:font-size-complex="10pt"/>
    </style:style>
    <style:style style:name="T55_61" style:family="text">
      <style:text-properties fo:font-size="10pt" style:font-size-asian="10pt" style:font-size-complex="10pt"/>
    </style:style>
    <style:style style:name="T55_62" style:family="text">
      <style:text-properties fo:font-size="10pt" style:font-size-asian="10pt" style:font-size-complex="10pt"/>
    </style:style>
    <style:style style:name="T55_63" style:family="text">
      <style:text-properties fo:font-size="10pt" style:font-size-asian="10pt" style:font-size-complex="10pt"/>
    </style:style>
    <style:style style:name="T55_64" style:family="text">
      <style:text-properties fo:font-size="10pt" style:font-size-asian="10pt" style:font-size-complex="10pt"/>
    </style:style>
    <style:style style:name="T55_65" style:family="text">
      <style:text-properties fo:font-size="10pt" style:font-size-asian="10pt" style:font-size-complex="10pt"/>
    </style:style>
    <style:style style:name="T55_66" style:family="text">
      <style:text-properties fo:font-size="10pt" style:font-size-asian="10pt" style:font-size-complex="10pt"/>
    </style:style>
    <style:style style:name="T55_67" style:family="text">
      <style:text-properties fo:font-size="10pt" style:font-size-asian="10pt" style:font-size-complex="10pt"/>
    </style:style>
    <style:style style:name="T55_68" style:family="text">
      <style:text-properties fo:font-size="10pt" style:font-size-asian="10pt" style:font-size-complex="10pt"/>
    </style:style>
    <style:style style:name="T55_69" style:family="text">
      <style:text-properties fo:font-size="10pt" style:font-size-asian="10pt" style:font-size-complex="10pt"/>
    </style:style>
    <style:style style:name="T55_70" style:family="text">
      <style:text-properties fo:font-size="10pt" style:font-size-asian="10pt" style:font-size-complex="10pt"/>
    </style:style>
    <style:style style:name="T55_71" style:family="text">
      <style:text-properties fo:font-size="10pt" style:font-size-asian="10pt" style:font-size-complex="10pt"/>
    </style:style>
    <style:style style:name="T55_72" style:family="text">
      <style:text-properties fo:font-size="10pt" style:font-size-asian="10pt" style:font-size-complex="10pt"/>
    </style:style>
    <style:style style:name="T55_73" style:family="text">
      <style:text-properties fo:font-size="10pt" style:font-size-asian="10pt" style:font-size-complex="10pt"/>
    </style:style>
    <style:style style:name="T55_74" style:family="text">
      <style:text-properties fo:font-size="10pt" style:font-size-asian="10pt" style:font-size-complex="10pt"/>
    </style:style>
    <style:style style:name="T55_75" style:family="text">
      <style:text-properties fo:font-size="10pt" style:font-size-asian="10pt" style:font-size-complex="10pt"/>
    </style:style>
    <style:style style:name="T55_76" style:family="text">
      <style:text-properties fo:font-size="10pt" style:font-size-asian="10pt" style:font-size-complex="10pt"/>
    </style:style>
    <style:style style:name="T55_77" style:family="text">
      <style:text-properties fo:font-size="10pt" style:font-size-asian="10pt" style:font-size-complex="10pt"/>
    </style:style>
    <style:style style:name="T55_78" style:family="text">
      <style:text-properties fo:font-size="10pt" style:font-size-asian="10pt" style:font-size-complex="10pt"/>
    </style:style>
    <style:style style:name="T55_79" style:family="text">
      <style:text-properties fo:font-size="10pt" style:font-size-asian="10pt" style:font-size-complex="10pt"/>
    </style:style>
    <style:style style:name="T55_80" style:family="text">
      <style:text-properties fo:font-size="10pt" style:font-size-asian="10pt" style:font-size-complex="10pt"/>
    </style:style>
    <style:style style:name="T55_81" style:family="text">
      <style:text-properties fo:font-size="10pt" style:font-size-asian="10pt" style:font-size-complex="10pt"/>
    </style:style>
    <style:style style:name="T55_82" style:family="text">
      <style:text-properties fo:font-size="10pt" style:font-size-asian="10pt" style:font-size-complex="10pt"/>
    </style:style>
    <style:style style:name="T55_83" style:family="text">
      <style:text-properties fo:font-size="10pt" style:font-size-asian="10pt" style:font-size-complex="10pt"/>
    </style:style>
    <style:style style:name="T55_84" style:family="text">
      <style:text-properties fo:font-size="10pt" style:font-size-asian="10pt" style:font-size-complex="10pt"/>
    </style:style>
    <style:style style:name="T55_85" style:family="text">
      <style:text-properties fo:font-size="10pt" style:font-size-asian="10pt" style:font-size-complex="10pt"/>
    </style:style>
    <style:style style:name="T55_86" style:family="text">
      <style:text-properties fo:font-size="10pt" style:font-size-asian="10pt" style:font-size-complex="10pt"/>
    </style:style>
    <style:style style:name="T55_87" style:family="text">
      <style:text-properties fo:font-size="10pt" style:font-size-asian="10pt" style:font-size-complex="10pt"/>
    </style:style>
    <style:style style:name="T55_88" style:family="text">
      <style:text-properties fo:font-size="10pt" style:font-size-asian="10pt" style:font-size-complex="10pt"/>
    </style:style>
    <style:style style:name="T55_89" style:family="text">
      <style:text-properties fo:font-size="10pt" style:font-size-asian="10pt" style:font-size-complex="10pt"/>
    </style:style>
    <style:style style:name="T55_90" style:family="text">
      <style:text-properties fo:font-size="10pt" style:font-size-asian="10pt" style:font-size-complex="10pt"/>
    </style:style>
    <style:style style:name="T55_91" style:family="text">
      <style:text-properties fo:font-size="10pt" style:font-size-asian="10pt" style:font-size-complex="10pt"/>
    </style:style>
    <style:style style:name="T55_92" style:family="text">
      <style:text-properties fo:font-size="10pt" style:font-size-asian="10pt" style:font-size-complex="10pt"/>
    </style:style>
    <style:style style:name="T55_93" style:family="text">
      <style:text-properties fo:font-size="10pt" style:font-size-asian="10pt" style:font-size-complex="10pt"/>
    </style:style>
    <style:style style:name="T55_94" style:family="text">
      <style:text-properties fo:font-size="10pt" style:font-size-asian="10pt" style:font-size-complex="10pt"/>
    </style:style>
    <style:style style:name="T55_95" style:family="text">
      <style:text-properties fo:font-size="10pt" style:font-size-asian="10pt" style:font-size-complex="10pt"/>
    </style:style>
    <style:style style:name="T55_96" style:family="text">
      <style:text-properties fo:font-size="10pt" style:font-size-asian="10pt" style:font-size-complex="10pt"/>
    </style:style>
    <style:style style:name="T55_97" style:family="text">
      <style:text-properties fo:font-size="10pt" style:font-size-asian="10pt" style:font-size-complex="10pt"/>
    </style:style>
    <style:style style:name="T55_98" style:family="text">
      <style:text-properties fo:font-size="10pt" style:font-size-asian="10pt" style:font-size-complex="10pt"/>
    </style:style>
    <style:style style:name="T55_99" style:family="text">
      <style:text-properties fo:font-size="10pt" style:font-size-asian="10pt" style:font-size-complex="10pt"/>
    </style:style>
    <style:style style:name="T55_100" style:family="text">
      <style:text-properties fo:font-size="10pt" style:font-size-asian="10pt" style:font-size-complex="10pt"/>
    </style:style>
    <style:style style:name="T55_101" style:family="text">
      <style:text-properties fo:font-size="10pt" style:font-size-asian="10pt" style:font-size-complex="10pt"/>
    </style:style>
    <style:style style:name="T55_102" style:family="text">
      <style:text-properties fo:font-size="10pt" style:font-size-asian="10pt" style:font-size-complex="10pt"/>
    </style:style>
    <style:style style:name="T55_103" style:family="text">
      <style:text-properties fo:font-size="10pt" style:font-size-asian="10pt" style:font-size-complex="10pt"/>
    </style:style>
    <style:style style:name="T55_104" style:family="text">
      <style:text-properties fo:font-size="10pt" style:font-size-asian="10pt" style:font-size-complex="10pt"/>
    </style:style>
    <style:style style:name="T55_105" style:family="text">
      <style:text-properties fo:font-size="10pt" style:font-size-asian="10pt" style:font-size-complex="10pt"/>
    </style:style>
    <style:style style:name="T55_106" style:family="text">
      <style:text-properties fo:font-size="10pt" style:font-size-asian="10pt" style:font-size-complex="10pt"/>
    </style:style>
    <style:style style:name="P56" style:family="paragraph" style:parent-style-name="Standard">
      <style:paragraph-properties fo:text-align="justify" fo:break-before="auto" fo:line-height="108%" fo:margin-left="2.54cm" style:writing-mode="lr-tb"/>
    </style:style>
    <style:style style:name="T56_1" style:family="text">
      <style:text-properties fo:font-size="10pt" style:font-size-asian="10pt" style:font-size-complex="10pt" fo:font-weight="bold" style:font-weight-asian="bold" style:font-weight-complex="bold"/>
    </style:style>
    <style:style style:name="T56_2" style:family="text">
      <style:text-properties fo:font-size="10pt" style:font-size-asian="10pt" style:font-size-complex="10pt" fo:font-weight="bold" style:font-weight-asian="bold" style:font-weight-complex="bold"/>
    </style:style>
    <style:style style:name="T56_3" style:family="text">
      <style:text-properties fo:font-size="10pt" style:font-size-asian="10pt" style:font-size-complex="10pt"/>
    </style:style>
    <style:style style:name="T56_4" style:family="text">
      <style:text-properties fo:font-size="10pt" style:font-size-asian="10pt" style:font-size-complex="10pt"/>
    </style:style>
    <style:style style:name="T56_5" style:family="text">
      <style:text-properties fo:font-size="10pt" style:font-size-asian="10pt" style:font-size-complex="10pt"/>
    </style:style>
    <style:style style:name="T56_6" style:family="text">
      <style:text-properties fo:font-size="10pt" style:font-size-asian="10pt" style:font-size-complex="10pt"/>
    </style:style>
    <style:style style:name="T56_7" style:family="text">
      <style:text-properties fo:font-size="10pt" style:font-size-asian="10pt" style:font-size-complex="10pt"/>
    </style:style>
    <style:style style:name="T56_8" style:family="text">
      <style:text-properties fo:font-size="10pt" style:font-size-asian="10pt" style:font-size-complex="10pt"/>
    </style:style>
    <style:style style:name="T56_9" style:family="text">
      <style:text-properties fo:font-size="10pt" style:font-size-asian="10pt" style:font-size-complex="10pt"/>
    </style:style>
    <style:style style:name="T56_10" style:family="text">
      <style:text-properties fo:font-size="10pt" style:font-size-asian="10pt" style:font-size-complex="10pt"/>
    </style:style>
    <style:style style:name="T56_11" style:family="text">
      <style:text-properties fo:font-size="10pt" style:font-size-asian="10pt" style:font-size-complex="10pt"/>
    </style:style>
    <style:style style:name="T56_12" style:family="text">
      <style:text-properties fo:font-size="10pt" style:font-size-asian="10pt" style:font-size-complex="10pt"/>
    </style:style>
    <style:style style:name="P57" style:family="paragraph" style:parent-style-name="Standard">
      <style:paragraph-properties fo:text-align="justify" fo:break-before="auto" fo:line-height="108%" fo:margin-left="2.54cm" style:writing-mode="lr-tb"/>
    </style:style>
    <style:style style:name="T57_1" style:family="text">
      <style:text-properties fo:font-size="10pt" style:font-size-asian="10pt" style:font-size-complex="10pt" fo:font-weight="bold" style:font-weight-asian="bold" style:font-weight-complex="bold"/>
    </style:style>
    <style:style style:name="T57_2" style:family="text">
      <style:text-properties fo:font-size="10pt" style:font-size-asian="10pt" style:font-size-complex="10pt" fo:font-weight="bold" style:font-weight-asian="bold" style:font-weight-complex="bold"/>
    </style:style>
    <style:style style:name="T57_3" style:family="text">
      <style:text-properties fo:font-size="10pt" style:font-size-asian="10pt" style:font-size-complex="10pt"/>
    </style:style>
    <style:style style:name="T57_4" style:family="text">
      <style:text-properties fo:font-size="10pt" style:font-size-asian="10pt" style:font-size-complex="10pt"/>
    </style:style>
    <style:style style:name="T57_5" style:family="text">
      <style:text-properties fo:font-size="10pt" style:font-size-asian="10pt" style:font-size-complex="10pt"/>
    </style:style>
    <style:style style:name="T57_6" style:family="text">
      <style:text-properties fo:font-size="10pt" style:font-size-asian="10pt" style:font-size-complex="10pt"/>
    </style:style>
    <style:style style:name="T57_7" style:family="text">
      <style:text-properties fo:font-size="10pt" style:font-size-asian="10pt" style:font-size-complex="10pt"/>
    </style:style>
    <style:style style:name="T57_8" style:family="text">
      <style:text-properties fo:font-size="10pt" style:font-size-asian="10pt" style:font-size-complex="10pt"/>
    </style:style>
    <style:style style:name="T57_9" style:family="text">
      <style:text-properties fo:font-size="10pt" style:font-size-asian="10pt" style:font-size-complex="10pt"/>
    </style:style>
    <style:style style:name="T57_10" style:family="text">
      <style:text-properties fo:font-size="10pt" style:font-size-asian="10pt" style:font-size-complex="10pt"/>
    </style:style>
    <style:style style:name="T57_11" style:family="text">
      <style:text-properties fo:font-size="10pt" style:font-size-asian="10pt" style:font-size-complex="10pt"/>
    </style:style>
    <style:style style:name="T57_12" style:family="text">
      <style:text-properties fo:font-size="10pt" style:font-size-asian="10pt" style:font-size-complex="10pt"/>
    </style:style>
    <style:style style:name="T57_13" style:family="text">
      <style:text-properties fo:font-size="10pt" style:font-size-asian="10pt" style:font-size-complex="10pt"/>
    </style:style>
    <style:style style:name="T57_14" style:family="text">
      <style:text-properties fo:font-size="10pt" style:font-size-asian="10pt" style:font-size-complex="10pt"/>
    </style:style>
    <style:style style:name="T57_15" style:family="text">
      <style:text-properties fo:font-size="10pt" style:font-size-asian="10pt" style:font-size-complex="10pt"/>
    </style:style>
    <style:style style:name="T57_16" style:family="text">
      <style:text-properties fo:font-size="10pt" style:font-size-asian="10pt" style:font-size-complex="10pt"/>
    </style:style>
    <style:style style:name="T57_17" style:family="text">
      <style:text-properties fo:font-size="10pt" style:font-size-asian="10pt" style:font-size-complex="10pt"/>
    </style:style>
    <style:style style:name="T57_18" style:family="text">
      <style:text-properties fo:font-size="10pt" style:font-size-asian="10pt" style:font-size-complex="10pt"/>
    </style:style>
    <style:style style:name="T57_19" style:family="text">
      <style:text-properties fo:font-size="10pt" style:font-size-asian="10pt" style:font-size-complex="10pt"/>
    </style:style>
    <style:style style:name="P58" style:family="paragraph" style:parent-style-name="Standard">
      <style:paragraph-properties fo:text-align="justify" fo:break-before="auto" fo:line-height="108%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59" style:family="paragraph" style:parent-style-name="Standard">
      <style:paragraph-properties fo:text-align="justify" fo:break-before="auto" fo:line-height="108%" style:writing-mode="lr-tb"/>
    </style:style>
    <style:style style:name="T5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9_8" style:family="text"/>
    <style:style style:name="T59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0" style:family="text"/>
    <style:style style:name="T59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2" style:family="text"/>
    <style:style style:name="T59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4" style:family="text"/>
    <style:style style:name="T59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6" style:family="text"/>
    <style:style style:name="T59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59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0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0_1" style:family="text">
      <style:text-properties fo:font-size="10pt" style:font-size-asian="10pt" style:font-size-complex="10pt"/>
    </style:style>
    <style:style style:name="T60_2" style:family="text">
      <style:text-properties fo:font-size="10pt" style:font-size-asian="10pt" style:font-size-complex="10pt"/>
    </style:style>
    <style:style style:name="T60_3" style:family="text">
      <style:text-properties fo:font-size="10pt" style:font-size-asian="10pt" style:font-size-complex="10pt"/>
    </style:style>
    <style:style style:name="T60_4" style:family="text">
      <style:text-properties fo:font-size="10pt" style:font-size-asian="10pt" style:font-size-complex="10pt"/>
    </style:style>
    <style:style style:name="T60_5" style:family="text">
      <style:text-properties fo:font-size="10pt" style:font-size-asian="10pt" style:font-size-complex="10pt"/>
    </style:style>
    <style:style style:name="T60_6" style:family="text">
      <style:text-properties fo:font-size="10pt" style:font-size-asian="10pt" style:font-size-complex="10pt"/>
    </style:style>
    <style:style style:name="T60_7" style:family="text">
      <style:text-properties fo:font-size="10pt" style:font-size-asian="10pt" style:font-size-complex="10pt"/>
    </style:style>
    <style:style style:name="T60_8" style:family="text">
      <style:text-properties fo:font-size="10pt" style:font-size-asian="10pt" style:font-size-complex="10pt"/>
    </style:style>
    <style:style style:name="T60_9" style:family="text">
      <style:text-properties fo:font-size="10pt" style:font-size-asian="10pt" style:font-size-complex="10pt"/>
    </style:style>
    <style:style style:name="T60_10" style:family="text">
      <style:text-properties fo:font-size="10pt" style:font-size-asian="10pt" style:font-size-complex="10pt"/>
    </style:style>
    <style:style style:name="T60_11" style:family="text">
      <style:text-properties fo:font-size="10pt" style:font-size-asian="10pt" style:font-size-complex="10pt"/>
    </style:style>
    <style:style style:name="T60_12" style:family="text">
      <style:text-properties fo:font-size="10pt" style:font-size-asian="10pt" style:font-size-complex="10pt"/>
    </style:style>
    <style:style style:name="T60_13" style:family="text">
      <style:text-properties fo:font-size="10pt" style:font-size-asian="10pt" style:font-size-complex="10pt"/>
    </style:style>
    <style:style style:name="T60_14" style:family="text">
      <style:text-properties fo:font-size="10pt" style:font-size-asian="10pt" style:font-size-complex="10pt"/>
    </style:style>
    <style:style style:name="T60_15" style:family="text">
      <style:text-properties fo:font-size="10pt" style:font-size-asian="10pt" style:font-size-complex="10pt"/>
    </style:style>
    <style:style style:name="T60_16" style:family="text">
      <style:text-properties fo:font-size="10pt" style:font-size-asian="10pt" style:font-size-complex="10pt"/>
    </style:style>
    <style:style style:name="T60_17" style:family="text">
      <style:text-properties fo:font-size="10pt" style:font-size-asian="10pt" style:font-size-complex="10pt"/>
    </style:style>
    <style:style style:name="T60_18" style:family="text">
      <style:text-properties fo:font-size="10pt" style:font-size-asian="10pt" style:font-size-complex="10pt"/>
    </style:style>
    <style:style style:name="T60_19" style:family="text">
      <style:text-properties fo:font-size="10pt" style:font-size-asian="10pt" style:font-size-complex="10pt"/>
    </style:style>
    <style:style style:name="T60_20" style:family="text">
      <style:text-properties fo:font-size="10pt" style:font-size-asian="10pt" style:font-size-complex="10pt"/>
    </style:style>
    <style:style style:name="T60_21" style:family="text">
      <style:text-properties fo:font-size="10pt" style:font-size-asian="10pt" style:font-size-complex="10pt"/>
    </style:style>
    <style:style style:name="T60_22" style:family="text">
      <style:text-properties fo:font-size="10pt" style:font-size-asian="10pt" style:font-size-complex="10pt"/>
    </style:style>
    <style:style style:name="T60_23" style:family="text">
      <style:text-properties fo:font-size="10pt" style:font-size-asian="10pt" style:font-size-complex="10pt"/>
    </style:style>
    <style:style style:name="T60_24" style:family="text">
      <style:text-properties fo:font-size="10pt" style:font-size-asian="10pt" style:font-size-complex="10pt"/>
    </style:style>
    <style:style style:name="T60_25" style:family="text">
      <style:text-properties fo:font-size="10pt" style:font-size-asian="10pt" style:font-size-complex="10pt"/>
    </style:style>
    <style:style style:name="T60_26" style:family="text">
      <style:text-properties fo:font-size="10pt" style:font-size-asian="10pt" style:font-size-complex="10pt"/>
    </style:style>
    <style:style style:name="T60_27" style:family="text">
      <style:text-properties fo:font-size="10pt" style:font-size-asian="10pt" style:font-size-complex="10pt"/>
    </style:style>
    <style:style style:name="T60_28" style:family="text">
      <style:text-properties fo:font-size="10pt" style:font-size-asian="10pt" style:font-size-complex="10pt"/>
    </style:style>
    <style:style style:name="T60_29" style:family="text">
      <style:text-properties fo:font-size="10pt" style:font-size-asian="10pt" style:font-size-complex="10pt"/>
    </style:style>
    <style:style style:name="T60_30" style:family="text">
      <style:text-properties fo:font-size="10pt" style:font-size-asian="10pt" style:font-size-complex="10pt"/>
    </style:style>
    <style:style style:name="T60_31" style:family="text">
      <style:text-properties fo:font-size="10pt" style:font-size-asian="10pt" style:font-size-complex="10pt"/>
    </style:style>
    <style:style style:name="T60_32" style:family="text">
      <style:text-properties fo:font-size="10pt" style:font-size-asian="10pt" style:font-size-complex="10pt"/>
    </style:style>
    <style:style style:name="T60_33" style:family="text">
      <style:text-properties fo:font-size="10pt" style:font-size-asian="10pt" style:font-size-complex="10pt"/>
    </style:style>
    <style:style style:name="T60_34" style:family="text">
      <style:text-properties fo:font-size="10pt" style:font-size-asian="10pt" style:font-size-complex="10pt"/>
    </style:style>
    <style:style style:name="T60_35" style:family="text">
      <style:text-properties fo:font-size="10pt" style:font-size-asian="10pt" style:font-size-complex="10pt"/>
    </style:style>
    <style:style style:name="T60_36" style:family="text">
      <style:text-properties fo:font-size="10pt" style:font-size-asian="10pt" style:font-size-complex="10pt"/>
    </style:style>
    <style:style style:name="T60_37" style:family="text">
      <style:text-properties fo:font-size="10pt" style:font-size-asian="10pt" style:font-size-complex="10pt"/>
    </style:style>
    <style:style style:name="T60_38" style:family="text">
      <style:text-properties fo:font-size="10pt" style:font-size-asian="10pt" style:font-size-complex="10pt"/>
    </style:style>
    <style:style style:name="T60_39" style:family="text">
      <style:text-properties fo:font-size="10pt" style:font-size-asian="10pt" style:font-size-complex="10pt"/>
    </style:style>
    <style:style style:name="T60_40" style:family="text">
      <style:text-properties fo:font-size="10pt" style:font-size-asian="10pt" style:font-size-complex="10pt"/>
    </style:style>
    <style:style style:name="T60_41" style:family="text">
      <style:text-properties fo:font-size="10pt" style:font-size-asian="10pt" style:font-size-complex="10pt"/>
    </style:style>
    <style:style style:name="T60_42" style:family="text">
      <style:text-properties fo:font-size="10pt" style:font-size-asian="10pt" style:font-size-complex="10pt"/>
    </style:style>
    <style:style style:name="T60_43" style:family="text">
      <style:text-properties fo:font-size="10pt" style:font-size-asian="10pt" style:font-size-complex="10pt"/>
    </style:style>
    <style:style style:name="T60_44" style:family="text">
      <style:text-properties fo:font-size="10pt" style:font-size-asian="10pt" style:font-size-complex="10pt"/>
    </style:style>
    <style:style style:name="T60_45" style:family="text">
      <style:text-properties fo:font-size="10pt" style:font-size-asian="10pt" style:font-size-complex="10pt"/>
    </style:style>
    <style:style style:name="T60_46" style:family="text">
      <style:text-properties fo:font-size="10pt" style:font-size-asian="10pt" style:font-size-complex="10pt"/>
    </style:style>
    <style:style style:name="T60_47" style:family="text">
      <style:text-properties fo:font-size="10pt" style:font-size-asian="10pt" style:font-size-complex="10pt"/>
    </style:style>
    <style:style style:name="T60_48" style:family="text">
      <style:text-properties fo:font-size="10pt" style:font-size-asian="10pt" style:font-size-complex="10pt"/>
    </style:style>
    <style:style style:name="T60_49" style:family="text">
      <style:text-properties fo:font-size="10pt" style:font-size-asian="10pt" style:font-size-complex="10pt"/>
    </style:style>
    <style:style style:name="T60_50" style:family="text">
      <style:text-properties fo:font-size="10pt" style:font-size-asian="10pt" style:font-size-complex="10pt"/>
    </style:style>
    <style:style style:name="T60_51" style:family="text">
      <style:text-properties fo:font-size="10pt" style:font-size-asian="10pt" style:font-size-complex="10pt"/>
    </style:style>
    <style:style style:name="T60_52" style:family="text">
      <style:text-properties fo:font-size="10pt" style:font-size-asian="10pt" style:font-size-complex="10pt"/>
    </style:style>
    <style:style style:name="T60_53" style:family="text">
      <style:text-properties fo:font-size="10pt" style:font-size-asian="10pt" style:font-size-complex="10pt"/>
    </style:style>
    <style:style style:name="T60_54" style:family="text">
      <style:text-properties fo:font-size="10pt" style:font-size-asian="10pt" style:font-size-complex="10pt"/>
    </style:style>
    <style:style style:name="T60_55" style:family="text">
      <style:text-properties fo:font-size="10pt" style:font-size-asian="10pt" style:font-size-complex="10pt"/>
    </style:style>
    <style:style style:name="T60_56" style:family="text">
      <style:text-properties fo:font-size="10pt" style:font-size-asian="10pt" style:font-size-complex="10pt"/>
    </style:style>
    <style:style style:name="T60_57" style:family="text">
      <style:text-properties fo:font-size="10pt" style:font-size-asian="10pt" style:font-size-complex="10pt"/>
    </style:style>
    <style:style style:name="T60_58" style:family="text">
      <style:text-properties fo:font-size="10pt" style:font-size-asian="10pt" style:font-size-complex="10pt"/>
    </style:style>
    <style:style style:name="T60_59" style:family="text">
      <style:text-properties fo:font-size="10pt" style:font-size-asian="10pt" style:font-size-complex="10pt"/>
    </style:style>
    <style:style style:name="T60_60" style:family="text">
      <style:text-properties fo:font-size="10pt" style:font-size-asian="10pt" style:font-size-complex="10pt"/>
    </style:style>
    <style:style style:name="T60_61" style:family="text">
      <style:text-properties fo:font-size="10pt" style:font-size-asian="10pt" style:font-size-complex="10pt"/>
    </style:style>
    <style:style style:name="T60_62" style:family="text">
      <style:text-properties fo:font-size="10pt" style:font-size-asian="10pt" style:font-size-complex="10pt"/>
    </style:style>
    <style:style style:name="T60_63" style:family="text">
      <style:text-properties fo:font-size="10pt" style:font-size-asian="10pt" style:font-size-complex="10pt"/>
    </style:style>
    <style:style style:name="T60_64" style:family="text">
      <style:text-properties fo:font-size="10pt" style:font-size-asian="10pt" style:font-size-complex="10pt"/>
    </style:style>
    <style:style style:name="T60_65" style:family="text">
      <style:text-properties fo:font-size="10pt" style:font-size-asian="10pt" style:font-size-complex="10pt"/>
    </style:style>
    <style:style style:name="T60_66" style:family="text">
      <style:text-properties fo:font-size="10pt" style:font-size-asian="10pt" style:font-size-complex="10pt"/>
    </style:style>
    <style:style style:name="T60_67" style:family="text">
      <style:text-properties fo:font-size="10pt" style:font-size-asian="10pt" style:font-size-complex="10pt"/>
    </style:style>
    <style:style style:name="T60_68" style:family="text">
      <style:text-properties fo:font-size="10pt" style:font-size-asian="10pt" style:font-size-complex="10pt"/>
    </style:style>
    <style:style style:name="T60_69" style:family="text">
      <style:text-properties fo:font-size="10pt" style:font-size-asian="10pt" style:font-size-complex="10pt"/>
    </style:style>
    <style:style style:name="T60_70" style:family="text">
      <style:text-properties fo:font-size="10pt" style:font-size-asian="10pt" style:font-size-complex="10pt"/>
    </style:style>
    <style:style style:name="T60_71" style:family="text">
      <style:text-properties fo:font-size="10pt" style:font-size-asian="10pt" style:font-size-complex="10pt"/>
    </style:style>
    <style:style style:name="T60_72" style:family="text">
      <style:text-properties fo:font-size="10pt" style:font-size-asian="10pt" style:font-size-complex="10pt"/>
    </style:style>
    <style:style style:name="T60_73" style:family="text">
      <style:text-properties fo:font-size="10pt" style:font-size-asian="10pt" style:font-size-complex="10pt"/>
    </style:style>
    <style:style style:name="T60_74" style:family="text">
      <style:text-properties fo:font-size="10pt" style:font-size-asian="10pt" style:font-size-complex="10pt"/>
    </style:style>
    <style:style style:name="T60_75" style:family="text">
      <style:text-properties fo:font-size="10pt" style:font-size-asian="10pt" style:font-size-complex="10pt"/>
    </style:style>
    <style:style style:name="T60_76" style:family="text">
      <style:text-properties fo:font-size="10pt" style:font-size-asian="10pt" style:font-size-complex="10pt"/>
    </style:style>
    <style:style style:name="T60_77" style:family="text">
      <style:text-properties fo:font-size="10pt" style:font-size-asian="10pt" style:font-size-complex="10pt"/>
    </style:style>
    <style:style style:name="T60_78" style:family="text">
      <style:text-properties fo:font-size="10pt" style:font-size-asian="10pt" style:font-size-complex="10pt"/>
    </style:style>
    <style:style style:name="T60_79" style:family="text">
      <style:text-properties fo:font-size="10pt" style:font-size-asian="10pt" style:font-size-complex="10pt"/>
    </style:style>
    <style:style style:name="T60_80" style:family="text">
      <style:text-properties fo:font-size="10pt" style:font-size-asian="10pt" style:font-size-complex="10pt"/>
    </style:style>
    <style:style style:name="T60_81" style:family="text">
      <style:text-properties fo:font-size="10pt" style:font-size-asian="10pt" style:font-size-complex="10pt"/>
    </style:style>
    <style:style style:name="T60_82" style:family="text">
      <style:text-properties fo:font-size="10pt" style:font-size-asian="10pt" style:font-size-complex="10pt"/>
    </style:style>
    <style:style style:name="T60_83" style:family="text">
      <style:text-properties fo:font-size="10pt" style:font-size-asian="10pt" style:font-size-complex="10pt"/>
    </style:style>
    <style:style style:name="T60_84" style:family="text">
      <style:text-properties fo:font-size="10pt" style:font-size-asian="10pt" style:font-size-complex="10pt"/>
    </style:style>
    <style:style style:name="T60_85" style:family="text">
      <style:text-properties fo:font-size="10pt" style:font-size-asian="10pt" style:font-size-complex="10pt"/>
    </style:style>
    <style:style style:name="T60_86" style:family="text">
      <style:text-properties fo:font-size="10pt" style:font-size-asian="10pt" style:font-size-complex="10pt"/>
    </style:style>
    <style:style style:name="T60_87" style:family="text">
      <style:text-properties fo:font-size="10pt" style:font-size-asian="10pt" style:font-size-complex="10pt"/>
    </style:style>
    <style:style style:name="T60_88" style:family="text">
      <style:text-properties fo:font-size="10pt" style:font-size-asian="10pt" style:font-size-complex="10pt"/>
    </style:style>
    <style:style style:name="T60_89" style:family="text">
      <style:text-properties fo:font-size="10pt" style:font-size-asian="10pt" style:font-size-complex="10pt"/>
    </style:style>
    <style:style style:name="T60_90" style:family="text">
      <style:text-properties fo:font-size="10pt" style:font-size-asian="10pt" style:font-size-complex="10pt"/>
    </style:style>
    <style:style style:name="T60_91" style:family="text">
      <style:text-properties fo:font-size="10pt" style:font-size-asian="10pt" style:font-size-complex="10pt"/>
    </style:style>
    <style:style style:name="T60_92" style:family="text">
      <style:text-properties fo:font-size="10pt" style:font-size-asian="10pt" style:font-size-complex="10pt"/>
    </style:style>
    <style:style style:name="T60_93" style:family="text">
      <style:text-properties fo:font-size="10pt" style:font-size-asian="10pt" style:font-size-complex="10pt"/>
    </style:style>
    <style:style style:name="T60_94" style:family="text">
      <style:text-properties fo:font-size="10pt" style:font-size-asian="10pt" style:font-size-complex="10pt"/>
    </style:style>
    <style:style style:name="T60_95" style:family="text">
      <style:text-properties fo:font-size="10pt" style:font-size-asian="10pt" style:font-size-complex="10pt"/>
    </style:style>
    <style:style style:name="T60_96" style:family="text">
      <style:text-properties fo:font-size="10pt" style:font-size-asian="10pt" style:font-size-complex="10pt"/>
    </style:style>
    <style:style style:name="T60_97" style:family="text">
      <style:text-properties fo:font-size="10pt" style:font-size-asian="10pt" style:font-size-complex="10pt"/>
    </style:style>
    <style:style style:name="T60_98" style:family="text">
      <style:text-properties fo:font-size="10pt" style:font-size-asian="10pt" style:font-size-complex="10pt"/>
    </style:style>
    <style:style style:name="T60_99" style:family="text">
      <style:text-properties fo:font-size="10pt" style:font-size-asian="10pt" style:font-size-complex="10pt"/>
    </style:style>
    <style:style style:name="T60_100" style:family="text">
      <style:text-properties fo:font-size="10pt" style:font-size-asian="10pt" style:font-size-complex="10pt"/>
    </style:style>
    <style:style style:name="T60_101" style:family="text">
      <style:text-properties fo:font-size="10pt" style:font-size-asian="10pt" style:font-size-complex="10pt"/>
    </style:style>
    <style:style style:name="T60_102" style:family="text">
      <style:text-properties fo:font-size="10pt" style:font-size-asian="10pt" style:font-size-complex="10pt"/>
    </style:style>
    <style:style style:name="T60_103" style:family="text">
      <style:text-properties fo:font-size="10pt" style:font-size-asian="10pt" style:font-size-complex="10pt"/>
    </style:style>
    <style:style style:name="T60_104" style:family="text">
      <style:text-properties fo:font-size="10pt" style:font-size-asian="10pt" style:font-size-complex="10pt"/>
    </style:style>
    <style:style style:name="T60_105" style:family="text">
      <style:text-properties fo:font-size="10pt" style:font-size-asian="10pt" style:font-size-complex="10pt"/>
    </style:style>
    <style:style style:name="T60_106" style:family="text">
      <style:text-properties fo:font-size="10pt" style:font-size-asian="10pt" style:font-size-complex="10pt"/>
    </style:style>
    <style:style style:name="T60_107" style:family="text">
      <style:text-properties fo:font-size="10pt" style:font-size-asian="10pt" style:font-size-complex="10pt"/>
    </style:style>
    <style:style style:name="T60_108" style:family="text">
      <style:text-properties fo:font-size="10pt" style:font-size-asian="10pt" style:font-size-complex="10pt"/>
    </style:style>
    <style:style style:name="T60_109" style:family="text">
      <style:text-properties fo:font-size="10pt" style:font-size-asian="10pt" style:font-size-complex="10pt"/>
    </style:style>
    <style:style style:name="T60_110" style:family="text">
      <style:text-properties fo:font-size="10pt" style:font-size-asian="10pt" style:font-size-complex="10pt"/>
    </style:style>
    <style:style style:name="P61" style:family="paragraph" style:parent-style-name="Standard">
      <style:paragraph-properties fo:text-align="justify" fo:break-before="auto" fo:line-height="108%" fo:margin-left="2.54cm" style:writing-mode="lr-tb"/>
    </style:style>
    <style:style style:name="T61_1" style:family="text">
      <style:text-properties fo:font-size="10pt" style:font-size-asian="10pt" style:font-size-complex="10pt" fo:font-weight="bold" style:font-weight-asian="bold" style:font-weight-complex="bold"/>
    </style:style>
    <style:style style:name="T61_2" style:family="text">
      <style:text-properties fo:font-size="10pt" style:font-size-asian="10pt" style:font-size-complex="10pt" fo:font-weight="bold" style:font-weight-asian="bold" style:font-weight-complex="bold"/>
    </style:style>
    <style:style style:name="T61_3" style:family="text">
      <style:text-properties fo:font-size="10pt" style:font-size-asian="10pt" style:font-size-complex="10pt"/>
    </style:style>
    <style:style style:name="P62" style:family="paragraph" style:parent-style-name="Standard">
      <style:paragraph-properties fo:text-align="justify" fo:break-before="auto" fo:line-height="108%" fo:margin-left="2.54cm" style:writing-mode="lr-tb"/>
    </style:style>
    <style:style style:name="T62_1" style:family="text">
      <style:text-properties fo:font-size="10pt" style:font-size-asian="10pt" style:font-size-complex="10pt" fo:font-weight="bold" style:font-weight-asian="bold" style:font-weight-complex="bold"/>
    </style:style>
    <style:style style:name="T62_2" style:family="text">
      <style:text-properties fo:font-size="10pt" style:font-size-asian="10pt" style:font-size-complex="10pt" fo:font-weight="bold" style:font-weight-asian="bold" style:font-weight-complex="bold"/>
    </style:style>
    <style:style style:name="T62_3" style:family="text">
      <style:text-properties fo:font-size="10pt" style:font-size-asian="10pt" style:font-size-complex="10pt"/>
    </style:style>
    <style:style style:name="T62_4" style:family="text">
      <style:text-properties fo:font-size="10pt" style:font-size-asian="10pt" style:font-size-complex="10pt"/>
    </style:style>
    <style:style style:name="T62_5" style:family="text">
      <style:text-properties fo:font-size="10pt" style:font-size-asian="10pt" style:font-size-complex="10pt"/>
    </style:style>
    <style:style style:name="T62_6" style:family="text">
      <style:text-properties fo:font-size="10pt" style:font-size-asian="10pt" style:font-size-complex="10pt"/>
    </style:style>
    <style:style style:name="T62_7" style:family="text">
      <style:text-properties fo:font-size="10pt" style:font-size-asian="10pt" style:font-size-complex="10pt"/>
    </style:style>
    <style:style style:name="T62_8" style:family="text">
      <style:text-properties fo:font-size="10pt" style:font-size-asian="10pt" style:font-size-complex="10pt"/>
    </style:style>
    <style:style style:name="T62_9" style:family="text">
      <style:text-properties fo:font-size="10pt" style:font-size-asian="10pt" style:font-size-complex="10pt"/>
    </style:style>
    <style:style style:name="T62_10" style:family="text">
      <style:text-properties fo:font-size="10pt" style:font-size-asian="10pt" style:font-size-complex="10pt"/>
    </style:style>
    <style:style style:name="T62_11" style:family="text">
      <style:text-properties fo:font-size="10pt" style:font-size-asian="10pt" style:font-size-complex="10pt"/>
    </style:style>
    <style:style style:name="T62_12" style:family="text">
      <style:text-properties fo:font-size="10pt" style:font-size-asian="10pt" style:font-size-complex="10pt"/>
    </style:style>
    <style:style style:name="T62_13" style:family="text">
      <style:text-properties fo:font-size="10pt" style:font-size-asian="10pt" style:font-size-complex="10pt"/>
    </style:style>
    <style:style style:name="T62_14" style:family="text">
      <style:text-properties fo:font-size="10pt" style:font-size-asian="10pt" style:font-size-complex="10pt"/>
    </style:style>
    <style:style style:name="T62_15" style:family="text">
      <style:text-properties fo:font-size="10pt" style:font-size-asian="10pt" style:font-size-complex="10pt"/>
    </style:style>
    <style:style style:name="T62_16" style:family="text">
      <style:text-properties fo:font-size="10pt" style:font-size-asian="10pt" style:font-size-complex="10pt"/>
    </style:style>
    <style:style style:name="T62_17" style:family="text">
      <style:text-properties fo:font-size="10pt" style:font-size-asian="10pt" style:font-size-complex="10pt"/>
    </style:style>
    <style:style style:name="T62_18" style:family="text">
      <style:text-properties fo:font-size="10pt" style:font-size-asian="10pt" style:font-size-complex="10pt"/>
    </style:style>
    <style:style style:name="T62_19" style:family="text">
      <style:text-properties fo:font-size="10pt" style:font-size-asian="10pt" style:font-size-complex="10pt"/>
    </style:style>
    <style:style style:name="T62_20" style:family="text">
      <style:text-properties fo:font-size="10pt" style:font-size-asian="10pt" style:font-size-complex="10pt"/>
    </style:style>
    <style:style style:name="T62_21" style:family="text">
      <style:text-properties fo:font-size="10pt" style:font-size-asian="10pt" style:font-size-complex="10pt"/>
    </style:style>
    <style:style style:name="T62_22" style:family="text">
      <style:text-properties fo:font-size="10pt" style:font-size-asian="10pt" style:font-size-complex="10pt"/>
    </style:style>
    <style:style style:name="T62_23" style:family="text">
      <style:text-properties fo:font-size="10pt" style:font-size-asian="10pt" style:font-size-complex="10pt"/>
    </style:style>
    <style:style style:name="T62_24" style:family="text">
      <style:text-properties fo:font-size="10pt" style:font-size-asian="10pt" style:font-size-complex="10pt"/>
    </style:style>
    <style:style style:name="T62_25" style:family="text">
      <style:text-properties fo:font-size="10pt" style:font-size-asian="10pt" style:font-size-complex="10pt"/>
    </style:style>
    <style:style style:name="P63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64" style:family="paragraph" style:parent-style-name="Standard">
      <style:paragraph-properties fo:text-align="justify" fo:break-before="auto" fo:line-height="108%" style:writing-mode="lr-tb"/>
    </style:style>
    <style:style style:name="T6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4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5_1" style:family="text">
      <style:text-properties fo:font-size="10pt" style:font-size-asian="10pt" style:font-size-complex="10pt"/>
    </style:style>
    <style:style style:name="T65_2" style:family="text">
      <style:text-properties fo:font-size="10pt" style:font-size-asian="10pt" style:font-size-complex="10pt"/>
    </style:style>
    <style:style style:name="T65_3" style:family="text">
      <style:text-properties fo:font-size="10pt" style:font-size-asian="10pt" style:font-size-complex="10pt"/>
    </style:style>
    <style:style style:name="T65_4" style:family="text">
      <style:text-properties fo:font-size="10pt" style:font-size-asian="10pt" style:font-size-complex="10pt"/>
    </style:style>
    <style:style style:name="T65_5" style:family="text">
      <style:text-properties fo:font-size="10pt" style:font-size-asian="10pt" style:font-size-complex="10pt"/>
    </style:style>
    <style:style style:name="T65_6" style:family="text">
      <style:text-properties fo:font-size="10pt" style:font-size-asian="10pt" style:font-size-complex="10pt"/>
    </style:style>
    <style:style style:name="T65_7" style:family="text">
      <style:text-properties fo:font-size="10pt" style:font-size-asian="10pt" style:font-size-complex="10pt"/>
    </style:style>
    <style:style style:name="T65_8" style:family="text">
      <style:text-properties fo:font-size="10pt" style:font-size-asian="10pt" style:font-size-complex="10pt"/>
    </style:style>
    <style:style style:name="T65_9" style:family="text">
      <style:text-properties fo:font-size="10pt" style:font-size-asian="10pt" style:font-size-complex="10pt"/>
    </style:style>
    <style:style style:name="T65_10" style:family="text">
      <style:text-properties fo:font-size="10pt" style:font-size-asian="10pt" style:font-size-complex="10pt"/>
    </style:style>
    <style:style style:name="T65_11" style:family="text">
      <style:text-properties fo:font-size="10pt" style:font-size-asian="10pt" style:font-size-complex="10pt"/>
    </style:style>
    <style:style style:name="T65_12" style:family="text">
      <style:text-properties fo:font-size="10pt" style:font-size-asian="10pt" style:font-size-complex="10pt"/>
    </style:style>
    <style:style style:name="T65_13" style:family="text">
      <style:text-properties fo:font-size="10pt" style:font-size-asian="10pt" style:font-size-complex="10pt"/>
    </style:style>
    <style:style style:name="T65_14" style:family="text">
      <style:text-properties fo:font-size="10pt" style:font-size-asian="10pt" style:font-size-complex="10pt"/>
    </style:style>
    <style:style style:name="T65_15" style:family="text">
      <style:text-properties fo:font-size="10pt" style:font-size-asian="10pt" style:font-size-complex="10pt"/>
    </style:style>
    <style:style style:name="T65_16" style:family="text">
      <style:text-properties fo:font-size="10pt" style:font-size-asian="10pt" style:font-size-complex="10pt"/>
    </style:style>
    <style:style style:name="T65_17" style:family="text">
      <style:text-properties fo:font-size="10pt" style:font-size-asian="10pt" style:font-size-complex="10pt"/>
    </style:style>
    <style:style style:name="T65_18" style:family="text">
      <style:text-properties fo:font-size="10pt" style:font-size-asian="10pt" style:font-size-complex="10pt"/>
    </style:style>
    <style:style style:name="T65_19" style:family="text">
      <style:text-properties fo:font-size="10pt" style:font-size-asian="10pt" style:font-size-complex="10pt"/>
    </style:style>
    <style:style style:name="T65_20" style:family="text">
      <style:text-properties fo:font-size="10pt" style:font-size-asian="10pt" style:font-size-complex="10pt"/>
    </style:style>
    <style:style style:name="T65_21" style:family="text">
      <style:text-properties fo:font-size="10pt" style:font-size-asian="10pt" style:font-size-complex="10pt"/>
    </style:style>
    <style:style style:name="T65_22" style:family="text">
      <style:text-properties fo:font-size="10pt" style:font-size-asian="10pt" style:font-size-complex="10pt"/>
    </style:style>
    <style:style style:name="T65_23" style:family="text">
      <style:text-properties fo:font-size="10pt" style:font-size-asian="10pt" style:font-size-complex="10pt"/>
    </style:style>
    <style:style style:name="T65_24" style:family="text">
      <style:text-properties fo:font-size="10pt" style:font-size-asian="10pt" style:font-size-complex="10pt"/>
    </style:style>
    <style:style style:name="T65_25" style:family="text">
      <style:text-properties fo:font-size="10pt" style:font-size-asian="10pt" style:font-size-complex="10pt"/>
    </style:style>
    <style:style style:name="T65_26" style:family="text">
      <style:text-properties fo:font-size="10pt" style:font-size-asian="10pt" style:font-size-complex="10pt"/>
    </style:style>
    <style:style style:name="T65_27" style:family="text">
      <style:text-properties fo:font-size="10pt" style:font-size-asian="10pt" style:font-size-complex="10pt"/>
    </style:style>
    <style:style style:name="T65_28" style:family="text">
      <style:text-properties fo:font-size="10pt" style:font-size-asian="10pt" style:font-size-complex="10pt"/>
    </style:style>
    <style:style style:name="T65_29" style:family="text">
      <style:text-properties fo:font-size="10pt" style:font-size-asian="10pt" style:font-size-complex="10pt"/>
    </style:style>
    <style:style style:name="T65_30" style:family="text">
      <style:text-properties fo:font-size="10pt" style:font-size-asian="10pt" style:font-size-complex="10pt"/>
    </style:style>
    <style:style style:name="T65_31" style:family="text">
      <style:text-properties fo:font-size="10pt" style:font-size-asian="10pt" style:font-size-complex="10pt"/>
    </style:style>
    <style:style style:name="T65_32" style:family="text">
      <style:text-properties fo:font-size="10pt" style:font-size-asian="10pt" style:font-size-complex="10pt"/>
    </style:style>
    <style:style style:name="T65_33" style:family="text">
      <style:text-properties fo:font-size="10pt" style:font-size-asian="10pt" style:font-size-complex="10pt"/>
    </style:style>
    <style:style style:name="T65_34" style:family="text">
      <style:text-properties fo:font-size="10pt" style:font-size-asian="10pt" style:font-size-complex="10pt"/>
    </style:style>
    <style:style style:name="T65_35" style:family="text">
      <style:text-properties fo:font-size="10pt" style:font-size-asian="10pt" style:font-size-complex="10pt"/>
    </style:style>
    <style:style style:name="T65_36" style:family="text">
      <style:text-properties fo:font-size="10pt" style:font-size-asian="10pt" style:font-size-complex="10pt"/>
    </style:style>
    <style:style style:name="T65_37" style:family="text">
      <style:text-properties fo:font-size="10pt" style:font-size-asian="10pt" style:font-size-complex="10pt"/>
    </style:style>
    <style:style style:name="T65_38" style:family="text">
      <style:text-properties fo:font-size="10pt" style:font-size-asian="10pt" style:font-size-complex="10pt"/>
    </style:style>
    <style:style style:name="T65_39" style:family="text">
      <style:text-properties fo:font-size="10pt" style:font-size-asian="10pt" style:font-size-complex="10pt"/>
    </style:style>
    <style:style style:name="T65_40" style:family="text">
      <style:text-properties fo:font-size="10pt" style:font-size-asian="10pt" style:font-size-complex="10pt"/>
    </style:style>
    <style:style style:name="T65_41" style:family="text">
      <style:text-properties fo:font-size="10pt" style:font-size-asian="10pt" style:font-size-complex="10pt"/>
    </style:style>
    <style:style style:name="T65_42" style:family="text">
      <style:text-properties fo:font-size="10pt" style:font-size-asian="10pt" style:font-size-complex="10pt"/>
    </style:style>
    <style:style style:name="T65_43" style:family="text">
      <style:text-properties fo:font-size="10pt" style:font-size-asian="10pt" style:font-size-complex="10pt"/>
    </style:style>
    <style:style style:name="T65_44" style:family="text">
      <style:text-properties fo:font-size="10pt" style:font-size-asian="10pt" style:font-size-complex="10pt"/>
    </style:style>
    <style:style style:name="T65_45" style:family="text">
      <style:text-properties fo:font-size="10pt" style:font-size-asian="10pt" style:font-size-complex="10pt"/>
    </style:style>
    <style:style style:name="T65_46" style:family="text">
      <style:text-properties fo:font-size="10pt" style:font-size-asian="10pt" style:font-size-complex="10pt"/>
    </style:style>
    <style:style style:name="T65_47" style:family="text">
      <style:text-properties fo:font-size="10pt" style:font-size-asian="10pt" style:font-size-complex="10pt"/>
    </style:style>
    <style:style style:name="T65_48" style:family="text">
      <style:text-properties fo:font-size="10pt" style:font-size-asian="10pt" style:font-size-complex="10pt"/>
    </style:style>
    <style:style style:name="T65_49" style:family="text">
      <style:text-properties fo:font-size="10pt" style:font-size-asian="10pt" style:font-size-complex="10pt"/>
    </style:style>
    <style:style style:name="T65_50" style:family="text">
      <style:text-properties fo:font-size="10pt" style:font-size-asian="10pt" style:font-size-complex="10pt"/>
    </style:style>
    <style:style style:name="T65_51" style:family="text">
      <style:text-properties fo:font-size="10pt" style:font-size-asian="10pt" style:font-size-complex="10pt"/>
    </style:style>
    <style:style style:name="T65_52" style:family="text">
      <style:text-properties fo:font-size="10pt" style:font-size-asian="10pt" style:font-size-complex="10pt"/>
    </style:style>
    <style:style style:name="T65_53" style:family="text">
      <style:text-properties fo:font-size="10pt" style:font-size-asian="10pt" style:font-size-complex="10pt"/>
    </style:style>
    <style:style style:name="T65_54" style:family="text">
      <style:text-properties fo:font-size="10pt" style:font-size-asian="10pt" style:font-size-complex="10pt"/>
    </style:style>
    <style:style style:name="T65_55" style:family="text">
      <style:text-properties fo:font-size="10pt" style:font-size-asian="10pt" style:font-size-complex="10pt"/>
    </style:style>
    <style:style style:name="T65_56" style:family="text">
      <style:text-properties fo:font-size="10pt" style:font-size-asian="10pt" style:font-size-complex="10pt"/>
    </style:style>
    <style:style style:name="T65_57" style:family="text">
      <style:text-properties fo:font-size="10pt" style:font-size-asian="10pt" style:font-size-complex="10pt"/>
    </style:style>
    <style:style style:name="T65_58" style:family="text">
      <style:text-properties fo:font-size="10pt" style:font-size-asian="10pt" style:font-size-complex="10pt"/>
    </style:style>
    <style:style style:name="T65_59" style:family="text">
      <style:text-properties fo:font-size="10pt" style:font-size-asian="10pt" style:font-size-complex="10pt"/>
    </style:style>
    <style:style style:name="T65_60" style:family="text">
      <style:text-properties fo:font-size="10pt" style:font-size-asian="10pt" style:font-size-complex="10pt"/>
    </style:style>
    <style:style style:name="T65_61" style:family="text">
      <style:text-properties fo:font-size="10pt" style:font-size-asian="10pt" style:font-size-complex="10pt"/>
    </style:style>
    <style:style style:name="T65_62" style:family="text">
      <style:text-properties fo:font-size="10pt" style:font-size-asian="10pt" style:font-size-complex="10pt"/>
    </style:style>
    <style:style style:name="T65_63" style:family="text">
      <style:text-properties fo:font-size="10pt" style:font-size-asian="10pt" style:font-size-complex="10pt"/>
    </style:style>
    <style:style style:name="T65_64" style:family="text">
      <style:text-properties fo:font-size="10pt" style:font-size-asian="10pt" style:font-size-complex="10pt"/>
    </style:style>
    <style:style style:name="T65_65" style:family="text">
      <style:text-properties fo:font-size="10pt" style:font-size-asian="10pt" style:font-size-complex="10pt"/>
    </style:style>
    <style:style style:name="T65_66" style:family="text">
      <style:text-properties fo:font-size="10pt" style:font-size-asian="10pt" style:font-size-complex="10pt"/>
    </style:style>
    <style:style style:name="T65_67" style:family="text">
      <style:text-properties fo:font-size="10pt" style:font-size-asian="10pt" style:font-size-complex="10pt"/>
    </style:style>
    <style:style style:name="T65_68" style:family="text">
      <style:text-properties fo:font-size="10pt" style:font-size-asian="10pt" style:font-size-complex="10pt"/>
    </style:style>
    <style:style style:name="T65_69" style:family="text">
      <style:text-properties fo:font-size="10pt" style:font-size-asian="10pt" style:font-size-complex="10pt"/>
    </style:style>
    <style:style style:name="T65_70" style:family="text">
      <style:text-properties fo:font-size="10pt" style:font-size-asian="10pt" style:font-size-complex="10pt"/>
    </style:style>
    <style:style style:name="T65_71" style:family="text">
      <style:text-properties fo:font-size="10pt" style:font-size-asian="10pt" style:font-size-complex="10pt"/>
    </style:style>
    <style:style style:name="T65_72" style:family="text">
      <style:text-properties fo:font-size="10pt" style:font-size-asian="10pt" style:font-size-complex="10pt"/>
    </style:style>
    <style:style style:name="T65_73" style:family="text">
      <style:text-properties fo:font-size="10pt" style:font-size-asian="10pt" style:font-size-complex="10pt"/>
    </style:style>
    <style:style style:name="T65_74" style:family="text">
      <style:text-properties fo:font-size="10pt" style:font-size-asian="10pt" style:font-size-complex="10pt"/>
    </style:style>
    <style:style style:name="T65_75" style:family="text">
      <style:text-properties fo:font-size="10pt" style:font-size-asian="10pt" style:font-size-complex="10pt"/>
    </style:style>
    <style:style style:name="T65_76" style:family="text">
      <style:text-properties fo:font-size="10pt" style:font-size-asian="10pt" style:font-size-complex="10pt"/>
    </style:style>
    <style:style style:name="T65_77" style:family="text">
      <style:text-properties fo:font-size="10pt" style:font-size-asian="10pt" style:font-size-complex="10pt"/>
    </style:style>
    <style:style style:name="T65_78" style:family="text">
      <style:text-properties fo:font-size="10pt" style:font-size-asian="10pt" style:font-size-complex="10pt"/>
    </style:style>
    <style:style style:name="T65_79" style:family="text">
      <style:text-properties fo:font-size="10pt" style:font-size-asian="10pt" style:font-size-complex="10pt"/>
    </style:style>
    <style:style style:name="T65_80" style:family="text">
      <style:text-properties fo:font-size="10pt" style:font-size-asian="10pt" style:font-size-complex="10pt"/>
    </style:style>
    <style:style style:name="T65_81" style:family="text">
      <style:text-properties fo:font-size="10pt" style:font-size-asian="10pt" style:font-size-complex="10pt"/>
    </style:style>
    <style:style style:name="T65_82" style:family="text">
      <style:text-properties fo:font-size="10pt" style:font-size-asian="10pt" style:font-size-complex="10pt"/>
    </style:style>
    <style:style style:name="T65_83" style:family="text">
      <style:text-properties fo:font-size="10pt" style:font-size-asian="10pt" style:font-size-complex="10pt"/>
    </style:style>
    <style:style style:name="T65_84" style:family="text">
      <style:text-properties fo:font-size="10pt" style:font-size-asian="10pt" style:font-size-complex="10pt"/>
    </style:style>
    <style:style style:name="T65_85" style:family="text">
      <style:text-properties fo:font-size="10pt" style:font-size-asian="10pt" style:font-size-complex="10pt"/>
    </style:style>
    <style:style style:name="T65_86" style:family="text">
      <style:text-properties fo:font-size="10pt" style:font-size-asian="10pt" style:font-size-complex="10pt"/>
    </style:style>
    <style:style style:name="T65_87" style:family="text">
      <style:text-properties fo:font-size="10pt" style:font-size-asian="10pt" style:font-size-complex="10pt"/>
    </style:style>
    <style:style style:name="T65_88" style:family="text">
      <style:text-properties fo:font-size="10pt" style:font-size-asian="10pt" style:font-size-complex="10pt"/>
    </style:style>
    <style:style style:name="T65_89" style:family="text">
      <style:text-properties fo:font-size="10pt" style:font-size-asian="10pt" style:font-size-complex="10pt"/>
    </style:style>
    <style:style style:name="T65_90" style:family="text">
      <style:text-properties fo:font-size="10pt" style:font-size-asian="10pt" style:font-size-complex="10pt"/>
    </style:style>
    <style:style style:name="T65_91" style:family="text">
      <style:text-properties fo:font-size="10pt" style:font-size-asian="10pt" style:font-size-complex="10pt"/>
    </style:style>
    <style:style style:name="T65_92" style:family="text">
      <style:text-properties fo:font-size="10pt" style:font-size-asian="10pt" style:font-size-complex="10pt"/>
    </style:style>
    <style:style style:name="P66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67" style:family="paragraph" style:parent-style-name="Standard">
      <style:paragraph-properties fo:text-align="justify" fo:break-before="auto" fo:line-height="108%" fo:margin-left="2.54cm" style:writing-mode="lr-tb"/>
    </style:style>
    <style:style style:name="T67_1" style:family="text">
      <style:text-properties fo:font-size="10pt" style:font-size-asian="10pt" style:font-size-complex="10pt" fo:font-weight="bold" style:font-weight-asian="bold" style:font-weight-complex="bold"/>
    </style:style>
    <style:style style:name="T67_2" style:family="text">
      <style:text-properties fo:font-size="10pt" style:font-size-asian="10pt" style:font-size-complex="10pt" fo:font-weight="bold" style:font-weight-asian="bold" style:font-weight-complex="bold"/>
    </style:style>
    <style:style style:name="T67_3" style:family="text">
      <style:text-properties fo:font-size="10pt" style:font-size-asian="10pt" style:font-size-complex="10pt"/>
    </style:style>
    <style:style style:name="P68" style:family="paragraph" style:parent-style-name="Standard">
      <style:paragraph-properties fo:text-align="justify" fo:break-before="auto" fo:line-height="108%" fo:margin-left="2.54cm" style:writing-mode="lr-tb"/>
    </style:style>
    <style:style style:name="T68_1" style:family="text">
      <style:text-properties fo:font-size="10pt" style:font-size-asian="10pt" style:font-size-complex="10pt" fo:font-weight="bold" style:font-weight-asian="bold" style:font-weight-complex="bold"/>
    </style:style>
    <style:style style:name="T68_2" style:family="text">
      <style:text-properties fo:font-size="10pt" style:font-size-asian="10pt" style:font-size-complex="10pt" fo:font-weight="bold" style:font-weight-asian="bold" style:font-weight-complex="bold"/>
    </style:style>
    <style:style style:name="T68_3" style:family="text">
      <style:text-properties fo:font-size="10pt" style:font-size-asian="10pt" style:font-size-complex="10pt"/>
    </style:style>
    <style:style style:name="T68_4" style:family="text">
      <style:text-properties fo:font-size="10pt" style:font-size-asian="10pt" style:font-size-complex="10pt"/>
    </style:style>
    <style:style style:name="T68_5" style:family="text">
      <style:text-properties fo:font-size="10pt" style:font-size-asian="10pt" style:font-size-complex="10pt"/>
    </style:style>
    <style:style style:name="T68_6" style:family="text">
      <style:text-properties fo:font-size="10pt" style:font-size-asian="10pt" style:font-size-complex="10pt"/>
    </style:style>
    <style:style style:name="T68_7" style:family="text">
      <style:text-properties fo:font-size="10pt" style:font-size-asian="10pt" style:font-size-complex="10pt"/>
    </style:style>
    <style:style style:name="T68_8" style:family="text">
      <style:text-properties fo:font-size="10pt" style:font-size-asian="10pt" style:font-size-complex="10pt"/>
    </style:style>
    <style:style style:name="T68_9" style:family="text">
      <style:text-properties fo:font-size="10pt" style:font-size-asian="10pt" style:font-size-complex="10pt"/>
    </style:style>
    <style:style style:name="T68_10" style:family="text">
      <style:text-properties fo:font-size="10pt" style:font-size-asian="10pt" style:font-size-complex="10pt"/>
    </style:style>
    <style:style style:name="T68_11" style:family="text">
      <style:text-properties fo:font-size="10pt" style:font-size-asian="10pt" style:font-size-complex="10pt"/>
    </style:style>
    <style:style style:name="T68_12" style:family="text">
      <style:text-properties fo:font-size="10pt" style:font-size-asian="10pt" style:font-size-complex="10pt"/>
    </style:style>
    <style:style style:name="T68_13" style:family="text">
      <style:text-properties fo:font-size="10pt" style:font-size-asian="10pt" style:font-size-complex="10pt"/>
    </style:style>
    <style:style style:name="T68_14" style:family="text">
      <style:text-properties fo:font-size="10pt" style:font-size-asian="10pt" style:font-size-complex="10pt"/>
    </style:style>
    <style:style style:name="P69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70" style:family="paragraph" style:parent-style-name="Standard">
      <style:paragraph-properties fo:text-align="justify" fo:break-before="auto" fo:line-height="108%" style:writing-mode="lr-tb"/>
    </style:style>
    <style:style style:name="T7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0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1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1_1" style:family="text">
      <style:text-properties fo:font-size="10pt" style:font-size-asian="10pt" style:font-size-complex="10pt"/>
    </style:style>
    <style:style style:name="T71_2" style:family="text">
      <style:text-properties fo:font-size="10pt" style:font-size-asian="10pt" style:font-size-complex="10pt"/>
    </style:style>
    <style:style style:name="T71_3" style:family="text">
      <style:text-properties fo:font-size="10pt" style:font-size-asian="10pt" style:font-size-complex="10pt"/>
    </style:style>
    <style:style style:name="T71_4" style:family="text">
      <style:text-properties fo:font-size="10pt" style:font-size-asian="10pt" style:font-size-complex="10pt"/>
    </style:style>
    <style:style style:name="T71_5" style:family="text">
      <style:text-properties fo:font-size="10pt" style:font-size-asian="10pt" style:font-size-complex="10pt"/>
    </style:style>
    <style:style style:name="T71_6" style:family="text">
      <style:text-properties fo:font-size="10pt" style:font-size-asian="10pt" style:font-size-complex="10pt"/>
    </style:style>
    <style:style style:name="T71_7" style:family="text">
      <style:text-properties fo:font-size="10pt" style:font-size-asian="10pt" style:font-size-complex="10pt"/>
    </style:style>
    <style:style style:name="T71_8" style:family="text">
      <style:text-properties fo:font-size="10pt" style:font-size-asian="10pt" style:font-size-complex="10pt"/>
    </style:style>
    <style:style style:name="T71_9" style:family="text">
      <style:text-properties fo:font-size="10pt" style:font-size-asian="10pt" style:font-size-complex="10pt"/>
    </style:style>
    <style:style style:name="T71_10" style:family="text">
      <style:text-properties fo:font-size="10pt" style:font-size-asian="10pt" style:font-size-complex="10pt"/>
    </style:style>
    <style:style style:name="T71_11" style:family="text">
      <style:text-properties fo:font-size="10pt" style:font-size-asian="10pt" style:font-size-complex="10pt"/>
    </style:style>
    <style:style style:name="T71_12" style:family="text">
      <style:text-properties fo:font-size="10pt" style:font-size-asian="10pt" style:font-size-complex="10pt"/>
    </style:style>
    <style:style style:name="T71_13" style:family="text">
      <style:text-properties fo:font-size="10pt" style:font-size-asian="10pt" style:font-size-complex="10pt"/>
    </style:style>
    <style:style style:name="T71_14" style:family="text">
      <style:text-properties fo:font-size="10pt" style:font-size-asian="10pt" style:font-size-complex="10pt"/>
    </style:style>
    <style:style style:name="T71_15" style:family="text">
      <style:text-properties fo:font-size="10pt" style:font-size-asian="10pt" style:font-size-complex="10pt"/>
    </style:style>
    <style:style style:name="T71_16" style:family="text">
      <style:text-properties fo:font-size="10pt" style:font-size-asian="10pt" style:font-size-complex="10pt"/>
    </style:style>
    <style:style style:name="T71_17" style:family="text">
      <style:text-properties fo:font-size="10pt" style:font-size-asian="10pt" style:font-size-complex="10pt"/>
    </style:style>
    <style:style style:name="T71_18" style:family="text">
      <style:text-properties fo:font-size="10pt" style:font-size-asian="10pt" style:font-size-complex="10pt"/>
    </style:style>
    <style:style style:name="T71_19" style:family="text">
      <style:text-properties fo:font-size="10pt" style:font-size-asian="10pt" style:font-size-complex="10pt"/>
    </style:style>
    <style:style style:name="T71_20" style:family="text">
      <style:text-properties fo:font-size="10pt" style:font-size-asian="10pt" style:font-size-complex="10pt"/>
    </style:style>
    <style:style style:name="T71_21" style:family="text">
      <style:text-properties fo:font-size="10pt" style:font-size-asian="10pt" style:font-size-complex="10pt"/>
    </style:style>
    <style:style style:name="T71_22" style:family="text">
      <style:text-properties fo:font-size="10pt" style:font-size-asian="10pt" style:font-size-complex="10pt"/>
    </style:style>
    <style:style style:name="T71_23" style:family="text">
      <style:text-properties fo:font-size="10pt" style:font-size-asian="10pt" style:font-size-complex="10pt"/>
    </style:style>
    <style:style style:name="T71_24" style:family="text">
      <style:text-properties fo:font-size="10pt" style:font-size-asian="10pt" style:font-size-complex="10pt"/>
    </style:style>
    <style:style style:name="T71_25" style:family="text">
      <style:text-properties fo:font-size="10pt" style:font-size-asian="10pt" style:font-size-complex="10pt"/>
    </style:style>
    <style:style style:name="T71_26" style:family="text">
      <style:text-properties fo:font-size="10pt" style:font-size-asian="10pt" style:font-size-complex="10pt"/>
    </style:style>
    <style:style style:name="T71_27" style:family="text">
      <style:text-properties fo:font-size="10pt" style:font-size-asian="10pt" style:font-size-complex="10pt"/>
    </style:style>
    <style:style style:name="T71_28" style:family="text">
      <style:text-properties fo:font-size="10pt" style:font-size-asian="10pt" style:font-size-complex="10pt"/>
    </style:style>
    <style:style style:name="T71_29" style:family="text">
      <style:text-properties fo:font-size="10pt" style:font-size-asian="10pt" style:font-size-complex="10pt"/>
    </style:style>
    <style:style style:name="T71_30" style:family="text">
      <style:text-properties fo:font-size="10pt" style:font-size-asian="10pt" style:font-size-complex="10pt"/>
    </style:style>
    <style:style style:name="T71_31" style:family="text">
      <style:text-properties fo:font-size="10pt" style:font-size-asian="10pt" style:font-size-complex="10pt"/>
    </style:style>
    <style:style style:name="T71_32" style:family="text">
      <style:text-properties fo:font-size="10pt" style:font-size-asian="10pt" style:font-size-complex="10pt"/>
    </style:style>
    <style:style style:name="T71_33" style:family="text">
      <style:text-properties fo:font-size="10pt" style:font-size-asian="10pt" style:font-size-complex="10pt"/>
    </style:style>
    <style:style style:name="T71_34" style:family="text">
      <style:text-properties fo:font-size="10pt" style:font-size-asian="10pt" style:font-size-complex="10pt"/>
    </style:style>
    <style:style style:name="P72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2_1" style:family="text">
      <style:text-properties fo:font-size="10pt" style:font-size-asian="10pt" style:font-size-complex="10pt"/>
    </style:style>
    <style:style style:name="T72_2" style:family="text">
      <style:text-properties fo:font-size="10pt" style:font-size-asian="10pt" style:font-size-complex="10pt"/>
    </style:style>
    <style:style style:name="T72_3" style:family="text">
      <style:text-properties fo:font-size="10pt" style:font-size-asian="10pt" style:font-size-complex="10pt"/>
    </style:style>
    <style:style style:name="T72_4" style:family="text">
      <style:text-properties fo:font-size="10pt" style:font-size-asian="10pt" style:font-size-complex="10pt"/>
    </style:style>
    <style:style style:name="T72_5" style:family="text">
      <style:text-properties fo:font-size="10pt" style:font-size-asian="10pt" style:font-size-complex="10pt"/>
    </style:style>
    <style:style style:name="T72_6" style:family="text">
      <style:text-properties fo:font-size="10pt" style:font-size-asian="10pt" style:font-size-complex="10pt"/>
    </style:style>
    <style:style style:name="T72_7" style:family="text">
      <style:text-properties fo:font-size="10pt" style:font-size-asian="10pt" style:font-size-complex="10pt"/>
    </style:style>
    <style:style style:name="T72_8" style:family="text">
      <style:text-properties fo:font-size="10pt" style:font-size-asian="10pt" style:font-size-complex="10pt"/>
    </style:style>
    <style:style style:name="T72_9" style:family="text">
      <style:text-properties fo:font-size="10pt" style:font-size-asian="10pt" style:font-size-complex="10pt"/>
    </style:style>
    <style:style style:name="T72_10" style:family="text">
      <style:text-properties fo:font-size="10pt" style:font-size-asian="10pt" style:font-size-complex="10pt"/>
    </style:style>
    <style:style style:name="T72_11" style:family="text">
      <style:text-properties fo:font-size="10pt" style:font-size-asian="10pt" style:font-size-complex="10pt"/>
    </style:style>
    <style:style style:name="T72_12" style:family="text">
      <style:text-properties fo:font-size="10pt" style:font-size-asian="10pt" style:font-size-complex="10pt"/>
    </style:style>
    <style:style style:name="T72_13" style:family="text">
      <style:text-properties fo:font-size="10pt" style:font-size-asian="10pt" style:font-size-complex="10pt"/>
    </style:style>
    <style:style style:name="T72_14" style:family="text">
      <style:text-properties fo:font-size="10pt" style:font-size-asian="10pt" style:font-size-complex="10pt"/>
    </style:style>
    <style:style style:name="T72_15" style:family="text">
      <style:text-properties fo:font-size="10pt" style:font-size-asian="10pt" style:font-size-complex="10pt"/>
    </style:style>
    <style:style style:name="T72_16" style:family="text">
      <style:text-properties fo:font-size="10pt" style:font-size-asian="10pt" style:font-size-complex="10pt"/>
    </style:style>
    <style:style style:name="T72_17" style:family="text">
      <style:text-properties fo:font-size="10pt" style:font-size-asian="10pt" style:font-size-complex="10pt"/>
    </style:style>
    <style:style style:name="T72_18" style:family="text">
      <style:text-properties fo:font-size="10pt" style:font-size-asian="10pt" style:font-size-complex="10pt"/>
    </style:style>
    <style:style style:name="T72_19" style:family="text">
      <style:text-properties fo:font-size="10pt" style:font-size-asian="10pt" style:font-size-complex="10pt"/>
    </style:style>
    <style:style style:name="T72_20" style:family="text">
      <style:text-properties fo:font-size="10pt" style:font-size-asian="10pt" style:font-size-complex="10pt"/>
    </style:style>
    <style:style style:name="T72_21" style:family="text">
      <style:text-properties fo:font-size="10pt" style:font-size-asian="10pt" style:font-size-complex="10pt"/>
    </style:style>
    <style:style style:name="T72_22" style:family="text">
      <style:text-properties fo:font-size="10pt" style:font-size-asian="10pt" style:font-size-complex="10pt"/>
    </style:style>
    <style:style style:name="T72_23" style:family="text">
      <style:text-properties fo:font-size="10pt" style:font-size-asian="10pt" style:font-size-complex="10pt"/>
    </style:style>
    <style:style style:name="T72_24" style:family="text">
      <style:text-properties fo:font-size="10pt" style:font-size-asian="10pt" style:font-size-complex="10pt"/>
    </style:style>
    <style:style style:name="T72_25" style:family="text">
      <style:text-properties fo:font-size="10pt" style:font-size-asian="10pt" style:font-size-complex="10pt"/>
    </style:style>
    <style:style style:name="T72_26" style:family="text">
      <style:text-properties fo:font-size="10pt" style:font-size-asian="10pt" style:font-size-complex="10pt"/>
    </style:style>
    <style:style style:name="T72_27" style:family="text">
      <style:text-properties fo:font-size="10pt" style:font-size-asian="10pt" style:font-size-complex="10pt"/>
    </style:style>
    <style:style style:name="T72_28" style:family="text">
      <style:text-properties fo:font-size="10pt" style:font-size-asian="10pt" style:font-size-complex="10pt"/>
    </style:style>
    <style:style style:name="T72_29" style:family="text">
      <style:text-properties fo:font-size="10pt" style:font-size-asian="10pt" style:font-size-complex="10pt"/>
    </style:style>
    <style:style style:name="T72_30" style:family="text">
      <style:text-properties fo:font-size="10pt" style:font-size-asian="10pt" style:font-size-complex="10pt"/>
    </style:style>
    <style:style style:name="T72_31" style:family="text">
      <style:text-properties fo:font-size="10pt" style:font-size-asian="10pt" style:font-size-complex="10pt"/>
    </style:style>
    <style:style style:name="T72_32" style:family="text">
      <style:text-properties fo:font-size="10pt" style:font-size-asian="10pt" style:font-size-complex="10pt"/>
    </style:style>
    <style:style style:name="T72_33" style:family="text">
      <style:text-properties fo:font-size="10pt" style:font-size-asian="10pt" style:font-size-complex="10pt"/>
    </style:style>
    <style:style style:name="T72_34" style:family="text">
      <style:text-properties fo:font-size="10pt" style:font-size-asian="10pt" style:font-size-complex="10pt"/>
    </style:style>
    <style:style style:name="P73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74" style:family="paragraph" style:parent-style-name="Standard">
      <style:paragraph-properties fo:text-align="justify" fo:break-before="auto" fo:line-height="108%" fo:margin-left="2.54cm" style:writing-mode="lr-tb"/>
    </style:style>
    <style:style style:name="T74_1" style:family="text">
      <style:text-properties fo:font-size="10pt" style:font-size-asian="10pt" style:font-size-complex="10pt" fo:font-weight="bold" style:font-weight-asian="bold" style:font-weight-complex="bold"/>
    </style:style>
    <style:style style:name="T74_2" style:family="text">
      <style:text-properties fo:font-size="10pt" style:font-size-asian="10pt" style:font-size-complex="10pt" fo:font-weight="bold" style:font-weight-asian="bold" style:font-weight-complex="bold"/>
    </style:style>
    <style:style style:name="T74_3" style:family="text">
      <style:text-properties fo:font-size="10pt" style:font-size-asian="10pt" style:font-size-complex="10pt"/>
    </style:style>
    <style:style style:name="T74_4" style:family="text">
      <style:text-properties fo:font-size="10pt" style:font-size-asian="10pt" style:font-size-complex="10pt"/>
    </style:style>
    <style:style style:name="T74_5" style:family="text">
      <style:text-properties fo:font-size="10pt" style:font-size-asian="10pt" style:font-size-complex="10pt"/>
    </style:style>
    <style:style style:name="P75" style:family="paragraph" style:parent-style-name="Standard">
      <style:paragraph-properties fo:text-align="justify" fo:break-before="auto" fo:line-height="108%" fo:margin-left="2.54cm" style:writing-mode="lr-tb"/>
    </style:style>
    <style:style style:name="T75_1" style:family="text">
      <style:text-properties fo:font-size="10pt" style:font-size-asian="10pt" style:font-size-complex="10pt" fo:font-weight="bold" style:font-weight-asian="bold" style:font-weight-complex="bold"/>
    </style:style>
    <style:style style:name="T75_2" style:family="text">
      <style:text-properties fo:font-size="10pt" style:font-size-asian="10pt" style:font-size-complex="10pt" fo:font-weight="bold" style:font-weight-asian="bold" style:font-weight-complex="bold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T75_8" style:family="text">
      <style:text-properties fo:font-size="10pt" style:font-size-asian="10pt" style:font-size-complex="10pt"/>
    </style:style>
    <style:style style:name="T75_9" style:family="text">
      <style:text-properties fo:font-size="10pt" style:font-size-asian="10pt" style:font-size-complex="10pt"/>
    </style:style>
    <style:style style:name="T75_10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77" style:family="paragraph" style:parent-style-name="Standard">
      <style:paragraph-properties fo:text-align="justify" fo:break-before="auto" fo:line-height="108%" style:writing-mode="lr-tb"/>
    </style:style>
    <style:style style:name="T7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7_12" style:family="text"/>
    <style:style style:name="T77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14" style:family="text"/>
    <style:style style:name="T77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16" style:family="text"/>
    <style:style style:name="T77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18" style:family="text"/>
    <style:style style:name="T77_1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20" style:family="text"/>
    <style:style style:name="T77_2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77_2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8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8_1" style:family="text">
      <style:text-properties fo:font-size="10pt" style:font-size-asian="10pt" style:font-size-complex="10pt"/>
    </style:style>
    <style:style style:name="T78_2" style:family="text">
      <style:text-properties fo:font-size="10pt" style:font-size-asian="10pt" style:font-size-complex="10pt"/>
    </style:style>
    <style:style style:name="T78_3" style:family="text">
      <style:text-properties fo:font-size="10pt" style:font-size-asian="10pt" style:font-size-complex="10pt"/>
    </style:style>
    <style:style style:name="T78_4" style:family="text">
      <style:text-properties fo:font-size="10pt" style:font-size-asian="10pt" style:font-size-complex="10pt"/>
    </style:style>
    <style:style style:name="T78_5" style:family="text">
      <style:text-properties fo:font-size="10pt" style:font-size-asian="10pt" style:font-size-complex="10pt"/>
    </style:style>
    <style:style style:name="T78_6" style:family="text">
      <style:text-properties fo:font-size="10pt" style:font-size-asian="10pt" style:font-size-complex="10pt"/>
    </style:style>
    <style:style style:name="T78_7" style:family="text">
      <style:text-properties fo:font-size="10pt" style:font-size-asian="10pt" style:font-size-complex="10pt"/>
    </style:style>
    <style:style style:name="T78_8" style:family="text">
      <style:text-properties fo:font-size="10pt" style:font-size-asian="10pt" style:font-size-complex="10pt"/>
    </style:style>
    <style:style style:name="T78_9" style:family="text">
      <style:text-properties fo:font-size="10pt" style:font-size-asian="10pt" style:font-size-complex="10pt"/>
    </style:style>
    <style:style style:name="T78_10" style:family="text">
      <style:text-properties fo:font-size="10pt" style:font-size-asian="10pt" style:font-size-complex="10pt"/>
    </style:style>
    <style:style style:name="T78_11" style:family="text">
      <style:text-properties fo:font-size="10pt" style:font-size-asian="10pt" style:font-size-complex="10pt"/>
    </style:style>
    <style:style style:name="T78_12" style:family="text">
      <style:text-properties fo:font-size="10pt" style:font-size-asian="10pt" style:font-size-complex="10pt"/>
    </style:style>
    <style:style style:name="T78_13" style:family="text">
      <style:text-properties fo:font-size="10pt" style:font-size-asian="10pt" style:font-size-complex="10pt"/>
    </style:style>
    <style:style style:name="T78_14" style:family="text">
      <style:text-properties fo:font-size="10pt" style:font-size-asian="10pt" style:font-size-complex="10pt"/>
    </style:style>
    <style:style style:name="T78_15" style:family="text">
      <style:text-properties fo:font-size="10pt" style:font-size-asian="10pt" style:font-size-complex="10pt"/>
    </style:style>
    <style:style style:name="T78_16" style:family="text">
      <style:text-properties fo:font-size="10pt" style:font-size-asian="10pt" style:font-size-complex="10pt"/>
    </style:style>
    <style:style style:name="T78_17" style:family="text">
      <style:text-properties fo:font-size="10pt" style:font-size-asian="10pt" style:font-size-complex="10pt"/>
    </style:style>
    <style:style style:name="T78_18" style:family="text">
      <style:text-properties fo:font-size="10pt" style:font-size-asian="10pt" style:font-size-complex="10pt"/>
    </style:style>
    <style:style style:name="T78_19" style:family="text">
      <style:text-properties fo:font-size="10pt" style:font-size-asian="10pt" style:font-size-complex="10pt"/>
    </style:style>
    <style:style style:name="T78_20" style:family="text">
      <style:text-properties fo:font-size="10pt" style:font-size-asian="10pt" style:font-size-complex="10pt"/>
    </style:style>
    <style:style style:name="T78_21" style:family="text">
      <style:text-properties fo:font-size="10pt" style:font-size-asian="10pt" style:font-size-complex="10pt"/>
    </style:style>
    <style:style style:name="T78_22" style:family="text">
      <style:text-properties fo:font-size="10pt" style:font-size-asian="10pt" style:font-size-complex="10pt"/>
    </style:style>
    <style:style style:name="T78_23" style:family="text">
      <style:text-properties fo:font-size="10pt" style:font-size-asian="10pt" style:font-size-complex="10pt"/>
    </style:style>
    <style:style style:name="T78_24" style:family="text">
      <style:text-properties fo:font-size="10pt" style:font-size-asian="10pt" style:font-size-complex="10pt"/>
    </style:style>
    <style:style style:name="T78_25" style:family="text">
      <style:text-properties fo:font-size="10pt" style:font-size-asian="10pt" style:font-size-complex="10pt"/>
    </style:style>
    <style:style style:name="T78_26" style:family="text">
      <style:text-properties fo:font-size="10pt" style:font-size-asian="10pt" style:font-size-complex="10pt"/>
    </style:style>
    <style:style style:name="T78_27" style:family="text">
      <style:text-properties fo:font-size="10pt" style:font-size-asian="10pt" style:font-size-complex="10pt"/>
    </style:style>
    <style:style style:name="T78_28" style:family="text">
      <style:text-properties fo:font-size="10pt" style:font-size-asian="10pt" style:font-size-complex="10pt"/>
    </style:style>
    <style:style style:name="T78_29" style:family="text">
      <style:text-properties fo:font-size="10pt" style:font-size-asian="10pt" style:font-size-complex="10pt"/>
    </style:style>
    <style:style style:name="T78_30" style:family="text">
      <style:text-properties fo:font-size="10pt" style:font-size-asian="10pt" style:font-size-complex="10pt"/>
    </style:style>
    <style:style style:name="T78_31" style:family="text">
      <style:text-properties fo:font-size="10pt" style:font-size-asian="10pt" style:font-size-complex="10pt"/>
    </style:style>
    <style:style style:name="T78_32" style:family="text">
      <style:text-properties fo:font-size="10pt" style:font-size-asian="10pt" style:font-size-complex="10pt"/>
    </style:style>
    <style:style style:name="T78_33" style:family="text">
      <style:text-properties fo:font-size="10pt" style:font-size-asian="10pt" style:font-size-complex="10pt"/>
    </style:style>
    <style:style style:name="T78_34" style:family="text">
      <style:text-properties fo:font-size="10pt" style:font-size-asian="10pt" style:font-size-complex="10pt"/>
    </style:style>
    <style:style style:name="T78_35" style:family="text">
      <style:text-properties fo:font-size="10pt" style:font-size-asian="10pt" style:font-size-complex="10pt"/>
    </style:style>
    <style:style style:name="T78_36" style:family="text">
      <style:text-properties fo:font-size="10pt" style:font-size-asian="10pt" style:font-size-complex="10pt"/>
    </style:style>
    <style:style style:name="T78_37" style:family="text">
      <style:text-properties fo:font-size="10pt" style:font-size-asian="10pt" style:font-size-complex="10pt"/>
    </style:style>
    <style:style style:name="T78_38" style:family="text">
      <style:text-properties fo:font-size="10pt" style:font-size-asian="10pt" style:font-size-complex="10pt"/>
    </style:style>
    <style:style style:name="T78_39" style:family="text">
      <style:text-properties fo:font-size="10pt" style:font-size-asian="10pt" style:font-size-complex="10pt"/>
    </style:style>
    <style:style style:name="T78_40" style:family="text">
      <style:text-properties fo:font-size="10pt" style:font-size-asian="10pt" style:font-size-complex="10pt"/>
    </style:style>
    <style:style style:name="T78_41" style:family="text">
      <style:text-properties fo:font-size="10pt" style:font-size-asian="10pt" style:font-size-complex="10pt"/>
    </style:style>
    <style:style style:name="T78_42" style:family="text">
      <style:text-properties fo:font-size="10pt" style:font-size-asian="10pt" style:font-size-complex="10pt"/>
    </style:style>
    <style:style style:name="T78_43" style:family="text">
      <style:text-properties fo:font-size="10pt" style:font-size-asian="10pt" style:font-size-complex="10pt"/>
    </style:style>
    <style:style style:name="T78_44" style:family="text">
      <style:text-properties fo:font-size="10pt" style:font-size-asian="10pt" style:font-size-complex="10pt"/>
    </style:style>
    <style:style style:name="T78_45" style:family="text">
      <style:text-properties fo:font-size="10pt" style:font-size-asian="10pt" style:font-size-complex="10pt"/>
    </style:style>
    <style:style style:name="T78_46" style:family="text">
      <style:text-properties fo:font-size="10pt" style:font-size-asian="10pt" style:font-size-complex="10pt"/>
    </style:style>
    <style:style style:name="T78_47" style:family="text">
      <style:text-properties fo:font-size="10pt" style:font-size-asian="10pt" style:font-size-complex="10pt"/>
    </style:style>
    <style:style style:name="T78_48" style:family="text">
      <style:text-properties fo:font-size="10pt" style:font-size-asian="10pt" style:font-size-complex="10pt"/>
    </style:style>
    <style:style style:name="T78_49" style:family="text">
      <style:text-properties fo:font-size="10pt" style:font-size-asian="10pt" style:font-size-complex="10pt"/>
    </style:style>
    <style:style style:name="T78_50" style:family="text">
      <style:text-properties fo:font-size="10pt" style:font-size-asian="10pt" style:font-size-complex="10pt"/>
    </style:style>
    <style:style style:name="T78_51" style:family="text">
      <style:text-properties fo:font-size="10pt" style:font-size-asian="10pt" style:font-size-complex="10pt"/>
    </style:style>
    <style:style style:name="T78_52" style:family="text">
      <style:text-properties fo:font-size="10pt" style:font-size-asian="10pt" style:font-size-complex="10pt"/>
    </style:style>
    <style:style style:name="T78_53" style:family="text">
      <style:text-properties fo:font-size="10pt" style:font-size-asian="10pt" style:font-size-complex="10pt"/>
    </style:style>
    <style:style style:name="T78_54" style:family="text">
      <style:text-properties fo:font-size="10pt" style:font-size-asian="10pt" style:font-size-complex="10pt"/>
    </style:style>
    <style:style style:name="T78_55" style:family="text">
      <style:text-properties fo:font-size="10pt" style:font-size-asian="10pt" style:font-size-complex="10pt"/>
    </style:style>
    <style:style style:name="T78_56" style:family="text">
      <style:text-properties fo:font-size="10pt" style:font-size-asian="10pt" style:font-size-complex="10pt"/>
    </style:style>
    <style:style style:name="T78_57" style:family="text">
      <style:text-properties fo:font-size="10pt" style:font-size-asian="10pt" style:font-size-complex="10pt"/>
    </style:style>
    <style:style style:name="T78_58" style:family="text">
      <style:text-properties fo:font-size="10pt" style:font-size-asian="10pt" style:font-size-complex="10pt"/>
    </style:style>
    <style:style style:name="T78_59" style:family="text">
      <style:text-properties fo:font-size="10pt" style:font-size-asian="10pt" style:font-size-complex="10pt"/>
    </style:style>
    <style:style style:name="T78_60" style:family="text">
      <style:text-properties fo:font-size="10pt" style:font-size-asian="10pt" style:font-size-complex="10pt"/>
    </style:style>
    <style:style style:name="T78_61" style:family="text">
      <style:text-properties fo:font-size="10pt" style:font-size-asian="10pt" style:font-size-complex="10pt"/>
    </style:style>
    <style:style style:name="T78_62" style:family="text">
      <style:text-properties fo:font-size="10pt" style:font-size-asian="10pt" style:font-size-complex="10pt"/>
    </style:style>
    <style:style style:name="T78_63" style:family="text">
      <style:text-properties fo:font-size="10pt" style:font-size-asian="10pt" style:font-size-complex="10pt"/>
    </style:style>
    <style:style style:name="T78_64" style:family="text">
      <style:text-properties fo:font-size="10pt" style:font-size-asian="10pt" style:font-size-complex="10pt"/>
    </style:style>
    <style:style style:name="T78_65" style:family="text">
      <style:text-properties fo:font-size="10pt" style:font-size-asian="10pt" style:font-size-complex="10pt"/>
    </style:style>
    <style:style style:name="T78_66" style:family="text">
      <style:text-properties fo:font-size="10pt" style:font-size-asian="10pt" style:font-size-complex="10pt"/>
    </style:style>
    <style:style style:name="T78_67" style:family="text">
      <style:text-properties fo:font-size="10pt" style:font-size-asian="10pt" style:font-size-complex="10pt"/>
    </style:style>
    <style:style style:name="T78_68" style:family="text">
      <style:text-properties fo:font-size="10pt" style:font-size-asian="10pt" style:font-size-complex="10pt"/>
    </style:style>
    <style:style style:name="T78_69" style:family="text">
      <style:text-properties fo:font-size="10pt" style:font-size-asian="10pt" style:font-size-complex="10pt"/>
    </style:style>
    <style:style style:name="T78_70" style:family="text">
      <style:text-properties fo:font-size="10pt" style:font-size-asian="10pt" style:font-size-complex="10pt"/>
    </style:style>
    <style:style style:name="T78_71" style:family="text">
      <style:text-properties fo:font-size="10pt" style:font-size-asian="10pt" style:font-size-complex="10pt"/>
    </style:style>
    <style:style style:name="T78_72" style:family="text">
      <style:text-properties fo:font-size="10pt" style:font-size-asian="10pt" style:font-size-complex="10pt"/>
    </style:style>
    <style:style style:name="T78_73" style:family="text">
      <style:text-properties fo:font-size="10pt" style:font-size-asian="10pt" style:font-size-complex="10pt"/>
    </style:style>
    <style:style style:name="T78_74" style:family="text">
      <style:text-properties fo:font-size="10pt" style:font-size-asian="10pt" style:font-size-complex="10pt"/>
    </style:style>
    <style:style style:name="T78_75" style:family="text">
      <style:text-properties fo:font-size="10pt" style:font-size-asian="10pt" style:font-size-complex="10pt"/>
    </style:style>
    <style:style style:name="T78_76" style:family="text">
      <style:text-properties fo:font-size="10pt" style:font-size-asian="10pt" style:font-size-complex="10pt"/>
    </style:style>
    <style:style style:name="T78_77" style:family="text">
      <style:text-properties fo:font-size="10pt" style:font-size-asian="10pt" style:font-size-complex="10pt"/>
    </style:style>
    <style:style style:name="T78_78" style:family="text">
      <style:text-properties fo:font-size="10pt" style:font-size-asian="10pt" style:font-size-complex="10pt"/>
    </style:style>
    <style:style style:name="T78_79" style:family="text">
      <style:text-properties fo:font-size="10pt" style:font-size-asian="10pt" style:font-size-complex="10pt"/>
    </style:style>
    <style:style style:name="T78_80" style:family="text">
      <style:text-properties fo:font-size="10pt" style:font-size-asian="10pt" style:font-size-complex="10pt"/>
    </style:style>
    <style:style style:name="T78_81" style:family="text">
      <style:text-properties fo:font-size="10pt" style:font-size-asian="10pt" style:font-size-complex="10pt"/>
    </style:style>
    <style:style style:name="T78_82" style:family="text">
      <style:text-properties fo:font-size="10pt" style:font-size-asian="10pt" style:font-size-complex="10pt"/>
    </style:style>
    <style:style style:name="T78_83" style:family="text">
      <style:text-properties fo:font-size="10pt" style:font-size-asian="10pt" style:font-size-complex="10pt"/>
    </style:style>
    <style:style style:name="T78_84" style:family="text">
      <style:text-properties fo:font-size="10pt" style:font-size-asian="10pt" style:font-size-complex="10pt"/>
    </style:style>
    <style:style style:name="T78_85" style:family="text">
      <style:text-properties fo:font-size="10pt" style:font-size-asian="10pt" style:font-size-complex="10pt"/>
    </style:style>
    <style:style style:name="T78_86" style:family="text">
      <style:text-properties fo:font-size="10pt" style:font-size-asian="10pt" style:font-size-complex="10pt"/>
    </style:style>
    <style:style style:name="T78_87" style:family="text">
      <style:text-properties fo:font-size="10pt" style:font-size-asian="10pt" style:font-size-complex="10pt"/>
    </style:style>
    <style:style style:name="T78_88" style:family="text">
      <style:text-properties fo:font-size="10pt" style:font-size-asian="10pt" style:font-size-complex="10pt"/>
    </style:style>
    <style:style style:name="T78_89" style:family="text">
      <style:text-properties fo:font-size="10pt" style:font-size-asian="10pt" style:font-size-complex="10pt"/>
    </style:style>
    <style:style style:name="T78_90" style:family="text">
      <style:text-properties fo:font-size="10pt" style:font-size-asian="10pt" style:font-size-complex="10pt"/>
    </style:style>
    <style:style style:name="T78_91" style:family="text">
      <style:text-properties fo:font-size="10pt" style:font-size-asian="10pt" style:font-size-complex="10pt"/>
    </style:style>
    <style:style style:name="T78_92" style:family="text">
      <style:text-properties fo:font-size="10pt" style:font-size-asian="10pt" style:font-size-complex="10pt"/>
    </style:style>
    <style:style style:name="T78_93" style:family="text">
      <style:text-properties fo:font-size="10pt" style:font-size-asian="10pt" style:font-size-complex="10pt"/>
    </style:style>
    <style:style style:name="T78_94" style:family="text">
      <style:text-properties fo:font-size="10pt" style:font-size-asian="10pt" style:font-size-complex="10pt"/>
    </style:style>
    <style:style style:name="T78_95" style:family="text">
      <style:text-properties fo:font-size="10pt" style:font-size-asian="10pt" style:font-size-complex="10pt"/>
    </style:style>
    <style:style style:name="T78_96" style:family="text">
      <style:text-properties fo:font-size="10pt" style:font-size-asian="10pt" style:font-size-complex="10pt"/>
    </style:style>
    <style:style style:name="T78_97" style:family="text">
      <style:text-properties fo:font-size="10pt" style:font-size-asian="10pt" style:font-size-complex="10pt"/>
    </style:style>
    <style:style style:name="T78_98" style:family="text">
      <style:text-properties fo:font-size="10pt" style:font-size-asian="10pt" style:font-size-complex="10pt"/>
    </style:style>
    <style:style style:name="T78_99" style:family="text">
      <style:text-properties fo:font-size="10pt" style:font-size-asian="10pt" style:font-size-complex="10pt"/>
    </style:style>
    <style:style style:name="T78_100" style:family="text">
      <style:text-properties fo:font-size="10pt" style:font-size-asian="10pt" style:font-size-complex="10pt"/>
    </style:style>
    <style:style style:name="T78_101" style:family="text">
      <style:text-properties fo:font-size="10pt" style:font-size-asian="10pt" style:font-size-complex="10pt"/>
    </style:style>
    <style:style style:name="T78_102" style:family="text">
      <style:text-properties fo:font-size="10pt" style:font-size-asian="10pt" style:font-size-complex="10pt"/>
    </style:style>
    <style:style style:name="T78_103" style:family="text">
      <style:text-properties fo:font-size="10pt" style:font-size-asian="10pt" style:font-size-complex="10pt"/>
    </style:style>
    <style:style style:name="T78_104" style:family="text">
      <style:text-properties fo:font-size="10pt" style:font-size-asian="10pt" style:font-size-complex="10pt"/>
    </style:style>
    <style:style style:name="T78_105" style:family="text">
      <style:text-properties fo:font-size="10pt" style:font-size-asian="10pt" style:font-size-complex="10pt"/>
    </style:style>
    <style:style style:name="T78_106" style:family="text">
      <style:text-properties fo:font-size="10pt" style:font-size-asian="10pt" style:font-size-complex="10pt"/>
    </style:style>
    <style:style style:name="T78_107" style:family="text">
      <style:text-properties fo:font-size="10pt" style:font-size-asian="10pt" style:font-size-complex="10pt"/>
    </style:style>
    <style:style style:name="T78_108" style:family="text">
      <style:text-properties fo:font-size="10pt" style:font-size-asian="10pt" style:font-size-complex="10pt"/>
    </style:style>
    <style:style style:name="T78_109" style:family="text">
      <style:text-properties fo:font-size="10pt" style:font-size-asian="10pt" style:font-size-complex="10pt"/>
    </style:style>
    <style:style style:name="T78_110" style:family="text">
      <style:text-properties fo:font-size="10pt" style:font-size-asian="10pt" style:font-size-complex="10pt"/>
    </style:style>
    <style:style style:name="T78_111" style:family="text">
      <style:text-properties fo:font-size="10pt" style:font-size-asian="10pt" style:font-size-complex="10pt"/>
    </style:style>
    <style:style style:name="T78_112" style:family="text">
      <style:text-properties fo:font-size="10pt" style:font-size-asian="10pt" style:font-size-complex="10pt"/>
    </style:style>
    <style:style style:name="T78_113" style:family="text">
      <style:text-properties fo:font-size="10pt" style:font-size-asian="10pt" style:font-size-complex="10pt"/>
    </style:style>
    <style:style style:name="T78_114" style:family="text">
      <style:text-properties fo:font-size="10pt" style:font-size-asian="10pt" style:font-size-complex="10pt"/>
    </style:style>
    <style:style style:name="T78_115" style:family="text">
      <style:text-properties fo:font-size="10pt" style:font-size-asian="10pt" style:font-size-complex="10pt"/>
    </style:style>
    <style:style style:name="T78_116" style:family="text">
      <style:text-properties fo:font-size="10pt" style:font-size-asian="10pt" style:font-size-complex="10pt"/>
    </style:style>
    <style:style style:name="T78_117" style:family="text">
      <style:text-properties fo:font-size="10pt" style:font-size-asian="10pt" style:font-size-complex="10pt"/>
    </style:style>
    <style:style style:name="T78_118" style:family="text">
      <style:text-properties fo:font-size="10pt" style:font-size-asian="10pt" style:font-size-complex="10pt"/>
    </style:style>
    <style:style style:name="T78_119" style:family="text">
      <style:text-properties fo:font-size="10pt" style:font-size-asian="10pt" style:font-size-complex="10pt"/>
    </style:style>
    <style:style style:name="T78_120" style:family="text">
      <style:text-properties fo:font-size="10pt" style:font-size-asian="10pt" style:font-size-complex="10pt"/>
    </style:style>
    <style:style style:name="T78_121" style:family="text">
      <style:text-properties fo:font-size="10pt" style:font-size-asian="10pt" style:font-size-complex="10pt"/>
    </style:style>
    <style:style style:name="T78_122" style:family="text">
      <style:text-properties fo:font-size="10pt" style:font-size-asian="10pt" style:font-size-complex="10pt"/>
    </style:style>
    <style:style style:name="T78_123" style:family="text">
      <style:text-properties fo:font-size="10pt" style:font-size-asian="10pt" style:font-size-complex="10pt"/>
    </style:style>
    <style:style style:name="T78_124" style:family="text">
      <style:text-properties fo:font-size="10pt" style:font-size-asian="10pt" style:font-size-complex="10pt"/>
    </style:style>
    <style:style style:name="T78_125" style:family="text">
      <style:text-properties fo:font-size="10pt" style:font-size-asian="10pt" style:font-size-complex="10pt"/>
    </style:style>
    <style:style style:name="T78_126" style:family="text">
      <style:text-properties fo:font-size="10pt" style:font-size-asian="10pt" style:font-size-complex="10pt"/>
    </style:style>
    <style:style style:name="T78_127" style:family="text">
      <style:text-properties fo:font-size="10pt" style:font-size-asian="10pt" style:font-size-complex="10pt"/>
    </style:style>
    <style:style style:name="T78_128" style:family="text">
      <style:text-properties fo:font-size="10pt" style:font-size-asian="10pt" style:font-size-complex="10pt"/>
    </style:style>
    <style:style style:name="T78_129" style:family="text">
      <style:text-properties fo:font-size="10pt" style:font-size-asian="10pt" style:font-size-complex="10pt"/>
    </style:style>
    <style:style style:name="T78_130" style:family="text">
      <style:text-properties fo:font-size="10pt" style:font-size-asian="10pt" style:font-size-complex="10pt"/>
    </style:style>
    <style:style style:name="T78_131" style:family="text">
      <style:text-properties fo:font-size="10pt" style:font-size-asian="10pt" style:font-size-complex="10pt"/>
    </style:style>
    <style:style style:name="T78_132" style:family="text">
      <style:text-properties fo:font-size="10pt" style:font-size-asian="10pt" style:font-size-complex="10pt"/>
    </style:style>
    <style:style style:name="T78_133" style:family="text">
      <style:text-properties fo:font-size="10pt" style:font-size-asian="10pt" style:font-size-complex="10pt"/>
    </style:style>
    <style:style style:name="T78_134" style:family="text">
      <style:text-properties fo:font-size="10pt" style:font-size-asian="10pt" style:font-size-complex="10pt"/>
    </style:style>
    <style:style style:name="T78_135" style:family="text">
      <style:text-properties fo:font-size="10pt" style:font-size-asian="10pt" style:font-size-complex="10pt"/>
    </style:style>
    <style:style style:name="T78_136" style:family="text">
      <style:text-properties fo:font-size="10pt" style:font-size-asian="10pt" style:font-size-complex="10pt"/>
    </style:style>
    <style:style style:name="T78_137" style:family="text">
      <style:text-properties fo:font-size="10pt" style:font-size-asian="10pt" style:font-size-complex="10pt"/>
    </style:style>
    <style:style style:name="T78_138" style:family="text">
      <style:text-properties fo:font-size="10pt" style:font-size-asian="10pt" style:font-size-complex="10pt"/>
    </style:style>
    <style:style style:name="T78_139" style:family="text">
      <style:text-properties fo:font-size="10pt" style:font-size-asian="10pt" style:font-size-complex="10pt"/>
    </style:style>
    <style:style style:name="T78_140" style:family="text">
      <style:text-properties fo:font-size="10pt" style:font-size-asian="10pt" style:font-size-complex="10pt"/>
    </style:style>
    <style:style style:name="T78_141" style:family="text">
      <style:text-properties fo:font-size="10pt" style:font-size-asian="10pt" style:font-size-complex="10pt"/>
    </style:style>
    <style:style style:name="T78_142" style:family="text">
      <style:text-properties fo:font-size="10pt" style:font-size-asian="10pt" style:font-size-complex="10pt"/>
    </style:style>
    <style:style style:name="T78_143" style:family="text">
      <style:text-properties fo:font-size="10pt" style:font-size-asian="10pt" style:font-size-complex="10pt"/>
    </style:style>
    <style:style style:name="T78_144" style:family="text">
      <style:text-properties fo:font-size="10pt" style:font-size-asian="10pt" style:font-size-complex="10pt"/>
    </style:style>
    <style:style style:name="T78_145" style:family="text">
      <style:text-properties fo:font-size="10pt" style:font-size-asian="10pt" style:font-size-complex="10pt"/>
    </style:style>
    <style:style style:name="T78_146" style:family="text">
      <style:text-properties fo:font-size="10pt" style:font-size-asian="10pt" style:font-size-complex="10pt"/>
    </style:style>
    <style:style style:name="T78_147" style:family="text">
      <style:text-properties fo:font-size="10pt" style:font-size-asian="10pt" style:font-size-complex="10pt"/>
    </style:style>
    <style:style style:name="T78_148" style:family="text">
      <style:text-properties fo:font-size="10pt" style:font-size-asian="10pt" style:font-size-complex="10pt"/>
    </style:style>
    <style:style style:name="T78_149" style:family="text">
      <style:text-properties fo:font-size="10pt" style:font-size-asian="10pt" style:font-size-complex="10pt"/>
    </style:style>
    <style:style style:name="T78_150" style:family="text">
      <style:text-properties fo:font-size="10pt" style:font-size-asian="10pt" style:font-size-complex="10pt"/>
    </style:style>
    <style:style style:name="T78_151" style:family="text">
      <style:text-properties fo:font-size="10pt" style:font-size-asian="10pt" style:font-size-complex="10pt"/>
    </style:style>
    <style:style style:name="T78_152" style:family="text">
      <style:text-properties fo:font-size="10pt" style:font-size-asian="10pt" style:font-size-complex="10pt"/>
    </style:style>
    <style:style style:name="T78_153" style:family="text">
      <style:text-properties fo:font-size="10pt" style:font-size-asian="10pt" style:font-size-complex="10pt"/>
    </style:style>
    <style:style style:name="T78_154" style:family="text">
      <style:text-properties fo:font-size="10pt" style:font-size-asian="10pt" style:font-size-complex="10pt"/>
    </style:style>
    <style:style style:name="T78_155" style:family="text">
      <style:text-properties fo:font-size="10pt" style:font-size-asian="10pt" style:font-size-complex="10pt"/>
    </style:style>
    <style:style style:name="T78_156" style:family="text">
      <style:text-properties fo:font-size="10pt" style:font-size-asian="10pt" style:font-size-complex="10pt"/>
    </style:style>
    <style:style style:name="T78_157" style:family="text">
      <style:text-properties fo:font-size="10pt" style:font-size-asian="10pt" style:font-size-complex="10pt"/>
    </style:style>
    <style:style style:name="T78_158" style:family="text">
      <style:text-properties fo:font-size="10pt" style:font-size-asian="10pt" style:font-size-complex="10pt"/>
    </style:style>
    <style:style style:name="T78_159" style:family="text">
      <style:text-properties fo:font-size="10pt" style:font-size-asian="10pt" style:font-size-complex="10pt"/>
    </style:style>
    <style:style style:name="T78_160" style:family="text">
      <style:text-properties fo:font-size="10pt" style:font-size-asian="10pt" style:font-size-complex="10pt"/>
    </style:style>
    <style:style style:name="T78_161" style:family="text">
      <style:text-properties fo:font-size="10pt" style:font-size-asian="10pt" style:font-size-complex="10pt"/>
    </style:style>
    <style:style style:name="T78_162" style:family="text">
      <style:text-properties fo:font-size="10pt" style:font-size-asian="10pt" style:font-size-complex="10pt"/>
    </style:style>
    <style:style style:name="T78_163" style:family="text">
      <style:text-properties fo:font-size="10pt" style:font-size-asian="10pt" style:font-size-complex="10pt"/>
    </style:style>
    <style:style style:name="T78_164" style:family="text">
      <style:text-properties fo:font-size="10pt" style:font-size-asian="10pt" style:font-size-complex="10pt"/>
    </style:style>
    <style:style style:name="T78_165" style:family="text">
      <style:text-properties fo:font-size="10pt" style:font-size-asian="10pt" style:font-size-complex="10pt"/>
    </style:style>
    <style:style style:name="T78_166" style:family="text">
      <style:text-properties fo:font-size="10pt" style:font-size-asian="10pt" style:font-size-complex="10pt"/>
    </style:style>
    <style:style style:name="T78_167" style:family="text">
      <style:text-properties fo:font-size="10pt" style:font-size-asian="10pt" style:font-size-complex="10pt"/>
    </style:style>
    <style:style style:name="T78_168" style:family="text">
      <style:text-properties fo:font-size="10pt" style:font-size-asian="10pt" style:font-size-complex="10pt"/>
    </style:style>
    <style:style style:name="T78_169" style:family="text">
      <style:text-properties fo:font-size="10pt" style:font-size-asian="10pt" style:font-size-complex="10pt"/>
    </style:style>
    <style:style style:name="T78_170" style:family="text">
      <style:text-properties fo:font-size="10pt" style:font-size-asian="10pt" style:font-size-complex="10pt"/>
    </style:style>
    <style:style style:name="T78_171" style:family="text">
      <style:text-properties fo:font-size="10pt" style:font-size-asian="10pt" style:font-size-complex="10pt"/>
    </style:style>
    <style:style style:name="T78_172" style:family="text">
      <style:text-properties fo:font-size="10pt" style:font-size-asian="10pt" style:font-size-complex="10pt"/>
    </style:style>
    <style:style style:name="T78_173" style:family="text">
      <style:text-properties fo:font-size="10pt" style:font-size-asian="10pt" style:font-size-complex="10pt"/>
    </style:style>
    <style:style style:name="T78_174" style:family="text">
      <style:text-properties fo:font-size="10pt" style:font-size-asian="10pt" style:font-size-complex="10pt"/>
    </style:style>
    <style:style style:name="T78_175" style:family="text">
      <style:text-properties fo:font-size="10pt" style:font-size-asian="10pt" style:font-size-complex="10pt"/>
    </style:style>
    <style:style style:name="T78_176" style:family="text">
      <style:text-properties fo:font-size="10pt" style:font-size-asian="10pt" style:font-size-complex="10pt"/>
    </style:style>
    <style:style style:name="T78_177" style:family="text">
      <style:text-properties fo:font-size="10pt" style:font-size-asian="10pt" style:font-size-complex="10pt"/>
    </style:style>
    <style:style style:name="T78_178" style:family="text">
      <style:text-properties fo:font-size="10pt" style:font-size-asian="10pt" style:font-size-complex="10pt"/>
    </style:style>
    <style:style style:name="T78_179" style:family="text">
      <style:text-properties fo:font-size="10pt" style:font-size-asian="10pt" style:font-size-complex="10pt"/>
    </style:style>
    <style:style style:name="T78_180" style:family="text">
      <style:text-properties fo:font-size="10pt" style:font-size-asian="10pt" style:font-size-complex="10pt"/>
    </style:style>
    <style:style style:name="T78_181" style:family="text">
      <style:text-properties fo:font-size="10pt" style:font-size-asian="10pt" style:font-size-complex="10pt"/>
    </style:style>
    <style:style style:name="T78_182" style:family="text">
      <style:text-properties fo:font-size="10pt" style:font-size-asian="10pt" style:font-size-complex="10pt"/>
    </style:style>
    <style:style style:name="T78_183" style:family="text">
      <style:text-properties fo:font-size="10pt" style:font-size-asian="10pt" style:font-size-complex="10pt"/>
    </style:style>
    <style:style style:name="T78_184" style:family="text">
      <style:text-properties fo:font-size="10pt" style:font-size-asian="10pt" style:font-size-complex="10pt"/>
    </style:style>
    <style:style style:name="T78_185" style:family="text">
      <style:text-properties fo:font-size="10pt" style:font-size-asian="10pt" style:font-size-complex="10pt"/>
    </style:style>
    <style:style style:name="T78_186" style:family="text">
      <style:text-properties fo:font-size="10pt" style:font-size-asian="10pt" style:font-size-complex="10pt"/>
    </style:style>
    <style:style style:name="T78_187" style:family="text">
      <style:text-properties fo:font-size="10pt" style:font-size-asian="10pt" style:font-size-complex="10pt"/>
    </style:style>
    <style:style style:name="T78_188" style:family="text">
      <style:text-properties fo:font-size="10pt" style:font-size-asian="10pt" style:font-size-complex="10pt"/>
    </style:style>
    <style:style style:name="T78_189" style:family="text">
      <style:text-properties fo:font-size="10pt" style:font-size-asian="10pt" style:font-size-complex="10pt"/>
    </style:style>
    <style:style style:name="T78_190" style:family="text">
      <style:text-properties fo:font-size="10pt" style:font-size-asian="10pt" style:font-size-complex="10pt"/>
    </style:style>
    <style:style style:name="T78_191" style:family="text">
      <style:text-properties fo:font-size="10pt" style:font-size-asian="10pt" style:font-size-complex="10pt"/>
    </style:style>
    <style:style style:name="T78_192" style:family="text">
      <style:text-properties fo:font-size="10pt" style:font-size-asian="10pt" style:font-size-complex="10pt"/>
    </style:style>
    <style:style style:name="T78_193" style:family="text">
      <style:text-properties fo:font-size="10pt" style:font-size-asian="10pt" style:font-size-complex="10pt"/>
    </style:style>
    <style:style style:name="T78_194" style:family="text">
      <style:text-properties fo:font-size="10pt" style:font-size-asian="10pt" style:font-size-complex="10pt"/>
    </style:style>
    <style:style style:name="T78_195" style:family="text">
      <style:text-properties fo:font-size="10pt" style:font-size-asian="10pt" style:font-size-complex="10pt"/>
    </style:style>
    <style:style style:name="T78_196" style:family="text">
      <style:text-properties fo:font-size="10pt" style:font-size-asian="10pt" style:font-size-complex="10pt"/>
    </style:style>
    <style:style style:name="T78_197" style:family="text">
      <style:text-properties fo:font-size="10pt" style:font-size-asian="10pt" style:font-size-complex="10pt"/>
    </style:style>
    <style:style style:name="T78_198" style:family="text">
      <style:text-properties fo:font-size="10pt" style:font-size-asian="10pt" style:font-size-complex="10pt"/>
    </style:style>
    <style:style style:name="T78_199" style:family="text">
      <style:text-properties fo:font-size="10pt" style:font-size-asian="10pt" style:font-size-complex="10pt"/>
    </style:style>
    <style:style style:name="T78_200" style:family="text">
      <style:text-properties fo:font-size="10pt" style:font-size-asian="10pt" style:font-size-complex="10pt"/>
    </style:style>
    <style:style style:name="T78_201" style:family="text">
      <style:text-properties fo:font-size="10pt" style:font-size-asian="10pt" style:font-size-complex="10pt"/>
    </style:style>
    <style:style style:name="T78_202" style:family="text">
      <style:text-properties fo:font-size="10pt" style:font-size-asian="10pt" style:font-size-complex="10pt"/>
    </style:style>
    <style:style style:name="T78_203" style:family="text">
      <style:text-properties fo:font-size="10pt" style:font-size-asian="10pt" style:font-size-complex="10pt"/>
    </style:style>
    <style:style style:name="T78_204" style:family="text">
      <style:text-properties fo:font-size="10pt" style:font-size-asian="10pt" style:font-size-complex="10pt"/>
    </style:style>
    <style:style style:name="T78_205" style:family="text">
      <style:text-properties fo:font-size="10pt" style:font-size-asian="10pt" style:font-size-complex="10pt"/>
    </style:style>
    <style:style style:name="T78_206" style:family="text">
      <style:text-properties fo:font-size="10pt" style:font-size-asian="10pt" style:font-size-complex="10pt"/>
    </style:style>
    <style:style style:name="T78_207" style:family="text">
      <style:text-properties fo:font-size="10pt" style:font-size-asian="10pt" style:font-size-complex="10pt"/>
    </style:style>
    <style:style style:name="T78_208" style:family="text">
      <style:text-properties fo:font-size="10pt" style:font-size-asian="10pt" style:font-size-complex="10pt"/>
    </style:style>
    <style:style style:name="T78_209" style:family="text">
      <style:text-properties fo:font-size="10pt" style:font-size-asian="10pt" style:font-size-complex="10pt"/>
    </style:style>
    <style:style style:name="T78_210" style:family="text">
      <style:text-properties fo:font-size="10pt" style:font-size-asian="10pt" style:font-size-complex="10pt"/>
    </style:style>
    <style:style style:name="T78_211" style:family="text">
      <style:text-properties fo:font-size="10pt" style:font-size-asian="10pt" style:font-size-complex="10pt"/>
    </style:style>
    <style:style style:name="T78_212" style:family="text">
      <style:text-properties fo:font-size="10pt" style:font-size-asian="10pt" style:font-size-complex="10pt"/>
    </style:style>
    <style:style style:name="T78_213" style:family="text">
      <style:text-properties fo:font-size="10pt" style:font-size-asian="10pt" style:font-size-complex="10pt"/>
    </style:style>
    <style:style style:name="T78_214" style:family="text">
      <style:text-properties fo:font-size="10pt" style:font-size-asian="10pt" style:font-size-complex="10pt"/>
    </style:style>
    <style:style style:name="T78_215" style:family="text">
      <style:text-properties fo:font-size="10pt" style:font-size-asian="10pt" style:font-size-complex="10pt"/>
    </style:style>
    <style:style style:name="T78_216" style:family="text">
      <style:text-properties fo:font-size="10pt" style:font-size-asian="10pt" style:font-size-complex="10pt"/>
    </style:style>
    <style:style style:name="T78_217" style:family="text">
      <style:text-properties fo:font-size="10pt" style:font-size-asian="10pt" style:font-size-complex="10pt"/>
    </style:style>
    <style:style style:name="T78_218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9_1" style:family="text">
      <style:text-properties fo:font-size="10pt" style:font-size-asian="10pt" style:font-size-complex="10pt"/>
    </style:style>
    <style:style style:name="T79_2" style:family="text">
      <style:text-properties fo:font-size="10pt" style:font-size-asian="10pt" style:font-size-complex="10pt"/>
    </style:style>
    <style:style style:name="T79_3" style:family="text">
      <style:text-properties fo:font-size="10pt" style:font-size-asian="10pt" style:font-size-complex="10pt"/>
    </style:style>
    <style:style style:name="T79_4" style:family="text">
      <style:text-properties fo:font-size="10pt" style:font-size-asian="10pt" style:font-size-complex="10pt"/>
    </style:style>
    <style:style style:name="T79_5" style:family="text">
      <style:text-properties fo:font-size="10pt" style:font-size-asian="10pt" style:font-size-complex="10pt"/>
    </style:style>
    <style:style style:name="T79_6" style:family="text">
      <style:text-properties fo:font-size="10pt" style:font-size-asian="10pt" style:font-size-complex="10pt"/>
    </style:style>
    <style:style style:name="T79_7" style:family="text">
      <style:text-properties fo:font-size="10pt" style:font-size-asian="10pt" style:font-size-complex="10pt"/>
    </style:style>
    <style:style style:name="T79_8" style:family="text">
      <style:text-properties fo:font-size="10pt" style:font-size-asian="10pt" style:font-size-complex="10pt"/>
    </style:style>
    <style:style style:name="T79_9" style:family="text">
      <style:text-properties fo:font-size="10pt" style:font-size-asian="10pt" style:font-size-complex="10pt"/>
    </style:style>
    <style:style style:name="T79_10" style:family="text">
      <style:text-properties fo:font-size="10pt" style:font-size-asian="10pt" style:font-size-complex="10pt"/>
    </style:style>
    <style:style style:name="T79_11" style:family="text">
      <style:text-properties fo:font-size="10pt" style:font-size-asian="10pt" style:font-size-complex="10pt"/>
    </style:style>
    <style:style style:name="T79_12" style:family="text">
      <style:text-properties fo:font-size="10pt" style:font-size-asian="10pt" style:font-size-complex="10pt"/>
    </style:style>
    <style:style style:name="T79_13" style:family="text">
      <style:text-properties fo:font-size="10pt" style:font-size-asian="10pt" style:font-size-complex="10pt"/>
    </style:style>
    <style:style style:name="T79_14" style:family="text">
      <style:text-properties fo:font-size="10pt" style:font-size-asian="10pt" style:font-size-complex="10pt"/>
    </style:style>
    <style:style style:name="T79_15" style:family="text">
      <style:text-properties fo:font-size="10pt" style:font-size-asian="10pt" style:font-size-complex="10pt"/>
    </style:style>
    <style:style style:name="T79_16" style:family="text">
      <style:text-properties fo:font-size="10pt" style:font-size-asian="10pt" style:font-size-complex="10pt"/>
    </style:style>
    <style:style style:name="T79_17" style:family="text">
      <style:text-properties fo:font-size="10pt" style:font-size-asian="10pt" style:font-size-complex="10pt"/>
    </style:style>
    <style:style style:name="T79_18" style:family="text">
      <style:text-properties fo:font-size="10pt" style:font-size-asian="10pt" style:font-size-complex="10pt"/>
    </style:style>
    <style:style style:name="T79_19" style:family="text">
      <style:text-properties fo:font-size="10pt" style:font-size-asian="10pt" style:font-size-complex="10pt"/>
    </style:style>
    <style:style style:name="T79_20" style:family="text">
      <style:text-properties fo:font-size="10pt" style:font-size-asian="10pt" style:font-size-complex="10pt"/>
    </style:style>
    <style:style style:name="T79_21" style:family="text">
      <style:text-properties fo:font-size="10pt" style:font-size-asian="10pt" style:font-size-complex="10pt"/>
    </style:style>
    <style:style style:name="T79_22" style:family="text">
      <style:text-properties fo:font-size="10pt" style:font-size-asian="10pt" style:font-size-complex="10pt"/>
    </style:style>
    <style:style style:name="T79_23" style:family="text">
      <style:text-properties fo:font-size="10pt" style:font-size-asian="10pt" style:font-size-complex="10pt"/>
    </style:style>
    <style:style style:name="T79_24" style:family="text">
      <style:text-properties fo:font-size="10pt" style:font-size-asian="10pt" style:font-size-complex="10pt"/>
    </style:style>
    <style:style style:name="T79_25" style:family="text">
      <style:text-properties fo:font-size="10pt" style:font-size-asian="10pt" style:font-size-complex="10pt"/>
    </style:style>
    <style:style style:name="T79_26" style:family="text">
      <style:text-properties fo:font-size="10pt" style:font-size-asian="10pt" style:font-size-complex="10pt"/>
    </style:style>
    <style:style style:name="P80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81" style:family="paragraph" style:parent-style-name="Standard">
      <style:paragraph-properties fo:text-align="justify" fo:break-before="auto" fo:line-height="108%" fo:margin-left="2.54cm" style:writing-mode="lr-tb"/>
    </style:style>
    <style:style style:name="T81_1" style:family="text">
      <style:text-properties fo:font-size="10pt" style:font-size-asian="10pt" style:font-size-complex="10pt" fo:font-weight="bold" style:font-weight-asian="bold" style:font-weight-complex="bold"/>
    </style:style>
    <style:style style:name="T81_2" style:family="text">
      <style:text-properties fo:font-size="10pt" style:font-size-asian="10pt" style:font-size-complex="10pt" fo:font-weight="bold" style:font-weight-asian="bold" style:font-weight-complex="bold"/>
    </style:style>
    <style:style style:name="T81_3" style:family="text">
      <style:text-properties fo:font-size="10pt" style:font-size-asian="10pt" style:font-size-complex="10pt"/>
    </style:style>
    <style:style style:name="P82" style:family="paragraph" style:parent-style-name="Standard">
      <style:paragraph-properties fo:text-align="justify" fo:break-before="auto" fo:line-height="108%" fo:margin-left="2.54cm" style:writing-mode="lr-tb"/>
    </style:style>
    <style:style style:name="T82_1" style:family="text">
      <style:text-properties fo:font-size="10pt" style:font-size-asian="10pt" style:font-size-complex="10pt" fo:font-weight="bold" style:font-weight-asian="bold" style:font-weight-complex="bold"/>
    </style:style>
    <style:style style:name="T82_2" style:family="text">
      <style:text-properties fo:font-size="10pt" style:font-size-asian="10pt" style:font-size-complex="10pt" fo:font-weight="bold" style:font-weight-asian="bold" style:font-weight-complex="bold"/>
    </style:style>
    <style:style style:name="T82_3" style:family="text">
      <style:text-properties fo:font-size="10pt" style:font-size-asian="10pt" style:font-size-complex="10pt"/>
    </style:style>
    <style:style style:name="T82_4" style:family="text">
      <style:text-properties fo:font-size="10pt" style:font-size-asian="10pt" style:font-size-complex="10pt"/>
    </style:style>
    <style:style style:name="T82_5" style:family="text">
      <style:text-properties fo:font-size="10pt" style:font-size-asian="10pt" style:font-size-complex="10pt"/>
    </style:style>
    <style:style style:name="T82_6" style:family="text">
      <style:text-properties fo:font-size="10pt" style:font-size-asian="10pt" style:font-size-complex="10pt"/>
    </style:style>
    <style:style style:name="T82_7" style:family="text">
      <style:text-properties fo:font-size="10pt" style:font-size-asian="10pt" style:font-size-complex="10pt"/>
    </style:style>
    <style:style style:name="T82_8" style:family="text">
      <style:text-properties fo:font-size="10pt" style:font-size-asian="10pt" style:font-size-complex="10pt"/>
    </style:style>
    <style:style style:name="T82_9" style:family="text">
      <style:text-properties fo:font-size="10pt" style:font-size-asian="10pt" style:font-size-complex="10pt"/>
    </style:style>
    <style:style style:name="T82_10" style:family="text">
      <style:text-properties fo:font-size="10pt" style:font-size-asian="10pt" style:font-size-complex="10pt"/>
    </style:style>
    <style:style style:name="T82_11" style:family="text">
      <style:text-properties fo:font-size="10pt" style:font-size-asian="10pt" style:font-size-complex="10pt"/>
    </style:style>
    <style:style style:name="T82_12" style:family="text">
      <style:text-properties fo:font-size="10pt" style:font-size-asian="10pt" style:font-size-complex="10pt"/>
    </style:style>
    <style:style style:name="T82_13" style:family="text">
      <style:text-properties fo:font-size="10pt" style:font-size-asian="10pt" style:font-size-complex="10pt"/>
    </style:style>
    <style:style style:name="T82_14" style:family="text">
      <style:text-properties fo:font-size="10pt" style:font-size-asian="10pt" style:font-size-complex="10pt"/>
    </style:style>
    <style:style style:name="T82_15" style:family="text">
      <style:text-properties fo:font-size="10pt" style:font-size-asian="10pt" style:font-size-complex="10pt"/>
    </style:style>
    <style:style style:name="T82_16" style:family="text">
      <style:text-properties fo:font-size="10pt" style:font-size-asian="10pt" style:font-size-complex="10pt"/>
    </style:style>
    <style:style style:name="T82_17" style:family="text">
      <style:text-properties fo:font-size="10pt" style:font-size-asian="10pt" style:font-size-complex="10pt"/>
    </style:style>
    <style:style style:name="T82_18" style:family="text">
      <style:text-properties fo:font-size="10pt" style:font-size-asian="10pt" style:font-size-complex="10pt"/>
    </style:style>
    <style:style style:name="T82_19" style:family="text">
      <style:text-properties fo:font-size="10pt" style:font-size-asian="10pt" style:font-size-complex="10pt"/>
    </style:style>
    <style:style style:name="T82_20" style:family="text">
      <style:text-properties fo:font-size="10pt" style:font-size-asian="10pt" style:font-size-complex="10pt"/>
    </style:style>
    <style:style style:name="T82_21" style:family="text">
      <style:text-properties fo:font-size="10pt" style:font-size-asian="10pt" style:font-size-complex="10pt"/>
    </style:style>
    <style:style style:name="T82_22" style:family="text">
      <style:text-properties fo:font-size="10pt" style:font-size-asian="10pt" style:font-size-complex="10pt"/>
    </style:style>
    <style:style style:name="T82_23" style:family="text">
      <style:text-properties fo:font-size="10pt" style:font-size-asian="10pt" style:font-size-complex="10pt"/>
    </style:style>
    <style:style style:name="T82_24" style:family="text">
      <style:text-properties fo:font-size="10pt" style:font-size-asian="10pt" style:font-size-complex="10pt"/>
    </style:style>
    <style:style style:name="T82_25" style:family="text">
      <style:text-properties fo:font-size="10pt" style:font-size-asian="10pt" style:font-size-complex="10pt"/>
    </style:style>
    <style:style style:name="T82_26" style:family="text">
      <style:text-properties fo:font-size="10pt" style:font-size-asian="10pt" style:font-size-complex="10pt"/>
    </style:style>
    <style:style style:name="T82_27" style:family="text">
      <style:text-properties fo:font-size="10pt" style:font-size-asian="10pt" style:font-size-complex="10pt"/>
    </style:style>
    <style:style style:name="T82_28" style:family="text">
      <style:text-properties fo:font-size="10pt" style:font-size-asian="10pt" style:font-size-complex="10pt"/>
    </style:style>
    <style:style style:name="T82_29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text-align="justify" fo:break-before="auto" fo:text-indent="0cm" fo:line-height="108%" fo:margin-left="0cm" style:writing-mode="lr-tb"/>
      <style:text-properties fo:font-size="10pt" style:font-size-asian="10pt" style:font-size-complex="10pt"/>
    </style:style>
    <style:style style:name="P84" style:family="paragraph" style:parent-style-name="Standard">
      <style:paragraph-properties fo:text-align="justify" fo:break-before="auto" fo:line-height="108%" style:writing-mode="lr-tb"/>
    </style:style>
    <style:style style:name="T8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4_8" style:family="text"/>
    <style:style style:name="T84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4_10" style:family="text"/>
    <style:style style:name="T84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4_12" style:family="text"/>
    <style:style style:name="T84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4_14" style:family="text"/>
    <style:style style:name="T84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4_16" style:family="text"/>
    <style:style style:name="T84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4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85_1" style:family="text">
      <style:text-properties fo:font-size="10pt" style:font-size-asian="10pt" style:font-size-complex="10pt"/>
    </style:style>
    <style:style style:name="T85_2" style:family="text">
      <style:text-properties fo:font-size="10pt" style:font-size-asian="10pt" style:font-size-complex="10pt"/>
    </style:style>
    <style:style style:name="T85_3" style:family="text">
      <style:text-properties fo:font-size="10pt" style:font-size-asian="10pt" style:font-size-complex="10pt"/>
    </style:style>
    <style:style style:name="T85_4" style:family="text">
      <style:text-properties fo:font-size="10pt" style:font-size-asian="10pt" style:font-size-complex="10pt"/>
    </style:style>
    <style:style style:name="T85_5" style:family="text">
      <style:text-properties fo:font-size="10pt" style:font-size-asian="10pt" style:font-size-complex="10pt"/>
    </style:style>
    <style:style style:name="T85_6" style:family="text">
      <style:text-properties fo:font-size="10pt" style:font-size-asian="10pt" style:font-size-complex="10pt"/>
    </style:style>
    <style:style style:name="T85_7" style:family="text">
      <style:text-properties fo:font-size="10pt" style:font-size-asian="10pt" style:font-size-complex="10pt"/>
    </style:style>
    <style:style style:name="T85_8" style:family="text">
      <style:text-properties fo:font-size="10pt" style:font-size-asian="10pt" style:font-size-complex="10pt"/>
    </style:style>
    <style:style style:name="T85_9" style:family="text">
      <style:text-properties fo:font-size="10pt" style:font-size-asian="10pt" style:font-size-complex="10pt"/>
    </style:style>
    <style:style style:name="T85_10" style:family="text">
      <style:text-properties fo:font-size="10pt" style:font-size-asian="10pt" style:font-size-complex="10pt"/>
    </style:style>
    <style:style style:name="T85_11" style:family="text">
      <style:text-properties fo:font-size="10pt" style:font-size-asian="10pt" style:font-size-complex="10pt"/>
    </style:style>
    <style:style style:name="T85_12" style:family="text">
      <style:text-properties fo:font-size="10pt" style:font-size-asian="10pt" style:font-size-complex="10pt"/>
    </style:style>
    <style:style style:name="T85_13" style:family="text"/>
    <style:style style:name="T85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15" style:family="text"/>
    <style:style style:name="T85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17" style:family="text"/>
    <style:style style:name="T85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19" style:family="text"/>
    <style:style style:name="T85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21" style:family="text"/>
    <style:style style:name="T85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85_23" style:family="text">
      <style:text-properties fo:font-size="10pt" style:font-size-asian="10pt" style:font-size-complex="10pt"/>
    </style:style>
    <style:style style:name="T85_24" style:family="text">
      <style:text-properties fo:font-size="10pt" style:font-size-asian="10pt" style:font-size-complex="10pt"/>
    </style:style>
    <style:style style:name="T85_25" style:family="text">
      <style:text-properties fo:font-size="10pt" style:font-size-asian="10pt" style:font-size-complex="10pt"/>
    </style:style>
    <style:style style:name="T85_26" style:family="text">
      <style:text-properties fo:font-size="10pt" style:font-size-asian="10pt" style:font-size-complex="10pt"/>
    </style:style>
    <style:style style:name="T85_27" style:family="text">
      <style:text-properties fo:font-size="10pt" style:font-size-asian="10pt" style:font-size-complex="10pt"/>
    </style:style>
    <style:style style:name="T85_28" style:family="text">
      <style:text-properties fo:font-size="10pt" style:font-size-asian="10pt" style:font-size-complex="10pt"/>
    </style:style>
    <style:style style:name="T85_29" style:family="text">
      <style:text-properties fo:font-size="10pt" style:font-size-asian="10pt" style:font-size-complex="10pt"/>
    </style:style>
    <style:style style:name="T85_30" style:family="text">
      <style:text-properties fo:font-size="10pt" style:font-size-asian="10pt" style:font-size-complex="10pt"/>
    </style:style>
    <style:style style:name="T85_31" style:family="text">
      <style:text-properties fo:font-size="10pt" style:font-size-asian="10pt" style:font-size-complex="10pt"/>
    </style:style>
    <style:style style:name="T85_32" style:family="text">
      <style:text-properties fo:font-size="10pt" style:font-size-asian="10pt" style:font-size-complex="10pt"/>
    </style:style>
    <style:style style:name="T85_33" style:family="text">
      <style:text-properties fo:font-size="10pt" style:font-size-asian="10pt" style:font-size-complex="10pt"/>
    </style:style>
    <style:style style:name="T85_34" style:family="text">
      <style:text-properties fo:font-size="10pt" style:font-size-asian="10pt" style:font-size-complex="10pt"/>
    </style:style>
    <style:style style:name="T85_35" style:family="text">
      <style:text-properties fo:font-size="10pt" style:font-size-asian="10pt" style:font-size-complex="10pt"/>
    </style:style>
    <style:style style:name="T85_36" style:family="text">
      <style:text-properties fo:font-size="10pt" style:font-size-asian="10pt" style:font-size-complex="10pt"/>
    </style:style>
    <style:style style:name="T85_37" style:family="text">
      <style:text-properties fo:font-size="10pt" style:font-size-asian="10pt" style:font-size-complex="10pt"/>
    </style:style>
    <style:style style:name="T85_38" style:family="text">
      <style:text-properties fo:font-size="10pt" style:font-size-asian="10pt" style:font-size-complex="10pt"/>
    </style:style>
    <style:style style:name="T85_39" style:family="text">
      <style:text-properties fo:font-size="10pt" style:font-size-asian="10pt" style:font-size-complex="10pt"/>
    </style:style>
    <style:style style:name="T85_40" style:family="text">
      <style:text-properties fo:font-size="10pt" style:font-size-asian="10pt" style:font-size-complex="10pt"/>
    </style:style>
    <style:style style:name="T85_41" style:family="text">
      <style:text-properties fo:font-size="10pt" style:font-size-asian="10pt" style:font-size-complex="10pt"/>
    </style:style>
    <style:style style:name="T85_42" style:family="text">
      <style:text-properties fo:font-size="10pt" style:font-size-asian="10pt" style:font-size-complex="10pt"/>
    </style:style>
    <style:style style:name="T85_43" style:family="text">
      <style:text-properties fo:font-size="10pt" style:font-size-asian="10pt" style:font-size-complex="10pt"/>
    </style:style>
    <style:style style:name="T85_44" style:family="text">
      <style:text-properties fo:font-size="10pt" style:font-size-asian="10pt" style:font-size-complex="10pt"/>
    </style:style>
    <style:style style:name="T85_45" style:family="text">
      <style:text-properties fo:font-size="10pt" style:font-size-asian="10pt" style:font-size-complex="10pt"/>
    </style:style>
    <style:style style:name="T85_46" style:family="text">
      <style:text-properties fo:font-size="10pt" style:font-size-asian="10pt" style:font-size-complex="10pt"/>
    </style:style>
    <style:style style:name="T85_47" style:family="text">
      <style:text-properties fo:font-size="10pt" style:font-size-asian="10pt" style:font-size-complex="10pt"/>
    </style:style>
    <style:style style:name="T85_48" style:family="text">
      <style:text-properties fo:font-size="10pt" style:font-size-asian="10pt" style:font-size-complex="10pt"/>
    </style:style>
    <style:style style:name="T85_49" style:family="text">
      <style:text-properties fo:font-size="10pt" style:font-size-asian="10pt" style:font-size-complex="10pt"/>
    </style:style>
    <style:style style:name="P86" style:family="paragraph" style:parent-style-name="Standard">
      <style:paragraph-properties fo:text-align="justify" fo:break-before="auto" fo:line-height="108%" fo:margin-left="2.54cm" style:writing-mode="lr-tb"/>
    </style:style>
    <style:style style:name="T86_1" style:family="text">
      <style:text-properties fo:font-size="10pt" style:font-size-asian="10pt" style:font-size-complex="10pt" fo:font-weight="bold" style:font-weight-asian="bold" style:font-weight-complex="bold"/>
    </style:style>
    <style:style style:name="T86_2" style:family="text">
      <style:text-properties fo:font-size="10pt" style:font-size-asian="10pt" style:font-size-complex="10pt" fo:font-weight="bold" style:font-weight-asian="bold" style:font-weight-complex="bold"/>
    </style:style>
    <style:style style:name="T86_3" style:family="text">
      <style:text-properties fo:font-size="10pt" style:font-size-asian="10pt" style:font-size-complex="10pt"/>
    </style:style>
    <style:style style:name="P87" style:family="paragraph" style:parent-style-name="Standard">
      <style:paragraph-properties fo:text-align="justify" fo:break-before="auto" fo:line-height="108%" fo:margin-left="2.54cm" style:writing-mode="lr-tb"/>
    </style:style>
    <style:style style:name="T87_1" style:family="text">
      <style:text-properties fo:font-size="10pt" style:font-size-asian="10pt" style:font-size-complex="10pt" fo:font-weight="bold" style:font-weight-asian="bold" style:font-weight-complex="bold"/>
    </style:style>
    <style:style style:name="T87_2" style:family="text">
      <style:text-properties fo:font-size="10pt" style:font-size-asian="10pt" style:font-size-complex="10pt" fo:font-weight="bold" style:font-weight-asian="bold" style:font-weight-complex="bold"/>
    </style:style>
    <style:style style:name="T87_3" style:family="text">
      <style:text-properties fo:font-size="10pt" style:font-size-asian="10pt" style:font-size-complex="10pt"/>
    </style:style>
    <style:style style:name="T87_4" style:family="text">
      <style:text-properties fo:font-size="10pt" style:font-size-asian="10pt" style:font-size-complex="10pt"/>
    </style:style>
    <style:style style:name="T87_5" style:family="text">
      <style:text-properties fo:font-size="10pt" style:font-size-asian="10pt" style:font-size-complex="10pt"/>
    </style:style>
    <style:style style:name="T87_6" style:family="text">
      <style:text-properties fo:font-size="10pt" style:font-size-asian="10pt" style:font-size-complex="10pt"/>
    </style:style>
    <style:style style:name="T87_7" style:family="text">
      <style:text-properties fo:font-size="10pt" style:font-size-asian="10pt" style:font-size-complex="10pt"/>
    </style:style>
    <style:style style:name="T87_8" style:family="text">
      <style:text-properties fo:font-size="10pt" style:font-size-asian="10pt" style:font-size-complex="10pt"/>
    </style:style>
    <style:style style:name="T87_9" style:family="text">
      <style:text-properties fo:font-size="10pt" style:font-size-asian="10pt" style:font-size-complex="10pt"/>
    </style:style>
    <style:style style:name="T87_10" style:family="text">
      <style:text-properties fo:font-size="10pt" style:font-size-asian="10pt" style:font-size-complex="10pt"/>
    </style:style>
    <style:style style:name="T87_11" style:family="text">
      <style:text-properties fo:font-size="10pt" style:font-size-asian="10pt" style:font-size-complex="10pt"/>
    </style:style>
    <style:style style:name="T87_12" style:family="text">
      <style:text-properties fo:font-size="10pt" style:font-size-asian="10pt" style:font-size-complex="10pt"/>
    </style:style>
    <style:style style:name="T87_13" style:family="text">
      <style:text-properties fo:font-size="10pt" style:font-size-asian="10pt" style:font-size-complex="10pt"/>
    </style:style>
    <style:style style:name="T87_14" style:family="text">
      <style:text-properties fo:font-size="10pt" style:font-size-asian="10pt" style:font-size-complex="10pt"/>
    </style:style>
    <style:style style:name="T87_15" style:family="text">
      <style:text-properties fo:font-size="10pt" style:font-size-asian="10pt" style:font-size-complex="10pt"/>
    </style:style>
    <style:style style:name="T87_16" style:family="text">
      <style:text-properties fo:font-size="10pt" style:font-size-asian="10pt" style:font-size-complex="10pt"/>
    </style:style>
    <style:style style:name="T87_17" style:family="text">
      <style:text-properties fo:font-size="10pt" style:font-size-asian="10pt" style:font-size-complex="10pt"/>
    </style:style>
    <style:style style:name="T87_18" style:family="text">
      <style:text-properties fo:font-size="10pt" style:font-size-asian="10pt" style:font-size-complex="10pt"/>
    </style:style>
    <style:style style:name="T87_19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89" style:family="paragraph" style:parent-style-name="Standard">
      <style:paragraph-properties fo:text-align="justify" fo:break-before="auto" fo:line-height="108%" style:writing-mode="lr-tb"/>
    </style:style>
    <style:style style:name="T8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9_8" style:family="text"/>
    <style:style style:name="T89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9_10" style:family="text"/>
    <style:style style:name="T89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9_12" style:family="text"/>
    <style:style style:name="T89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9_14" style:family="text"/>
    <style:style style:name="T89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9_16" style:family="text"/>
    <style:style style:name="T89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9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0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90_1" style:family="text">
      <style:text-properties fo:font-size="10pt" style:font-size-asian="10pt" style:font-size-complex="10pt"/>
    </style:style>
    <style:style style:name="T90_2" style:family="text">
      <style:text-properties fo:font-size="10pt" style:font-size-asian="10pt" style:font-size-complex="10pt"/>
    </style:style>
    <style:style style:name="T90_3" style:family="text">
      <style:text-properties fo:font-size="10pt" style:font-size-asian="10pt" style:font-size-complex="10pt"/>
    </style:style>
    <style:style style:name="T90_4" style:family="text">
      <style:text-properties fo:font-size="10pt" style:font-size-asian="10pt" style:font-size-complex="10pt"/>
    </style:style>
    <style:style style:name="T90_5" style:family="text">
      <style:text-properties fo:font-size="10pt" style:font-size-asian="10pt" style:font-size-complex="10pt"/>
    </style:style>
    <style:style style:name="T90_6" style:family="text">
      <style:text-properties fo:font-size="10pt" style:font-size-asian="10pt" style:font-size-complex="10pt"/>
    </style:style>
    <style:style style:name="T90_7" style:family="text">
      <style:text-properties fo:font-size="10pt" style:font-size-asian="10pt" style:font-size-complex="10pt"/>
    </style:style>
    <style:style style:name="T90_8" style:family="text">
      <style:text-properties fo:font-size="10pt" style:font-size-asian="10pt" style:font-size-complex="10pt"/>
    </style:style>
    <style:style style:name="T90_9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0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1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2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3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4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5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6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7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8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19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20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21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22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0_23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P91" style:family="paragraph" style:parent-style-name="Standard">
      <style:paragraph-properties fo:text-align="justify" fo:break-before="auto" fo:line-height="108%" fo:margin-left="2.54cm" style:writing-mode="lr-tb"/>
    </style:style>
    <style:style style:name="T91_1" style:family="text">
      <style:text-properties fo:font-size="10pt" style:font-size-asian="10pt" style:font-size-complex="10pt" fo:font-weight="bold" style:font-weight-asian="bold" style:font-weight-complex="bold"/>
    </style:style>
    <style:style style:name="T91_2" style:family="text">
      <style:text-properties fo:font-size="10pt" style:font-size-asian="10pt" style:font-size-complex="10pt" fo:font-weight="bold" style:font-weight-asian="bold" style:font-weight-complex="bold"/>
    </style:style>
    <style:style style:name="T91_3" style:family="text">
      <style:text-properties fo:font-size="10pt" style:font-size-asian="10pt" style:font-size-complex="10pt"/>
    </style:style>
    <style:style style:name="P92" style:family="paragraph" style:parent-style-name="Standard">
      <style:paragraph-properties fo:text-align="justify" fo:break-before="auto" fo:line-height="108%" fo:margin-left="2.54cm" style:writing-mode="lr-tb"/>
    </style:style>
    <style:style style:name="T92_1" style:family="text">
      <style:text-properties fo:font-size="10pt" style:font-size-asian="10pt" style:font-size-complex="10pt" fo:font-weight="bold" style:font-weight-asian="bold" style:font-weight-complex="bold"/>
    </style:style>
    <style:style style:name="T92_2" style:family="text">
      <style:text-properties fo:font-size="10pt" style:font-size-asian="10pt" style:font-size-complex="10pt" fo:font-weight="bold" style:font-weight-asian="bold" style:font-weight-complex="bold"/>
    </style:style>
    <style:style style:name="T92_3" style:family="text">
      <style:text-properties fo:font-size="10pt" style:font-size-asian="10pt" style:font-size-complex="10pt"/>
    </style:style>
    <style:style style:name="T92_4" style:family="text">
      <style:text-properties fo:font-size="10pt" style:font-size-asian="10pt" style:font-size-complex="10pt"/>
    </style:style>
    <style:style style:name="T92_5" style:family="text">
      <style:text-properties fo:font-size="10pt" style:font-size-asian="10pt" style:font-size-complex="10pt"/>
    </style:style>
    <style:style style:name="T92_6" style:family="text">
      <style:text-properties fo:font-size="10pt" style:font-size-asian="10pt" style:font-size-complex="10pt"/>
    </style:style>
    <style:style style:name="T92_7" style:family="text">
      <style:text-properties fo:font-size="10pt" style:font-size-asian="10pt" style:font-size-complex="10pt"/>
    </style:style>
    <style:style style:name="T92_8" style:family="text">
      <style:text-properties fo:font-size="10pt" style:font-size-asian="10pt" style:font-size-complex="10pt"/>
    </style:style>
    <style:style style:name="T92_9" style:family="text">
      <style:text-properties fo:font-size="10pt" style:font-size-asian="10pt" style:font-size-complex="10pt"/>
    </style:style>
    <style:style style:name="T92_10" style:family="text">
      <style:text-properties fo:font-size="10pt" style:font-size-asian="10pt" style:font-size-complex="10pt"/>
    </style:style>
    <style:style style:name="T92_11" style:family="text">
      <style:text-properties fo:font-size="10pt" style:font-size-asian="10pt" style:font-size-complex="10pt"/>
    </style:style>
    <style:style style:name="T92_12" style:family="text">
      <style:text-properties fo:font-size="10pt" style:font-size-asian="10pt" style:font-size-complex="10pt"/>
    </style:style>
    <style:style style:name="T92_13" style:family="text">
      <style:text-properties fo:font-size="10pt" style:font-size-asian="10pt" style:font-size-complex="10pt"/>
    </style:style>
    <style:style style:name="T92_14" style:family="text">
      <style:text-properties fo:font-size="10pt" style:font-size-asian="10pt" style:font-size-complex="10pt"/>
    </style:style>
    <style:style style:name="T92_15" style:family="text">
      <style:text-properties fo:font-size="10pt" style:font-size-asian="10pt" style:font-size-complex="10pt"/>
    </style:style>
    <style:style style:name="P93" style:family="paragraph" style:parent-style-name="Standard">
      <style:paragraph-properties fo:text-align="justify" fo:break-before="auto" fo:line-height="108%" fo:margin-left="2.54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4" style:family="paragraph" style:parent-style-name="Standard">
      <style:paragraph-properties fo:text-align="justify" fo:break-before="auto" fo:line-height="108%" fo:margin-left="2.54cm" style:writing-mode="lr-tb"/>
    </style:style>
    <style:style style:name="T94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4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4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4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4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4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5" style:family="paragraph" style:parent-style-name="Standard">
      <style:paragraph-properties fo:text-align="justify" fo:break-before="auto" fo:line-height="108%" fo:margin-left="2.54cm" style:writing-mode="lr-tb"/>
    </style:style>
    <style:style style:name="T95_1" style:family="text">
      <style:text-properties fo:font-size="10pt" style:font-size-asian="10pt" style:font-size-complex="10pt" fo:font-weight="bold" style:font-weight-asian="bold" style:font-weight-complex="bold"/>
    </style:style>
    <style:style style:name="T95_2" style:family="text">
      <style:text-properties fo:font-size="10pt" style:font-size-asian="10pt" style:font-size-complex="10pt"/>
    </style:style>
    <style:style style:name="T95_3" style:family="text">
      <style:text-properties fo:font-size="10pt" style:font-size-asian="10pt" style:font-size-complex="10pt"/>
    </style:style>
    <style:style style:name="T95_4" style:family="text">
      <style:text-properties fo:font-size="10pt" style:font-size-asian="10pt" style:font-size-complex="10pt"/>
    </style:style>
    <style:style style:name="T95_5" style:family="text">
      <style:text-properties fo:font-size="10pt" style:font-size-asian="10pt" style:font-size-complex="10pt"/>
    </style:style>
    <style:style style:name="T95_6" style:family="text">
      <style:text-properties fo:font-size="10pt" style:font-size-asian="10pt" style:font-size-complex="10pt"/>
    </style:style>
    <style:style style:name="T95_7" style:family="text">
      <style:text-properties fo:font-size="10pt" style:font-size-asian="10pt" style:font-size-complex="10pt"/>
    </style:style>
    <style:style style:name="T95_8" style:family="text">
      <style:text-properties fo:font-size="10pt" style:font-size-asian="10pt" style:font-size-complex="10pt"/>
    </style:style>
    <style:style style:name="T95_9" style:family="text">
      <style:text-properties fo:font-size="10pt" style:font-size-asian="10pt" style:font-size-complex="10pt"/>
    </style:style>
    <style:style style:name="T95_10" style:family="text">
      <style:text-properties fo:font-size="10pt" style:font-size-asian="10pt" style:font-size-complex="10pt"/>
    </style:style>
    <style:style style:name="T95_11" style:family="text">
      <style:text-properties fo:font-size="10pt" style:font-size-asian="10pt" style:font-size-complex="10pt"/>
    </style:style>
    <style:style style:name="T95_12" style:family="text">
      <style:text-properties fo:font-size="10pt" style:font-size-asian="10pt" style:font-size-complex="10pt"/>
    </style:style>
    <style:style style:name="T95_13" style:family="text">
      <style:text-properties fo:font-size="10pt" style:font-size-asian="10pt" style:font-size-complex="10pt"/>
    </style:style>
    <style:style style:name="T95_14" style:family="text">
      <style:text-properties fo:font-size="10pt" style:font-size-asian="10pt" style:font-size-complex="10pt"/>
    </style:style>
    <style:style style:name="T95_15" style:family="text">
      <style:text-properties fo:font-size="10pt" style:font-size-asian="10pt" style:font-size-complex="10pt"/>
    </style:style>
    <style:style style:name="T95_16" style:family="text">
      <style:text-properties fo:font-size="10pt" style:font-size-asian="10pt" style:font-size-complex="10pt"/>
    </style:style>
    <style:style style:name="T95_17" style:family="text">
      <style:text-properties fo:font-size="10pt" style:font-size-asian="10pt" style:font-size-complex="10pt"/>
    </style:style>
    <style:style style:name="T95_18" style:family="text">
      <style:text-properties fo:font-size="10pt" style:font-size-asian="10pt" style:font-size-complex="10pt"/>
    </style:style>
    <style:style style:name="T95_19" style:family="text">
      <style:text-properties fo:font-size="10pt" style:font-size-asian="10pt" style:font-size-complex="10pt"/>
    </style:style>
    <style:style style:name="T95_20" style:family="text">
      <style:text-properties fo:font-size="10pt" style:font-size-asian="10pt" style:font-size-complex="10pt"/>
    </style:style>
    <style:style style:name="T95_21" style:family="text">
      <style:text-properties fo:font-size="10pt" style:font-size-asian="10pt" style:font-size-complex="10pt"/>
    </style:style>
    <style:style style:name="T95_22" style:family="text">
      <style:text-properties fo:font-size="10pt" style:font-size-asian="10pt" style:font-size-complex="10pt"/>
    </style:style>
    <style:style style:name="T95_23" style:family="text">
      <style:text-properties fo:font-size="10pt" style:font-size-asian="10pt" style:font-size-complex="10pt"/>
    </style:style>
    <style:style style:name="T95_24" style:family="text">
      <style:text-properties fo:font-size="10pt" style:font-size-asian="10pt" style:font-size-complex="10pt"/>
    </style:style>
    <style:style style:name="T95_25" style:family="text">
      <style:text-properties fo:font-size="10pt" style:font-size-asian="10pt" style:font-size-complex="10pt"/>
    </style:style>
    <style:style style:name="T95_26" style:family="text">
      <style:text-properties fo:font-size="10pt" style:font-size-asian="10pt" style:font-size-complex="10pt"/>
    </style:style>
    <style:style style:name="T95_27" style:family="text">
      <style:text-properties fo:font-size="10pt" style:font-size-asian="10pt" style:font-size-complex="10pt"/>
    </style:style>
    <style:style style:name="T95_28" style:family="text">
      <style:text-properties fo:font-size="10pt" style:font-size-asian="10pt" style:font-size-complex="10pt"/>
    </style:style>
    <style:style style:name="T95_29" style:family="text">
      <style:text-properties fo:font-size="10pt" style:font-size-asian="10pt" style:font-size-complex="10pt"/>
    </style:style>
    <style:style style:name="T95_30" style:family="text">
      <style:text-properties fo:font-size="10pt" style:font-size-asian="10pt" style:font-size-complex="10pt"/>
    </style:style>
    <style:style style:name="T95_31" style:family="text">
      <style:text-properties fo:font-size="10pt" style:font-size-asian="10pt" style:font-size-complex="10pt"/>
    </style:style>
    <style:style style:name="T95_32" style:family="text">
      <style:text-properties fo:font-size="10pt" style:font-size-asian="10pt" style:font-size-complex="10pt"/>
    </style:style>
    <style:style style:name="T95_33" style:family="text">
      <style:text-properties fo:font-size="10pt" style:font-size-asian="10pt" style:font-size-complex="10pt"/>
    </style:style>
    <style:style style:name="T95_34" style:family="text">
      <style:text-properties fo:font-size="10pt" style:font-size-asian="10pt" style:font-size-complex="10pt"/>
    </style:style>
    <style:style style:name="T95_35" style:family="text">
      <style:text-properties fo:font-size="10pt" style:font-size-asian="10pt" style:font-size-complex="10pt"/>
    </style:style>
    <style:style style:name="T95_36" style:family="text">
      <style:text-properties fo:font-size="10pt" style:font-size-asian="10pt" style:font-size-complex="10pt"/>
    </style:style>
    <style:style style:name="T95_37" style:family="text">
      <style:text-properties fo:font-size="10pt" style:font-size-asian="10pt" style:font-size-complex="10pt"/>
    </style:style>
    <style:style style:name="T95_38" style:family="text">
      <style:text-properties fo:font-size="10pt" style:font-size-asian="10pt" style:font-size-complex="10pt"/>
    </style:style>
    <style:style style:name="T95_39" style:family="text">
      <style:text-properties fo:font-size="10pt" style:font-size-asian="10pt" style:font-size-complex="10pt"/>
    </style:style>
    <style:style style:name="T95_40" style:family="text">
      <style:text-properties fo:font-size="10pt" style:font-size-asian="10pt" style:font-size-complex="10pt"/>
    </style:style>
    <style:style style:name="T95_41" style:family="text">
      <style:text-properties fo:font-size="10pt" style:font-size-asian="10pt" style:font-size-complex="10pt"/>
    </style:style>
    <style:style style:name="T95_42" style:family="text">
      <style:text-properties fo:font-size="10pt" style:font-size-asian="10pt" style:font-size-complex="10pt"/>
    </style:style>
    <style:style style:name="T95_43" style:family="text">
      <style:text-properties fo:font-size="10pt" style:font-size-asian="10pt" style:font-size-complex="10pt"/>
    </style:style>
    <style:style style:name="T95_44" style:family="text">
      <style:text-properties fo:font-size="10pt" style:font-size-asian="10pt" style:font-size-complex="10pt"/>
    </style:style>
    <style:style style:name="T95_45" style:family="text">
      <style:text-properties fo:font-size="10pt" style:font-size-asian="10pt" style:font-size-complex="10pt"/>
    </style:style>
    <style:style style:name="T95_46" style:family="text">
      <style:text-properties fo:font-size="10pt" style:font-size-asian="10pt" style:font-size-complex="10pt"/>
    </style:style>
    <style:style style:name="T95_47" style:family="text">
      <style:text-properties fo:font-size="10pt" style:font-size-asian="10pt" style:font-size-complex="10pt"/>
    </style:style>
    <style:style style:name="T95_48" style:family="text">
      <style:text-properties fo:font-size="10pt" style:font-size-asian="10pt" style:font-size-complex="10pt"/>
    </style:style>
    <style:style style:name="T95_49" style:family="text">
      <style:text-properties fo:font-size="10pt" style:font-size-asian="10pt" style:font-size-complex="10pt"/>
    </style:style>
    <style:style style:name="T95_50" style:family="text">
      <style:text-properties fo:font-size="10pt" style:font-size-asian="10pt" style:font-size-complex="10pt"/>
    </style:style>
    <style:style style:name="T95_51" style:family="text">
      <style:text-properties fo:font-size="10pt" style:font-size-asian="10pt" style:font-size-complex="10pt"/>
    </style:style>
    <style:style style:name="T95_52" style:family="text">
      <style:text-properties fo:font-size="10pt" style:font-size-asian="10pt" style:font-size-complex="10pt"/>
    </style:style>
    <style:style style:name="T95_53" style:family="text">
      <style:text-properties fo:font-size="10pt" style:font-size-asian="10pt" style:font-size-complex="10pt"/>
    </style:style>
    <style:style style:name="T95_54" style:family="text">
      <style:text-properties fo:font-size="10pt" style:font-size-asian="10pt" style:font-size-complex="10pt"/>
    </style:style>
    <style:style style:name="T95_55" style:family="text">
      <style:text-properties fo:font-size="10pt" style:font-size-asian="10pt" style:font-size-complex="10pt"/>
    </style:style>
    <style:style style:name="T95_56" style:family="text">
      <style:text-properties fo:font-size="10pt" style:font-size-asian="10pt" style:font-size-complex="10pt"/>
    </style:style>
    <style:style style:name="T95_57" style:family="text">
      <style:text-properties fo:font-size="10pt" style:font-size-asian="10pt" style:font-size-complex="10pt"/>
    </style:style>
    <style:style style:name="T95_58" style:family="text">
      <style:text-properties fo:font-size="10pt" style:font-size-asian="10pt" style:font-size-complex="10pt"/>
    </style:style>
    <style:style style:name="T95_59" style:family="text">
      <style:text-properties fo:font-size="10pt" style:font-size-asian="10pt" style:font-size-complex="10pt"/>
    </style:style>
    <style:style style:name="T95_60" style:family="text">
      <style:text-properties fo:font-size="10pt" style:font-size-asian="10pt" style:font-size-complex="10pt"/>
    </style:style>
    <style:style style:name="T95_61" style:family="text">
      <style:text-properties fo:font-size="10pt" style:font-size-asian="10pt" style:font-size-complex="10pt"/>
    </style:style>
    <style:style style:name="T95_62" style:family="text">
      <style:text-properties fo:font-size="10pt" style:font-size-asian="10pt" style:font-size-complex="10pt"/>
    </style:style>
    <style:style style:name="T95_63" style:family="text">
      <style:text-properties fo:font-size="10pt" style:font-size-asian="10pt" style:font-size-complex="10pt"/>
    </style:style>
    <style:style style:name="T95_64" style:family="text">
      <style:text-properties fo:font-size="10pt" style:font-size-asian="10pt" style:font-size-complex="10pt"/>
    </style:style>
    <style:style style:name="T95_65" style:family="text">
      <style:text-properties fo:font-size="10pt" style:font-size-asian="10pt" style:font-size-complex="10pt"/>
    </style:style>
    <style:style style:name="T95_66" style:family="text">
      <style:text-properties fo:font-size="10pt" style:font-size-asian="10pt" style:font-size-complex="10pt"/>
    </style:style>
    <style:style style:name="T95_67" style:family="text">
      <style:text-properties fo:font-size="10pt" style:font-size-asian="10pt" style:font-size-complex="10pt"/>
    </style:style>
    <style:style style:name="P96" style:family="paragraph" style:parent-style-name="Standard">
      <style:paragraph-properties fo:text-align="justify" fo:break-before="auto" fo:line-height="108%" fo:margin-left="2.54cm" style:writing-mode="lr-tb"/>
    </style:style>
    <style:style style:name="T96_1" style:family="text">
      <style:text-properties fo:font-size="10pt" style:font-size-asian="10pt" style:font-size-complex="10pt" fo:font-weight="bold" style:font-weight-asian="bold" style:font-weight-complex="bold"/>
    </style:style>
    <style:style style:name="T96_2" style:family="text">
      <style:text-properties fo:font-size="10pt" style:font-size-asian="10pt" style:font-size-complex="10pt" fo:font-weight="bold" style:font-weight-asian="bold" style:font-weight-complex="bold"/>
    </style:style>
    <style:style style:name="T96_3" style:family="text">
      <style:text-properties fo:font-size="10pt" style:font-size-asian="10pt" style:font-size-complex="10pt"/>
    </style:style>
    <style:style style:name="P97" style:family="paragraph" style:parent-style-name="Standard">
      <style:paragraph-properties fo:text-align="justify" fo:break-before="auto" fo:line-height="108%" fo:margin-left="2.54cm" style:writing-mode="lr-tb"/>
    </style:style>
    <style:style style:name="T97_1" style:family="text">
      <style:text-properties fo:font-size="10pt" style:font-size-asian="10pt" style:font-size-complex="10pt" fo:font-weight="bold" style:font-weight-asian="bold" style:font-weight-complex="bold"/>
    </style:style>
    <style:style style:name="T97_2" style:family="text">
      <style:text-properties fo:font-size="10pt" style:font-size-asian="10pt" style:font-size-complex="10pt" fo:font-weight="bold" style:font-weight-asian="bold" style:font-weight-complex="bold"/>
    </style:style>
    <style:style style:name="T97_3" style:family="text">
      <style:text-properties fo:font-size="10pt" style:font-size-asian="10pt" style:font-size-complex="10pt"/>
    </style:style>
    <style:style style:name="T97_4" style:family="text">
      <style:text-properties fo:font-size="10pt" style:font-size-asian="10pt" style:font-size-complex="10pt"/>
    </style:style>
    <style:style style:name="T97_5" style:family="text">
      <style:text-properties fo:font-size="10pt" style:font-size-asian="10pt" style:font-size-complex="10pt"/>
    </style:style>
    <style:style style:name="T97_6" style:family="text">
      <style:text-properties fo:font-size="10pt" style:font-size-asian="10pt" style:font-size-complex="10pt"/>
    </style:style>
    <style:style style:name="T97_7" style:family="text">
      <style:text-properties fo:font-size="10pt" style:font-size-asian="10pt" style:font-size-complex="10pt"/>
    </style:style>
    <style:style style:name="T97_8" style:family="text">
      <style:text-properties fo:font-size="10pt" style:font-size-asian="10pt" style:font-size-complex="10pt"/>
    </style:style>
    <style:style style:name="T97_9" style:family="text">
      <style:text-properties fo:font-size="10pt" style:font-size-asian="10pt" style:font-size-complex="10pt"/>
    </style:style>
    <style:style style:name="T97_10" style:family="text">
      <style:text-properties fo:font-size="10pt" style:font-size-asian="10pt" style:font-size-complex="10pt"/>
    </style:style>
    <style:style style:name="T97_11" style:family="text">
      <style:text-properties fo:font-size="10pt" style:font-size-asian="10pt" style:font-size-complex="10pt"/>
    </style:style>
    <style:style style:name="T97_12" style:family="text">
      <style:text-properties fo:font-size="10pt" style:font-size-asian="10pt" style:font-size-complex="10pt"/>
    </style:style>
    <style:style style:name="T97_13" style:family="text">
      <style:text-properties fo:font-size="10pt" style:font-size-asian="10pt" style:font-size-complex="10pt"/>
    </style:style>
    <style:style style:name="T97_14" style:family="text">
      <style:text-properties fo:font-size="10pt" style:font-size-asian="10pt" style:font-size-complex="10pt"/>
    </style:style>
    <style:style style:name="T97_15" style:family="text">
      <style:text-properties fo:font-size="10pt" style:font-size-asian="10pt" style:font-size-complex="10pt"/>
    </style:style>
    <style:style style:name="T97_16" style:family="text">
      <style:text-properties fo:font-size="10pt" style:font-size-asian="10pt" style:font-size-complex="10pt"/>
    </style:style>
    <style:style style:name="T97_17" style:family="text">
      <style:text-properties fo:font-size="10pt" style:font-size-asian="10pt" style:font-size-complex="10pt"/>
    </style:style>
    <style:style style:name="T97_18" style:family="text">
      <style:text-properties fo:font-size="10pt" style:font-size-asian="10pt" style:font-size-complex="10pt"/>
    </style:style>
    <style:style style:name="T97_19" style:family="text">
      <style:text-properties fo:font-size="10pt" style:font-size-asian="10pt" style:font-size-complex="10pt"/>
    </style:style>
    <style:style style:name="P98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99" style:family="paragraph" style:parent-style-name="Standard">
      <style:paragraph-properties fo:text-align="justify" fo:break-before="auto" fo:line-height="108%" fo:margin-left="2.54cm" style:writing-mode="lr-tb"/>
    </style:style>
    <style:style style:name="T99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9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00" style:family="paragraph" style:parent-style-name="Standard">
      <style:paragraph-properties fo:text-align="justify" fo:break-before="auto" fo:line-height="108%" fo:margin-left="2.54cm" style:writing-mode="lr-tb"/>
    </style:style>
    <style:style style:name="T100_1" style:family="text">
      <style:text-properties fo:font-size="10pt" style:font-size-asian="10pt" style:font-size-complex="10pt" fo:font-weight="bold" style:font-weight-asian="bold" style:font-weight-complex="bold"/>
    </style:style>
    <style:style style:name="T100_2" style:family="text">
      <style:text-properties fo:font-size="10pt" style:font-size-asian="10pt" style:font-size-complex="10pt"/>
    </style:style>
    <style:style style:name="T100_3" style:family="text">
      <style:text-properties fo:font-size="10pt" style:font-size-asian="10pt" style:font-size-complex="10pt"/>
    </style:style>
    <style:style style:name="T100_4" style:family="text">
      <style:text-properties fo:font-size="10pt" style:font-size-asian="10pt" style:font-size-complex="10pt"/>
    </style:style>
    <style:style style:name="T100_5" style:family="text">
      <style:text-properties fo:font-size="10pt" style:font-size-asian="10pt" style:font-size-complex="10pt"/>
    </style:style>
    <style:style style:name="T100_6" style:family="text">
      <style:text-properties fo:font-size="10pt" style:font-size-asian="10pt" style:font-size-complex="10pt"/>
    </style:style>
    <style:style style:name="T100_7" style:family="text">
      <style:text-properties fo:font-size="10pt" style:font-size-asian="10pt" style:font-size-complex="10pt"/>
    </style:style>
    <style:style style:name="T100_8" style:family="text">
      <style:text-properties fo:font-size="10pt" style:font-size-asian="10pt" style:font-size-complex="10pt"/>
    </style:style>
    <style:style style:name="T100_9" style:family="text">
      <style:text-properties fo:font-size="10pt" style:font-size-asian="10pt" style:font-size-complex="10pt"/>
    </style:style>
    <style:style style:name="T100_10" style:family="text">
      <style:text-properties fo:font-size="10pt" style:font-size-asian="10pt" style:font-size-complex="10pt"/>
    </style:style>
    <style:style style:name="T100_11" style:family="text">
      <style:text-properties fo:font-size="10pt" style:font-size-asian="10pt" style:font-size-complex="10pt"/>
    </style:style>
    <style:style style:name="T100_12" style:family="text">
      <style:text-properties fo:font-size="10pt" style:font-size-asian="10pt" style:font-size-complex="10pt"/>
    </style:style>
    <style:style style:name="T100_13" style:family="text">
      <style:text-properties fo:font-size="10pt" style:font-size-asian="10pt" style:font-size-complex="10pt"/>
    </style:style>
    <style:style style:name="T100_14" style:family="text">
      <style:text-properties fo:font-size="10pt" style:font-size-asian="10pt" style:font-size-complex="10pt"/>
    </style:style>
    <style:style style:name="T100_15" style:family="text">
      <style:text-properties fo:font-size="10pt" style:font-size-asian="10pt" style:font-size-complex="10pt"/>
    </style:style>
    <style:style style:name="T100_16" style:family="text">
      <style:text-properties fo:font-size="10pt" style:font-size-asian="10pt" style:font-size-complex="10pt"/>
    </style:style>
    <style:style style:name="T100_17" style:family="text">
      <style:text-properties fo:font-size="10pt" style:font-size-asian="10pt" style:font-size-complex="10pt"/>
    </style:style>
    <style:style style:name="T100_18" style:family="text">
      <style:text-properties fo:font-size="10pt" style:font-size-asian="10pt" style:font-size-complex="10pt"/>
    </style:style>
    <style:style style:name="T100_19" style:family="text">
      <style:text-properties fo:font-size="10pt" style:font-size-asian="10pt" style:font-size-complex="10pt"/>
    </style:style>
    <style:style style:name="T100_20" style:family="text">
      <style:text-properties fo:font-size="10pt" style:font-size-asian="10pt" style:font-size-complex="10pt"/>
    </style:style>
    <style:style style:name="T100_21" style:family="text">
      <style:text-properties fo:font-size="10pt" style:font-size-asian="10pt" style:font-size-complex="10pt"/>
    </style:style>
    <style:style style:name="T100_22" style:family="text">
      <style:text-properties fo:font-size="10pt" style:font-size-asian="10pt" style:font-size-complex="10pt"/>
    </style:style>
    <style:style style:name="T100_23" style:family="text">
      <style:text-properties fo:font-size="10pt" style:font-size-asian="10pt" style:font-size-complex="10pt"/>
    </style:style>
    <style:style style:name="T100_24" style:family="text">
      <style:text-properties fo:font-size="10pt" style:font-size-asian="10pt" style:font-size-complex="10pt"/>
    </style:style>
    <style:style style:name="T100_25" style:family="text">
      <style:text-properties fo:font-size="10pt" style:font-size-asian="10pt" style:font-size-complex="10pt"/>
    </style:style>
    <style:style style:name="T100_26" style:family="text">
      <style:text-properties fo:font-size="10pt" style:font-size-asian="10pt" style:font-size-complex="10pt"/>
    </style:style>
    <style:style style:name="T100_27" style:family="text">
      <style:text-properties fo:font-size="10pt" style:font-size-asian="10pt" style:font-size-complex="10pt"/>
    </style:style>
    <style:style style:name="T100_28" style:family="text">
      <style:text-properties fo:font-size="10pt" style:font-size-asian="10pt" style:font-size-complex="10pt"/>
    </style:style>
    <style:style style:name="T100_29" style:family="text">
      <style:text-properties fo:font-size="10pt" style:font-size-asian="10pt" style:font-size-complex="10pt"/>
    </style:style>
    <style:style style:name="T100_30" style:family="text">
      <style:text-properties fo:font-size="10pt" style:font-size-asian="10pt" style:font-size-complex="10pt"/>
    </style:style>
    <style:style style:name="T100_31" style:family="text">
      <style:text-properties fo:font-size="10pt" style:font-size-asian="10pt" style:font-size-complex="10pt"/>
    </style:style>
    <style:style style:name="T100_32" style:family="text">
      <style:text-properties fo:font-size="10pt" style:font-size-asian="10pt" style:font-size-complex="10pt"/>
    </style:style>
    <style:style style:name="T100_33" style:family="text">
      <style:text-properties fo:font-size="10pt" style:font-size-asian="10pt" style:font-size-complex="10pt"/>
    </style:style>
    <style:style style:name="T100_34" style:family="text">
      <style:text-properties fo:font-size="10pt" style:font-size-asian="10pt" style:font-size-complex="10pt"/>
    </style:style>
    <style:style style:name="T100_35" style:family="text">
      <style:text-properties fo:font-size="10pt" style:font-size-asian="10pt" style:font-size-complex="10pt"/>
    </style:style>
    <style:style style:name="T100_36" style:family="text">
      <style:text-properties fo:font-size="10pt" style:font-size-asian="10pt" style:font-size-complex="10pt"/>
    </style:style>
    <style:style style:name="T100_37" style:family="text">
      <style:text-properties fo:font-size="10pt" style:font-size-asian="10pt" style:font-size-complex="10pt"/>
    </style:style>
    <style:style style:name="T100_38" style:family="text">
      <style:text-properties fo:font-size="10pt" style:font-size-asian="10pt" style:font-size-complex="10pt"/>
    </style:style>
    <style:style style:name="T100_39" style:family="text">
      <style:text-properties fo:font-size="10pt" style:font-size-asian="10pt" style:font-size-complex="10pt"/>
    </style:style>
    <style:style style:name="T100_40" style:family="text">
      <style:text-properties fo:font-size="10pt" style:font-size-asian="10pt" style:font-size-complex="10pt"/>
    </style:style>
    <style:style style:name="T100_41" style:family="text">
      <style:text-properties fo:font-size="10pt" style:font-size-asian="10pt" style:font-size-complex="10pt"/>
    </style:style>
    <style:style style:name="T100_42" style:family="text">
      <style:text-properties fo:font-size="10pt" style:font-size-asian="10pt" style:font-size-complex="10pt"/>
    </style:style>
    <style:style style:name="T100_43" style:family="text">
      <style:text-properties fo:font-size="10pt" style:font-size-asian="10pt" style:font-size-complex="10pt"/>
    </style:style>
    <style:style style:name="T100_44" style:family="text">
      <style:text-properties fo:font-size="10pt" style:font-size-asian="10pt" style:font-size-complex="10pt"/>
    </style:style>
    <style:style style:name="T100_45" style:family="text">
      <style:text-properties fo:font-size="10pt" style:font-size-asian="10pt" style:font-size-complex="10pt"/>
    </style:style>
    <style:style style:name="T100_46" style:family="text">
      <style:text-properties fo:font-size="10pt" style:font-size-asian="10pt" style:font-size-complex="10pt"/>
    </style:style>
    <style:style style:name="T100_47" style:family="text">
      <style:text-properties fo:font-size="10pt" style:font-size-asian="10pt" style:font-size-complex="10pt"/>
    </style:style>
    <style:style style:name="T100_48" style:family="text">
      <style:text-properties fo:font-size="10pt" style:font-size-asian="10pt" style:font-size-complex="10pt"/>
    </style:style>
    <style:style style:name="T100_49" style:family="text">
      <style:text-properties fo:font-size="10pt" style:font-size-asian="10pt" style:font-size-complex="10pt"/>
    </style:style>
    <style:style style:name="T100_50" style:family="text">
      <style:text-properties fo:font-size="10pt" style:font-size-asian="10pt" style:font-size-complex="10pt"/>
    </style:style>
    <style:style style:name="T100_51" style:family="text">
      <style:text-properties fo:font-size="10pt" style:font-size-asian="10pt" style:font-size-complex="10pt"/>
    </style:style>
    <style:style style:name="T100_52" style:family="text">
      <style:text-properties fo:font-size="10pt" style:font-size-asian="10pt" style:font-size-complex="10pt"/>
    </style:style>
    <style:style style:name="T100_53" style:family="text">
      <style:text-properties fo:font-size="10pt" style:font-size-asian="10pt" style:font-size-complex="10pt"/>
    </style:style>
    <style:style style:name="T100_54" style:family="text">
      <style:text-properties fo:font-size="10pt" style:font-size-asian="10pt" style:font-size-complex="10pt"/>
    </style:style>
    <style:style style:name="T100_55" style:family="text">
      <style:text-properties fo:font-size="10pt" style:font-size-asian="10pt" style:font-size-complex="10pt"/>
    </style:style>
    <style:style style:name="T100_56" style:family="text">
      <style:text-properties fo:font-size="10pt" style:font-size-asian="10pt" style:font-size-complex="10pt"/>
    </style:style>
    <style:style style:name="T100_57" style:family="text">
      <style:text-properties fo:font-size="10pt" style:font-size-asian="10pt" style:font-size-complex="10pt"/>
    </style:style>
    <style:style style:name="T100_58" style:family="text">
      <style:text-properties fo:font-size="10pt" style:font-size-asian="10pt" style:font-size-complex="10pt"/>
    </style:style>
    <style:style style:name="T100_59" style:family="text">
      <style:text-properties fo:font-size="10pt" style:font-size-asian="10pt" style:font-size-complex="10pt"/>
    </style:style>
    <style:style style:name="T100_60" style:family="text">
      <style:text-properties fo:font-size="10pt" style:font-size-asian="10pt" style:font-size-complex="10pt"/>
    </style:style>
    <style:style style:name="T100_61" style:family="text">
      <style:text-properties fo:font-size="10pt" style:font-size-asian="10pt" style:font-size-complex="10pt"/>
    </style:style>
    <style:style style:name="T100_62" style:family="text">
      <style:text-properties fo:font-size="10pt" style:font-size-asian="10pt" style:font-size-complex="10pt"/>
    </style:style>
    <style:style style:name="T100_63" style:family="text">
      <style:text-properties fo:font-size="10pt" style:font-size-asian="10pt" style:font-size-complex="10pt"/>
    </style:style>
    <style:style style:name="P101" style:family="paragraph" style:parent-style-name="Standard">
      <style:paragraph-properties fo:text-align="justify" fo:break-before="auto" fo:line-height="108%" fo:margin-left="2.54cm" style:writing-mode="lr-tb"/>
    </style:style>
    <style:style style:name="T101_1" style:family="text">
      <style:text-properties fo:font-size="10pt" style:font-size-asian="10pt" style:font-size-complex="10pt" fo:font-weight="bold" style:font-weight-asian="bold" style:font-weight-complex="bold"/>
    </style:style>
    <style:style style:name="T101_2" style:family="text">
      <style:text-properties fo:font-size="10pt" style:font-size-asian="10pt" style:font-size-complex="10pt" fo:font-weight="bold" style:font-weight-asian="bold" style:font-weight-complex="bold"/>
    </style:style>
    <style:style style:name="T101_3" style:family="text">
      <style:text-properties fo:font-size="10pt" style:font-size-asian="10pt" style:font-size-complex="10pt"/>
    </style:style>
    <style:style style:name="T101_4" style:family="text">
      <style:text-properties fo:font-size="10pt" style:font-size-asian="10pt" style:font-size-complex="10pt"/>
    </style:style>
    <style:style style:name="T101_5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text-align="justify" fo:break-before="auto" fo:line-height="108%" fo:margin-left="2.54cm" style:writing-mode="lr-tb"/>
    </style:style>
    <style:style style:name="T102_1" style:family="text">
      <style:text-properties fo:font-size="10pt" style:font-size-asian="10pt" style:font-size-complex="10pt" fo:font-weight="bold" style:font-weight-asian="bold" style:font-weight-complex="bold"/>
    </style:style>
    <style:style style:name="T102_2" style:family="text">
      <style:text-properties fo:font-size="10pt" style:font-size-asian="10pt" style:font-size-complex="10pt" fo:font-weight="bold" style:font-weight-asian="bold" style:font-weight-complex="bold"/>
    </style:style>
    <style:style style:name="T102_3" style:family="text">
      <style:text-properties fo:font-size="10pt" style:font-size-asian="10pt" style:font-size-complex="10pt"/>
    </style:style>
    <style:style style:name="T102_4" style:family="text">
      <style:text-properties fo:font-size="10pt" style:font-size-asian="10pt" style:font-size-complex="10pt"/>
    </style:style>
    <style:style style:name="T102_5" style:family="text">
      <style:text-properties fo:font-size="10pt" style:font-size-asian="10pt" style:font-size-complex="10pt"/>
    </style:style>
    <style:style style:name="T102_6" style:family="text">
      <style:text-properties fo:font-size="10pt" style:font-size-asian="10pt" style:font-size-complex="10pt"/>
    </style:style>
    <style:style style:name="T102_7" style:family="text">
      <style:text-properties fo:font-size="10pt" style:font-size-asian="10pt" style:font-size-complex="10pt"/>
    </style:style>
    <style:style style:name="T102_8" style:family="text">
      <style:text-properties fo:font-size="10pt" style:font-size-asian="10pt" style:font-size-complex="10pt"/>
    </style:style>
    <style:style style:name="T102_9" style:family="text">
      <style:text-properties fo:font-size="10pt" style:font-size-asian="10pt" style:font-size-complex="10pt"/>
    </style:style>
    <style:style style:name="T102_10" style:family="text">
      <style:text-properties fo:font-size="10pt" style:font-size-asian="10pt" style:font-size-complex="10pt"/>
    </style:style>
    <style:style style:name="T102_11" style:family="text">
      <style:text-properties fo:font-size="10pt" style:font-size-asian="10pt" style:font-size-complex="10pt"/>
    </style:style>
    <style:style style:name="T102_12" style:family="text">
      <style:text-properties fo:font-size="10pt" style:font-size-asian="10pt" style:font-size-complex="10pt"/>
    </style:style>
    <style:style style:name="T102_13" style:family="text">
      <style:text-properties fo:font-size="10pt" style:font-size-asian="10pt" style:font-size-complex="10pt"/>
    </style:style>
    <style:style style:name="T102_14" style:family="text">
      <style:text-properties fo:font-size="10pt" style:font-size-asian="10pt" style:font-size-complex="10pt"/>
    </style:style>
    <style:style style:name="T102_15" style:family="text">
      <style:text-properties fo:font-size="10pt" style:font-size-asian="10pt" style:font-size-complex="10pt"/>
    </style:style>
    <style:style style:name="T102_16" style:family="text">
      <style:text-properties fo:font-size="10pt" style:font-size-asian="10pt" style:font-size-complex="10pt"/>
    </style:style>
    <style:style style:name="T102_17" style:family="text">
      <style:text-properties fo:font-size="10pt" style:font-size-asian="10pt" style:font-size-complex="10pt"/>
    </style:style>
    <style:style style:name="T102_18" style:family="text">
      <style:text-properties fo:font-size="10pt" style:font-size-asian="10pt" style:font-size-complex="10pt"/>
    </style:style>
    <style:style style:name="T102_19" style:family="text">
      <style:text-properties fo:font-size="10pt" style:font-size-asian="10pt" style:font-size-complex="10pt"/>
    </style:style>
    <style:style style:name="T102_20" style:family="text">
      <style:text-properties fo:font-size="10pt" style:font-size-asian="10pt" style:font-size-complex="10pt"/>
    </style:style>
    <style:style style:name="T102_21" style:family="text">
      <style:text-properties fo:font-size="10pt" style:font-size-asian="10pt" style:font-size-complex="10pt"/>
    </style:style>
    <style:style style:name="T102_22" style:family="text">
      <style:text-properties fo:font-size="10pt" style:font-size-asian="10pt" style:font-size-complex="10pt"/>
    </style:style>
    <style:style style:name="T102_23" style:family="text">
      <style:text-properties fo:font-size="10pt" style:font-size-asian="10pt" style:font-size-complex="10pt"/>
    </style:style>
    <style:style style:name="T102_24" style:family="text">
      <style:text-properties fo:font-size="10pt" style:font-size-asian="10pt" style:font-size-complex="10pt"/>
    </style:style>
    <style:style style:name="T102_25" style:family="text">
      <style:text-properties fo:font-size="10pt" style:font-size-asian="10pt" style:font-size-complex="10pt"/>
    </style:style>
    <style:style style:name="T102_26" style:family="text">
      <style:text-properties fo:font-size="10pt" style:font-size-asian="10pt" style:font-size-complex="10pt"/>
    </style:style>
    <style:style style:name="T102_27" style:family="text">
      <style:text-properties fo:font-size="10pt" style:font-size-asian="10pt" style:font-size-complex="10pt"/>
    </style:style>
    <style:style style:name="T102_28" style:family="text">
      <style:text-properties fo:font-size="10pt" style:font-size-asian="10pt" style:font-size-complex="10pt"/>
    </style:style>
    <style:style style:name="T102_29" style:family="text">
      <style:text-properties fo:font-size="10pt" style:font-size-asian="10pt" style:font-size-complex="10pt"/>
    </style:style>
    <style:style style:name="T102_30" style:family="text">
      <style:text-properties fo:font-size="10pt" style:font-size-asian="10pt" style:font-size-complex="10pt"/>
    </style:style>
    <style:style style:name="T102_31" style:family="text">
      <style:text-properties fo:font-size="10pt" style:font-size-asian="10pt" style:font-size-complex="10pt"/>
    </style:style>
    <style:style style:name="T102_32" style:family="text">
      <style:text-properties fo:font-size="10pt" style:font-size-asian="10pt" style:font-size-complex="10pt"/>
    </style:style>
    <style:style style:name="T102_33" style:family="text">
      <style:text-properties fo:font-size="10pt" style:font-size-asian="10pt" style:font-size-complex="10pt"/>
    </style:style>
    <style:style style:name="T102_34" style:family="text">
      <style:text-properties fo:font-size="10pt" style:font-size-asian="10pt" style:font-size-complex="10pt"/>
    </style:style>
    <style:style style:name="T102_35" style:family="text">
      <style:text-properties fo:font-size="10pt" style:font-size-asian="10pt" style:font-size-complex="10pt"/>
    </style:style>
    <style:style style:name="T102_36" style:family="text">
      <style:text-properties fo:font-size="10pt" style:font-size-asian="10pt" style:font-size-complex="10pt"/>
    </style:style>
    <style:style style:name="T102_37" style:family="text">
      <style:text-properties fo:font-size="10pt" style:font-size-asian="10pt" style:font-size-complex="10pt"/>
    </style:style>
    <style:style style:name="T102_38" style:family="text">
      <style:text-properties fo:font-size="10pt" style:font-size-asian="10pt" style:font-size-complex="10pt"/>
    </style:style>
    <style:style style:name="T102_39" style:family="text">
      <style:text-properties fo:font-size="10pt" style:font-size-asian="10pt" style:font-size-complex="10pt"/>
    </style:style>
    <style:style style:name="T102_40" style:family="text">
      <style:text-properties fo:font-size="10pt" style:font-size-asian="10pt" style:font-size-complex="10pt"/>
    </style:style>
    <style:style style:name="T102_41" style:family="text">
      <style:text-properties fo:font-size="10pt" style:font-size-asian="10pt" style:font-size-complex="10pt"/>
    </style:style>
    <style:style style:name="T102_42" style:family="text">
      <style:text-properties fo:font-size="10pt" style:font-size-asian="10pt" style:font-size-complex="10pt"/>
    </style:style>
    <style:style style:name="T102_43" style:family="text">
      <style:text-properties fo:font-size="10pt" style:font-size-asian="10pt" style:font-size-complex="10pt"/>
    </style:style>
    <style:style style:name="T102_44" style:family="text">
      <style:text-properties fo:font-size="10pt" style:font-size-asian="10pt" style:font-size-complex="10pt"/>
    </style:style>
    <style:style style:name="T102_45" style:family="text">
      <style:text-properties fo:font-size="10pt" style:font-size-asian="10pt" style:font-size-complex="10pt"/>
    </style:style>
    <style:style style:name="T102_46" style:family="text">
      <style:text-properties fo:font-size="10pt" style:font-size-asian="10pt" style:font-size-complex="10pt"/>
    </style:style>
    <style:style style:name="T102_47" style:family="text">
      <style:text-properties fo:font-size="10pt" style:font-size-asian="10pt" style:font-size-complex="10pt"/>
    </style:style>
    <style:style style:name="T102_48" style:family="text">
      <style:text-properties fo:font-size="10pt" style:font-size-asian="10pt" style:font-size-complex="10pt"/>
    </style:style>
    <style:style style:name="T102_49" style:family="text">
      <style:text-properties fo:font-size="10pt" style:font-size-asian="10pt" style:font-size-complex="10pt"/>
    </style:style>
    <style:style style:name="T102_50" style:family="text">
      <style:text-properties fo:font-size="10pt" style:font-size-asian="10pt" style:font-size-complex="10pt"/>
    </style:style>
    <style:style style:name="T102_51" style:family="text">
      <style:text-properties fo:font-size="10pt" style:font-size-asian="10pt" style:font-size-complex="10pt"/>
    </style:style>
    <style:style style:name="T102_52" style:family="text">
      <style:text-properties fo:font-size="10pt" style:font-size-asian="10pt" style:font-size-complex="10pt"/>
    </style:style>
    <style:style style:name="T102_53" style:family="text">
      <style:text-properties fo:font-size="10pt" style:font-size-asian="10pt" style:font-size-complex="10pt"/>
    </style:style>
    <style:style style:name="T102_54" style:family="text">
      <style:text-properties fo:font-size="10pt" style:font-size-asian="10pt" style:font-size-complex="10pt"/>
    </style:style>
    <style:style style:name="T102_55" style:family="text">
      <style:text-properties fo:font-size="10pt" style:font-size-asian="10pt" style:font-size-complex="10pt"/>
    </style:style>
    <style:style style:name="T102_56" style:family="text">
      <style:text-properties fo:font-size="10pt" style:font-size-asian="10pt" style:font-size-complex="10pt"/>
    </style:style>
    <style:style style:name="T102_57" style:family="text">
      <style:text-properties fo:font-size="10pt" style:font-size-asian="10pt" style:font-size-complex="10pt"/>
    </style:style>
    <style:style style:name="T102_58" style:family="text">
      <style:text-properties fo:font-size="10pt" style:font-size-asian="10pt" style:font-size-complex="10pt"/>
    </style:style>
    <style:style style:name="P103" style:family="paragraph" style:parent-style-name="Standard">
      <style:paragraph-properties fo:text-align="justify" fo:break-before="auto" fo:line-height="108%" fo:margin-left="2.54cm" style:writing-mode="lr-tb"/>
    </style:style>
    <style:style style:name="T103_1" style:family="text">
      <style:text-properties fo:font-size="10pt" style:font-size-asian="10pt" style:font-size-complex="10pt" fo:font-weight="bold" style:font-weight-asian="bold" style:font-weight-complex="bold"/>
    </style:style>
    <style:style style:name="T103_2" style:family="text">
      <style:text-properties fo:font-size="10pt" style:font-size-asian="10pt" style:font-size-complex="10pt" fo:font-weight="bold" style:font-weight-asian="bold" style:font-weight-complex="bold"/>
    </style:style>
    <style:style style:name="T103_3" style:family="text">
      <style:text-properties fo:font-size="10pt" style:font-size-asian="10pt" style:font-size-complex="10pt"/>
    </style:style>
    <style:style style:name="T103_4" style:family="text">
      <style:text-properties fo:font-size="10pt" style:font-size-asian="10pt" style:font-size-complex="10pt"/>
    </style:style>
    <style:style style:name="T103_5" style:family="text">
      <style:text-properties fo:font-size="10pt" style:font-size-asian="10pt" style:font-size-complex="10pt"/>
    </style:style>
    <style:style style:name="T103_6" style:family="text">
      <style:text-properties fo:font-size="10pt" style:font-size-asian="10pt" style:font-size-complex="10pt"/>
    </style:style>
    <style:style style:name="T103_7" style:family="text">
      <style:text-properties fo:font-size="10pt" style:font-size-asian="10pt" style:font-size-complex="10pt"/>
    </style:style>
    <style:style style:name="T103_8" style:family="text">
      <style:text-properties fo:font-size="10pt" style:font-size-asian="10pt" style:font-size-complex="10pt"/>
    </style:style>
    <style:style style:name="T103_9" style:family="text">
      <style:text-properties fo:font-size="10pt" style:font-size-asian="10pt" style:font-size-complex="10pt"/>
    </style:style>
    <style:style style:name="T103_10" style:family="text">
      <style:text-properties fo:font-size="10pt" style:font-size-asian="10pt" style:font-size-complex="10pt"/>
    </style:style>
    <style:style style:name="T103_11" style:family="text">
      <style:text-properties fo:font-size="10pt" style:font-size-asian="10pt" style:font-size-complex="10pt"/>
    </style:style>
    <style:style style:name="T103_12" style:family="text">
      <style:text-properties fo:font-size="10pt" style:font-size-asian="10pt" style:font-size-complex="10pt"/>
    </style:style>
    <style:style style:name="T103_13" style:family="text">
      <style:text-properties fo:font-size="10pt" style:font-size-asian="10pt" style:font-size-complex="10pt"/>
    </style:style>
    <style:style style:name="T103_14" style:family="text">
      <style:text-properties fo:font-size="10pt" style:font-size-asian="10pt" style:font-size-complex="10pt"/>
    </style:style>
    <style:style style:name="T103_15" style:family="text">
      <style:text-properties fo:font-size="10pt" style:font-size-asian="10pt" style:font-size-complex="10pt"/>
    </style:style>
    <style:style style:name="T103_16" style:family="text">
      <style:text-properties fo:font-size="10pt" style:font-size-asian="10pt" style:font-size-complex="10pt"/>
    </style:style>
    <style:style style:name="T103_17" style:family="text">
      <style:text-properties fo:font-size="10pt" style:font-size-asian="10pt" style:font-size-complex="10pt"/>
    </style:style>
    <style:style style:name="T103_18" style:family="text">
      <style:text-properties fo:font-size="10pt" style:font-size-asian="10pt" style:font-size-complex="10pt"/>
    </style:style>
    <style:style style:name="T103_19" style:family="text">
      <style:text-properties fo:font-size="10pt" style:font-size-asian="10pt" style:font-size-complex="10pt"/>
    </style:style>
    <style:style style:name="T103_20" style:family="text">
      <style:text-properties fo:font-size="10pt" style:font-size-asian="10pt" style:font-size-complex="10pt"/>
    </style:style>
    <style:style style:name="T103_21" style:family="text">
      <style:text-properties fo:font-size="10pt" style:font-size-asian="10pt" style:font-size-complex="10pt"/>
    </style:style>
    <style:style style:name="T103_22" style:family="text">
      <style:text-properties fo:font-size="10pt" style:font-size-asian="10pt" style:font-size-complex="10pt"/>
    </style:style>
    <style:style style:name="T103_23" style:family="text">
      <style:text-properties fo:font-size="10pt" style:font-size-asian="10pt" style:font-size-complex="10pt"/>
    </style:style>
    <style:style style:name="T103_24" style:family="text">
      <style:text-properties fo:font-size="10pt" style:font-size-asian="10pt" style:font-size-complex="10pt"/>
    </style:style>
    <style:style style:name="T103_25" style:family="text">
      <style:text-properties fo:font-size="10pt" style:font-size-asian="10pt" style:font-size-complex="10pt"/>
    </style:style>
    <style:style style:name="P10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0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4" style:family="text">
      <style:text-properties fo:font-size="10pt" style:font-size-asian="10pt" style:font-size-complex="10pt"/>
    </style:style>
    <style:style style:name="T10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49" style:family="text">
      <style:text-properties fo:font-size="10pt" style:font-size-asian="10pt" style:font-size-complex="10pt"/>
    </style:style>
    <style:style style:name="T106_50" style:family="text">
      <style:text-properties fo:font-size="10pt" style:font-size-asian="10pt" style:font-size-complex="10pt"/>
    </style:style>
    <style:style style:name="T106_51" style:family="text">
      <style:text-properties fo:font-size="10pt" style:font-size-asian="10pt" style:font-size-complex="10pt"/>
    </style:style>
    <style:style style:name="T106_52" style:family="text">
      <style:text-properties fo:font-size="10pt" style:font-size-asian="10pt" style:font-size-complex="10pt"/>
    </style:style>
    <style:style style:name="T106_53" style:family="text">
      <style:text-properties fo:font-size="10pt" style:font-size-asian="10pt" style:font-size-complex="10pt"/>
    </style:style>
    <style:style style:name="T106_54" style:family="text">
      <style:text-properties fo:font-size="10pt" style:font-size-asian="10pt" style:font-size-complex="10pt"/>
    </style:style>
    <style:style style:name="T106_55" style:family="text">
      <style:text-properties fo:font-size="10pt" style:font-size-asian="10pt" style:font-size-complex="10pt"/>
    </style:style>
    <style:style style:name="T106_56" style:family="text">
      <style:text-properties fo:font-size="10pt" style:font-size-asian="10pt" style:font-size-complex="10pt"/>
    </style:style>
    <style:style style:name="T106_57" style:family="text">
      <style:text-properties fo:font-size="10pt" style:font-size-asian="10pt" style:font-size-complex="10pt"/>
    </style:style>
    <style:style style:name="T106_58" style:family="text">
      <style:text-properties fo:font-size="10pt" style:font-size-asian="10pt" style:font-size-complex="10pt"/>
    </style:style>
    <style:style style:name="T106_59" style:family="text">
      <style:text-properties fo:font-size="10pt" style:font-size-asian="10pt" style:font-size-complex="10pt"/>
    </style:style>
    <style:style style:name="T106_60" style:family="text">
      <style:text-properties fo:font-size="10pt" style:font-size-asian="10pt" style:font-size-complex="10pt"/>
    </style:style>
    <style:style style:name="T106_61" style:family="text">
      <style:text-properties fo:font-size="10pt" style:font-size-asian="10pt" style:font-size-complex="10pt"/>
    </style:style>
    <style:style style:name="T106_62" style:family="text">
      <style:text-properties fo:font-size="10pt" style:font-size-asian="10pt" style:font-size-complex="10pt"/>
    </style:style>
    <style:style style:name="T106_63" style:family="text">
      <style:text-properties fo:font-size="10pt" style:font-size-asian="10pt" style:font-size-complex="10pt"/>
    </style:style>
    <style:style style:name="T106_64" style:family="text">
      <style:text-properties fo:font-size="10pt" style:font-size-asian="10pt" style:font-size-complex="10pt"/>
    </style:style>
    <style:style style:name="T106_65" style:family="text">
      <style:text-properties fo:font-size="10pt" style:font-size-asian="10pt" style:font-size-complex="10pt"/>
    </style:style>
    <style:style style:name="T106_66" style:family="text">
      <style:text-properties fo:font-size="10pt" style:font-size-asian="10pt" style:font-size-complex="10pt"/>
    </style:style>
    <style:style style:name="T106_67" style:family="text">
      <style:text-properties fo:font-size="10pt" style:font-size-asian="10pt" style:font-size-complex="10pt"/>
    </style:style>
    <style:style style:name="T106_68" style:family="text">
      <style:text-properties fo:font-size="10pt" style:font-size-asian="10pt" style:font-size-complex="10pt"/>
    </style:style>
    <style:style style:name="T106_69" style:family="text">
      <style:text-properties fo:font-size="10pt" style:font-size-asian="10pt" style:font-size-complex="10pt"/>
    </style:style>
    <style:style style:name="T106_70" style:family="text">
      <style:text-properties fo:font-size="10pt" style:font-size-asian="10pt" style:font-size-complex="10pt"/>
    </style:style>
    <style:style style:name="T106_71" style:family="text">
      <style:text-properties fo:font-size="10pt" style:font-size-asian="10pt" style:font-size-complex="10pt"/>
    </style:style>
    <style:style style:name="T106_72" style:family="text">
      <style:text-properties fo:font-size="10pt" style:font-size-asian="10pt" style:font-size-complex="10pt"/>
    </style:style>
    <style:style style:name="T106_73" style:family="text">
      <style:text-properties fo:font-size="10pt" style:font-size-asian="10pt" style:font-size-complex="10pt"/>
    </style:style>
    <style:style style:name="T106_74" style:family="text">
      <style:text-properties fo:font-size="10pt" style:font-size-asian="10pt" style:font-size-complex="10pt"/>
    </style:style>
    <style:style style:name="T106_75" style:family="text">
      <style:text-properties fo:font-size="10pt" style:font-size-asian="10pt" style:font-size-complex="10pt"/>
    </style:style>
    <style:style style:name="T106_76" style:family="text">
      <style:text-properties fo:font-size="10pt" style:font-size-asian="10pt" style:font-size-complex="10pt"/>
    </style:style>
    <style:style style:name="T106_77" style:family="text">
      <style:text-properties fo:font-size="10pt" style:font-size-asian="10pt" style:font-size-complex="10pt"/>
    </style:style>
    <style:style style:name="T106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6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1" style:family="text">
      <style:text-properties fo:font-size="10pt" style:font-size-asian="10pt" style:font-size-complex="10pt"/>
    </style:style>
    <style:style style:name="T108_12" style:family="text">
      <style:text-properties fo:font-size="10pt" style:font-size-asian="10pt" style:font-size-complex="10pt"/>
    </style:style>
    <style:style style:name="T10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7" style:family="text">
      <style:text-properties fo:font-size="10pt" style:font-size-asian="10pt" style:font-size-complex="10pt"/>
    </style:style>
    <style:style style:name="T108_18" style:family="text">
      <style:text-properties fo:font-size="10pt" style:font-size-asian="10pt" style:font-size-complex="10pt"/>
    </style:style>
    <style:style style:name="T10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11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0" style:family="text">
      <style:text-properties fo:font-size="10pt" style:font-size-asian="10pt" style:font-size-complex="10pt"/>
    </style:style>
    <style:style style:name="T11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2" style:family="text"/>
    <style:style style:name="T116_33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16_34" style:family="text"/>
    <style:style style:name="T116_35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16_36" style:family="text"/>
    <style:style style:name="T116_37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1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  <style:text-properties fo:font-size="10pt" style:font-size-asian="10pt" style:font-size-complex="10pt"/>
    </style:style>
    <style:style style:name="P12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  <style:text-properties fo:font-size="10pt" style:font-size-asian="10pt" style:font-size-complex="10pt"/>
    </style:style>
    <style:style style:name="P126" style:family="paragraph" style:parent-style-name="Standard">
      <style:paragraph-properties fo:text-align="justify" fo:break-before="auto" fo:text-indent="-2.54cm" fo:line-height="108%" fo:margin-top="0cm" fo:margin-bottom="0cm" fo:margin-left="2.54cm" fo:margin-right="0cm" style:writing-mode="lr-tb"/>
      <style:text-properties fo:font-size="10pt" style:font-size-asian="10pt" style:font-size-complex="10pt"/>
    </style:style>
    <style:style style:name="P127" style:family="paragraph" style:parent-style-name="Standard">
      <style:paragraph-properties fo:text-align="justify" fo:break-before="auto" fo:line-height="108%" style:writing-mode="lr-tb"/>
    </style:style>
    <style:style style:name="T12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27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28" style:family="paragraph" style:parent-style-name="Standard">
      <style:paragraph-properties fo:text-align="justify" fo:break-before="auto" fo:text-indent="0cm" fo:line-height="108%" fo:margin-left="2.54cm" style:writing-mode="lr-tb"/>
    </style:style>
    <style:style style:name="T128_1" style:family="text">
      <style:text-properties fo:font-size="10pt" style:font-size-asian="10pt" style:font-size-complex="10pt"/>
    </style:style>
    <style:style style:name="T128_2" style:family="text">
      <style:text-properties fo:font-size="10pt" style:font-size-asian="10pt" style:font-size-complex="10pt"/>
    </style:style>
    <style:style style:name="T128_3" style:family="text">
      <style:text-properties fo:font-size="10pt" style:font-size-asian="10pt" style:font-size-complex="10pt"/>
    </style:style>
    <style:style style:name="T128_4" style:family="text">
      <style:text-properties fo:font-size="10pt" style:font-size-asian="10pt" style:font-size-complex="10pt"/>
    </style:style>
    <style:style style:name="T128_5" style:family="text">
      <style:text-properties fo:font-size="10pt" style:font-size-asian="10pt" style:font-size-complex="10pt"/>
    </style:style>
    <style:style style:name="T128_6" style:family="text">
      <style:text-properties fo:font-size="10pt" style:font-size-asian="10pt" style:font-size-complex="10pt"/>
    </style:style>
    <style:style style:name="T128_7" style:family="text">
      <style:text-properties fo:font-size="10pt" style:font-size-asian="10pt" style:font-size-complex="10pt"/>
    </style:style>
    <style:style style:name="T128_8" style:family="text">
      <style:text-properties fo:font-size="10pt" style:font-size-asian="10pt" style:font-size-complex="10pt"/>
    </style:style>
    <style:style style:name="T128_9" style:family="text">
      <style:text-properties fo:font-size="10pt" style:font-size-asian="10pt" style:font-size-complex="10pt"/>
    </style:style>
    <style:style style:name="T128_10" style:family="text">
      <style:text-properties fo:font-size="10pt" style:font-size-asian="10pt" style:font-size-complex="10pt"/>
    </style:style>
    <style:style style:name="T128_11" style:family="text">
      <style:text-properties fo:font-size="10pt" style:font-size-asian="10pt" style:font-size-complex="10pt"/>
    </style:style>
    <style:style style:name="T128_12" style:family="text">
      <style:text-properties fo:font-size="10pt" style:font-size-asian="10pt" style:font-size-complex="10pt"/>
    </style:style>
    <style:style style:name="T128_13" style:family="text">
      <style:text-properties fo:font-size="10pt" style:font-size-asian="10pt" style:font-size-complex="10pt"/>
    </style:style>
    <style:style style:name="T128_14" style:family="text">
      <style:text-properties fo:font-size="10pt" style:font-size-asian="10pt" style:font-size-complex="10pt"/>
    </style:style>
    <style:style style:name="T128_15" style:family="text">
      <style:text-properties fo:font-size="10pt" style:font-size-asian="10pt" style:font-size-complex="10pt"/>
    </style:style>
    <style:style style:name="T128_16" style:family="text">
      <style:text-properties fo:font-size="10pt" style:font-size-asian="10pt" style:font-size-complex="10pt"/>
    </style:style>
    <style:style style:name="T128_17" style:family="text">
      <style:text-properties fo:font-size="10pt" style:font-size-asian="10pt" style:font-size-complex="10pt"/>
    </style:style>
    <style:style style:name="T128_18" style:family="text">
      <style:text-properties fo:font-size="10pt" style:font-size-asian="10pt" style:font-size-complex="10pt"/>
    </style:style>
    <style:style style:name="T128_19" style:family="text">
      <style:text-properties fo:font-size="10pt" style:font-size-asian="10pt" style:font-size-complex="10pt"/>
    </style:style>
    <style:style style:name="T128_20" style:family="text">
      <style:text-properties fo:font-size="10pt" style:font-size-asian="10pt" style:font-size-complex="10pt"/>
    </style:style>
    <style:style style:name="T128_21" style:family="text">
      <style:text-properties fo:font-size="10pt" style:font-size-asian="10pt" style:font-size-complex="10pt"/>
    </style:style>
    <style:style style:name="T128_22" style:family="text">
      <style:text-properties fo:font-size="10pt" style:font-size-asian="10pt" style:font-size-complex="10pt"/>
    </style:style>
    <style:style style:name="T128_23" style:family="text">
      <style:text-properties fo:font-size="10pt" style:font-size-asian="10pt" style:font-size-complex="10pt"/>
    </style:style>
    <style:style style:name="T128_24" style:family="text">
      <style:text-properties fo:font-size="10pt" style:font-size-asian="10pt" style:font-size-complex="10pt"/>
    </style:style>
    <style:style style:name="T128_25" style:family="text">
      <style:text-properties fo:font-size="10pt" style:font-size-asian="10pt" style:font-size-complex="10pt"/>
    </style:style>
    <style:style style:name="T128_26" style:family="text">
      <style:text-properties fo:font-size="10pt" style:font-size-asian="10pt" style:font-size-complex="10pt"/>
    </style:style>
    <style:style style:name="T128_27" style:family="text">
      <style:text-properties fo:font-size="10pt" style:font-size-asian="10pt" style:font-size-complex="10pt"/>
    </style:style>
    <style:style style:name="T128_28" style:family="text">
      <style:text-properties fo:font-size="10pt" style:font-size-asian="10pt" style:font-size-complex="10pt"/>
    </style:style>
    <style:style style:name="T128_29" style:family="text">
      <style:text-properties fo:font-size="10pt" style:font-size-asian="10pt" style:font-size-complex="10pt"/>
    </style:style>
    <style:style style:name="T128_30" style:family="text">
      <style:text-properties fo:font-size="10pt" style:font-size-asian="10pt" style:font-size-complex="10pt"/>
    </style:style>
    <style:style style:name="T128_31" style:family="text">
      <style:text-properties fo:font-size="10pt" style:font-size-asian="10pt" style:font-size-complex="10pt"/>
    </style:style>
    <style:style style:name="T128_32" style:family="text">
      <style:text-properties fo:font-size="10pt" style:font-size-asian="10pt" style:font-size-complex="10pt"/>
    </style:style>
    <style:style style:name="T128_33" style:family="text">
      <style:text-properties fo:font-size="10pt" style:font-size-asian="10pt" style:font-size-complex="10pt"/>
    </style:style>
    <style:style style:name="T128_34" style:family="text">
      <style:text-properties fo:font-size="10pt" style:font-size-asian="10pt" style:font-size-complex="10pt"/>
    </style:style>
    <style:style style:name="T128_35" style:family="text">
      <style:text-properties fo:font-size="10pt" style:font-size-asian="10pt" style:font-size-complex="10pt"/>
    </style:style>
    <style:style style:name="T128_36" style:family="text">
      <style:text-properties fo:font-size="10pt" style:font-size-asian="10pt" style:font-size-complex="10pt"/>
    </style:style>
    <style:style style:name="T128_37" style:family="text">
      <style:text-properties fo:font-size="10pt" style:font-size-asian="10pt" style:font-size-complex="10pt"/>
    </style:style>
    <style:style style:name="T128_38" style:family="text">
      <style:text-properties fo:font-size="10pt" style:font-size-asian="10pt" style:font-size-complex="10pt"/>
    </style:style>
    <style:style style:name="T128_39" style:family="text">
      <style:text-properties fo:font-size="10pt" style:font-size-asian="10pt" style:font-size-complex="10pt"/>
    </style:style>
    <style:style style:name="T128_40" style:family="text">
      <style:text-properties fo:font-size="10pt" style:font-size-asian="10pt" style:font-size-complex="10pt"/>
    </style:style>
    <style:style style:name="T128_41" style:family="text">
      <style:text-properties fo:font-size="10pt" style:font-size-asian="10pt" style:font-size-complex="10pt"/>
    </style:style>
    <style:style style:name="T128_42" style:family="text">
      <style:text-properties fo:font-size="10pt" style:font-size-asian="10pt" style:font-size-complex="10pt"/>
    </style:style>
    <style:style style:name="T128_43" style:family="text">
      <style:text-properties fo:font-size="10pt" style:font-size-asian="10pt" style:font-size-complex="10pt"/>
    </style:style>
    <style:style style:name="T128_44" style:family="text">
      <style:text-properties fo:font-size="10pt" style:font-size-asian="10pt" style:font-size-complex="10pt"/>
    </style:style>
    <style:style style:name="T128_45" style:family="text">
      <style:text-properties fo:font-size="10pt" style:font-size-asian="10pt" style:font-size-complex="10pt"/>
    </style:style>
    <style:style style:name="T128_46" style:family="text">
      <style:text-properties fo:font-size="10pt" style:font-size-asian="10pt" style:font-size-complex="10pt"/>
    </style:style>
    <style:style style:name="T128_47" style:family="text">
      <style:text-properties fo:font-size="10pt" style:font-size-asian="10pt" style:font-size-complex="10pt"/>
    </style:style>
    <style:style style:name="T128_48" style:family="text">
      <style:text-properties fo:font-size="10pt" style:font-size-asian="10pt" style:font-size-complex="10pt"/>
    </style:style>
    <style:style style:name="T128_49" style:family="text">
      <style:text-properties fo:font-size="10pt" style:font-size-asian="10pt" style:font-size-complex="10pt"/>
    </style:style>
    <style:style style:name="T128_50" style:family="text">
      <style:text-properties fo:font-size="10pt" style:font-size-asian="10pt" style:font-size-complex="10pt"/>
    </style:style>
    <style:style style:name="T128_51" style:family="text">
      <style:text-properties fo:font-size="10pt" style:font-size-asian="10pt" style:font-size-complex="10pt"/>
    </style:style>
    <style:style style:name="T128_52" style:family="text">
      <style:text-properties fo:font-size="10pt" style:font-size-asian="10pt" style:font-size-complex="10pt"/>
    </style:style>
    <style:style style:name="T128_53" style:family="text">
      <style:text-properties fo:font-size="10pt" style:font-size-asian="10pt" style:font-size-complex="10pt"/>
    </style:style>
    <style:style style:name="T128_54" style:family="text">
      <style:text-properties fo:font-size="10pt" style:font-size-asian="10pt" style:font-size-complex="10pt"/>
    </style:style>
    <style:style style:name="T128_55" style:family="text">
      <style:text-properties fo:font-size="10pt" style:font-size-asian="10pt" style:font-size-complex="10pt"/>
    </style:style>
    <style:style style:name="T128_56" style:family="text">
      <style:text-properties fo:font-size="10pt" style:font-size-asian="10pt" style:font-size-complex="10pt"/>
    </style:style>
    <style:style style:name="T128_57" style:family="text">
      <style:text-properties fo:font-size="10pt" style:font-size-asian="10pt" style:font-size-complex="10pt"/>
    </style:style>
    <style:style style:name="T128_58" style:family="text">
      <style:text-properties fo:font-size="10pt" style:font-size-asian="10pt" style:font-size-complex="10pt"/>
    </style:style>
    <style:style style:name="T128_59" style:family="text">
      <style:text-properties fo:font-size="10pt" style:font-size-asian="10pt" style:font-size-complex="10pt"/>
    </style:style>
    <style:style style:name="T128_60" style:family="text">
      <style:text-properties fo:font-size="10pt" style:font-size-asian="10pt" style:font-size-complex="10pt"/>
    </style:style>
    <style:style style:name="T128_61" style:family="text">
      <style:text-properties fo:font-size="10pt" style:font-size-asian="10pt" style:font-size-complex="10pt"/>
    </style:style>
    <style:style style:name="T128_62" style:family="text">
      <style:text-properties fo:font-size="10pt" style:font-size-asian="10pt" style:font-size-complex="10pt"/>
    </style:style>
    <style:style style:name="T128_63" style:family="text">
      <style:text-properties fo:font-size="10pt" style:font-size-asian="10pt" style:font-size-complex="10pt"/>
    </style:style>
    <style:style style:name="T128_64" style:family="text">
      <style:text-properties fo:font-size="10pt" style:font-size-asian="10pt" style:font-size-complex="10pt"/>
    </style:style>
    <style:style style:name="T128_65" style:family="text">
      <style:text-properties fo:font-size="10pt" style:font-size-asian="10pt" style:font-size-complex="10pt"/>
    </style:style>
    <style:style style:name="T128_66" style:family="text">
      <style:text-properties fo:font-size="10pt" style:font-size-asian="10pt" style:font-size-complex="10pt"/>
    </style:style>
    <style:style style:name="T128_67" style:family="text">
      <style:text-properties fo:font-size="10pt" style:font-size-asian="10pt" style:font-size-complex="10pt"/>
    </style:style>
    <style:style style:name="T128_68" style:family="text">
      <style:text-properties fo:font-size="10pt" style:font-size-asian="10pt" style:font-size-complex="10pt"/>
    </style:style>
    <style:style style:name="T128_69" style:family="text">
      <style:text-properties fo:font-size="10pt" style:font-size-asian="10pt" style:font-size-complex="10pt"/>
    </style:style>
    <style:style style:name="T128_70" style:family="text">
      <style:text-properties fo:font-size="10pt" style:font-size-asian="10pt" style:font-size-complex="10pt"/>
    </style:style>
    <style:style style:name="T128_71" style:family="text">
      <style:text-properties fo:font-size="10pt" style:font-size-asian="10pt" style:font-size-complex="10pt"/>
    </style:style>
    <style:style style:name="T128_72" style:family="text">
      <style:text-properties fo:font-size="10pt" style:font-size-asian="10pt" style:font-size-complex="10pt"/>
    </style:style>
    <style:style style:name="T128_73" style:family="text">
      <style:text-properties fo:font-size="10pt" style:font-size-asian="10pt" style:font-size-complex="10pt"/>
    </style:style>
    <style:style style:name="T128_74" style:family="text">
      <style:text-properties fo:font-size="10pt" style:font-size-asian="10pt" style:font-size-complex="10pt"/>
    </style:style>
    <style:style style:name="T128_75" style:family="text">
      <style:text-properties fo:font-size="10pt" style:font-size-asian="10pt" style:font-size-complex="10pt"/>
    </style:style>
    <style:style style:name="T128_76" style:family="text">
      <style:text-properties fo:font-size="10pt" style:font-size-asian="10pt" style:font-size-complex="10pt"/>
    </style:style>
    <style:style style:name="T128_77" style:family="text">
      <style:text-properties fo:font-size="10pt" style:font-size-asian="10pt" style:font-size-complex="10pt"/>
    </style:style>
    <style:style style:name="T128_78" style:family="text">
      <style:text-properties fo:font-size="10pt" style:font-size-asian="10pt" style:font-size-complex="10pt"/>
    </style:style>
    <style:style style:name="T128_79" style:family="text">
      <style:text-properties fo:font-size="10pt" style:font-size-asian="10pt" style:font-size-complex="10pt"/>
    </style:style>
    <style:style style:name="T128_80" style:family="text">
      <style:text-properties fo:font-size="10pt" style:font-size-asian="10pt" style:font-size-complex="10pt"/>
    </style:style>
    <style:style style:name="T128_81" style:family="text">
      <style:text-properties fo:font-size="10pt" style:font-size-asian="10pt" style:font-size-complex="10pt"/>
    </style:style>
    <style:style style:name="T128_82" style:family="text">
      <style:text-properties fo:font-size="10pt" style:font-size-asian="10pt" style:font-size-complex="10pt"/>
    </style:style>
    <style:style style:name="T128_83" style:family="text">
      <style:text-properties fo:font-size="10pt" style:font-size-asian="10pt" style:font-size-complex="10pt"/>
    </style:style>
    <style:style style:name="T128_84" style:family="text">
      <style:text-properties fo:font-size="10pt" style:font-size-asian="10pt" style:font-size-complex="10pt"/>
    </style:style>
    <style:style style:name="T128_85" style:family="text">
      <style:text-properties fo:font-size="10pt" style:font-size-asian="10pt" style:font-size-complex="10pt"/>
    </style:style>
    <style:style style:name="T128_86" style:family="text">
      <style:text-properties fo:font-size="10pt" style:font-size-asian="10pt" style:font-size-complex="10pt"/>
    </style:style>
    <style:style style:name="T128_87" style:family="text">
      <style:text-properties fo:font-size="10pt" style:font-size-asian="10pt" style:font-size-complex="10pt"/>
    </style:style>
    <style:style style:name="T128_88" style:family="text">
      <style:text-properties fo:font-size="10pt" style:font-size-asian="10pt" style:font-size-complex="10pt"/>
    </style:style>
    <style:style style:name="T128_89" style:family="text">
      <style:text-properties fo:font-size="10pt" style:font-size-asian="10pt" style:font-size-complex="10pt"/>
    </style:style>
    <style:style style:name="T128_90" style:family="text">
      <style:text-properties fo:font-size="10pt" style:font-size-asian="10pt" style:font-size-complex="10pt"/>
    </style:style>
    <style:style style:name="T128_91" style:family="text">
      <style:text-properties fo:font-size="10pt" style:font-size-asian="10pt" style:font-size-complex="10pt"/>
    </style:style>
    <style:style style:name="T128_92" style:family="text">
      <style:text-properties fo:font-size="10pt" style:font-size-asian="10pt" style:font-size-complex="10pt"/>
    </style:style>
    <style:style style:name="T128_93" style:family="text">
      <style:text-properties fo:font-size="10pt" style:font-size-asian="10pt" style:font-size-complex="10pt"/>
    </style:style>
    <style:style style:name="T128_94" style:family="text">
      <style:text-properties fo:font-size="10pt" style:font-size-asian="10pt" style:font-size-complex="10pt"/>
    </style:style>
    <style:style style:name="T128_95" style:family="text">
      <style:text-properties fo:font-size="10pt" style:font-size-asian="10pt" style:font-size-complex="10pt"/>
    </style:style>
    <style:style style:name="T128_96" style:family="text">
      <style:text-properties fo:font-size="10pt" style:font-size-asian="10pt" style:font-size-complex="10pt"/>
    </style:style>
    <style:style style:name="T128_97" style:family="text">
      <style:text-properties fo:font-size="10pt" style:font-size-asian="10pt" style:font-size-complex="10pt"/>
    </style:style>
    <style:style style:name="T128_98" style:family="text">
      <style:text-properties fo:font-size="10pt" style:font-size-asian="10pt" style:font-size-complex="10pt"/>
    </style:style>
    <style:style style:name="T128_99" style:family="text">
      <style:text-properties fo:font-size="10pt" style:font-size-asian="10pt" style:font-size-complex="10pt"/>
    </style:style>
    <style:style style:name="T128_100" style:family="text">
      <style:text-properties fo:font-size="10pt" style:font-size-asian="10pt" style:font-size-complex="10pt"/>
    </style:style>
    <style:style style:name="T128_101" style:family="text">
      <style:text-properties fo:font-size="10pt" style:font-size-asian="10pt" style:font-size-complex="10pt"/>
    </style:style>
    <style:style style:name="T128_102" style:family="text">
      <style:text-properties fo:font-size="10pt" style:font-size-asian="10pt" style:font-size-complex="10pt"/>
    </style:style>
    <style:style style:name="T128_103" style:family="text">
      <style:text-properties fo:font-size="10pt" style:font-size-asian="10pt" style:font-size-complex="10pt"/>
    </style:style>
    <style:style style:name="T128_104" style:family="text">
      <style:text-properties fo:font-size="10pt" style:font-size-asian="10pt" style:font-size-complex="10pt"/>
    </style:style>
    <style:style style:name="T128_105" style:family="text">
      <style:text-properties fo:font-size="10pt" style:font-size-asian="10pt" style:font-size-complex="10pt"/>
    </style:style>
    <style:style style:name="T128_106" style:family="text">
      <style:text-properties fo:font-size="10pt" style:font-size-asian="10pt" style:font-size-complex="10pt"/>
    </style:style>
    <style:style style:name="T128_107" style:family="text">
      <style:text-properties fo:font-size="10pt" style:font-size-asian="10pt" style:font-size-complex="10pt"/>
    </style:style>
    <style:style style:name="T128_108" style:family="text">
      <style:text-properties fo:font-size="10pt" style:font-size-asian="10pt" style:font-size-complex="10pt"/>
    </style:style>
    <style:style style:name="T128_109" style:family="text">
      <style:text-properties fo:font-size="10pt" style:font-size-asian="10pt" style:font-size-complex="10pt"/>
    </style:style>
    <style:style style:name="T128_110" style:family="text">
      <style:text-properties fo:font-size="10pt" style:font-size-asian="10pt" style:font-size-complex="10pt"/>
    </style:style>
    <style:style style:name="T128_111" style:family="text">
      <style:text-properties fo:font-size="10pt" style:font-size-asian="10pt" style:font-size-complex="10pt"/>
    </style:style>
    <style:style style:name="T128_112" style:family="text">
      <style:text-properties fo:font-size="10pt" style:font-size-asian="10pt" style:font-size-complex="10pt"/>
    </style:style>
    <style:style style:name="T128_113" style:family="text">
      <style:text-properties fo:font-size="10pt" style:font-size-asian="10pt" style:font-size-complex="10pt"/>
    </style:style>
    <style:style style:name="T128_114" style:family="text">
      <style:text-properties fo:font-size="10pt" style:font-size-asian="10pt" style:font-size-complex="10pt"/>
    </style:style>
    <style:style style:name="T128_115" style:family="text">
      <style:text-properties fo:font-size="10pt" style:font-size-asian="10pt" style:font-size-complex="10pt"/>
    </style:style>
    <style:style style:name="T128_116" style:family="text">
      <style:text-properties fo:font-size="10pt" style:font-size-asian="10pt" style:font-size-complex="10pt"/>
    </style:style>
    <style:style style:name="T128_117" style:family="text">
      <style:text-properties fo:font-size="10pt" style:font-size-asian="10pt" style:font-size-complex="10pt"/>
    </style:style>
    <style:style style:name="T128_118" style:family="text">
      <style:text-properties fo:font-size="10pt" style:font-size-asian="10pt" style:font-size-complex="10pt"/>
    </style:style>
    <style:style style:name="T128_119" style:family="text">
      <style:text-properties fo:font-size="10pt" style:font-size-asian="10pt" style:font-size-complex="10pt"/>
    </style:style>
    <style:style style:name="T128_120" style:family="text">
      <style:text-properties fo:font-size="10pt" style:font-size-asian="10pt" style:font-size-complex="10pt"/>
    </style:style>
    <style:style style:name="T128_121" style:family="text">
      <style:text-properties fo:font-size="10pt" style:font-size-asian="10pt" style:font-size-complex="10pt"/>
    </style:style>
    <style:style style:name="T128_122" style:family="text">
      <style:text-properties fo:font-size="10pt" style:font-size-asian="10pt" style:font-size-complex="10pt"/>
    </style:style>
    <style:style style:name="P129" style:family="paragraph" style:parent-style-name="Standard">
      <style:paragraph-properties fo:text-align="justify" fo:break-before="auto" fo:line-height="108%" style:writing-mode="lr-tb"/>
    </style:style>
    <style:style style:name="T129_1" style:family="text">
      <style:text-properties fo:font-size="10pt" style:font-size-asian="10pt" style:font-size-complex="10pt" fo:font-weight="bold" style:font-weight-asian="bold" style:font-weight-complex="bold"/>
    </style:style>
    <style:style style:name="T129_2" style:family="text">
      <style:text-properties fo:font-size="10pt" style:font-size-asian="10pt" style:font-size-complex="10pt" fo:font-weight="bold" style:font-weight-asian="bold" style:font-weight-complex="bold"/>
    </style:style>
    <style:style style:name="T129_3" style:family="text">
      <style:text-properties fo:font-size="10pt" style:font-size-asian="10pt" style:font-size-complex="10pt"/>
    </style:style>
    <style:style style:name="P130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131" style:family="paragraph" style:parent-style-name="Standard">
      <style:paragraph-properties fo:text-align="justify" fo:break-before="auto" fo:line-height="108%" fo:margin-left="2.54cm" style:writing-mode="lr-tb"/>
    </style:style>
    <style:style style:name="T131_1" style:family="text">
      <style:text-properties fo:font-size="10pt" style:font-size-asian="10pt" style:font-size-complex="10pt" fo:font-weight="bold" style:font-weight-asian="bold" style:font-weight-complex="bold"/>
    </style:style>
    <style:style style:name="T131_2" style:family="text">
      <style:text-properties fo:font-size="10pt" style:font-size-asian="10pt" style:font-size-complex="10pt" fo:font-weight="bold" style:font-weight-asian="bold" style:font-weight-complex="bold"/>
    </style:style>
    <style:style style:name="T131_3" style:family="text">
      <style:text-properties fo:font-size="10pt" style:font-size-asian="10pt" style:font-size-complex="10pt"/>
    </style:style>
    <style:style style:name="T131_4" style:family="text">
      <style:text-properties fo:font-size="10pt" style:font-size-asian="10pt" style:font-size-complex="10pt"/>
    </style:style>
    <style:style style:name="T131_5" style:family="text">
      <style:text-properties fo:font-size="10pt" style:font-size-asian="10pt" style:font-size-complex="10pt"/>
    </style:style>
    <style:style style:name="T131_6" style:family="text">
      <style:text-properties fo:font-size="10pt" style:font-size-asian="10pt" style:font-size-complex="10pt"/>
    </style:style>
    <style:style style:name="T131_7" style:family="text">
      <style:text-properties fo:font-size="10pt" style:font-size-asian="10pt" style:font-size-complex="10pt"/>
    </style:style>
    <style:style style:name="T131_8" style:family="text">
      <style:text-properties fo:font-size="10pt" style:font-size-asian="10pt" style:font-size-complex="10pt"/>
    </style:style>
    <style:style style:name="T131_9" style:family="text">
      <style:text-properties fo:font-size="10pt" style:font-size-asian="10pt" style:font-size-complex="10pt"/>
    </style:style>
    <style:style style:name="T131_10" style:family="text">
      <style:text-properties fo:font-size="10pt" style:font-size-asian="10pt" style:font-size-complex="10pt"/>
    </style:style>
    <style:style style:name="T131_11" style:family="text">
      <style:text-properties fo:font-size="10pt" style:font-size-asian="10pt" style:font-size-complex="10pt"/>
    </style:style>
    <style:style style:name="T131_12" style:family="text">
      <style:text-properties fo:font-size="10pt" style:font-size-asian="10pt" style:font-size-complex="10pt"/>
    </style:style>
    <style:style style:name="T131_13" style:family="text">
      <style:text-properties fo:font-size="10pt" style:font-size-asian="10pt" style:font-size-complex="10pt"/>
    </style:style>
    <style:style style:name="T131_14" style:family="text">
      <style:text-properties fo:font-size="10pt" style:font-size-asian="10pt" style:font-size-complex="10pt"/>
    </style:style>
    <style:style style:name="T131_15" style:family="text">
      <style:text-properties fo:font-size="10pt" style:font-size-asian="10pt" style:font-size-complex="10pt"/>
    </style:style>
    <style:style style:name="P13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13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4" style:family="paragraph" style:parent-style-name="Standard">
      <style:paragraph-properties fo:text-align="justify" fo:break-before="auto" fo:text-indent="0cm" fo:line-height="108%" fo:margin-top="0cm" fo:margin-left="2.54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4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2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4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8_48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2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-2.54cm" fo:line-height="108%" fo:margin-top="0cm" fo:margin-left="2.54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6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4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Dmitry</text:span><text:span text:style-name="T1_2"><text:s/></text:span><text:span text:style-name="T1_3">Polishuk</text:span><text:span text:style-name="T1_4"><text:tab/></text:span></text:p>
      <text:p text:style-name="P2"><text:span text:style-name="T2_1">Senior</text:span><text:span text:style-name="T2_2"><text:s/></text:span><text:span text:style-name="T2_3">Software</text:span><text:span text:style-name="T2_4"><text:s/></text:span><text:span text:style-name="T2_5">Engineer</text:span><text:span text:style-name="T2_6"><text:s/>/<text:s/></text:span><text:span text:style-name="T2_7">Teamlead</text:span></text:p>
      <text:p text:style-name="P3"><text:span text:style-name="T3_1">Expirienced</text:span><text:span text:style-name="T3_2"><text:s/></text:span><text:span text:style-name="T3_3">software</text:span><text:span text:style-name="T3_4"><text:s/></text:span><text:span text:style-name="T3_5">engineer</text:span><text:span text:style-name="T3_6"><text:s/>&amp;<text:s/></text:span><text:span text:style-name="T3_7">devops</text:span><text:span text:style-name="T3_8"><text:s/></text:span><text:span text:style-name="T3_9">who</text:span><text:span text:style-name="T3_10"><text:s/></text:span><text:span text:style-name="T3_11">is</text:span><text:span text:style-name="T3_12"><text:s/></text:span><text:span text:style-name="T3_13">looking</text:span><text:span text:style-name="T3_14"><text:s/></text:span><text:span text:style-name="T3_15">for</text:span><text:span text:style-name="T3_16"><text:s/></text:span><text:span text:style-name="T3_17">building</text:span><text:span text:style-name="T3_18"><text:s/></text:span><text:span text:style-name="T3_19">complex</text:span><text:span text:style-name="T3_20"><text:s/></text:span><text:span text:style-name="T3_21">systems</text:span><text:span text:style-name="T3_22"><text:s/></text:span><text:span text:style-name="T3_23">in</text:span><text:span text:style-name="T3_24"><text:s/></text:span><text:span text:style-name="T3_25">java</text:span><text:span text:style-name="T3_26">,<text:s/></text:span><text:span text:style-name="T3_27">c</text:span><text:span text:style-name="T3_28">++.<text:s/></text:span><text:span text:style-name="T3_29">Remote</text:span><text:span text:style-name="T3_30"><text:s/></text:span><text:span text:style-name="T3_31">positions</text:span><text:span text:style-name="T3_32"><text:s/></text:span><text:span text:style-name="T3_33">preferred</text:span><text:span text:style-name="T3_34">.<text:s/></text:span></text:p>
      <text:p text:style-name="P4"/>
      <text:p text:style-name="P5"><text:span text:style-name="T5_1">email</text:span><text:span text:style-name="T5_2">:<text:s/></text:span><text:span text:style-name="T5_3"><text:a xlink:type="simple" xlink:href="mailto:dmitry.polishuk@gmail.com"><text:span text:style-name="T5_4">dmitry</text:span></text:a></text:span><text:span text:style-name="T5_5"><text:a xlink:type="simple" xlink:href="mailto:dmitry.polishuk@gmail.com"><text:span text:style-name="T5_6">.</text:span></text:a></text:span><text:span text:style-name="T5_7"><text:a xlink:type="simple" xlink:href="mailto:dmitry.polishuk@gmail.com"><text:span text:style-name="T5_8">polishuk</text:span></text:a></text:span><text:span text:style-name="T5_9"><text:a xlink:type="simple" xlink:href="mailto:dmitry.polishuk@gmail.com"><text:span text:style-name="T5_10">@</text:span></text:a></text:span><text:span text:style-name="T5_11"><text:a xlink:type="simple" xlink:href="mailto:dmitry.polishuk@gmail.com"><text:span text:style-name="T5_12">gmail</text:span></text:a></text:span><text:span text:style-name="T5_13"><text:a xlink:type="simple" xlink:href="mailto:dmitry.polishuk@gmail.com"><text:span text:style-name="T5_14">.</text:span></text:a></text:span><text:span text:style-name="T5_15"><text:a xlink:type="simple" xlink:href="mailto:dmitry.polishuk@gmail.com"><text:span text:style-name="T5_16">com</text:span></text:a></text:span></text:p>
      <text:p text:style-name="P6"><text:span text:style-name="T6_1">github</text:span><text:span text:style-name="T6_2">:<text:s/></text:span><text:span text:style-name="T6_3"><text:a xlink:type="simple" xlink:href="https://github.com/dpolishuk/"><text:span text:style-name="T6_4">https</text:span></text:a></text:span><text:span text:style-name="T6_5"><text:a xlink:type="simple" xlink:href="https://github.com/dpolishuk/"><text:span text:style-name="T6_6">://</text:span></text:a></text:span><text:span text:style-name="T6_7"><text:a xlink:type="simple" xlink:href="https://github.com/dpolishuk/"><text:span text:style-name="T6_8">github</text:span></text:a></text:span><text:span text:style-name="T6_9"><text:a xlink:type="simple" xlink:href="https://github.com/dpolishuk/"><text:span text:style-name="T6_10">.</text:span></text:a></text:span><text:span text:style-name="T6_11"><text:a xlink:type="simple" xlink:href="https://github.com/dpolishuk/"><text:span text:style-name="T6_12">com</text:span></text:a></text:span><text:span text:style-name="T6_13"><text:a xlink:type="simple" xlink:href="https://github.com/dpolishuk/"><text:span text:style-name="T6_14">/</text:span></text:a></text:span><text:span text:style-name="T6_15"><text:a xlink:type="simple" xlink:href="https://github.com/dpolishuk/"><text:span text:style-name="T6_16">dpolishuk</text:span></text:a></text:span><text:span text:style-name="T6_17"><text:a xlink:type="simple" xlink:href="https://github.com/dpolishuk/"><text:span text:style-name="T6_18">/</text:span></text:a></text:span></text:p>
      <text:p text:style-name="P7"><text:span text:style-name="T7_1">skype</text:span><text:span text:style-name="T7_2">:<text:s/></text:span><text:span text:style-name="T7_3">dmitry</text:span><text:span text:style-name="T7_4">.</text:span><text:span text:style-name="T7_5">polishuk</text:span></text:p>
      <text:p text:style-name="P8"><text:span text:style-name="T8_1">phone</text:span><text:span text:style-name="T8_2">:<text:s/>+79263930323</text:span></text:p>
      <text:p text:style-name="P9"/>
      <text:p text:style-name="P10"><text:span text:style-name="T10_1">Summary</text:span><text:span text:style-name="T10_2">:<text:s/></text:span><text:span text:style-name="T10_3"><text:line-break/><text:s text:c="15"/>8</text:span><text:span text:style-name="T10_4"><text:s/></text:span><text:span text:style-name="T10_5">years</text:span><text:span text:style-name="T10_6"><text:s/></text:span><text:span text:style-name="T10_7">of</text:span><text:span text:style-name="T10_8"><text:s/></text:span><text:span text:style-name="T10_9">expertise</text:span><text:span text:style-name="T10_10"><text:s/></text:span><text:span text:style-name="T10_11">in</text:span><text:span text:style-name="T10_12"><text:s/></text:span><text:span text:style-name="T10_13">software</text:span><text:span text:style-name="T10_14"><text:s/></text:span><text:span text:style-name="T10_15">development</text:span><text:span text:style-name="T10_16"><text:s/>(</text:span><text:span text:style-name="T10_17">using</text:span><text:span text:style-name="T10_18"><text:s/></text:span><text:span text:style-name="T10_19">C</text:span><text:span text:style-name="T10_20">/</text:span><text:span text:style-name="T10_21">C</text:span><text:span text:style-name="T10_22">++,<text:s/></text:span><text:span text:style-name="T10_23">Java</text:span><text:span text:style-name="T10_24">,<text:s/></text:span><text:span text:style-name="T10_25">Android</text:span><text:span text:style-name="T10_26">,<text:s/></text:span><text:span text:style-name="T10_27">Perl</text:span><text:span text:style-name="T10_28">,<text:s/></text:span><text:span text:style-name="T10_29">Win</text:span><text:span text:style-name="T10_30">32<text:s/></text:span><text:span text:style-name="T10_31">API</text:span><text:span text:style-name="T10_32">,<text:s/></text:span><text:span text:style-name="T10_33">and</text:span><text:span text:style-name="T10_34"><text:s/></text:span><text:span text:style-name="T10_35">Linux</text:span><text:span text:style-name="T10_36">)</text:span></text:p>
      <text:p text:style-name="P11"><text:span text:style-name="T11_1">8<text:s/></text:span><text:span text:style-name="T11_2">years</text:span><text:span text:style-name="T11_3"><text:s/></text:span><text:span text:style-name="T11_4">of</text:span><text:span text:style-name="T11_5"><text:s/></text:span><text:span text:style-name="T11_6">expertise</text:span><text:span text:style-name="T11_7"><text:s/></text:span><text:span text:style-name="T11_8">in</text:span><text:span text:style-name="T11_9"><text:s/></text:span><text:span text:style-name="T11_10">building</text:span><text:span text:style-name="T11_11"><text:s/></text:span><text:span text:style-name="T11_12">telecommunications</text:span><text:span text:style-name="T11_13"><text:s/>&amp;<text:s/></text:span><text:span text:style-name="T11_14">multimedia</text:span><text:span text:style-name="T11_15"><text:s/></text:span><text:span text:style-name="T11_16">projects</text:span></text:p>
      <text:p text:style-name="P12"><text:span text:style-name="T12_1">3<text:s/></text:span><text:span text:style-name="T12_2">years</text:span><text:span text:style-name="T12_3"><text:s/></text:span><text:span text:style-name="T12_4">of</text:span><text:span text:style-name="T12_5"><text:s/></text:span><text:span text:style-name="T12_6">expertise</text:span><text:span text:style-name="T12_7"><text:s/></text:span><text:span text:style-name="T12_8">in</text:span><text:span text:style-name="T12_9"><text:s/></text:span><text:span text:style-name="T12_10">Android</text:span><text:span text:style-name="T12_11"><text:s/></text:span><text:span text:style-name="T12_12">development</text:span></text:p>
      <text:p text:style-name="P13"><text:span text:style-name="T13_1">3<text:s/></text:span><text:span text:style-name="T13_2">years</text:span><text:span text:style-name="T13_3"><text:s/></text:span><text:span text:style-name="T13_4">of</text:span><text:span text:style-name="T13_5"><text:s/></text:span><text:span text:style-name="T13_6">expertise</text:span><text:span text:style-name="T13_7"><text:s/></text:span><text:span text:style-name="T13_8">in</text:span><text:span text:style-name="T13_9"><text:s/></text:span><text:span text:style-name="T13_10">development</text:span><text:span text:style-name="T13_11"><text:s/></text:span><text:span text:style-name="T13_12">related</text:span><text:span text:style-name="T13_13"><text:s/></text:span><text:span text:style-name="T13_14">to</text:span><text:span text:style-name="T13_15"><text:s/></text:span><text:span text:style-name="T13_16">broadband</text:span><text:span text:style-name="T13_17"><text:s/></text:span><text:span text:style-name="T13_18">wireless</text:span><text:span text:style-name="T13_19"><text:s/></text:span><text:span text:style-name="T13_20">communications</text:span><text:span text:style-name="T13_21"><text:s/>(</text:span><text:span text:style-name="T13_22">WiMax</text:span><text:span text:style-name="T13_23">,<text:s/></text:span><text:span text:style-name="T13_24">WiFi</text:span><text:span text:style-name="T13_25">)</text:span></text:p>
      <text:p text:style-name="P14"><text:span text:style-name="T14_1">Wide</text:span><text:span text:style-name="T14_2"><text:s/></text:span><text:span text:style-name="T14_3">range</text:span><text:span text:style-name="T14_4"><text:s/></text:span><text:span text:style-name="T14_5">of</text:span><text:span text:style-name="T14_6"><text:s/></text:span><text:span text:style-name="T14_7">expertise</text:span><text:span text:style-name="T14_8"><text:s/></text:span><text:span text:style-name="T14_9">in</text:span><text:span text:style-name="T14_10"><text:s/></text:span><text:span text:style-name="T14_11">software</text:span><text:span text:style-name="T14_12"><text:s/></text:span><text:span text:style-name="T14_13">and</text:span><text:span text:style-name="T14_14"><text:s/></text:span><text:span text:style-name="T14_15">hardware</text:span><text:span text:style-name="T14_16"><text:s/></text:span><text:span text:style-name="T14_17">systems</text:span><text:span text:style-name="T14_18">,<text:s/></text:span><text:span text:style-name="T14_19">networks</text:span><text:span text:style-name="T14_20"><text:s/></text:span><text:span text:style-name="T14_21">and</text:span><text:span text:style-name="T14_22"><text:s/></text:span><text:span text:style-name="T14_23">electronics</text:span></text:p>
      <text:list text:style-name="LS1" xml:id="list0">
        <text:list-item>
          <text:list>
            <text:list-item>
              <text:p text:style-name="P15"><text:span text:style-name="T15_1">C</text:span><text:span text:style-name="T15_2">/</text:span><text:span text:style-name="T15_3">C</text:span><text:span text:style-name="T15_4">++</text:span></text:p>
            </text:list-item>
            <text:list-item>
              <text:p text:style-name="P16"><text:span text:style-name="T16_1">Java</text:span></text:p>
            </text:list-item>
            <text:list-item>
              <text:p text:style-name="P17"><text:span text:style-name="T17_1">Android</text:span><text:span text:style-name="T17_2"><text:s/></text:span><text:span text:style-name="T17_3">development</text:span></text:p>
            </text:list-item>
            <text:list-item>
              <text:p text:style-name="P18"><text:span text:style-name="T18_1">Linux</text:span><text:span text:style-name="T18_2">/</text:span><text:span text:style-name="T18_3">UNIX</text:span><text:span text:style-name="T18_4">,<text:s/></text:span><text:span text:style-name="T18_5">including</text:span><text:span text:style-name="T18_6"><text:s/></text:span><text:span text:style-name="T18_7">standard</text:span><text:span text:style-name="T18_8"><text:s/></text:span><text:span text:style-name="T18_9">Unix</text:span><text:span text:style-name="T18_10"><text:s/></text:span><text:span text:style-name="T18_11">tools</text:span></text:p>
            </text:list-item>
            <text:list-item>
              <text:p text:style-name="P19"><text:span text:style-name="T19_1">Windows</text:span><text:span text:style-name="T19_2"><text:s/></text:span><text:span text:style-name="T19_3">architecture</text:span><text:span text:style-name="T19_4"><text:s/></text:span><text:span text:style-name="T19_5">and</text:span><text:span text:style-name="T19_6"><text:s/></text:span><text:span text:style-name="T19_7">internal</text:span><text:span text:style-name="T19_8"><text:s/></text:span><text:span text:style-name="T19_9">components</text:span></text:p>
            </text:list-item>
            <text:list-item>
              <text:p text:style-name="P20"><text:span text:style-name="T20_1">LAMP</text:span><text:span text:style-name="T20_2"><text:s/>(</text:span><text:span text:style-name="T20_3">Linux</text:span><text:span text:style-name="T20_4">/</text:span><text:span text:style-name="T20_5">Apache</text:span><text:span text:style-name="T20_6">/</text:span><text:span text:style-name="T20_7">MySQL</text:span><text:span text:style-name="T20_8">/</text:span><text:span text:style-name="T20_9">Perl</text:span><text:span text:style-name="T20_10"><text:s/></text:span><text:span text:style-name="T20_11">or</text:span><text:span text:style-name="T20_12"><text:s/></text:span><text:span text:style-name="T20_13">Python</text:span><text:span text:style-name="T20_14">)</text:span></text:p>
            </text:list-item>
          </text:list>
        </text:list-item>
      </text:list>
      <text:p text:style-name="P21"><text:span text:style-name="T21_1">Education</text:span><text:span text:style-name="T21_2">:</text:span></text:p>
      <text:p text:style-name="P22"><text:span text:style-name="T22_1">MS</text:span><text:span text:style-name="T22_2"><text:s/></text:span><text:span text:style-name="T22_3">Computer</text:span><text:span text:style-name="T22_4"><text:s/></text:span><text:span text:style-name="T22_5">Security</text:span><text:span text:style-name="T22_6">.<text:s/></text:span><text:span text:style-name="T22_7">Voronezh</text:span><text:span text:style-name="T22_8"><text:s/></text:span><text:span text:style-name="T22_9">State</text:span><text:span text:style-name="T22_10"><text:s/></text:span><text:span text:style-name="T22_11">Technical</text:span><text:span text:style-name="T22_12"><text:s/></text:span><text:span text:style-name="T22_13">University</text:span><text:span text:style-name="T22_14">,<text:s/></text:span><text:span text:style-name="T22_15">Voronezh</text:span><text:span text:style-name="T22_16">,<text:s/></text:span><text:span text:style-name="T22_17">Russia</text:span><text:span text:style-name="T22_18"><text:s/><text:tab/><text:tab/></text:span></text:p>
      <text:p text:style-name="P23"/>
      <text:p text:style-name="P24"><text:span text:style-name="T24_1">Working</text:span><text:span text:style-name="T24_2"><text:s/></text:span><text:span text:style-name="T24_3">Experience</text:span><text:span text:style-name="T24_4">:</text:span></text:p>
      <text:p text:style-name="P25"><text:span text:style-name="T25_1"><text:tab/></text:span><text:span text:style-name="T25_2"><text:a xlink:type="simple" xlink:href="http://neosphere.com"><text:span text:style-name="T25_3">NeoSpherePlus</text:span></text:a></text:span><text:span text:style-name="T25_4"><text:s text:c="100"/></text:span><text:span text:style-name="T25_5">2014<text:s/>-<text:s/></text:span><text:span text:style-name="T25_6">present</text:span></text:p>
      <text:p text:style-name="P26"><text:span text:style-name="T26_1"><text:tab/></text:span><text:span text:style-name="T26_2">Lead</text:span><text:span text:style-name="T26_3"><text:s/></text:span><text:span text:style-name="T26_4">Android</text:span><text:span text:style-name="T26_5"><text:s/></text:span><text:span text:style-name="T26_6">Developer</text:span><text:span text:style-name="T26_7"><text:s/></text:span></text:p>
      <text:p text:style-name="P27"><text:span text:style-name="T27_1"><text:tab/><text:tab/></text:span><text:span text:style-name="T27_2">Designed</text:span><text:span text:style-name="T27_3"><text:s/>&amp;<text:s/></text:span><text:span text:style-name="T27_4">implemented</text:span><text:span text:style-name="T27_5"><text:s/></text:span><text:span text:style-name="T27_6">taxi</text:span><text:span text:style-name="T27_7"><text:s/></text:span><text:span text:style-name="T27_8">orders</text:span><text:span text:style-name="T27_9"><text:s/></text:span><text:span text:style-name="T27_10">analyzer</text:span><text:span text:style-name="T27_11"><text:s/></text:span><text:span text:style-name="T27_12">client</text:span><text:span text:style-name="T27_13"><text:s/></text:span><text:span text:style-name="T27_14">for</text:span><text:span text:style-name="T27_15"><text:s/></text:span><text:span text:style-name="T27_16">taxi</text:span><text:span text:style-name="T27_17">-</text:span><text:span text:style-name="T27_18">drivers</text:span></text:p>
      <text:p text:style-name="P28"><text:span text:style-name="T28_1">Implemented</text:span><text:span text:style-name="T28_2"><text:s/></text:span><text:span text:style-name="T28_3">chat</text:span><text:span text:style-name="T28_4"><text:s/></text:span><text:span text:style-name="T28_5">messenger</text:span><text:span text:style-name="T28_6"><text:s/></text:span><text:span text:style-name="T28_7">with</text:span><text:span text:style-name="T28_8"><text:s/></text:span><text:span text:style-name="T28_9">rich</text:span><text:span text:style-name="T28_10"><text:s/></text:span><text:span text:style-name="T28_11">multimedia</text:span><text:span text:style-name="T28_12"><text:s/></text:span><text:span text:style-name="T28_13">stuff</text:span><text:span text:style-name="T28_14"><text:s/>(</text:span><text:span text:style-name="T28_15">photo</text:span><text:span text:style-name="T28_16">/</text:span><text:span text:style-name="T28_17">video</text:span><text:span text:style-name="T28_18"><text:s/></text:span><text:span text:style-name="T28_19">sharing</text:span><text:span text:style-name="T28_20">,<text:s/></text:span><text:span text:style-name="T28_21">stickers</text:span><text:span text:style-name="T28_22">)<text:s/></text:span></text:p>
      <text:p text:style-name="P29"><text:span text:style-name="T29_1">Implemented</text:span><text:span text:style-name="T29_2"><text:s/></text:span><text:span text:style-name="T29_3">Time</text:span><text:span text:style-name="T29_4">-</text:span><text:span text:style-name="T29_5">Based</text:span><text:span text:style-name="T29_6"><text:s/></text:span><text:span text:style-name="T29_7">One</text:span><text:span text:style-name="T29_8">-</text:span><text:span text:style-name="T29_9">Password</text:span><text:span text:style-name="T29_10"><text:s/></text:span><text:span text:style-name="T29_11">client</text:span><text:span text:style-name="T29_12"><text:s/></text:span><text:span text:style-name="T29_13">for</text:span><text:span text:style-name="T29_14"><text:s/></text:span><text:span text:style-name="T29_15">one</text:span><text:span text:style-name="T29_16"><text:s/></text:span><text:span text:style-name="T29_17">of</text:span><text:span text:style-name="T29_18"><text:s/></text:span><text:span text:style-name="T29_19">the</text:span><text:span text:style-name="T29_20"><text:s/></text:span><text:span text:style-name="T29_21">biggest</text:span><text:span text:style-name="T29_22"><text:s/></text:span><text:span text:style-name="T29_23">Internet</text:span><text:span text:style-name="T29_24"><text:s/></text:span><text:span text:style-name="T29_25">company</text:span></text:p>
      <text:p text:style-name="P30"/>
      <text:p text:style-name="P31"><text:span text:style-name="T31_1"><text:a xlink:type="simple" xlink:href="http://neosphere.com"><text:span text:style-name="T31_2">NeoSphere</text:span></text:a></text:span><text:span text:style-name="T31_3">,<text:s/></text:span><text:span text:style-name="T31_4"><text:a xlink:type="simple" xlink:href="http://undev.ru"><text:span text:style-name="T31_5">Undev</text:span></text:a></text:span><text:span text:style-name="T31_6"><text:tab/><text:tab/><text:tab/><text:tab/><text:tab/><text:s text:c="36"/></text:span><text:span text:style-name="T31_7">2011<text:s/>–<text:s/>2014</text:span></text:p>
      <text:p text:style-name="P32"><text:span text:style-name="T32_1"><text:tab/></text:span><text:span text:style-name="T32_2">Lead</text:span><text:span text:style-name="T32_3"><text:s/></text:span><text:span text:style-name="T32_4">Android</text:span><text:span text:style-name="T32_5"><text:s/></text:span><text:span text:style-name="T32_6">Developer</text:span></text:p>
      <text:p text:style-name="P33"><text:span text:style-name="T33_1"><text:tab/><text:tab/></text:span><text:span text:style-name="T33_2"><text:a xlink:type="simple" xlink:href="https://play.google.com/store/apps/details?id=ru.undev.nptv.player"><text:span text:style-name="T33_3">Interactive</text:span></text:a></text:span><text:span text:style-name="T33_4"><text:a xlink:type="simple" xlink:href="https://play.google.com/store/apps/details?id=ru.undev.nptv.player"><text:span text:style-name="T33_5"><text:s/></text:span></text:a></text:span><text:span text:style-name="T33_6"><text:a xlink:type="simple" xlink:href="https://play.google.com/store/apps/details?id=ru.undev.nptv.player"><text:span text:style-name="T33_7">TV</text:span></text:a></text:span><text:span text:style-name="T33_8"><text:a xlink:type="simple" xlink:href="https://play.google.com/store/apps/details?id=ru.undev.nptv.player"><text:span text:style-name="T33_9"><text:s/></text:span></text:a></text:span><text:span text:style-name="T33_10"><text:a xlink:type="simple" xlink:href="https://play.google.com/store/apps/details?id=ru.undev.nptv.player"><text:span text:style-name="T33_11">Android</text:span></text:a></text:span><text:span text:style-name="T33_12"><text:a xlink:type="simple" xlink:href="https://play.google.com/store/apps/details?id=ru.undev.nptv.player"><text:span text:style-name="T33_13"><text:s/></text:span></text:a></text:span><text:span text:style-name="T33_14"><text:a xlink:type="simple" xlink:href="https://play.google.com/store/apps/details?id=ru.undev.nptv.player"><text:span text:style-name="T33_15">client</text:span></text:a></text:span></text:p>
      <text:p text:style-name="P34"><text:span text:style-name="T34_1">Designed</text:span><text:span text:style-name="T34_2"><text:s/>&amp;<text:s/></text:span><text:span text:style-name="T34_3">implemented</text:span><text:span text:style-name="T34_4"><text:s/></text:span><text:span text:style-name="T34_5">low</text:span><text:span text:style-name="T34_6">-</text:span><text:span text:style-name="T34_7">level</text:span><text:span text:style-name="T34_8"><text:s/></text:span><text:span text:style-name="T34_9">multimedia</text:span><text:span text:style-name="T34_10"><text:s/></text:span><text:span text:style-name="T34_11">framework</text:span><text:span text:style-name="T34_12"><text:s/></text:span><text:span text:style-name="T34_13">for</text:span><text:span text:style-name="T34_14"><text:s/></text:span><text:span text:style-name="T34_15">Android</text:span><text:span text:style-name="T34_16"><text:s/></text:span></text:p>
      <text:p text:style-name="P35"><text:span text:style-name="T35_1">P</text:span><text:span text:style-name="T35_2">2</text:span><text:span text:style-name="T35_3">P</text:span><text:span text:style-name="T35_4"><text:s/></text:span><text:span text:style-name="T35_5">share</text:span><text:span text:style-name="T35_6">/</text:span><text:span text:style-name="T35_7">broadcast</text:span><text:span text:style-name="T35_8"><text:s/></text:span><text:span text:style-name="T35_9">multimedia</text:span><text:span text:style-name="T35_10"><text:s/></text:span><text:span text:style-name="T35_11">solution</text:span></text:p>
      <text:p text:style-name="P36"><text:span text:style-name="T36_1"><text:a xlink:type="simple" xlink:href="https://play.google.com/store/apps/details?id=com.neosphere.digitaloctober"><text:span text:style-name="T36_2">DigitalOctober</text:span></text:a></text:span><text:span text:style-name="T36_3"><text:a xlink:type="simple" xlink:href="https://play.google.com/store/apps/details?id=com.neosphere.digitaloctober"><text:span text:style-name="T36_4"><text:s/></text:span></text:a></text:span><text:span text:style-name="T36_5"><text:a xlink:type="simple" xlink:href="https://play.google.com/store/apps/details?id=com.neosphere.digitaloctober"><text:span text:style-name="T36_6">Android</text:span></text:a></text:span><text:span text:style-name="T36_7"><text:a xlink:type="simple" xlink:href="https://play.google.com/store/apps/details?id=com.neosphere.digitaloctober"><text:span text:style-name="T36_8"><text:s/></text:span></text:a></text:span><text:span text:style-name="T36_9"><text:a xlink:type="simple" xlink:href="https://play.google.com/store/apps/details?id=com.neosphere.digitaloctober"><text:span text:style-name="T36_10">client</text:span></text:a></text:span></text:p>
      <text:p text:style-name="P37"><text:span text:style-name="T37_1"><text:a xlink:type="simple" xlink:href="https://play.google.com/store/apps/details?id=com.neosphere.chesstv"><text:span text:style-name="T37_2">ChessTV</text:span></text:a></text:span><text:span text:style-name="T37_3"><text:a xlink:type="simple" xlink:href="https://play.google.com/store/apps/details?id=com.neosphere.chesstv"><text:span text:style-name="T37_4"><text:s/></text:span></text:a></text:span><text:span text:style-name="T37_5"><text:a xlink:type="simple" xlink:href="https://play.google.com/store/apps/details?id=com.neosphere.chesstv"><text:span text:style-name="T37_6">Android</text:span></text:a></text:span><text:span text:style-name="T37_7"><text:a xlink:type="simple" xlink:href="https://play.google.com/store/apps/details?id=com.neosphere.chesstv"><text:span text:style-name="T37_8"><text:s/></text:span></text:a></text:span><text:span text:style-name="T37_9"><text:a xlink:type="simple" xlink:href="https://play.google.com/store/apps/details?id=com.neosphere.chesstv"><text:span text:style-name="T37_10">client</text:span></text:a></text:span></text:p>
      <text:p text:style-name="P38"><text:span text:style-name="T38_1"><text:a xlink:type="simple" xlink:href="https://play.google.com/store/apps/details?id=com.neosphere.mafon"><text:span text:style-name="T38_2">Mafon</text:span></text:a></text:span><text:span text:style-name="T38_3"><text:a xlink:type="simple" xlink:href="https://play.google.com/store/apps/details?id=com.neosphere.mafon"><text:span text:style-name="T38_4"><text:s/></text:span></text:a></text:span><text:span text:style-name="T38_5"><text:a xlink:type="simple" xlink:href="https://play.google.com/store/apps/details?id=com.neosphere.mafon"><text:span text:style-name="T38_6">Android</text:span></text:a></text:span><text:span text:style-name="T38_7"><text:a xlink:type="simple" xlink:href="https://play.google.com/store/apps/details?id=com.neosphere.mafon"><text:span text:style-name="T38_8"><text:s/></text:span></text:a></text:span><text:span text:style-name="T38_9"><text:a xlink:type="simple" xlink:href="https://play.google.com/store/apps/details?id=com.neosphere.mafon"><text:span text:style-name="T38_10">client</text:span></text:a></text:span></text:p>
      <text:p text:style-name="P39"><text:span text:style-name="T39_1"><text:a xlink:type="simple" xlink:href="https://play.google.com/store/apps/details?id=com.neosphere.spief2013"><text:span text:style-name="T39_2">Spief</text:span></text:a></text:span><text:span text:style-name="T39_3"><text:a xlink:type="simple" xlink:href="https://play.google.com/store/apps/details?id=com.neosphere.spief2013"><text:span text:style-name="T39_4">2013<text:s/></text:span></text:a></text:span><text:span text:style-name="T39_5"><text:a xlink:type="simple" xlink:href="https://play.google.com/store/apps/details?id=com.neosphere.spief2013"><text:span text:style-name="T39_6">Android</text:span></text:a></text:span><text:span text:style-name="T39_7"><text:a xlink:type="simple" xlink:href="https://play.google.com/store/apps/details?id=com.neosphere.spief2013"><text:span text:style-name="T39_8"><text:s/></text:span></text:a></text:span><text:span text:style-name="T39_9"><text:a xlink:type="simple" xlink:href="https://play.google.com/store/apps/details?id=com.neosphere.spief2013"><text:span text:style-name="T39_10">client</text:span></text:a></text:span></text:p>
      <text:p text:style-name="P40"/>
      <text:p text:style-name="P41"><text:span text:style-name="T41_1">DataArt</text:span><text:span text:style-name="T41_2"><text:s/></text:span><text:span text:style-name="T41_3">Solutions</text:span><text:span text:style-name="T41_4">,<text:s/></text:span><text:span text:style-name="T41_5">Inc</text:span><text:span text:style-name="T41_6">.,<text:s/></text:span><text:span text:style-name="T41_7"><text:a xlink:type="simple" xlink:href="http://www.google.com/url?q=http%3A%2F%2Fwww.dataart.com&amp;sa=D&amp;sntz=1&amp;usg=AFQjCNE-kwvr0Mv6AvypHjBAyhGA5DbdwA"><text:span text:style-name="T41_8">http</text:span></text:a></text:span><text:span text:style-name="T41_9"><text:a xlink:type="simple" xlink:href="http://www.google.com/url?q=http%3A%2F%2Fwww.dataart.com&amp;sa=D&amp;sntz=1&amp;usg=AFQjCNE-kwvr0Mv6AvypHjBAyhGA5DbdwA"><text:span text:style-name="T41_10">://</text:span></text:a></text:span><text:span text:style-name="T41_11"><text:a xlink:type="simple" xlink:href="http://www.google.com/url?q=http%3A%2F%2Fwww.dataart.com&amp;sa=D&amp;sntz=1&amp;usg=AFQjCNE-kwvr0Mv6AvypHjBAyhGA5DbdwA"><text:span text:style-name="T41_12">www</text:span></text:a></text:span><text:span text:style-name="T41_13"><text:a xlink:type="simple" xlink:href="http://www.google.com/url?q=http%3A%2F%2Fwww.dataart.com&amp;sa=D&amp;sntz=1&amp;usg=AFQjCNE-kwvr0Mv6AvypHjBAyhGA5DbdwA"><text:span text:style-name="T41_14">.</text:span></text:a></text:span><text:span text:style-name="T41_15"><text:a xlink:type="simple" xlink:href="http://www.google.com/url?q=http%3A%2F%2Fwww.dataart.com&amp;sa=D&amp;sntz=1&amp;usg=AFQjCNE-kwvr0Mv6AvypHjBAyhGA5DbdwA"><text:span text:style-name="T41_16">dataart</text:span></text:a></text:span><text:span text:style-name="T41_17"><text:a xlink:type="simple" xlink:href="http://www.google.com/url?q=http%3A%2F%2Fwww.dataart.com&amp;sa=D&amp;sntz=1&amp;usg=AFQjCNE-kwvr0Mv6AvypHjBAyhGA5DbdwA"><text:span text:style-name="T41_18">.</text:span></text:a></text:span><text:span text:style-name="T41_19"><text:a xlink:type="simple" xlink:href="http://www.google.com/url?q=http%3A%2F%2Fwww.dataart.com&amp;sa=D&amp;sntz=1&amp;usg=AFQjCNE-kwvr0Mv6AvypHjBAyhGA5DbdwA"><text:span text:style-name="T41_20">com</text:span></text:a></text:span><text:span text:style-name="T41_21"><text:tab/><text:tab/><text:tab/><text:tab/><text:tab/></text:span><text:span text:style-name="T41_22">2008<text:s/>–<text:s/></text:span><text:span text:style-name="T41_23">2011</text:span></text:p>
      <text:p text:style-name="P42"><text:span text:style-name="T42_1">Software</text:span><text:span text:style-name="T42_2"><text:s/></text:span><text:span text:style-name="T42_3">Developer</text:span><text:span text:style-name="T42_4"><text:tab/></text:span></text:p>
      <text:p text:style-name="P43"><text:span text:style-name="T43_1"><text:tab/><text:tab/></text:span><text:span text:style-name="T43_2">B</text:span><text:span text:style-name="T43_3">2</text:span><text:span text:style-name="T43_4">B</text:span><text:span text:style-name="T43_5"><text:s/></text:span><text:span text:style-name="T43_6">trading</text:span><text:span text:style-name="T43_7"><text:s/></text:span><text:span text:style-name="T43_8">Android</text:span><text:span text:style-name="T43_9"><text:s/></text:span><text:span text:style-name="T43_10">client</text:span><text:span text:style-name="T43_11">,</text:span></text:p>
      <text:p text:style-name="P44"><text:span text:style-name="T44_1">Calls</text:span><text:span text:style-name="T44_2"><text:s/></text:span><text:span text:style-name="T44_3">Analyzer</text:span><text:span text:style-name="T44_4"><text:s/></text:span><text:span text:style-name="T44_5">Android</text:span><text:span text:style-name="T44_6"><text:s/></text:span><text:span text:style-name="T44_7">client</text:span><text:span text:style-name="T44_8">,</text:span></text:p>
      <text:p text:style-name="P45"><text:span text:style-name="T45_1"><text:s/></text:span><text:span text:style-name="T45_2">Intelligent</text:span><text:span text:style-name="T45_3"><text:s/></text:span><text:span text:style-name="T45_4">Performance</text:span><text:span text:style-name="T45_5"><text:s/></text:span><text:span text:style-name="T45_6">Tuning</text:span><text:span text:style-name="T45_7"><text:s/></text:span><text:span text:style-name="T45_8">Engine</text:span><text:span text:style-name="T45_9">,</text:span></text:p>
      <text:p text:style-name="P46"><text:span text:style-name="T46_1">FOREX</text:span><text:span text:style-name="T46_2"><text:s/></text:span><text:span text:style-name="T46_3">trading</text:span><text:span text:style-name="T46_4"><text:s/></text:span><text:span text:style-name="T46_5">robot</text:span></text:p>
      <text:p text:style-name="P47"/>
      <text:p text:style-name="P48"><text:span text:style-name="T48_1">Kodofon</text:span><text:span text:style-name="T48_2"><text:s/>(</text:span><text:span text:style-name="T48_3">Department</text:span><text:span text:style-name="T48_4"><text:s/></text:span><text:span text:style-name="T48_5">of</text:span><text:span text:style-name="T48_6"><text:s/></text:span><text:span text:style-name="T48_7">Voronezh</text:span><text:span text:style-name="T48_8"><text:s/></text:span><text:span text:style-name="T48_9">Research</text:span><text:span text:style-name="T48_10"><text:s/></text:span><text:span text:style-name="T48_11">Institude</text:span><text:span text:style-name="T48_12"><text:s/></text:span><text:span text:style-name="T48_13">of</text:span><text:span text:style-name="T48_14"><text:s/></text:span><text:span text:style-name="T48_15">Radio</text:span><text:span text:style-name="T48_16"><text:s/></text:span><text:span text:style-name="T48_17">Comm</text:span><text:span text:style-name="T48_18">unications</text:span><text:span text:style-name="T48_19">)</text:span><text:span text:style-name="T48_20">,<text:s/></text:span><text:span text:style-name="T48_21"><text:a xlink:type="simple" xlink:href="http://www.google.com/url?q=http%3A%2F%2Fwww.kodofon.ru%2F&amp;sa=D&amp;sntz=1&amp;usg=AFQjCNESA3F0hgKtEIwOS0eHHn6tBalRNg"><text:span text:style-name="T48_22">http</text:span></text:a></text:span><text:span text:style-name="T48_23"><text:a xlink:type="simple" xlink:href="http://www.google.com/url?q=http%3A%2F%2Fwww.kodofon.ru%2F&amp;sa=D&amp;sntz=1&amp;usg=AFQjCNESA3F0hgKtEIwOS0eHHn6tBalRNg"><text:span text:style-name="T48_24">://</text:span></text:a></text:span><text:span text:style-name="T48_25"><text:a xlink:type="simple" xlink:href="http://www.google.com/url?q=http%3A%2F%2Fwww.kodofon.ru%2F&amp;sa=D&amp;sntz=1&amp;usg=AFQjCNESA3F0hgKtEIwOS0eHHn6tBalRNg"><text:span text:style-name="T48_26">www</text:span></text:a></text:span><text:span text:style-name="T48_27"><text:a xlink:type="simple" xlink:href="http://www.google.com/url?q=http%3A%2F%2Fwww.kodofon.ru%2F&amp;sa=D&amp;sntz=1&amp;usg=AFQjCNESA3F0hgKtEIwOS0eHHn6tBalRNg"><text:span text:style-name="T48_28">.</text:span></text:a></text:span><text:span text:style-name="T48_29"><text:a xlink:type="simple" xlink:href="http://www.google.com/url?q=http%3A%2F%2Fwww.kodofon.ru%2F&amp;sa=D&amp;sntz=1&amp;usg=AFQjCNESA3F0hgKtEIwOS0eHHn6tBalRNg"><text:span text:style-name="T48_30">kodofon</text:span></text:a></text:span><text:span text:style-name="T48_31"><text:a xlink:type="simple" xlink:href="http://www.google.com/url?q=http%3A%2F%2Fwww.kodofon.ru%2F&amp;sa=D&amp;sntz=1&amp;usg=AFQjCNESA3F0hgKtEIwOS0eHHn6tBalRNg"><text:span text:style-name="T48_32">.</text:span></text:a></text:span><text:span text:style-name="T48_33"><text:a xlink:type="simple" xlink:href="http://www.google.com/url?q=http%3A%2F%2Fwww.kodofon.ru%2F&amp;sa=D&amp;sntz=1&amp;usg=AFQjCNESA3F0hgKtEIwOS0eHHn6tBalRNg"><text:span text:style-name="T48_34">ru</text:span></text:a></text:span><text:span text:style-name="T48_35"><text:a xlink:type="simple" xlink:href="http://www.google.com/url?q=http%3A%2F%2Fwww.kodofon.ru%2F&amp;sa=D&amp;sntz=1&amp;usg=AFQjCNESA3F0hgKtEIwOS0eHHn6tBalRNg"><text:span text:style-name="T48_36">/</text:span></text:a></text:span></text:p>
      <text:p text:style-name="P49"><text:span text:style-name="T49_1">Software</text:span><text:span text:style-name="T49_2"><text:s/></text:span><text:span text:style-name="T49_3">Developer</text:span><text:span text:style-name="T49_4">,<text:s/></text:span><text:span text:style-name="T49_5">Radio</text:span><text:span text:style-name="T49_6"><text:s/></text:span><text:span text:style-name="T49_7">Engineer</text:span><text:span text:style-name="T49_8"><text:tab/><text:tab/><text:tab/><text:tab/></text:span><text:span text:style-name="T49_9"><text:s text:c="16"/></text:span><text:span text:style-name="T49_10">2005<text:s/>–<text:s/>2008</text:span></text:p>
      <text:p text:style-name="P50"/>
      <text:p text:style-name="P51"><text:span text:style-name="T51_1">Previously</text:span><text:span text:style-name="T51_2"><text:s/></text:span><text:span text:style-name="T51_3">Completed</text:span><text:span text:style-name="T51_4"><text:s/></text:span><text:span text:style-name="T51_5">Projects</text:span><text:span text:style-name="T51_6">:</text:span></text:p>
      <text:p text:style-name="P52"/>
      <text:p text:style-name="P53"><text:span text:style-name="T53_1">2013<text:s/></text:span><text:span text:style-name="T53_2">to</text:span><text:span text:style-name="T53_3"><text:s/>2014,<text:s text:c="2"/></text:span><text:span text:style-name="T53_4">Secure</text:span><text:span text:style-name="T53_5"><text:s/></text:span><text:span text:style-name="T53_6">P</text:span><text:span text:style-name="T53_7">2</text:span><text:span text:style-name="T53_8">P</text:span><text:span text:style-name="T53_9"><text:s/></text:span><text:span text:style-name="T53_10">share</text:span><text:span text:style-name="T53_11">/</text:span><text:span text:style-name="T53_12">broadcast</text:span><text:span text:style-name="T53_13"><text:s/></text:span><text:span text:style-name="T53_14">multimedia</text:span><text:span text:style-name="T53_15"><text:s/></text:span><text:span text:style-name="T53_16">engine</text:span><text:span text:style-name="T53_17"><text:s/></text:span></text:p>
      <text:p text:style-name="P54"><text:span text:style-name="T54_1">Currently</text:span><text:span text:style-name="T54_2">,<text:s/></text:span><text:span text:style-name="T54_3">I</text:span><text:span text:style-name="T54_4">’</text:span><text:span text:style-name="T54_5">m</text:span><text:span text:style-name="T54_6"><text:s/></text:span><text:span text:style-name="T54_7">working</text:span><text:span text:style-name="T54_8"><text:s/></text:span><text:span text:style-name="T54_9">on</text:span><text:span text:style-name="T54_10"><text:s/></text:span><text:span text:style-name="T54_11">this</text:span><text:span text:style-name="T54_12"><text:s/></text:span><text:span text:style-name="T54_13">system</text:span><text:span text:style-name="T54_14">.<text:s/></text:span><text:span text:style-name="T54_15">It</text:span><text:span text:style-name="T54_16">’</text:span><text:span text:style-name="T54_17">s</text:span><text:span text:style-name="T54_18"><text:s/></text:span><text:span text:style-name="T54_19">not</text:span><text:span text:style-name="T54_20"><text:s/></text:span><text:span text:style-name="T54_21">a</text:span><text:span text:style-name="T54_22"><text:s/></text:span><text:span text:style-name="T54_23">bittorrent</text:span><text:span text:style-name="T54_24"><text:s/></text:span><text:span text:style-name="T54_25">or</text:span><text:span text:style-name="T54_26"><text:s/></text:span><text:span text:style-name="T54_27">i</text:span><text:span text:style-name="T54_28">2</text:span><text:span text:style-name="T54_29">p</text:span><text:span text:style-name="T54_30">,<text:s/></text:span><text:span text:style-name="T54_31">although</text:span><text:span text:style-name="T54_32"><text:s/></text:span><text:span text:style-name="T54_33">it</text:span><text:span text:style-name="T54_34"><text:s/></text:span><text:span text:style-name="T54_35">has</text:span><text:span text:style-name="T54_36"><text:s/></text:span><text:span text:style-name="T54_37">some</text:span><text:span text:style-name="T54_38"><text:s/></text:span><text:span text:style-name="T54_39">similarities</text:span><text:span text:style-name="T54_40">.</text:span></text:p>
      <text:p text:style-name="P55"><text:span text:style-name="T55_1">The</text:span><text:span text:style-name="T55_2"><text:s/></text:span><text:span text:style-name="T55_3">main</text:span><text:span text:style-name="T55_4"><text:s/></text:span><text:span text:style-name="T55_5">goal</text:span><text:span text:style-name="T55_6"><text:s/></text:span><text:span text:style-name="T55_7">of</text:span><text:span text:style-name="T55_8"><text:s/></text:span><text:span text:style-name="T55_9">this</text:span><text:span text:style-name="T55_10"><text:s/></text:span><text:span text:style-name="T55_11">app</text:span><text:span text:style-name="T55_12"><text:s/></text:span><text:span text:style-name="T55_13">is</text:span><text:span text:style-name="T55_14"><text:s/></text:span><text:span text:style-name="T55_15">to</text:span><text:span text:style-name="T55_16"><text:s/></text:span><text:span text:style-name="T55_17">help</text:span><text:span text:style-name="T55_18"><text:s/></text:span><text:span text:style-name="T55_19">to</text:span><text:span text:style-name="T55_20"><text:s/></text:span><text:span text:style-name="T55_21">the</text:span><text:span text:style-name="T55_22"><text:s/></text:span><text:span text:style-name="T55_23">user</text:span><text:span text:style-name="T55_24"><text:s/></text:span><text:span text:style-name="T55_25">to</text:span><text:span text:style-name="T55_26"><text:s/></text:span><text:span text:style-name="T55_27">manage</text:span><text:span text:style-name="T55_28"><text:s/></text:span><text:span text:style-name="T55_29">its</text:span><text:span text:style-name="T55_30"><text:s/></text:span><text:span text:style-name="T55_31">own</text:span><text:span text:style-name="T55_32"><text:s/></text:span><text:span text:style-name="T55_33">multimedia</text:span><text:span text:style-name="T55_34"><text:s/></text:span><text:span text:style-name="T55_35">data</text:span><text:span text:style-name="T55_36"><text:s/></text:span><text:span text:style-name="T55_37">everywhere</text:span><text:span text:style-name="T55_38">.<text:s/></text:span><text:span text:style-name="T55_39">Nowadays</text:span><text:span text:style-name="T55_40">,<text:s/></text:span><text:span text:style-name="T55_41">we</text:span><text:span text:style-name="T55_42"><text:s/></text:span><text:span text:style-name="T55_43">all</text:span><text:span text:style-name="T55_44"><text:s/></text:span><text:span text:style-name="T55_45">have</text:span><text:span text:style-name="T55_46"><text:s/></text:span><text:span text:style-name="T55_47">a</text:span><text:span text:style-name="T55_48"><text:s/></text:span><text:span text:style-name="T55_49">lot</text:span><text:span text:style-name="T55_50"><text:s/></text:span><text:span text:style-name="T55_51">of</text:span><text:span text:style-name="T55_52"><text:s/></text:span><text:span text:style-name="T55_53">different</text:span><text:span text:style-name="T55_54"><text:s/></text:span><text:span text:style-name="T55_55">gadgets</text:span><text:span text:style-name="T55_56"><text:s/>(</text:span><text:span text:style-name="T55_57">smartphone</text:span><text:span text:style-name="T55_58">,<text:s/></text:span><text:span text:style-name="T55_59">tablet</text:span><text:span text:style-name="T55_60"><text:s/></text:span><text:span text:style-name="T55_61">and</text:span><text:span text:style-name="T55_62"><text:s/></text:span><text:span text:style-name="T55_63">NAS</text:span><text:span text:style-name="T55_64">)<text:s/></text:span><text:span text:style-name="T55_65">and</text:span><text:span text:style-name="T55_66"><text:s/></text:span><text:span text:style-name="T55_67">the</text:span><text:span text:style-name="T55_68"><text:s/></text:span><text:span text:style-name="T55_69">main</text:span><text:span text:style-name="T55_70"><text:s/></text:span><text:span text:style-name="T55_71">aim</text:span><text:span text:style-name="T55_72"><text:s/></text:span><text:span text:style-name="T55_73">is</text:span><text:span text:style-name="T55_74"><text:s/></text:span><text:span text:style-name="T55_75">to</text:span><text:span text:style-name="T55_76"><text:s/></text:span><text:span text:style-name="T55_77">provide</text:span><text:span text:style-name="T55_78"><text:s/></text:span><text:span text:style-name="T55_79">the</text:span><text:span text:style-name="T55_80"><text:s/></text:span><text:span text:style-name="T55_81">ability</text:span><text:span text:style-name="T55_82"><text:s/></text:span><text:span text:style-name="T55_83">to</text:span><text:span text:style-name="T55_84"><text:s/></text:span><text:span text:style-name="T55_85">share</text:span><text:span text:style-name="T55_86"><text:s/></text:span><text:span text:style-name="T55_87">all</text:span><text:span text:style-name="T55_88"><text:s/></text:span><text:span text:style-name="T55_89">these</text:span><text:span text:style-name="T55_90"><text:s/></text:span><text:span text:style-name="T55_91">things</text:span><text:span text:style-name="T55_92"><text:s/></text:span><text:span text:style-name="T55_93">with</text:span><text:span text:style-name="T55_94"><text:s/></text:span><text:span text:style-name="T55_95">each</text:span><text:span text:style-name="T55_96"><text:s/></text:span><text:span text:style-name="T55_97">other</text:span><text:span text:style-name="T55_98"><text:s/></text:span><text:span text:style-name="T55_99">where</text:span><text:span text:style-name="T55_100"><text:s/></text:span><text:span text:style-name="T55_101">ever</text:span><text:span text:style-name="T55_102"><text:s/></text:span><text:span text:style-name="T55_103">you</text:span><text:span text:style-name="T55_104"><text:s/></text:span><text:span text:style-name="T55_105">are</text:span><text:span text:style-name="T55_106">.</text:span></text:p>
      <text:p text:style-name="P56"><text:span text:style-name="T56_1">Platform</text:span><text:span text:style-name="T56_2">:<text:tab/></text:span><text:span text:style-name="T56_3">any</text:span><text:span text:style-name="T56_4"><text:s/></text:span><text:span text:style-name="T56_5">embedded</text:span><text:span text:style-name="T56_6"><text:s/></text:span><text:span text:style-name="T56_7">platform</text:span><text:span text:style-name="T56_8"><text:s/>(</text:span><text:span text:style-name="T56_9">include</text:span><text:span text:style-name="T56_10"><text:s/></text:span><text:span text:style-name="T56_11">Android</text:span><text:span text:style-name="T56_12">)</text:span></text:p>
      <text:p text:style-name="P57"><text:span text:style-name="T57_1">Tools</text:span><text:span text:style-name="T57_2">:<text:tab/></text:span><text:span text:style-name="T57_3">Eclipse</text:span><text:span text:style-name="T57_4">,<text:s/></text:span><text:span text:style-name="T57_5">C</text:span><text:span text:style-name="T57_6">++11,<text:s/></text:span><text:span text:style-name="T57_7">boost</text:span><text:span text:style-name="T57_8">,<text:s/></text:span><text:span text:style-name="T57_9">Android</text:span><text:span text:style-name="T57_10"><text:s/></text:span><text:span text:style-name="T57_11">NDK</text:span><text:span text:style-name="T57_12">,<text:s text:c="2"/></text:span><text:span text:style-name="T57_13">JSDK</text:span><text:span text:style-name="T57_14"><text:s/>1.6,<text:s/></text:span><text:span text:style-name="T57_15">cmake</text:span><text:span text:style-name="T57_16">,<text:s/></text:span><text:span text:style-name="T57_17">Google</text:span><text:span text:style-name="T57_18"><text:s/></text:span><text:span text:style-name="T57_19">Protobuf</text:span></text:p>
      <text:p text:style-name="P58"/>
      <text:p text:style-name="P59"><text:span text:style-name="T59_1">2013<text:s text:c="2"/></text:span><text:span text:style-name="T59_2">ChessTV</text:span><text:span text:style-name="T59_3"><text:s/></text:span><text:span text:style-name="T59_4">for</text:span><text:span text:style-name="T59_5"><text:s/></text:span><text:span text:style-name="T59_6">Android</text:span><text:span text:style-name="T59_7"><text:s/>(</text:span><text:span text:style-name="T59_8"><text:a xlink:type="simple" xlink:href="https://play.google.com/store/apps/details?id=com.neosphere.chesstv"><text:span text:style-name="T59_9">Google</text:span></text:a></text:span><text:span text:style-name="T59_10"><text:a xlink:type="simple" xlink:href="https://play.google.com/store/apps/details?id=com.neosphere.chesstv"><text:span text:style-name="T59_11"><text:s/></text:span></text:a></text:span><text:span text:style-name="T59_12"><text:a xlink:type="simple" xlink:href="https://play.google.com/store/apps/details?id=com.neosphere.chesstv"><text:span text:style-name="T59_13">Play</text:span></text:a></text:span><text:span text:style-name="T59_14"><text:a xlink:type="simple" xlink:href="https://play.google.com/store/apps/details?id=com.neosphere.chesstv"><text:span text:style-name="T59_15"><text:s/></text:span></text:a></text:span><text:span text:style-name="T59_16"><text:a xlink:type="simple" xlink:href="https://play.google.com/store/apps/details?id=com.neosphere.chesstv"><text:span text:style-name="T59_17">Link</text:span></text:a></text:span><text:span text:style-name="T59_18">)</text:span></text:p>
      <text:p text:style-name="P60"><text:span text:style-name="T60_1">Client</text:span><text:span text:style-name="T60_2"><text:s/></text:span><text:span text:style-name="T60_3">for</text:span><text:span text:style-name="T60_4"><text:s/></text:span><text:span text:style-name="T60_5">the</text:span><text:span text:style-name="T60_6"><text:s/></text:span><text:span text:style-name="T60_7">new</text:span><text:span text:style-name="T60_8"><text:s/></text:span><text:span text:style-name="T60_9">chess</text:span><text:span text:style-name="T60_10"><text:s/></text:span><text:span text:style-name="T60_11">TV</text:span><text:span text:style-name="T60_12"><text:s/></text:span><text:span text:style-name="T60_13">in</text:span><text:span text:style-name="T60_14"><text:s/></text:span><text:span text:style-name="T60_15">Russia</text:span><text:span text:style-name="T60_16"><text:s/></text:span><text:span text:style-name="T60_17">with</text:span><text:span text:style-name="T60_18"><text:s/></text:span><text:span text:style-name="T60_19">chatting</text:span><text:span text:style-name="T60_20">,<text:s/></text:span><text:span text:style-name="T60_21">match</text:span><text:span text:style-name="T60_22"><text:s/></text:span><text:span text:style-name="T60_23">discussions</text:span><text:span text:style-name="T60_24">,<text:s/></text:span><text:span text:style-name="T60_25">archives</text:span><text:span text:style-name="T60_26"><text:s/></text:span><text:span text:style-name="T60_27">of</text:span><text:span text:style-name="T60_28"><text:s/></text:span><text:span text:style-name="T60_29">the</text:span><text:span text:style-name="T60_30"><text:s/></text:span><text:span text:style-name="T60_31">previous</text:span><text:span text:style-name="T60_32"><text:s/></text:span><text:span text:style-name="T60_33">programs</text:span><text:span text:style-name="T60_34"><text:s/>&amp;<text:s/></text:span><text:span text:style-name="T60_35">matches</text:span><text:span text:style-name="T60_36"><text:s/></text:span><text:span text:style-name="T60_37">and</text:span><text:span text:style-name="T60_38"><text:s/></text:span><text:span text:style-name="T60_39">social</text:span><text:span text:style-name="T60_40"><text:s/></text:span><text:span text:style-name="T60_41">features</text:span><text:span text:style-name="T60_42">.<text:s/></text:span><text:span text:style-name="T60_43">This</text:span><text:span text:style-name="T60_44"><text:s/></text:span><text:span text:style-name="T60_45">app</text:span><text:span text:style-name="T60_46"><text:s/></text:span><text:span text:style-name="T60_47">is</text:span><text:span text:style-name="T60_48"><text:s/></text:span><text:span text:style-name="T60_49">based</text:span><text:span text:style-name="T60_50"><text:s/></text:span><text:span text:style-name="T60_51">on</text:span><text:span text:style-name="T60_52"><text:s/></text:span><text:span text:style-name="T60_53">my</text:span><text:span text:style-name="T60_54"><text:s/></text:span><text:span text:style-name="T60_55">multimedia</text:span><text:span text:style-name="T60_56"><text:s/></text:span><text:span text:style-name="T60_57">framework</text:span><text:span text:style-name="T60_58"><text:s/></text:span><text:span text:style-name="T60_59">for</text:span><text:span text:style-name="T60_60"><text:s/></text:span><text:span text:style-name="T60_61">Android</text:span><text:span text:style-name="T60_62">.<text:s/></text:span><text:span text:style-name="T60_63">All</text:span><text:span text:style-name="T60_64"><text:s/></text:span><text:span text:style-name="T60_65">broadcasting</text:span><text:span text:style-name="T60_66"><text:s/></text:span><text:span text:style-name="T60_67">based</text:span><text:span text:style-name="T60_68"><text:s/></text:span><text:span text:style-name="T60_69">on</text:span><text:span text:style-name="T60_70"><text:s/></text:span><text:span text:style-name="T60_71">http</text:span><text:span text:style-name="T60_72"><text:s/></text:span><text:span text:style-name="T60_73">live</text:span><text:span text:style-name="T60_74"><text:s/></text:span><text:span text:style-name="T60_75">streaming</text:span><text:span text:style-name="T60_76"><text:s/></text:span><text:span text:style-name="T60_77">with</text:span><text:span text:style-name="T60_78"><text:s/></text:span><text:span text:style-name="T60_79">a</text:span><text:span text:style-name="T60_80"><text:s/></text:span><text:span text:style-name="T60_81">lot</text:span><text:span text:style-name="T60_82"><text:s/></text:span><text:span text:style-name="T60_83">of</text:span><text:span text:style-name="T60_84"><text:s/></text:span><text:span text:style-name="T60_85">different</text:span><text:span text:style-name="T60_86"><text:s/></text:span><text:span text:style-name="T60_87">kind</text:span><text:span text:style-name="T60_88"><text:s/></text:span><text:span text:style-name="T60_89">of</text:span><text:span text:style-name="T60_90"><text:s/></text:span><text:span text:style-name="T60_91">customizations</text:span><text:span text:style-name="T60_92">.<text:s/></text:span><text:span text:style-name="T60_93">And</text:span><text:span text:style-name="T60_94"><text:s/></text:span><text:span text:style-name="T60_95">I</text:span><text:span text:style-name="T60_96"><text:s/></text:span><text:span text:style-name="T60_97">adapted</text:span><text:span text:style-name="T60_98"><text:s/></text:span><text:span text:style-name="T60_99">FFmpeg</text:span><text:span text:style-name="T60_100"><text:s/></text:span><text:span text:style-name="T60_101">HLS</text:span><text:span text:style-name="T60_102"><text:s/></text:span><text:span text:style-name="T60_103">implementation</text:span><text:span text:style-name="T60_104"><text:s/></text:span><text:span text:style-name="T60_105">for</text:span><text:span text:style-name="T60_106"><text:s/></text:span><text:span text:style-name="T60_107">this</text:span><text:span text:style-name="T60_108"><text:s/></text:span><text:span text:style-name="T60_109">stream</text:span><text:span text:style-name="T60_110">.</text:span></text:p>
      <text:p text:style-name="P61"><text:span text:style-name="T61_1">Platform</text:span><text:span text:style-name="T61_2">:<text:tab/></text:span><text:span text:style-name="T61_3">Android</text:span></text:p>
      <text:p text:style-name="P62"><text:span text:style-name="T62_1">Tools</text:span><text:span text:style-name="T62_2">:<text:tab/></text:span><text:span text:style-name="T62_3">Eclipse</text:span><text:span text:style-name="T62_4">,<text:s/></text:span><text:span text:style-name="T62_5">Intellij</text:span><text:span text:style-name="T62_6"><text:s/></text:span><text:span text:style-name="T62_7">Idea</text:span><text:span text:style-name="T62_8">,<text:s/></text:span><text:span text:style-name="T62_9">Android</text:span><text:span text:style-name="T62_10"><text:s/></text:span><text:span text:style-name="T62_11">SDK</text:span><text:span text:style-name="T62_12">,<text:s/></text:span><text:span text:style-name="T62_13">Android</text:span><text:span text:style-name="T62_14"><text:s/></text:span><text:span text:style-name="T62_15">NDK</text:span><text:span text:style-name="T62_16">,<text:s/></text:span><text:span text:style-name="T62_17">Android</text:span><text:span text:style-name="T62_18"><text:s/></text:span><text:span text:style-name="T62_19">Compatibility</text:span><text:span text:style-name="T62_20"><text:s/></text:span><text:span text:style-name="T62_21">Library</text:span><text:span text:style-name="T62_22">,<text:s text:c="2"/></text:span><text:span text:style-name="T62_23">JSDK</text:span><text:span text:style-name="T62_24"><text:s/>1.6,<text:s/></text:span><text:span text:style-name="T62_25">Gradle</text:span></text:p>
      <text:p text:style-name="P63"/>
      <text:p text:style-name="P64"><text:span text:style-name="T64_1">2012,<text:s text:c="2"/></text:span><text:span text:style-name="T64_2">VLC</text:span><text:span text:style-name="T64_3"><text:s/></text:span><text:span text:style-name="T64_4">plugin</text:span><text:span text:style-name="T64_5"><text:s/></text:span><text:span text:style-name="T64_6">for</text:span><text:span text:style-name="T64_7"><text:s/></text:span><text:span text:style-name="T64_8">Interactive</text:span><text:span text:style-name="T64_9"><text:s/></text:span><text:span text:style-name="T64_10">TV</text:span></text:p>
      <text:p text:style-name="P65"><text:span text:style-name="T65_1">I</text:span><text:span text:style-name="T65_2"><text:s/></text:span><text:span text:style-name="T65_3">was</text:span><text:span text:style-name="T65_4"><text:s/></text:span><text:span text:style-name="T65_5">developing</text:span><text:span text:style-name="T65_6"><text:s/></text:span><text:span text:style-name="T65_7">this</text:span><text:span text:style-name="T65_8"><text:s/></text:span><text:span text:style-name="T65_9">plugin</text:span><text:span text:style-name="T65_10"><text:s/></text:span><text:span text:style-name="T65_11">in</text:span><text:span text:style-name="T65_12"><text:s/></text:span><text:span text:style-name="T65_13">debugging</text:span><text:span text:style-name="T65_14"><text:s/></text:span><text:span text:style-name="T65_15">purposes</text:span><text:span text:style-name="T65_16"><text:s/></text:span><text:span text:style-name="T65_17">only</text:span><text:span text:style-name="T65_18">.<text:s/></text:span><text:span text:style-name="T65_19">Although</text:span><text:span text:style-name="T65_20">,<text:s/></text:span><text:span text:style-name="T65_21">we</text:span><text:span text:style-name="T65_22"><text:s/></text:span><text:span text:style-name="T65_23">already</text:span><text:span text:style-name="T65_24"><text:s/></text:span><text:span text:style-name="T65_25">have</text:span><text:span text:style-name="T65_26"><text:s/></text:span><text:span text:style-name="T65_27">desktop</text:span><text:span text:style-name="T65_28"><text:s/></text:span><text:span text:style-name="T65_29">clients</text:span><text:span text:style-name="T65_30"><text:s/>(</text:span><text:span text:style-name="T65_31">based</text:span><text:span text:style-name="T65_32"><text:s/></text:span><text:span text:style-name="T65_33">on</text:span><text:span text:style-name="T65_34"><text:s/></text:span><text:span text:style-name="T65_35">gstreamer</text:span><text:span text:style-name="T65_36">)<text:s/></text:span><text:span text:style-name="T65_37">for</text:span><text:span text:style-name="T65_38"><text:s/></text:span><text:span text:style-name="T65_39">our</text:span><text:span text:style-name="T65_40"><text:s/></text:span><text:span text:style-name="T65_41">Interactive</text:span><text:span text:style-name="T65_42"><text:s/></text:span><text:span text:style-name="T65_43">TV</text:span><text:span text:style-name="T65_44"><text:s/></text:span><text:span text:style-name="T65_45">platform</text:span><text:span text:style-name="T65_46">,<text:s/></text:span><text:span text:style-name="T65_47">I</text:span><text:span text:style-name="T65_48"><text:s/></text:span><text:span text:style-name="T65_49">was</text:span><text:span text:style-name="T65_50"><text:s/></text:span><text:span text:style-name="T65_51">needed</text:span><text:span text:style-name="T65_52"><text:s/></text:span><text:span text:style-name="T65_53">to</text:span><text:span text:style-name="T65_54"><text:s/></text:span><text:span text:style-name="T65_55">verify</text:span><text:span text:style-name="T65_56"><text:s/></text:span><text:span text:style-name="T65_57">the</text:span><text:span text:style-name="T65_58"><text:s/></text:span><text:span text:style-name="T65_59">quality</text:span><text:span text:style-name="T65_60"><text:s/></text:span><text:span text:style-name="T65_61">of</text:span><text:span text:style-name="T65_62"><text:s/></text:span><text:span text:style-name="T65_63">displaying</text:span><text:span text:style-name="T65_64"><text:s/></text:span><text:span text:style-name="T65_65">data</text:span><text:span text:style-name="T65_66"><text:s/></text:span><text:span text:style-name="T65_67">on</text:span><text:span text:style-name="T65_68"><text:s/></text:span><text:span text:style-name="T65_69">different</text:span><text:span text:style-name="T65_70"><text:s/></text:span><text:span text:style-name="T65_71">devices</text:span><text:span text:style-name="T65_72"><text:s/>(</text:span><text:span text:style-name="T65_73">cubieboard</text:span><text:span text:style-name="T65_74">,<text:s/></text:span><text:span text:style-name="T65_75">cubox</text:span><text:span text:style-name="T65_76">,<text:s/></text:span><text:span text:style-name="T65_77">allwinner</text:span><text:span text:style-name="T65_78"><text:s/></text:span><text:span text:style-name="T65_79">sticks</text:span><text:span text:style-name="T65_80"><text:s/>&amp;<text:s/></text:span><text:span text:style-name="T65_81">element</text:span><text:span text:style-name="T65_82">14<text:s/></text:span><text:span text:style-name="T65_83">freescale</text:span><text:span text:style-name="T65_84"><text:s/></text:span><text:span text:style-name="T65_85">i</text:span><text:span text:style-name="T65_86">.</text:span><text:span text:style-name="T65_87">MX</text:span><text:span text:style-name="T65_88">6,<text:s/></text:span><text:span text:style-name="T65_89">rockchip</text:span><text:span text:style-name="T65_90"><text:s/></text:span><text:span text:style-name="T65_91">sticks</text:span><text:span text:style-name="T65_92">)</text:span></text:p>
      <text:p text:style-name="P66"/>
      <text:p text:style-name="P67"><text:span text:style-name="T67_1">Platform</text:span><text:span text:style-name="T67_2">:<text:tab/></text:span><text:span text:style-name="T67_3">Linux</text:span></text:p>
      <text:p text:style-name="P68"><text:span text:style-name="T68_1">Tools</text:span><text:span text:style-name="T68_2">:<text:tab/></text:span><text:span text:style-name="T68_3">C</text:span><text:span text:style-name="T68_4">/</text:span><text:span text:style-name="T68_5">C</text:span><text:span text:style-name="T68_6">++,<text:s/></text:span><text:span text:style-name="T68_7">Eclipse</text:span><text:span text:style-name="T68_8">,<text:s/></text:span><text:span text:style-name="T68_9">cmake</text:span><text:span text:style-name="T68_10">,<text:s/></text:span><text:span text:style-name="T68_11">Sublime</text:span><text:span text:style-name="T68_12"><text:s/></text:span><text:span text:style-name="T68_13">Text</text:span><text:span text:style-name="T68_14">2</text:span></text:p>
      <text:p text:style-name="P69"/>
      <text:p text:style-name="P70"><text:span text:style-name="T70_1">2012,<text:s text:c="2"/></text:span><text:span text:style-name="T70_2">Fixing</text:span><text:span text:style-name="T70_3"><text:s/></text:span><text:span text:style-name="T70_4">Samsung</text:span><text:span text:style-name="T70_5"><text:s/></text:span><text:span text:style-name="T70_6">HDMI</text:span><text:span text:style-name="T70_7"><text:s/></text:span><text:span text:style-name="T70_8">driver</text:span><text:span text:style-name="T70_9"><text:s/></text:span><text:span text:style-name="T70_10">for</text:span><text:span text:style-name="T70_11"><text:s/></text:span><text:span text:style-name="T70_12">SoC</text:span><text:span text:style-name="T70_13"><text:s/></text:span><text:span text:style-name="T70_14">Exynos</text:span></text:p>
      <text:p text:style-name="P71"><text:span text:style-name="T71_1">The</text:span><text:span text:style-name="T71_2"><text:s/></text:span><text:span text:style-name="T71_3">main</text:span><text:span text:style-name="T71_4"><text:s/></text:span><text:span text:style-name="T71_5">goal</text:span><text:span text:style-name="T71_6"><text:s/></text:span><text:span text:style-name="T71_7">is</text:span><text:span text:style-name="T71_8"><text:s/></text:span><text:span text:style-name="T71_9">to</text:span><text:span text:style-name="T71_10"><text:s/></text:span><text:span text:style-name="T71_11">adapt</text:span><text:span text:style-name="T71_12"><text:s/></text:span><text:span text:style-name="T71_13">Odroid</text:span><text:span text:style-name="T71_14"><text:s/></text:span><text:span text:style-name="T71_15">BSP</text:span><text:span text:style-name="T71_16"><text:s/></text:span><text:span text:style-name="T71_17">to</text:span><text:span text:style-name="T71_18"><text:s/></text:span><text:span text:style-name="T71_19">provide</text:span><text:span text:style-name="T71_20"><text:s/>50</text:span><text:span text:style-name="T71_21">Hz</text:span><text:span text:style-name="T71_22"><text:s/></text:span><text:span text:style-name="T71_23">refresh</text:span><text:span text:style-name="T71_24"><text:s/></text:span><text:span text:style-name="T71_25">rate</text:span><text:span text:style-name="T71_26"><text:s/>&amp;<text:s/></text:span><text:span text:style-name="T71_27">full</text:span><text:span text:style-name="T71_28"><text:s/></text:span><text:span text:style-name="T71_29">HDMI</text:span><text:span text:style-name="T71_30">-</text:span><text:span text:style-name="T71_31">CEC</text:span><text:span text:style-name="T71_32"><text:s/></text:span><text:span text:style-name="T71_33">features</text:span><text:span text:style-name="T71_34">.</text:span></text:p>
      <text:p text:style-name="P72"><text:span text:style-name="T72_1">I</text:span><text:span text:style-name="T72_2"><text:s/></text:span><text:span text:style-name="T72_3">achieved</text:span><text:span text:style-name="T72_4"><text:s/></text:span><text:span text:style-name="T72_5">this</text:span><text:span text:style-name="T72_6"><text:s/></text:span><text:span text:style-name="T72_7">goal</text:span><text:span text:style-name="T72_8"><text:s/></text:span><text:span text:style-name="T72_9">to</text:span><text:span text:style-name="T72_10"><text:s/></text:span><text:span text:style-name="T72_11">redesign</text:span><text:span text:style-name="T72_12"><text:s/></text:span><text:span text:style-name="T72_13">HDMI</text:span><text:span text:style-name="T72_14"><text:s/></text:span><text:span text:style-name="T72_15">linux</text:span><text:span text:style-name="T72_16"><text:s/></text:span><text:span text:style-name="T72_17">kernel</text:span><text:span text:style-name="T72_18"><text:s/></text:span><text:span text:style-name="T72_19">driver</text:span><text:span text:style-name="T72_20"><text:s/></text:span><text:span text:style-name="T72_21">and</text:span><text:span text:style-name="T72_22"><text:s/></text:span><text:span text:style-name="T72_23">patch</text:span><text:span text:style-name="T72_24"><text:s/></text:span><text:span text:style-name="T72_25">whole</text:span><text:span text:style-name="T72_26"><text:s/></text:span><text:span text:style-name="T72_27">Android</text:span><text:span text:style-name="T72_28"><text:s/></text:span><text:span text:style-name="T72_29">video</text:span><text:span text:style-name="T72_30"><text:s/></text:span><text:span text:style-name="T72_31">output</text:span><text:span text:style-name="T72_32"><text:s/></text:span><text:span text:style-name="T72_33">stack</text:span><text:span text:style-name="T72_34">.</text:span></text:p>
      <text:p text:style-name="P73"/>
      <text:p text:style-name="P74"><text:span text:style-name="T74_1">Platform</text:span><text:span text:style-name="T74_2">:<text:tab/></text:span><text:span text:style-name="T74_3">Linux</text:span><text:span text:style-name="T74_4"><text:s/></text:span><text:span text:style-name="T74_5">Kernel</text:span></text:p>
      <text:p text:style-name="P75"><text:span text:style-name="T75_1">Tools</text:span><text:span text:style-name="T75_2">:<text:tab/></text:span><text:span text:style-name="T75_3">C</text:span><text:span text:style-name="T75_4">,<text:s/></text:span><text:span text:style-name="T75_5">Eclipse</text:span><text:span text:style-name="T75_6">,<text:s/></text:span><text:span text:style-name="T75_7">Sublime</text:span><text:span text:style-name="T75_8"><text:s/></text:span><text:span text:style-name="T75_9">Text</text:span><text:span text:style-name="T75_10">2</text:span></text:p>
      <text:p text:style-name="P76"/>
      <text:p text:style-name="P77"><text:span text:style-name="T77_1">2012<text:s/></text:span><text:span text:style-name="T77_2">to</text:span><text:span text:style-name="T77_3"><text:s/>2014,<text:s text:c="2"/></text:span><text:span text:style-name="T77_4">Interactive</text:span><text:span text:style-name="T77_5"><text:s/></text:span><text:span text:style-name="T77_6">TV</text:span><text:span text:style-name="T77_7"><text:s/></text:span><text:span text:style-name="T77_8">for</text:span><text:span text:style-name="T77_9"><text:s/></text:span><text:span text:style-name="T77_10">Android</text:span><text:span text:style-name="T77_11"><text:s/>(</text:span><text:span text:style-name="T77_12"><text:a xlink:type="simple" xlink:href="https://play.google.com/store/apps/details?id=ru.undev.nptv.player%20"><text:span text:style-name="T77_13">Google</text:span></text:a></text:span><text:span text:style-name="T77_14"><text:a xlink:type="simple" xlink:href="https://play.google.com/store/apps/details?id=ru.undev.nptv.player%20"><text:span text:style-name="T77_15"><text:s/></text:span></text:a></text:span><text:span text:style-name="T77_16"><text:a xlink:type="simple" xlink:href="https://play.google.com/store/apps/details?id=ru.undev.nptv.player%20"><text:span text:style-name="T77_17">Play</text:span></text:a></text:span><text:span text:style-name="T77_18"><text:a xlink:type="simple" xlink:href="https://play.google.com/store/apps/details?id=ru.undev.nptv.player%20"><text:span text:style-name="T77_19"><text:s/></text:span></text:a></text:span><text:span text:style-name="T77_20"><text:a xlink:type="simple" xlink:href="https://play.google.com/store/apps/details?id=ru.undev.nptv.player%20"><text:span text:style-name="T77_21">Link</text:span></text:a></text:span><text:span text:style-name="T77_22">)</text:span></text:p>
      <text:p text:style-name="P78"><text:span text:style-name="T78_1">I</text:span><text:span text:style-name="T78_2">’</text:span><text:span text:style-name="T78_3">m</text:span><text:span text:style-name="T78_4"><text:s/></text:span><text:span text:style-name="T78_5">a</text:span><text:span text:style-name="T78_6"><text:s/></text:span><text:span text:style-name="T78_7">team</text:span><text:span text:style-name="T78_8"><text:s/></text:span><text:span text:style-name="T78_9">leader</text:span><text:span text:style-name="T78_10"><text:s/></text:span><text:span text:style-name="T78_11">of</text:span><text:span text:style-name="T78_12"><text:s/></text:span><text:span text:style-name="T78_13">this</text:span><text:span text:style-name="T78_14"><text:s/></text:span><text:span text:style-name="T78_15">project</text:span><text:span text:style-name="T78_16">.<text:s/></text:span><text:span text:style-name="T78_17">For</text:span><text:span text:style-name="T78_18"><text:s/></text:span><text:span text:style-name="T78_19">now</text:span><text:span text:style-name="T78_20">,<text:s/></text:span><text:span text:style-name="T78_21">in</text:span><text:span text:style-name="T78_22"><text:s/></text:span><text:span text:style-name="T78_23">my</text:span><text:span text:style-name="T78_24"><text:s/></text:span><text:span text:style-name="T78_25">team</text:span><text:span text:style-name="T78_26"><text:s/></text:span><text:span text:style-name="T78_27">I</text:span><text:span text:style-name="T78_28"><text:s/></text:span><text:span text:style-name="T78_29">have</text:span><text:span text:style-name="T78_30"><text:s/></text:span><text:span text:style-name="T78_31">two</text:span><text:span text:style-name="T78_32"><text:s/></text:span><text:span text:style-name="T78_33">developers</text:span><text:span text:style-name="T78_34">.<text:s/></text:span><text:span text:style-name="T78_35">At</text:span><text:span text:style-name="T78_36"><text:s/></text:span><text:span text:style-name="T78_37">the</text:span><text:span text:style-name="T78_38"><text:s/></text:span><text:span text:style-name="T78_39">beginning</text:span><text:span text:style-name="T78_40"><text:s/></text:span><text:span text:style-name="T78_41">this</text:span><text:span text:style-name="T78_42"><text:s/></text:span><text:span text:style-name="T78_43">app</text:span><text:span text:style-name="T78_44"><text:s/></text:span><text:span text:style-name="T78_45">was</text:span><text:span text:style-name="T78_46"><text:s/></text:span><text:span text:style-name="T78_47">developed</text:span><text:span text:style-name="T78_48"><text:s/></text:span><text:span text:style-name="T78_49">by</text:span><text:span text:style-name="T78_50"><text:s/></text:span><text:span text:style-name="T78_51">me</text:span><text:span text:style-name="T78_52"><text:s/></text:span><text:span text:style-name="T78_53">from</text:span><text:span text:style-name="T78_54"><text:s/></text:span><text:span text:style-name="T78_55">the</text:span><text:span text:style-name="T78_56"><text:s/></text:span><text:span text:style-name="T78_57">ground</text:span><text:span text:style-name="T78_58">.<text:s/></text:span><text:span text:style-name="T78_59">The</text:span><text:span text:style-name="T78_60"><text:s/></text:span><text:span text:style-name="T78_61">whole</text:span><text:span text:style-name="T78_62"><text:s/></text:span><text:span text:style-name="T78_63">UI</text:span><text:span text:style-name="T78_64"><text:s/></text:span><text:span text:style-name="T78_65">part</text:span><text:span text:style-name="T78_66"><text:s/></text:span><text:span text:style-name="T78_67">is</text:span><text:span text:style-name="T78_68"><text:s/></text:span><text:span text:style-name="T78_69">in</text:span><text:span text:style-name="T78_70"><text:s/></text:span><text:span text:style-name="T78_71">the</text:span><text:span text:style-name="T78_72"><text:s/></text:span><text:span text:style-name="T78_73">cloud</text:span><text:span text:style-name="T78_74"><text:s/></text:span><text:span text:style-name="T78_75">and</text:span><text:span text:style-name="T78_76"><text:s/></text:span><text:span text:style-name="T78_77">delivers</text:span><text:span text:style-name="T78_78"><text:s/></text:span><text:span text:style-name="T78_79">by</text:span><text:span text:style-name="T78_80"><text:s/></text:span><text:span text:style-name="T78_81">h</text:span><text:span text:style-name="T78_82">264/</text:span><text:span text:style-name="T78_83">AAC</text:span><text:span text:style-name="T78_84"><text:s/></text:span><text:span text:style-name="T78_85">to</text:span><text:span text:style-name="T78_86"><text:s/></text:span><text:span text:style-name="T78_87">the</text:span><text:span text:style-name="T78_88"><text:s/></text:span><text:span text:style-name="T78_89">clients</text:span><text:span text:style-name="T78_90"><text:s/></text:span><text:span text:style-name="T78_91">and</text:span><text:span text:style-name="T78_92"><text:s/></text:span><text:span text:style-name="T78_93">the</text:span><text:span text:style-name="T78_94"><text:s/></text:span><text:span text:style-name="T78_95">core</text:span><text:span text:style-name="T78_96"><text:s/></text:span><text:span text:style-name="T78_97">feature</text:span><text:span text:style-name="T78_98"><text:s/></text:span><text:span text:style-name="T78_99">of</text:span><text:span text:style-name="T78_100"><text:s/></text:span><text:span text:style-name="T78_101">this</text:span><text:span text:style-name="T78_102"><text:s/></text:span><text:span text:style-name="T78_103">client</text:span><text:span text:style-name="T78_104"><text:s/></text:span><text:span text:style-name="T78_105">is</text:span><text:span text:style-name="T78_106"><text:s/></text:span><text:span text:style-name="T78_107">to</text:span><text:span text:style-name="T78_108"><text:s/></text:span><text:span text:style-name="T78_109">be</text:span><text:span text:style-name="T78_110"><text:s/></text:span><text:span text:style-name="T78_111">very</text:span><text:span text:style-name="T78_112"><text:s/></text:span><text:span text:style-name="T78_113">responsive</text:span><text:span text:style-name="T78_114"><text:s/></text:span><text:span text:style-name="T78_115">on</text:span><text:span text:style-name="T78_116"><text:s/></text:span><text:span text:style-name="T78_117">user</text:span><text:span text:style-name="T78_118">’</text:span><text:span text:style-name="T78_119">s</text:span><text:span text:style-name="T78_120"><text:s/></text:span><text:span text:style-name="T78_121">touch</text:span><text:span text:style-name="T78_122">.<text:s/></text:span><text:span text:style-name="T78_123">Another</text:span><text:span text:style-name="T78_124"><text:s/></text:span><text:span text:style-name="T78_125">target</text:span><text:span text:style-name="T78_126"><text:s/></text:span><text:span text:style-name="T78_127">of</text:span><text:span text:style-name="T78_128"><text:s/></text:span><text:span text:style-name="T78_129">this</text:span><text:span text:style-name="T78_130"><text:s/></text:span><text:span text:style-name="T78_131">app</text:span><text:span text:style-name="T78_132"><text:s/></text:span><text:span text:style-name="T78_133">is</text:span><text:span text:style-name="T78_134"><text:s/></text:span><text:span text:style-name="T78_135">to</text:span><text:span text:style-name="T78_136"><text:s/></text:span><text:span text:style-name="T78_137">be</text:span><text:span text:style-name="T78_138"><text:s/></text:span><text:span text:style-name="T78_139">adjustable</text:span><text:span text:style-name="T78_140"><text:s/></text:span><text:span text:style-name="T78_141">for</text:span><text:span text:style-name="T78_142"><text:s/></text:span><text:span text:style-name="T78_143">TV</text:span><text:span text:style-name="T78_144"><text:s/></text:span><text:span text:style-name="T78_145">screens</text:span><text:span text:style-name="T78_146"><text:s/></text:span><text:span text:style-name="T78_147">and</text:span><text:span text:style-name="T78_148"><text:s/></text:span><text:span text:style-name="T78_149">support</text:span><text:span text:style-name="T78_150"><text:s/></text:span><text:span text:style-name="T78_151">different</text:span><text:span text:style-name="T78_152"><text:s/></text:span><text:span text:style-name="T78_153">TV</text:span><text:span text:style-name="T78_154"><text:s/></text:span><text:span text:style-name="T78_155">refresh</text:span><text:span text:style-name="T78_156"><text:s/></text:span><text:span text:style-name="T78_157">rates</text:span><text:span text:style-name="T78_158"><text:s/>(50</text:span><text:span text:style-name="T78_159">Hz</text:span><text:span text:style-name="T78_160"><text:s/>&amp;<text:s/>60</text:span><text:span text:style-name="T78_161">Hz</text:span><text:span text:style-name="T78_162">).<text:s/></text:span><text:span text:style-name="T78_163">And</text:span><text:span text:style-name="T78_164"><text:s/></text:span><text:span text:style-name="T78_165">the</text:span><text:span text:style-name="T78_166"><text:s/></text:span><text:span text:style-name="T78_167">third</text:span><text:span text:style-name="T78_168"><text:s/></text:span><text:span text:style-name="T78_169">thing</text:span><text:span text:style-name="T78_170"><text:s/></text:span><text:span text:style-name="T78_171">which</text:span><text:span text:style-name="T78_172"><text:s/></text:span><text:span text:style-name="T78_173">we</text:span><text:span text:style-name="T78_174"><text:s/></text:span><text:span text:style-name="T78_175">supported</text:span><text:span text:style-name="T78_176"><text:s/></text:span><text:span text:style-name="T78_177">on</text:span><text:span text:style-name="T78_178"><text:s/></text:span><text:span text:style-name="T78_179">the</text:span><text:span text:style-name="T78_180"><text:s/></text:span><text:span text:style-name="T78_181">client</text:span><text:span text:style-name="T78_182"><text:s/></text:span><text:span text:style-name="T78_183">side</text:span><text:span text:style-name="T78_184"><text:s/></text:span><text:span text:style-name="T78_185">is</text:span><text:span text:style-name="T78_186"><text:s/></text:span><text:span text:style-name="T78_187">adaptive</text:span><text:span text:style-name="T78_188"><text:s/></text:span><text:span text:style-name="T78_189">bitrate</text:span><text:span text:style-name="T78_190"><text:s/></text:span><text:span text:style-name="T78_191">to</text:span><text:span text:style-name="T78_192"><text:s/></text:span><text:span text:style-name="T78_193">be</text:span><text:span text:style-name="T78_194"><text:s text:c="2"/></text:span><text:span text:style-name="T78_195">ready</text:span><text:span text:style-name="T78_196"><text:s/></text:span><text:span text:style-name="T78_197">for</text:span><text:span text:style-name="T78_198"><text:s/></text:span><text:span text:style-name="T78_199">the</text:span><text:span text:style-name="T78_200"><text:s/></text:span><text:span text:style-name="T78_201">real</text:span><text:span text:style-name="T78_202"><text:s/></text:span><text:span text:style-name="T78_203">world</text:span><text:span text:style-name="T78_204"><text:s/></text:span><text:span text:style-name="T78_205">issues</text:span><text:span text:style-name="T78_206"><text:s/>(</text:span><text:span text:style-name="T78_207">it</text:span><text:span text:style-name="T78_208"><text:s/></text:span><text:span text:style-name="T78_209">works</text:span><text:span text:style-name="T78_210"><text:s/></text:span><text:span text:style-name="T78_211">for</text:span><text:span text:style-name="T78_212"><text:s/></text:span><text:span text:style-name="T78_213">Android</text:span><text:span text:style-name="T78_214"><text:s/></text:span><text:span text:style-name="T78_215">devices</text:span><text:span text:style-name="T78_216"><text:s/>2.3<text:s/>&amp;<text:s/></text:span><text:span text:style-name="T78_217">higher</text:span><text:span text:style-name="T78_218">).</text:span></text:p>
      <text:p text:style-name="P79"><text:span text:style-name="T79_1">This</text:span><text:span text:style-name="T79_2"><text:s/></text:span><text:span text:style-name="T79_3">app</text:span><text:span text:style-name="T79_4"><text:s/></text:span><text:span text:style-name="T79_5">uses</text:span><text:span text:style-name="T79_6"><text:s/></text:span><text:span text:style-name="T79_7">the</text:span><text:span text:style-name="T79_8"><text:s/></text:span><text:span text:style-name="T79_9">whole</text:span><text:span text:style-name="T79_10"><text:s/></text:span><text:span text:style-name="T79_11">capacity</text:span><text:span text:style-name="T79_12"><text:s/></text:span><text:span text:style-name="T79_13">of</text:span><text:span text:style-name="T79_14"><text:s/></text:span><text:span text:style-name="T79_15">the</text:span><text:span text:style-name="T79_16"><text:s/></text:span><text:span text:style-name="T79_17">Android</text:span><text:span text:style-name="T79_18"><text:s/></text:span><text:span text:style-name="T79_19">multimedia</text:span><text:span text:style-name="T79_20"><text:s/></text:span><text:span text:style-name="T79_21">subsystem</text:span><text:span text:style-name="T79_22"><text:s/>(</text:span><text:span text:style-name="T79_23">OpenMAX</text:span><text:span text:style-name="T79_24">,<text:s/></text:span><text:span text:style-name="T79_25">OpenSLES</text:span><text:span text:style-name="T79_26">).</text:span></text:p>
      <text:p text:style-name="P80"/>
      <text:p text:style-name="P81"><text:span text:style-name="T81_1">Platform</text:span><text:span text:style-name="T81_2">:<text:tab/></text:span><text:span text:style-name="T81_3">Android</text:span></text:p>
      <text:p text:style-name="P82"><text:span text:style-name="T82_1">Tools</text:span><text:span text:style-name="T82_2">:<text:tab/></text:span><text:span text:style-name="T82_3">Eclipse</text:span><text:span text:style-name="T82_4">,<text:s/></text:span><text:span text:style-name="T82_5">Intellij</text:span><text:span text:style-name="T82_6"><text:s/></text:span><text:span text:style-name="T82_7">Idea</text:span><text:span text:style-name="T82_8">,<text:s/></text:span><text:span text:style-name="T82_9">Android</text:span><text:span text:style-name="T82_10"><text:s/></text:span><text:span text:style-name="T82_11">SDK</text:span><text:span text:style-name="T82_12">,<text:s/></text:span><text:span text:style-name="T82_13">Android</text:span><text:span text:style-name="T82_14"><text:s/></text:span><text:span text:style-name="T82_15">NDK</text:span><text:span text:style-name="T82_16">,<text:s/></text:span><text:span text:style-name="T82_17">Android</text:span><text:span text:style-name="T82_18"><text:s/></text:span><text:span text:style-name="T82_19">Compatibility</text:span><text:span text:style-name="T82_20"><text:s/></text:span><text:span text:style-name="T82_21">Library</text:span><text:span text:style-name="T82_22">,<text:s text:c="2"/></text:span><text:span text:style-name="T82_23">JSDK</text:span><text:span text:style-name="T82_24"><text:s/>1.6,<text:s/></text:span><text:span text:style-name="T82_25">Gradle</text:span><text:span text:style-name="T82_26">,<text:s/></text:span><text:span text:style-name="T82_27">Google</text:span><text:span text:style-name="T82_28"><text:s/></text:span><text:span text:style-name="T82_29">Protobuf</text:span></text:p>
      <text:p text:style-name="P83"/>
      <text:p text:style-name="P84"><text:span text:style-name="T84_1">2013<text:s text:c="2"/></text:span><text:span text:style-name="T84_2">DigitalOctober</text:span><text:span text:style-name="T84_3"><text:s/></text:span><text:span text:style-name="T84_4">for</text:span><text:span text:style-name="T84_5"><text:s/></text:span><text:span text:style-name="T84_6">Android</text:span><text:span text:style-name="T84_7"><text:s/>(</text:span><text:span text:style-name="T84_8"><text:a xlink:type="simple" xlink:href="https://play.google.com/store/apps/details?id=com.neosphere.digitaloctober"><text:span text:style-name="T84_9">Google</text:span></text:a></text:span><text:span text:style-name="T84_10"><text:a xlink:type="simple" xlink:href="https://play.google.com/store/apps/details?id=com.neosphere.digitaloctober"><text:span text:style-name="T84_11"><text:s/></text:span></text:a></text:span><text:span text:style-name="T84_12"><text:a xlink:type="simple" xlink:href="https://play.google.com/store/apps/details?id=com.neosphere.digitaloctober"><text:span text:style-name="T84_13">Play</text:span></text:a></text:span><text:span text:style-name="T84_14"><text:a xlink:type="simple" xlink:href="https://play.google.com/store/apps/details?id=com.neosphere.digitaloctober"><text:span text:style-name="T84_15"><text:s/></text:span></text:a></text:span><text:span text:style-name="T84_16"><text:a xlink:type="simple" xlink:href="https://play.google.com/store/apps/details?id=com.neosphere.digitaloctober"><text:span text:style-name="T84_17">Link</text:span></text:a></text:span><text:span text:style-name="T84_18">)</text:span></text:p>
      <text:p text:style-name="P85"><text:span text:style-name="T85_1">It</text:span><text:span text:style-name="T85_2">’</text:span><text:span text:style-name="T85_3">s</text:span><text:span text:style-name="T85_4"><text:s/></text:span><text:span text:style-name="T85_5">Android</text:span><text:span text:style-name="T85_6"><text:s/></text:span><text:span text:style-name="T85_7">native</text:span><text:span text:style-name="T85_8"><text:s/></text:span><text:span text:style-name="T85_9">client</text:span><text:span text:style-name="T85_10"><text:s/></text:span><text:span text:style-name="T85_11">for</text:span><text:span text:style-name="T85_12"><text:s/></text:span><text:span text:style-name="T85_13"><text:a xlink:type="simple" xlink:href="http://digitaloctober.ru"><text:span text:style-name="T85_14">http</text:span></text:a></text:span><text:span text:style-name="T85_15"><text:a xlink:type="simple" xlink:href="http://digitaloctober.ru"><text:span text:style-name="T85_16">://</text:span></text:a></text:span><text:span text:style-name="T85_17"><text:a xlink:type="simple" xlink:href="http://digitaloctober.ru"><text:span text:style-name="T85_18">digitaloctober</text:span></text:a></text:span><text:span text:style-name="T85_19"><text:a xlink:type="simple" xlink:href="http://digitaloctober.ru"><text:span text:style-name="T85_20">.</text:span></text:a></text:span><text:span text:style-name="T85_21"><text:a xlink:type="simple" xlink:href="http://digitaloctober.ru"><text:span text:style-name="T85_22">ru</text:span></text:a></text:span><text:span text:style-name="T85_23">.<text:s/></text:span><text:span text:style-name="T85_24">This</text:span><text:span text:style-name="T85_25"><text:s/></text:span><text:span text:style-name="T85_26">app</text:span><text:span text:style-name="T85_27"><text:s/></text:span><text:span text:style-name="T85_28">was</text:span><text:span text:style-name="T85_29"><text:s/></text:span><text:span text:style-name="T85_30">developed</text:span><text:span text:style-name="T85_31"><text:s/></text:span><text:span text:style-name="T85_32">for</text:span><text:span text:style-name="T85_33"><text:s/></text:span><text:span text:style-name="T85_34">smartphones</text:span><text:span text:style-name="T85_35"><text:s/></text:span><text:span text:style-name="T85_36">and</text:span><text:span text:style-name="T85_37"><text:s/></text:span><text:span text:style-name="T85_38">tablets</text:span><text:span text:style-name="T85_39"><text:s/></text:span><text:span text:style-name="T85_40">with</text:span><text:span text:style-name="T85_41"><text:s/></text:span><text:span text:style-name="T85_42">a</text:span><text:span text:style-name="T85_43"><text:s/></text:span><text:span text:style-name="T85_44">good</text:span><text:span text:style-name="T85_45"><text:s/></text:span><text:span text:style-name="T85_46">looking</text:span><text:span text:style-name="T85_47"><text:s/></text:span><text:span text:style-name="T85_48">UI</text:span><text:span text:style-name="T85_49">.</text:span></text:p>
      <text:p text:style-name="P86"><text:span text:style-name="T86_1">Platform</text:span><text:span text:style-name="T86_2">:<text:tab/></text:span><text:span text:style-name="T86_3">Android</text:span></text:p>
      <text:p text:style-name="P87"><text:span text:style-name="T87_1">Tools</text:span><text:span text:style-name="T87_2">:<text:tab/></text:span><text:span text:style-name="T87_3">Intellij</text:span><text:span text:style-name="T87_4"><text:s/></text:span><text:span text:style-name="T87_5">Idea</text:span><text:span text:style-name="T87_6">,<text:s/></text:span><text:span text:style-name="T87_7">Android</text:span><text:span text:style-name="T87_8"><text:s/></text:span><text:span text:style-name="T87_9">SDK</text:span><text:span text:style-name="T87_10">,<text:s/></text:span><text:span text:style-name="T87_11">Android</text:span><text:span text:style-name="T87_12"><text:s/></text:span><text:span text:style-name="T87_13">Compatibility</text:span><text:span text:style-name="T87_14"><text:s/></text:span><text:span text:style-name="T87_15">Library</text:span><text:span text:style-name="T87_16">,<text:s text:c="2"/></text:span><text:span text:style-name="T87_17">JSDK</text:span><text:span text:style-name="T87_18"><text:s/>1.6,<text:s/></text:span><text:span text:style-name="T87_19">Gradle</text:span></text:p>
      <text:p text:style-name="P88"/>
      <text:p text:style-name="P89"><text:span text:style-name="T89_1">2013<text:s text:c="2"/></text:span><text:span text:style-name="T89_2">Mafon</text:span><text:span text:style-name="T89_3"><text:s/></text:span><text:span text:style-name="T89_4">for</text:span><text:span text:style-name="T89_5"><text:s/></text:span><text:span text:style-name="T89_6">Android</text:span><text:span text:style-name="T89_7"><text:s/>(</text:span><text:span text:style-name="T89_8"><text:a xlink:type="simple" xlink:href="https://play.google.com/store/apps/details?id=com.neosphere.mafon"><text:span text:style-name="T89_9">Google</text:span></text:a></text:span><text:span text:style-name="T89_10"><text:a xlink:type="simple" xlink:href="https://play.google.com/store/apps/details?id=com.neosphere.mafon"><text:span text:style-name="T89_11"><text:s/></text:span></text:a></text:span><text:span text:style-name="T89_12"><text:a xlink:type="simple" xlink:href="https://play.google.com/store/apps/details?id=com.neosphere.mafon"><text:span text:style-name="T89_13">Play</text:span></text:a></text:span><text:span text:style-name="T89_14"><text:a xlink:type="simple" xlink:href="https://play.google.com/store/apps/details?id=com.neosphere.mafon"><text:span text:style-name="T89_15"><text:s/></text:span></text:a></text:span><text:span text:style-name="T89_16"><text:a xlink:type="simple" xlink:href="https://play.google.com/store/apps/details?id=com.neosphere.mafon"><text:span text:style-name="T89_17">Link</text:span></text:a></text:span><text:span text:style-name="T89_18">)</text:span></text:p>
      <text:p text:style-name="P90"><text:span text:style-name="T90_1">Dive</text:span><text:span text:style-name="T90_2"><text:s/></text:span><text:span text:style-name="T90_3">to</text:span><text:span text:style-name="T90_4"><text:s/></text:span><text:span text:style-name="T90_5">the</text:span><text:span text:style-name="T90_6"><text:s/>80’</text:span><text:span text:style-name="T90_7">s</text:span><text:span text:style-name="T90_8">!<text:s/></text:span><text:span text:style-name="T90_9"><text:s/></text:span><text:span text:style-name="T90_10">Helped</text:span><text:span text:style-name="T90_11"><text:s/></text:span><text:span text:style-name="T90_12">to</text:span><text:span text:style-name="T90_13"><text:s/></text:span><text:span text:style-name="T90_14">implement</text:span><text:span text:style-name="T90_15"><text:s/></text:span><text:span text:style-name="T90_16">multimedia</text:span><text:span text:style-name="T90_17"><text:s/></text:span><text:span text:style-name="T90_18">stuff</text:span><text:span text:style-name="T90_19"><text:s/>&amp;<text:s/></text:span><text:span text:style-name="T90_20">visual</text:span><text:span text:style-name="T90_21"><text:s/></text:span><text:span text:style-name="T90_22">effects</text:span><text:span text:style-name="T90_23">.</text:span></text:p>
      <text:p text:style-name="P91"><text:span text:style-name="T91_1">Platform</text:span><text:span text:style-name="T91_2">:<text:tab/></text:span><text:span text:style-name="T91_3">Android</text:span></text:p>
      <text:p text:style-name="P92"><text:span text:style-name="T92_1">Tools</text:span><text:span text:style-name="T92_2">:<text:tab/></text:span><text:span text:style-name="T92_3">Android</text:span><text:span text:style-name="T92_4"><text:s/></text:span><text:span text:style-name="T92_5">SDK</text:span><text:span text:style-name="T92_6">,<text:s/></text:span><text:span text:style-name="T92_7">Android</text:span><text:span text:style-name="T92_8"><text:s/></text:span><text:span text:style-name="T92_9">Compatibility</text:span><text:span text:style-name="T92_10"><text:s/></text:span><text:span text:style-name="T92_11">Library</text:span><text:span text:style-name="T92_12">,<text:s text:c="2"/></text:span><text:span text:style-name="T92_13">JSDK</text:span><text:span text:style-name="T92_14"><text:s/>1.6,<text:s/></text:span><text:span text:style-name="T92_15">Gradle</text:span></text:p>
      <text:p text:style-name="P93"/>
      <text:p text:style-name="P94"><text:span text:style-name="T94_1">2012<text:s text:c="2"/></text:span><text:span text:style-name="T94_2">Gipis</text:span><text:span text:style-name="T94_3"><text:s/></text:span><text:span text:style-name="T94_4">for</text:span><text:span text:style-name="T94_5"><text:s/></text:span><text:span text:style-name="T94_6">Android</text:span></text:p>
      <text:p text:style-name="P95"><text:span text:style-name="T95_1"><text:tab/></text:span><text:span text:style-name="T95_2">Mobile</text:span><text:span text:style-name="T95_3"><text:s/></text:span><text:span text:style-name="T95_4">app</text:span><text:span text:style-name="T95_5"><text:s/></text:span><text:span text:style-name="T95_6">for</text:span><text:span text:style-name="T95_7"><text:s/></text:span><text:span text:style-name="T95_8">tracking</text:span><text:span text:style-name="T95_9"><text:s/></text:span><text:span text:style-name="T95_10">and</text:span><text:span text:style-name="T95_11"><text:s/></text:span><text:span text:style-name="T95_12">planning</text:span><text:span text:style-name="T95_13"><text:s/></text:span><text:span text:style-name="T95_14">sport</text:span><text:span text:style-name="T95_15"><text:s/></text:span><text:span text:style-name="T95_16">activities</text:span><text:span text:style-name="T95_17">,<text:s/></text:span><text:span text:style-name="T95_18">synchronization</text:span><text:span text:style-name="T95_19"><text:s/></text:span><text:span text:style-name="T95_20">all</text:span><text:span text:style-name="T95_21"><text:s/></text:span><text:span text:style-name="T95_22">data</text:span><text:span text:style-name="T95_23"><text:s/></text:span><text:span text:style-name="T95_24">with</text:span><text:span text:style-name="T95_25"><text:s/></text:span><text:span text:style-name="T95_26">server</text:span><text:span text:style-name="T95_27"><text:s/></text:span><text:span text:style-name="T95_28">and</text:span><text:span text:style-name="T95_29"><text:s/></text:span><text:span text:style-name="T95_30">analyzing</text:span><text:span text:style-name="T95_31"><text:s/></text:span><text:span text:style-name="T95_32">achievements</text:span><text:span text:style-name="T95_33">.<text:s/></text:span><text:span text:style-name="T95_34">The</text:span><text:span text:style-name="T95_35"><text:s/></text:span><text:span text:style-name="T95_36">main</text:span><text:span text:style-name="T95_37"><text:s/></text:span><text:span text:style-name="T95_38">goal</text:span><text:span text:style-name="T95_39"><text:s/></text:span><text:span text:style-name="T95_40">is</text:span><text:span text:style-name="T95_41"><text:s/></text:span><text:span text:style-name="T95_42">to</text:span><text:span text:style-name="T95_43"><text:s/></text:span><text:span text:style-name="T95_44">give</text:span><text:span text:style-name="T95_45"><text:s/></text:span><text:span text:style-name="T95_46">to</text:span><text:span text:style-name="T95_47"><text:s/></text:span><text:span text:style-name="T95_48">the</text:span><text:span text:style-name="T95_49"><text:s/></text:span><text:span text:style-name="T95_50">user</text:span><text:span text:style-name="T95_51"><text:s/></text:span><text:span text:style-name="T95_52">possibility</text:span><text:span text:style-name="T95_53"><text:s/></text:span><text:span text:style-name="T95_54">to</text:span><text:span text:style-name="T95_55"><text:s/></text:span><text:span text:style-name="T95_56">control</text:span><text:span text:style-name="T95_57"><text:s/></text:span><text:span text:style-name="T95_58">the</text:span><text:span text:style-name="T95_59"><text:s/></text:span><text:span text:style-name="T95_60">weight</text:span><text:span text:style-name="T95_61"><text:s/></text:span><text:span text:style-name="T95_62">and</text:span><text:span text:style-name="T95_63"><text:s/></text:span><text:span text:style-name="T95_64">body</text:span><text:span text:style-name="T95_65"><text:s/></text:span><text:span text:style-name="T95_66">parameters</text:span><text:span text:style-name="T95_67">.<text:s/></text:span></text:p>
      <text:p text:style-name="P96"><text:span text:style-name="T96_1">Platform</text:span><text:span text:style-name="T96_2">:<text:tab/></text:span><text:span text:style-name="T96_3">Android</text:span></text:p>
      <text:p text:style-name="P97"><text:span text:style-name="T97_1">Tools</text:span><text:span text:style-name="T97_2">:<text:tab/></text:span><text:span text:style-name="T97_3">Intellij</text:span><text:span text:style-name="T97_4"><text:s/></text:span><text:span text:style-name="T97_5">Idea</text:span><text:span text:style-name="T97_6">,<text:s/></text:span><text:span text:style-name="T97_7">Android</text:span><text:span text:style-name="T97_8"><text:s/></text:span><text:span text:style-name="T97_9">SDK</text:span><text:span text:style-name="T97_10">,<text:s/></text:span><text:span text:style-name="T97_11">Android</text:span><text:span text:style-name="T97_12"><text:s/></text:span><text:span text:style-name="T97_13">Compatibility</text:span><text:span text:style-name="T97_14"><text:s/></text:span><text:span text:style-name="T97_15">Library</text:span><text:span text:style-name="T97_16">,<text:s text:c="2"/></text:span><text:span text:style-name="T97_17">JSDK</text:span><text:span text:style-name="T97_18"><text:s/>1.6,<text:s/></text:span><text:span text:style-name="T97_19">Maven</text:span></text:p>
      <text:p text:style-name="P98"/>
      <text:p text:style-name="P99"><text:span text:style-name="T99_1">2012<text:s text:c="2"/></text:span><text:span text:style-name="T99_2">Backend</text:span><text:span text:style-name="T99_3"><text:s/></text:span><text:span text:style-name="T99_4">for</text:span><text:span text:style-name="T99_5"><text:s/></text:span><text:span text:style-name="T99_6">Qlue</text:span><text:span text:style-name="T99_7">.</text:span><text:span text:style-name="T99_8">net</text:span></text:p>
      <text:p text:style-name="P100"><text:span text:style-name="T100_1"><text:tab/></text:span><text:span text:style-name="T100_2">It</text:span><text:span text:style-name="T100_3">’</text:span><text:span text:style-name="T100_4">s</text:span><text:span text:style-name="T100_5"><text:s/></text:span><text:span text:style-name="T100_6">social</text:span><text:span text:style-name="T100_7"><text:s/></text:span><text:span text:style-name="T100_8">feed</text:span><text:span text:style-name="T100_9"><text:s/></text:span><text:span text:style-name="T100_10">aggregator</text:span><text:span text:style-name="T100_11">.<text:s/></text:span><text:span text:style-name="T100_12">The</text:span><text:span text:style-name="T100_13"><text:s/></text:span><text:span text:style-name="T100_14">user</text:span><text:span text:style-name="T100_15"><text:s/></text:span><text:span text:style-name="T100_16">could</text:span><text:span text:style-name="T100_17"><text:s/></text:span><text:span text:style-name="T100_18">add</text:span><text:span text:style-name="T100_19"><text:s/></text:span><text:span text:style-name="T100_20">all</text:span><text:span text:style-name="T100_21"><text:s/></text:span><text:span text:style-name="T100_22">social</text:span><text:span text:style-name="T100_23"><text:s/></text:span><text:span text:style-name="T100_24">accounts</text:span><text:span text:style-name="T100_25"><text:s/>(</text:span><text:span text:style-name="T100_26">facebook</text:span><text:span text:style-name="T100_27">,<text:s/></text:span><text:span text:style-name="T100_28">vk</text:span><text:span text:style-name="T100_29">.</text:span><text:span text:style-name="T100_30">com</text:span><text:span text:style-name="T100_31">,<text:s/></text:span><text:span text:style-name="T100_32">twitter</text:span><text:span text:style-name="T100_33">,<text:s/></text:span><text:span text:style-name="T100_34">digg</text:span><text:span text:style-name="T100_35">.</text:span><text:span text:style-name="T100_36">com</text:span><text:span text:style-name="T100_37">,<text:s/></text:span><text:span text:style-name="T100_38">yammer</text:span><text:span text:style-name="T100_39">)<text:s/></text:span><text:span text:style-name="T100_40">to</text:span><text:span text:style-name="T100_41"><text:s/></text:span><text:span text:style-name="T100_42">qlue</text:span><text:span text:style-name="T100_43">.</text:span><text:span text:style-name="T100_44">net</text:span><text:span text:style-name="T100_45"><text:s/></text:span><text:span text:style-name="T100_46">and</text:span><text:span text:style-name="T100_47"><text:s/></text:span><text:span text:style-name="T100_48">track</text:span><text:span text:style-name="T100_49"><text:s/></text:span><text:span text:style-name="T100_50">it</text:span><text:span text:style-name="T100_51">’</text:span><text:span text:style-name="T100_52">s</text:span><text:span text:style-name="T100_53"><text:s/></text:span><text:span text:style-name="T100_54">own</text:span><text:span text:style-name="T100_55"><text:s/></text:span><text:span text:style-name="T100_56">feed</text:span><text:span text:style-name="T100_57"><text:s/></text:span><text:span text:style-name="T100_58">in</text:span><text:span text:style-name="T100_59"><text:s/></text:span><text:span text:style-name="T100_60">one</text:span><text:span text:style-name="T100_61"><text:s/></text:span><text:span text:style-name="T100_62">place</text:span><text:span text:style-name="T100_63">.</text:span></text:p>
      <text:p text:style-name="P101"><text:span text:style-name="T101_1">Platform</text:span><text:span text:style-name="T101_2">:<text:tab/></text:span><text:span text:style-name="T101_3">Java</text:span><text:span text:style-name="T101_4"><text:s/></text:span><text:span text:style-name="T101_5">EE</text:span></text:p>
      <text:p text:style-name="P102"><text:span text:style-name="T102_1">Role</text:span><text:span text:style-name="T102_2">:<text:tab/></text:span><text:span text:style-name="T102_3">I</text:span><text:span text:style-name="T102_4"><text:s/></text:span><text:span text:style-name="T102_5">was</text:span><text:span text:style-name="T102_6"><text:s/></text:span><text:span text:style-name="T102_7">developing</text:span><text:span text:style-name="T102_8"><text:s/></text:span><text:span text:style-name="T102_9">server</text:span><text:span text:style-name="T102_10"><text:s/></text:span><text:span text:style-name="T102_11">side</text:span><text:span text:style-name="T102_12"><text:s/></text:span><text:span text:style-name="T102_13">part</text:span><text:span text:style-name="T102_14">,<text:s/></text:span><text:span text:style-name="T102_15">integration</text:span><text:span text:style-name="T102_16"><text:s/></text:span><text:span text:style-name="T102_17">with</text:span><text:span text:style-name="T102_18"><text:s/></text:span><text:span text:style-name="T102_19">mongodb</text:span><text:span text:style-name="T102_20"><text:s/></text:span><text:span text:style-name="T102_21">and</text:span><text:span text:style-name="T102_22"><text:s/></text:span><text:span text:style-name="T102_23">storing</text:span><text:span text:style-name="T102_24"><text:s/></text:span><text:span text:style-name="T102_25">all</text:span><text:span text:style-name="T102_26"><text:s/></text:span><text:span text:style-name="T102_27">multimedia</text:span><text:span text:style-name="T102_28"><text:s/></text:span><text:span text:style-name="T102_29">data</text:span><text:span text:style-name="T102_30"><text:s/></text:span><text:span text:style-name="T102_31">to</text:span><text:span text:style-name="T102_32"><text:s/></text:span><text:span text:style-name="T102_33">the</text:span><text:span text:style-name="T102_34"><text:s/></text:span><text:span text:style-name="T102_35">gridfs</text:span><text:span text:style-name="T102_36">.<text:s/></text:span><text:span text:style-name="T102_37">Also</text:span><text:span text:style-name="T102_38"><text:s/></text:span><text:span text:style-name="T102_39">all</text:span><text:span text:style-name="T102_40"><text:s/></text:span><text:span text:style-name="T102_41">social</text:span><text:span text:style-name="T102_42"><text:s/></text:span><text:span text:style-name="T102_43">integration</text:span><text:span text:style-name="T102_44"><text:s/></text:span><text:span text:style-name="T102_45">things</text:span><text:span text:style-name="T102_46"><text:s/></text:span><text:span text:style-name="T102_47">were</text:span><text:span text:style-name="T102_48"><text:s/></text:span><text:span text:style-name="T102_49">on</text:span><text:span text:style-name="T102_50"><text:s/></text:span><text:span text:style-name="T102_51">me</text:span><text:span text:style-name="T102_52"><text:s/></text:span><text:span text:style-name="T102_53">and</text:span><text:span text:style-name="T102_54"><text:s/></text:span><text:span text:style-name="T102_55">worked</text:span><text:span text:style-name="T102_56"><text:s/></text:span><text:span text:style-name="T102_57">perfectly</text:span><text:span text:style-name="T102_58">.<text:s/></text:span></text:p>
      <text:p text:style-name="P103"><text:span text:style-name="T103_1">Tools</text:span><text:span text:style-name="T103_2">:<text:tab/></text:span><text:span text:style-name="T103_3">Intellij</text:span><text:span text:style-name="T103_4"><text:s/></text:span><text:span text:style-name="T103_5">Idea</text:span><text:span text:style-name="T103_6">,<text:s/></text:span><text:span text:style-name="T103_7">JavaEE</text:span><text:span text:style-name="T103_8">,<text:s/></text:span><text:span text:style-name="T103_9">Spirng</text:span><text:span text:style-name="T103_10">,<text:s/></text:span><text:span text:style-name="T103_11">Spring</text:span><text:span text:style-name="T103_12"><text:s/></text:span><text:span text:style-name="T103_13">Security</text:span><text:span text:style-name="T103_14">,<text:s/></text:span><text:span text:style-name="T103_15">Scribe</text:span><text:span text:style-name="T103_16"><text:s/>(</text:span><text:span text:style-name="T103_17">oauth</text:span><text:span text:style-name="T103_18"><text:s/>&amp;<text:s/></text:span><text:span text:style-name="T103_19">oauth</text:span><text:span text:style-name="T103_20">2<text:s/></text:span><text:span text:style-name="T103_21">framework</text:span><text:span text:style-name="T103_22">),<text:s text:c="2"/></text:span><text:span text:style-name="T103_23">JSDK</text:span><text:span text:style-name="T103_24"><text:s/>1.6,<text:s/></text:span><text:span text:style-name="T103_25">Maven</text:span></text:p>
      <text:p text:style-name="P104"/>
      <text:p text:style-name="P105"><text:span text:style-name="T105_1">2011<text:s text:c="2"/></text:span><text:span text:style-name="T105_2">B</text:span><text:span text:style-name="T105_3">2</text:span><text:span text:style-name="T105_4">B</text:span><text:span text:style-name="T105_5"><text:s/></text:span><text:span text:style-name="T105_6">client</text:span></text:p>
      <text:p text:style-name="P106"><text:span text:style-name="T106_1"><text:tab/></text:span><text:span text:style-name="T106_2">Client</text:span><text:span text:style-name="T106_3"><text:s/></text:span><text:span text:style-name="T106_4">for</text:span><text:span text:style-name="T106_5"><text:s/></text:span><text:span text:style-name="T106_6">managing</text:span><text:span text:style-name="T106_7"><text:s/></text:span><text:span text:style-name="T106_8">orders</text:span><text:span text:style-name="T106_9"><text:s/></text:span><text:span text:style-name="T106_10">of</text:span><text:span text:style-name="T106_11"><text:s/></text:span><text:span text:style-name="T106_12">trading</text:span><text:span text:style-name="T106_13"><text:s/></text:span><text:span text:style-name="T106_14">in</text:span><text:span text:style-name="T106_15"><text:s/></text:span><text:span text:style-name="T106_16">the</text:span><text:span text:style-name="T106_17"><text:s/></text:span><text:span text:style-name="T106_18">cloud</text:span><text:span text:style-name="T106_19">.<text:s/></text:span><text:span text:style-name="T106_20">Google</text:span><text:span text:style-name="T106_21"><text:s/></text:span><text:span text:style-name="T106_22">C</text:span><text:span text:style-name="T106_23">2</text:span><text:span text:style-name="T106_24">D</text:span><text:span text:style-name="T106_25"><text:s/></text:span><text:span text:style-name="T106_26">messaging</text:span><text:span text:style-name="T106_27"><text:s/></text:span><text:span text:style-name="T106_28">is</text:span><text:span text:style-name="T106_29"><text:s/></text:span><text:span text:style-name="T106_30">used</text:span><text:span text:style-name="T106_31"><text:s/></text:span><text:span text:style-name="T106_32">for</text:span><text:span text:style-name="T106_33"><text:s/></text:span><text:span text:style-name="T106_34">notifications</text:span><text:span text:style-name="T106_35"><text:s/></text:span><text:span text:style-name="T106_36">of</text:span><text:span text:style-name="T106_37"><text:s/></text:span><text:span text:style-name="T106_38">new</text:span><text:span text:style-name="T106_39"><text:s/></text:span><text:span text:style-name="T106_40">orders</text:span><text:span text:style-name="T106_41"><text:s/></text:span><text:span text:style-name="T106_42">on</text:span><text:span text:style-name="T106_43"><text:s/></text:span><text:span text:style-name="T106_44">the</text:span><text:span text:style-name="T106_45"><text:s/></text:span><text:span text:style-name="T106_46">server</text:span><text:span text:style-name="T106_47">.<text:s/></text:span><text:span text:style-name="T106_48">Voice</text:span><text:span text:style-name="T106_49"><text:s/></text:span><text:span text:style-name="T106_50">recognition</text:span><text:span text:style-name="T106_51"><text:s/></text:span><text:span text:style-name="T106_52">and</text:span><text:span text:style-name="T106_53"><text:s/></text:span><text:span text:style-name="T106_54">full</text:span><text:span text:style-name="T106_55"><text:s/></text:span><text:span text:style-name="T106_56">test</text:span><text:span text:style-name="T106_57"><text:s/></text:span><text:span text:style-name="T106_58">search</text:span><text:span text:style-name="T106_59"><text:s/></text:span><text:span text:style-name="T106_60">are</text:span><text:span text:style-name="T106_61"><text:s/></text:span><text:span text:style-name="T106_62">used</text:span><text:span text:style-name="T106_63"><text:s/></text:span><text:span text:style-name="T106_64">for</text:span><text:span text:style-name="T106_65"><text:s/></text:span><text:span text:style-name="T106_66">searching</text:span><text:span text:style-name="T106_67"><text:s/></text:span><text:span text:style-name="T106_68">and</text:span><text:span text:style-name="T106_69"><text:s/></text:span><text:span text:style-name="T106_70">managing</text:span><text:span text:style-name="T106_71"><text:s/></text:span><text:span text:style-name="T106_72">products</text:span><text:span text:style-name="T106_73"><text:s/></text:span><text:span text:style-name="T106_74">in</text:span><text:span text:style-name="T106_75"><text:s/></text:span><text:span text:style-name="T106_76">orders</text:span><text:span text:style-name="T106_77">.<text:s/></text:span><text:span text:style-name="T106_78">And</text:span><text:span text:style-name="T106_79"><text:s/></text:span><text:span text:style-name="T106_80">user</text:span><text:span text:style-name="T106_81"><text:s/></text:span><text:span text:style-name="T106_82">has</text:span><text:span text:style-name="T106_83"><text:s/></text:span><text:span text:style-name="T106_84">possibility</text:span><text:span text:style-name="T106_85"><text:s/></text:span><text:span text:style-name="T106_86">to</text:span><text:span text:style-name="T106_87"><text:s/></text:span><text:span text:style-name="T106_88">plot</text:span><text:span text:style-name="T106_89"><text:s/></text:span><text:span text:style-name="T106_90">productivity</text:span><text:span text:style-name="T106_91"><text:s/></text:span><text:span text:style-name="T106_92">charts</text:span><text:span text:style-name="T106_93"><text:s/></text:span><text:span text:style-name="T106_94">of</text:span><text:span text:style-name="T106_95"><text:s/></text:span><text:span text:style-name="T106_96">trading</text:span><text:span text:style-name="T106_97"><text:s/></text:span><text:span text:style-name="T106_98">activity</text:span></text:p>
      <text:p text:style-name="P107"><text:span text:style-name="T107_1">Platform</text:span><text:span text:style-name="T107_2">:<text:tab/></text:span><text:span text:style-name="T107_3">Android</text:span></text:p>
      <text:p text:style-name="P108"><text:span text:style-name="T108_1">Tools</text:span><text:span text:style-name="T108_2">:<text:tab/></text:span><text:span text:style-name="T108_3">Intellij</text:span><text:span text:style-name="T108_4"><text:s/></text:span><text:span text:style-name="T108_5">Idea</text:span><text:span text:style-name="T108_6">,<text:s/></text:span><text:span text:style-name="T108_7">Android</text:span><text:span text:style-name="T108_8"><text:s/></text:span><text:span text:style-name="T108_9">SDK</text:span><text:span text:style-name="T108_10">,</text:span><text:span text:style-name="T108_11"><text:s/></text:span><text:span text:style-name="T108_12">Android</text:span><text:span text:style-name="T108_13"><text:s/></text:span><text:span text:style-name="T108_14">Compatibility</text:span><text:span text:style-name="T108_15"><text:s/></text:span><text:span text:style-name="T108_16">Lib</text:span><text:span text:style-name="T108_17">rary</text:span><text:span text:style-name="T108_18">,<text:s/></text:span><text:span text:style-name="T108_19"><text:s/></text:span><text:span text:style-name="T108_20">JSDK</text:span><text:span text:style-name="T108_21"><text:s/>1.6</text:span></text:p>
      <text:p text:style-name="P109"/>
      <text:p text:style-name="P110"><text:span text:style-name="T110_1">2010<text:s text:c="2"/></text:span><text:span text:style-name="T110_2">Calls</text:span><text:span text:style-name="T110_3"><text:s/></text:span><text:span text:style-name="T110_4">Analyzer</text:span></text:p>
      <text:p text:style-name="P111"><text:span text:style-name="T111_1"><text:tab/></text:span><text:span text:style-name="T111_2">Programmed</text:span><text:span text:style-name="T111_3"><text:s/></text:span><text:span text:style-name="T111_4">and</text:span><text:span text:style-name="T111_5"><text:s/></text:span><text:span text:style-name="T111_6">created</text:span><text:span text:style-name="T111_7"><text:s/></text:span><text:span text:style-name="T111_8">a</text:span><text:span text:style-name="T111_9"><text:s/></text:span><text:span text:style-name="T111_10">pilot</text:span><text:span text:style-name="T111_11"><text:s/></text:span><text:span text:style-name="T111_12">call</text:span><text:span text:style-name="T111_13"><text:s/></text:span><text:span text:style-name="T111_14">analyzer</text:span><text:span text:style-name="T111_15"><text:s/></text:span><text:span text:style-name="T111_16">on</text:span><text:span text:style-name="T111_17"><text:s/></text:span><text:span text:style-name="T111_18">Google</text:span><text:span text:style-name="T111_19"><text:s/></text:span><text:span text:style-name="T111_20">A</text:span><text:span text:style-name="T111_21">ndroid</text:span><text:span text:style-name="T111_22"><text:s/></text:span><text:span text:style-name="T111_23">and</text:span><text:span text:style-name="T111_24"><text:s/></text:span><text:span text:style-name="T111_25">Google</text:span><text:span text:style-name="T111_26"><text:s/></text:span><text:span text:style-name="T111_27">AppEngine</text:span><text:span text:style-name="T111_28"><text:s/></text:span><text:span text:style-name="T111_29">through</text:span><text:span text:style-name="T111_30"><text:s/></text:span><text:span text:style-name="T111_31">Java</text:span><text:span text:style-name="T111_32">.<text:s/></text:span><text:span text:style-name="T111_33">Fully</text:span><text:span text:style-name="T111_34"><text:s/></text:span><text:span text:style-name="T111_35">implemented</text:span><text:span text:style-name="T111_36"><text:s/></text:span><text:span text:style-name="T111_37">the</text:span><text:span text:style-name="T111_38"><text:s/></text:span><text:span text:style-name="T111_39">calls</text:span><text:span text:style-name="T111_40"><text:s/></text:span><text:span text:style-name="T111_41">logger</text:span><text:span text:style-name="T111_42"><text:s/></text:span><text:span text:style-name="T111_43">and</text:span><text:span text:style-name="T111_44"><text:s/></text:span><text:span text:style-name="T111_45">geo</text:span><text:span text:style-name="T111_46">-</text:span><text:span text:style-name="T111_47">analyzer</text:span><text:span text:style-name="T111_48"><text:s/></text:span><text:span text:style-name="T111_49">that</text:span><text:span text:style-name="T111_50"><text:s/></text:span><text:span text:style-name="T111_51">gives</text:span><text:span text:style-name="T111_52"><text:s/></text:span><text:span text:style-name="T111_53">information</text:span><text:span text:style-name="T111_54"><text:s/></text:span><text:span text:style-name="T111_55">on</text:span><text:span text:style-name="T111_56"><text:s/></text:span><text:span text:style-name="T111_57">location</text:span><text:span text:style-name="T111_58"><text:s/></text:span><text:span text:style-name="T111_59">of</text:span><text:span text:style-name="T111_60"><text:s/></text:span><text:span text:style-name="T111_61">user</text:span><text:span text:style-name="T111_62"><text:s/></text:span><text:span text:style-name="T111_63">and</text:span><text:span text:style-name="T111_64"><text:s/></text:span><text:span text:style-name="T111_65">financial</text:span><text:span text:style-name="T111_66"><text:s/></text:span><text:span text:style-name="T111_67">data</text:span><text:span text:style-name="T111_68">.<text:s/></text:span></text:p>
      <text:p text:style-name="P112"><text:span text:style-name="T112_1">Platform</text:span><text:span text:style-name="T112_2">:<text:tab/></text:span><text:span text:style-name="T112_3">Android</text:span></text:p>
      <text:p text:style-name="P113"><text:span text:style-name="T113_1">Tools</text:span><text:span text:style-name="T113_2">:<text:tab/></text:span><text:span text:style-name="T113_3">Intellij</text:span><text:span text:style-name="T113_4"><text:s/></text:span><text:span text:style-name="T113_5">Idea</text:span><text:span text:style-name="T113_6">,<text:s/></text:span><text:span text:style-name="T113_7">Android</text:span><text:span text:style-name="T113_8"><text:s/></text:span><text:span text:style-name="T113_9">SDK</text:span><text:span text:style-name="T113_10">,<text:s/></text:span><text:span text:style-name="T113_11">JSDK</text:span><text:span text:style-name="T113_12"><text:s/>1.6</text:span></text:p>
      <text:p text:style-name="P114"/>
      <text:p text:style-name="P115"><text:span text:style-name="T115_1">2010<text:s text:c="2"/></text:span><text:span text:style-name="T115_2">Music</text:span><text:span text:style-name="T115_3"><text:s/></text:span><text:span text:style-name="T115_4">Player</text:span><text:span text:style-name="T115_5"><text:s/></text:span><text:span text:style-name="T115_6">for</text:span><text:span text:style-name="T115_7"><text:s/></text:span><text:span text:style-name="T115_8">Popular</text:span><text:span text:style-name="T115_9"><text:s/></text:span><text:span text:style-name="T115_10">Clouds</text:span></text:p>
      <text:p text:style-name="P116"><text:span text:style-name="T116_1"><text:tab/></text:span><text:span text:style-name="T116_2">Fully</text:span><text:span text:style-name="T116_3"><text:s/></text:span><text:span text:style-name="T116_4">implemented</text:span><text:span text:style-name="T116_5"><text:s/></text:span><text:span text:style-name="T116_6">playing</text:span><text:span text:style-name="T116_7"><text:s/></text:span><text:span text:style-name="T116_8">and</text:span><text:span text:style-name="T116_9"><text:s/></text:span><text:span text:style-name="T116_10">storing</text:span><text:span text:style-name="T116_11"><text:s/></text:span><text:span text:style-name="T116_12">songs</text:span><text:span text:style-name="T116_13"><text:s/></text:span><text:span text:style-name="T116_14">locally</text:span><text:span text:style-name="T116_15"><text:s/></text:span><text:span text:style-name="T116_16">and</text:span><text:span text:style-name="T116_17"><text:s/></text:span><text:span text:style-name="T116_18">encrypting</text:span><text:span text:style-name="T116_19"><text:s/></text:span><text:span text:style-name="T116_20">them</text:span><text:span text:style-name="T116_21"><text:s/></text:span><text:span text:style-name="T116_22">to</text:span><text:span text:style-name="T116_23"><text:s/></text:span><text:span text:style-name="T116_24">prevent</text:span><text:span text:style-name="T116_25"><text:s/></text:span><text:span text:style-name="T116_26">piracy</text:span><text:span text:style-name="T116_27">.<text:s/></text:span><text:span text:style-name="T116_28">Synchronization</text:span><text:span text:style-name="T116_29"><text:s/></text:span><text:span text:style-name="T116_30">with</text:span><text:span text:style-name="T116_31"><text:s/></text:span><text:span text:style-name="T116_32"><text:a xlink:type="simple" xlink:href="http://last.fm"><text:span text:style-name="T116_33">last</text:span></text:a></text:span><text:span text:style-name="T116_34"><text:a xlink:type="simple" xlink:href="http://last.fm"><text:span text:style-name="T116_35">.</text:span></text:a></text:span><text:span text:style-name="T116_36"><text:a xlink:type="simple" xlink:href="http://last.fm"><text:span text:style-name="T116_37">fm</text:span></text:a></text:span><text:span text:style-name="T116_38"><text:s/></text:span><text:span text:style-name="T116_39">and</text:span><text:span text:style-name="T116_40"><text:s/></text:span><text:span text:style-name="T116_41">possibility</text:span><text:span text:style-name="T116_42"><text:s/></text:span><text:span text:style-name="T116_43">to</text:span><text:span text:style-name="T116_44"><text:s/></text:span><text:span text:style-name="T116_45">manage</text:span><text:span text:style-name="T116_46"><text:s/></text:span><text:span text:style-name="T116_47">playlists</text:span><text:span text:style-name="T116_48"><text:s/></text:span><text:span text:style-name="T116_49">on</text:span><text:span text:style-name="T116_50"><text:s/></text:span><text:span text:style-name="T116_51">the</text:span><text:span text:style-name="T116_52"><text:s/></text:span><text:span text:style-name="T116_53">clouds</text:span><text:span text:style-name="T116_54">.</text:span></text:p>
      <text:p text:style-name="P117"><text:span text:style-name="T117_1">Platform</text:span><text:span text:style-name="T117_2">:<text:tab/></text:span><text:span text:style-name="T117_3">Unix</text:span><text:span text:style-name="T117_4">,<text:s/></text:span><text:span text:style-name="T117_5">Linux</text:span><text:span text:style-name="T117_6">,<text:s/></text:span><text:span text:style-name="T117_7">MacOsX</text:span><text:span text:style-name="T117_8">,<text:s/></text:span><text:span text:style-name="T117_9">Windows</text:span></text:p>
      <text:p text:style-name="P118"><text:span text:style-name="T118_1">Tools</text:span><text:span text:style-name="T118_2">:<text:tab/></text:span><text:span text:style-name="T118_3">C</text:span><text:span text:style-name="T118_4">++,<text:s/></text:span><text:span text:style-name="T118_5">Qt</text:span><text:span text:style-name="T118_6">,<text:s/></text:span><text:span text:style-name="T118_7">QtCreator</text:span></text:p>
      <text:p text:style-name="P119"/>
      <text:p text:style-name="P120"><text:span text:style-name="T120_1">2009<text:s text:c="2"/></text:span><text:span text:style-name="T120_2">FOREX</text:span><text:span text:style-name="T120_3"><text:s/></text:span><text:span text:style-name="T120_4">trading</text:span><text:span text:style-name="T120_5"><text:s/></text:span><text:span text:style-name="T120_6">robot</text:span></text:p>
      <text:p text:style-name="P121"><text:span text:style-name="T121_1"><text:tab/></text:span><text:span text:style-name="T121_2">Robot</text:span><text:span text:style-name="T121_3"><text:s/></text:span><text:span text:style-name="T121_4">as</text:span><text:span text:style-name="T121_5"><text:s/></text:span><text:span text:style-name="T121_6">a</text:span><text:span text:style-name="T121_7"><text:s/></text:span><text:span text:style-name="T121_8">plugin</text:span><text:span text:style-name="T121_9"><text:s/></text:span><text:span text:style-name="T121_10">for</text:span><text:span text:style-name="T121_11"><text:s/></text:span><text:span text:style-name="T121_12">Metatrader</text:span><text:span text:style-name="T121_13"><text:s/></text:span><text:span text:style-name="T121_14">appliance</text:span><text:span text:style-name="T121_15"><text:s/></text:span><text:span text:style-name="T121_16">which</text:span><text:span text:style-name="T121_17"><text:s/></text:span><text:span text:style-name="T121_18">was</text:span><text:span text:style-name="T121_19"><text:s/></text:span><text:span text:style-name="T121_20">based</text:span><text:span text:style-name="T121_21"><text:s/></text:span><text:span text:style-name="T121_22">on</text:span><text:span text:style-name="T121_23"><text:s/></text:span><text:span text:style-name="T121_24">candlesticks</text:span><text:span text:style-name="T121_25"><text:s/></text:span><text:span text:style-name="T121_26">analysis</text:span></text:p>
      <text:p text:style-name="P122"><text:span text:style-name="T122_1">Platform</text:span><text:span text:style-name="T122_2">:<text:tab/></text:span><text:span text:style-name="T122_3">Metatrader</text:span></text:p>
      <text:p text:style-name="P123"><text:span text:style-name="T123_1">Tools</text:span><text:span text:style-name="T123_2">:<text:tab/></text:span><text:span text:style-name="T123_3">C</text:span></text:p>
      <text:p text:style-name="P124"/>
      <text:p text:style-name="P125"/>
      <text:p text:style-name="P126"/>
      <text:p text:style-name="P127"><text:span text:style-name="T127_1">2009<text:s/></text:span><text:span text:style-name="T127_2">to</text:span><text:span text:style-name="T127_3"><text:s/>2010,<text:s/></text:span><text:span text:style-name="T127_4">Single</text:span><text:span text:style-name="T127_5"><text:s/></text:span><text:span text:style-name="T127_6">Sign</text:span><text:span text:style-name="T127_7">-</text:span><text:span text:style-name="T127_8">On</text:span><text:span text:style-name="T127_9"><text:s/></text:span><text:span text:style-name="T127_10">Enterprise</text:span><text:span text:style-name="T127_11"><text:s/></text:span><text:span text:style-name="T127_12">Solution</text:span></text:p>
      <text:p text:style-name="P128"><text:span text:style-name="T128_1">I</text:span><text:span text:style-name="T128_2"><text:s/></text:span><text:span text:style-name="T128_3">was</text:span><text:span text:style-name="T128_4"><text:s/></text:span><text:span text:style-name="T128_5">in</text:span><text:span text:style-name="T128_6"><text:s/></text:span><text:span text:style-name="T128_7">the</text:span><text:span text:style-name="T128_8"><text:s/></text:span><text:span text:style-name="T128_9">L</text:span><text:span text:style-name="T128_10">3<text:s/></text:span><text:span text:style-name="T128_11">team</text:span><text:span text:style-name="T128_12"><text:s/></text:span><text:span text:style-name="T128_13">and</text:span><text:span text:style-name="T128_14"><text:s/></text:span><text:span text:style-name="T128_15">was</text:span><text:span text:style-name="T128_16"><text:s/></text:span><text:span text:style-name="T128_17">involved</text:span><text:span text:style-name="T128_18"><text:s/></text:span><text:span text:style-name="T128_19">in</text:span><text:span text:style-name="T128_20"><text:s/></text:span><text:span text:style-name="T128_21">continous</text:span><text:span text:style-name="T128_22"><text:s/></text:span><text:span text:style-name="T128_23">product</text:span><text:span text:style-name="T128_24"><text:s/></text:span><text:span text:style-name="T128_25">enhancement</text:span><text:span text:style-name="T128_26"><text:s/>(</text:span><text:span text:style-name="T128_27">fixing</text:span><text:span text:style-name="T128_28"><text:s/></text:span><text:span text:style-name="T128_29">critical</text:span><text:span text:style-name="T128_30"><text:s/></text:span><text:span text:style-name="T128_31">bugs</text:span><text:span text:style-name="T128_32">,<text:s/></text:span><text:span text:style-name="T128_33">implementing</text:span><text:span text:style-name="T128_34"><text:s/></text:span><text:span text:style-name="T128_35">important</text:span><text:span text:style-name="T128_36"><text:s/></text:span><text:span text:style-name="T128_37">features</text:span><text:span text:style-name="T128_38"><text:s/></text:span><text:span text:style-name="T128_39">for</text:span><text:span text:style-name="T128_40"><text:s/></text:span><text:span text:style-name="T128_41">separate</text:span><text:span text:style-name="T128_42"><text:s/></text:span><text:span text:style-name="T128_43">customers</text:span><text:span text:style-name="T128_44">).<text:s/></text:span><text:span text:style-name="T128_45">It</text:span><text:span text:style-name="T128_46">’</text:span><text:span text:style-name="T128_47">s</text:span><text:span text:style-name="T128_48"><text:s/></text:span><text:span text:style-name="T128_49">a</text:span><text:span text:style-name="T128_50"><text:s/></text:span><text:span text:style-name="T128_51">collection</text:span><text:span text:style-name="T128_52"><text:s/></text:span><text:span text:style-name="T128_53">of</text:span><text:span text:style-name="T128_54"><text:s/></text:span><text:span text:style-name="T128_55">applications</text:span><text:span text:style-name="T128_56"><text:s/></text:span><text:span text:style-name="T128_57">that</text:span><text:span text:style-name="T128_58"><text:s/></text:span><text:span text:style-name="T128_59">extend</text:span><text:span text:style-name="T128_60"><text:s/></text:span><text:span text:style-name="T128_61">security</text:span><text:span text:style-name="T128_62"><text:s/></text:span><text:span text:style-name="T128_63">model</text:span><text:span text:style-name="T128_64"><text:s/></text:span><text:span text:style-name="T128_65">and</text:span><text:span text:style-name="T128_66"><text:s/></text:span><text:span text:style-name="T128_67">bring</text:span><text:span text:style-name="T128_68"><text:s/></text:span><text:span text:style-name="T128_69">new</text:span><text:span text:style-name="T128_70"><text:s/></text:span><text:span text:style-name="T128_71">user</text:span><text:span text:style-name="T128_72"><text:s/></text:span><text:span text:style-name="T128_73">experience</text:span><text:span text:style-name="T128_74"><text:s/></text:span><text:span text:style-name="T128_75">for</text:span><text:span text:style-name="T128_76"><text:s/></text:span><text:span text:style-name="T128_77">Windows</text:span><text:span text:style-name="T128_78"><text:s/></text:span><text:span text:style-name="T128_79">enterprise</text:span><text:span text:style-name="T128_80"><text:s/></text:span><text:span text:style-name="T128_81">networks</text:span><text:span text:style-name="T128_82">.<text:s/></text:span><text:span text:style-name="T128_83">It</text:span><text:span text:style-name="T128_84"><text:s/></text:span><text:span text:style-name="T128_85">was</text:span><text:span text:style-name="T128_86"><text:s/></text:span><text:span text:style-name="T128_87">a</text:span><text:span text:style-name="T128_88"><text:s/></text:span><text:span text:style-name="T128_89">big</text:span><text:span text:style-name="T128_90"><text:s/></text:span><text:span text:style-name="T128_91">enterprise</text:span><text:span text:style-name="T128_92"><text:s/></text:span><text:span text:style-name="T128_93">project</text:span><text:span text:style-name="T128_94"><text:s/></text:span><text:span text:style-name="T128_95">with</text:span><text:span text:style-name="T128_96"><text:s/></text:span><text:span text:style-name="T128_97">international</text:span><text:span text:style-name="T128_98"><text:s/></text:span><text:span text:style-name="T128_99">team</text:span><text:span text:style-name="T128_100"><text:s/>(</text:span><text:span text:style-name="T128_101">about</text:span><text:span text:style-name="T128_102"><text:s/>30<text:s/></text:span><text:span text:style-name="T128_103">members</text:span><text:span text:style-name="T128_104"><text:s/></text:span><text:span text:style-name="T128_105">only</text:span><text:span text:style-name="T128_106"><text:s/></text:span><text:span text:style-name="T128_107">in</text:span><text:span text:style-name="T128_108"><text:s/></text:span><text:span text:style-name="T128_109">L</text:span><text:span text:style-name="T128_110">3<text:s/></text:span><text:span text:style-name="T128_111">team</text:span><text:span text:style-name="T128_112"><text:s/></text:span><text:span text:style-name="T128_113">from</text:span><text:span text:style-name="T128_114"><text:s/></text:span><text:span text:style-name="T128_115">US</text:span><text:span text:style-name="T128_116">,<text:s/></text:span><text:span text:style-name="T128_117">Russia</text:span><text:span text:style-name="T128_118">,<text:s/></text:span><text:span text:style-name="T128_119">India</text:span><text:span text:style-name="T128_120">,<text:s/></text:span><text:span text:style-name="T128_121">Ukraine</text:span><text:span text:style-name="T128_122">).<text:s/></text:span></text:p>
      <text:p text:style-name="P129"><text:span text:style-name="T129_1">Platform</text:span><text:span text:style-name="T129_2">:<text:tab/></text:span><text:span text:style-name="T129_3">Windows</text:span></text:p>
      <text:p text:style-name="P130"/>
      <text:p text:style-name="P131"><text:span text:style-name="T131_1">Tools</text:span><text:span text:style-name="T131_2">:<text:tab/></text:span><text:span text:style-name="T131_3">MSVC</text:span><text:span text:style-name="T131_4"><text:s/>2005,<text:s/></text:span><text:span text:style-name="T131_5">ATL</text:span><text:span text:style-name="T131_6">,<text:s/></text:span><text:span text:style-name="T131_7">COM</text:span><text:span text:style-name="T131_8">,<text:s/></text:span><text:span text:style-name="T131_9">WTL</text:span><text:span text:style-name="T131_10">,<text:s/></text:span><text:span text:style-name="T131_11">boost</text:span><text:span text:style-name="T131_12">,<text:s/></text:span><text:span text:style-name="T131_13">C</text:span><text:span text:style-name="T131_14">++,<text:s/></text:span><text:span text:style-name="T131_15">JavaEE</text:span></text:p>
      <text:p text:style-name="P132"/>
      <text:p text:style-name="P133"><text:span text:style-name="T133_1">2008<text:s/></text:span><text:span text:style-name="T133_2">to</text:span><text:span text:style-name="T133_3"><text:s/></text:span><text:span text:style-name="T133_4">2012</text:span><text:span text:style-name="T133_5">,<text:s/></text:span><text:span text:style-name="T133_6">Intelligent</text:span><text:span text:style-name="T133_7"><text:s/></text:span><text:span text:style-name="T133_8">Performance</text:span><text:span text:style-name="T133_9"><text:s/></text:span><text:span text:style-name="T133_10">Tuning</text:span><text:span text:style-name="T133_11"><text:s/></text:span><text:span text:style-name="T133_12">Engine</text:span></text:p>
      <text:p text:style-name="P134"><text:span text:style-name="T134_1">As</text:span><text:span text:style-name="T134_2"><text:s/></text:span><text:span text:style-name="T134_3">Software</text:span><text:span text:style-name="T134_4"><text:s/></text:span><text:span text:style-name="T134_5">Developer</text:span><text:span text:style-name="T134_6">,<text:s/></text:span><text:span text:style-name="T134_7">I</text:span><text:span text:style-name="T134_8"><text:s/></text:span><text:span text:style-name="T134_9">developed</text:span><text:span text:style-name="T134_10"><text:s/></text:span><text:span text:style-name="T134_11">the</text:span><text:span text:style-name="T134_12"><text:s/></text:span><text:span text:style-name="T134_13">system</text:span><text:span text:style-name="T134_14"><text:s/></text:span><text:span text:style-name="T134_15">to</text:span><text:span text:style-name="T134_16"><text:s/></text:span><text:span text:style-name="T134_17">test</text:span><text:span text:style-name="T134_18"><text:s/></text:span><text:span text:style-name="T134_19">a</text:span><text:span text:style-name="T134_20"><text:s/></text:span><text:span text:style-name="T134_21">network</text:span><text:span text:style-name="T134_22"><text:s/></text:span><text:span text:style-name="T134_23">and</text:span><text:span text:style-name="T134_24"><text:s/></text:span><text:span text:style-name="T134_25">monitor</text:span><text:span text:style-name="T134_26"><text:s/></text:span><text:span text:style-name="T134_27">the</text:span><text:span text:style-name="T134_28"><text:s/></text:span><text:span text:style-name="T134_29">engine</text:span><text:span text:style-name="T134_30"><text:s/></text:span><text:span text:style-name="T134_31">that</text:span><text:span text:style-name="T134_32"><text:s/></text:span><text:span text:style-name="T134_33">allowed</text:span><text:span text:style-name="T134_34"><text:s/></text:span><text:span text:style-name="T134_35">exposing</text:span><text:span text:style-name="T134_36"><text:s/></text:span><text:span text:style-name="T134_37">existing</text:span><text:span text:style-name="T134_38"><text:s/></text:span><text:span text:style-name="T134_39">capacity</text:span><text:span text:style-name="T134_40"><text:s/></text:span><text:span text:style-name="T134_41">of</text:span><text:span text:style-name="T134_42"><text:s/></text:span><text:span text:style-name="T134_43">users</text:span><text:span text:style-name="T134_44">’<text:s/></text:span><text:span text:style-name="T134_45">networks</text:span><text:span text:style-name="T134_46">,<text:s/></text:span><text:span text:style-name="T134_47">applications</text:span><text:span text:style-name="T134_48">,<text:s/></text:span><text:span text:style-name="T134_49">and</text:span><text:span text:style-name="T134_50"><text:s/></text:span><text:span text:style-name="T134_51">hardware</text:span><text:span text:style-name="T134_52"><text:s/></text:span><text:span text:style-name="T134_53">components</text:span><text:span text:style-name="T134_54">.<text:s/></text:span><text:span text:style-name="T134_55">The</text:span><text:span text:style-name="T134_56"><text:s/></text:span><text:span text:style-name="T134_57">main</text:span><text:span text:style-name="T134_58"><text:s/></text:span><text:span text:style-name="T134_59">problems</text:span><text:span text:style-name="T134_60"><text:s/></text:span><text:span text:style-name="T134_61">that</text:span><text:span text:style-name="T134_62"><text:s/></text:span><text:span text:style-name="T134_63">could</text:span><text:span text:style-name="T134_64"><text:s/></text:span><text:span text:style-name="T134_65">be</text:span><text:span text:style-name="T134_66"><text:s/></text:span><text:span text:style-name="T134_67">solved</text:span><text:span text:style-name="T134_68"><text:s/></text:span><text:span text:style-name="T134_69">by</text:span><text:span text:style-name="T134_70"><text:s/></text:span><text:span text:style-name="T134_71">this</text:span><text:span text:style-name="T134_72"><text:s/></text:span><text:span text:style-name="T134_73">engine</text:span><text:span text:style-name="T134_74"><text:s/></text:span><text:span text:style-name="T134_75">are</text:span><text:span text:style-name="T134_76"><text:s/></text:span><text:span text:style-name="T134_77">the</text:span><text:span text:style-name="T134_78"><text:s/></text:span><text:span text:style-name="T134_79">unwanted</text:span><text:span text:style-name="T134_80"><text:s/></text:span><text:span text:style-name="T134_81">disconnects</text:span><text:span text:style-name="T134_82">,<text:s/></text:span><text:span text:style-name="T134_83">slow</text:span><text:span text:style-name="T134_84"><text:s/></text:span><text:span text:style-name="T134_85">response</text:span><text:span text:style-name="T134_86"><text:s/></text:span><text:span text:style-name="T134_87">times</text:span><text:span text:style-name="T134_88">,<text:s/></text:span><text:span text:style-name="T134_89">and</text:span><text:span text:style-name="T134_90"><text:s/></text:span><text:span text:style-name="T134_91">underutilized</text:span><text:span text:style-name="T134_92"><text:s/></text:span><text:span text:style-name="T134_93">systems</text:span><text:span text:style-name="T134_94">.<text:s/></text:span><text:span text:style-name="T134_95">The</text:span><text:span text:style-name="T134_96"><text:s/></text:span><text:span text:style-name="T134_97">engine</text:span><text:span text:style-name="T134_98"><text:s/></text:span><text:span text:style-name="T134_99">analyzes</text:span><text:span text:style-name="T134_100"><text:s/></text:span><text:span text:style-name="T134_101">all</text:span><text:span text:style-name="T134_102"><text:s/></text:span><text:span text:style-name="T134_103">aspects</text:span><text:span text:style-name="T134_104"><text:s/></text:span><text:span text:style-name="T134_105">of</text:span><text:span text:style-name="T134_106"><text:s/></text:span><text:span text:style-name="T134_107">users</text:span><text:span text:style-name="T134_108">’<text:s/></text:span><text:span text:style-name="T134_109">environment</text:span><text:span text:style-name="T134_110">,<text:s/></text:span><text:span text:style-name="T134_111">from</text:span><text:span text:style-name="T134_112"><text:s/></text:span><text:span text:style-name="T134_113">edge</text:span><text:span text:style-name="T134_114"><text:s/></text:span><text:span text:style-name="T134_115">to</text:span><text:span text:style-name="T134_116"><text:s/></text:span><text:span text:style-name="T134_117">core</text:span><text:span text:style-name="T134_118">,<text:s/></text:span><text:span text:style-name="T134_119">and</text:span><text:span text:style-name="T134_120"><text:s/></text:span><text:span text:style-name="T134_121">then</text:span><text:span text:style-name="T134_122"><text:s/></text:span><text:span text:style-name="T134_123">creates</text:span><text:span text:style-name="T134_124"><text:s/></text:span><text:span text:style-name="T134_125">optimum</text:span><text:span text:style-name="T134_126"><text:s/></text:span><text:span text:style-name="T134_127">configuration</text:span><text:span text:style-name="T134_128"><text:s/></text:span><text:span text:style-name="T134_129">profiles</text:span><text:span text:style-name="T134_130"><text:s/></text:span><text:span text:style-name="T134_131">for</text:span><text:span text:style-name="T134_132"><text:s/></text:span><text:span text:style-name="T134_133">all</text:span><text:span text:style-name="T134_134"><text:s/></text:span><text:span text:style-name="T134_135">of</text:span><text:span text:style-name="T134_136"><text:s/></text:span><text:span text:style-name="T134_137">user</text:span><text:span text:style-name="T134_138"><text:s/></text:span><text:span text:style-name="T134_139">systems</text:span><text:span text:style-name="T134_140">.<text:s/></text:span><text:span text:style-name="T134_141">The</text:span><text:span text:style-name="T134_142"><text:s/></text:span><text:span text:style-name="T134_143">developed</text:span><text:span text:style-name="T134_144"><text:s/></text:span><text:span text:style-name="T134_145">engine</text:span><text:span text:style-name="T134_146"><text:s/></text:span><text:span text:style-name="T134_147">supported</text:span><text:span text:style-name="T134_148"><text:s/></text:span><text:span text:style-name="T134_149">a</text:span><text:span text:style-name="T134_150"><text:s/></text:span><text:span text:style-name="T134_151">completely</text:span><text:span text:style-name="T134_152"><text:s/></text:span><text:span text:style-name="T134_153">automated</text:span><text:span text:style-name="T134_154"><text:s/></text:span><text:span text:style-name="T134_155">method</text:span><text:span text:style-name="T134_156"><text:s/></text:span><text:span text:style-name="T134_157">of</text:span><text:span text:style-name="T134_158"><text:s/></text:span><text:span text:style-name="T134_159">applying</text:span><text:span text:style-name="T134_160"><text:s/></text:span><text:span text:style-name="T134_161">real</text:span><text:span text:style-name="T134_162">-</text:span><text:span text:style-name="T134_163">time</text:span><text:span text:style-name="T134_164"><text:s/></text:span><text:span text:style-name="T134_165">optimization</text:span><text:span text:style-name="T134_166"><text:s/></text:span><text:span text:style-name="T134_167">of</text:span><text:span text:style-name="T134_168"><text:s/></text:span><text:span text:style-name="T134_169">the</text:span><text:span text:style-name="T134_170"><text:s/></text:span><text:span text:style-name="T134_171">SharePoint</text:span><text:span text:style-name="T134_172">,<text:s/></text:span><text:span text:style-name="T134_173">Exchange</text:span><text:span text:style-name="T134_174"><text:s/></text:span><text:span text:style-name="T134_175">and</text:span><text:span text:style-name="T134_176"><text:s/></text:span><text:span text:style-name="T134_177">VMware</text:span><text:span text:style-name="T134_178"><text:s/></text:span><text:span text:style-name="T134_179">implementations</text:span><text:span text:style-name="T134_180">.</text:span></text:p>
      <text:p text:style-name="P135"><text:span text:style-name="T135_1">Platform</text:span><text:span text:style-name="T135_2">:<text:tab/></text:span><text:span text:style-name="T135_3">Linux</text:span></text:p>
      <text:p text:style-name="P136"><text:span text:style-name="T136_1">Role</text:span><text:span text:style-name="T136_2">:<text:tab/></text:span><text:span text:style-name="T136_3">Implementation</text:span><text:span text:style-name="T136_4"><text:s/></text:span><text:span text:style-name="T136_5">of</text:span><text:span text:style-name="T136_6"><text:s/></text:span><text:span text:style-name="T136_7">the</text:span><text:span text:style-name="T136_8"><text:s/></text:span><text:span text:style-name="T136_9">server</text:span><text:span text:style-name="T136_10"><text:s/></text:span><text:span text:style-name="T136_11">core</text:span><text:span text:style-name="T136_12"><text:s/>(</text:span><text:span text:style-name="T136_13">network</text:span><text:span text:style-name="T136_14"><text:s/></text:span><text:span text:style-name="T136_15">metrics</text:span><text:span text:style-name="T136_16"><text:s/></text:span><text:span text:style-name="T136_17">analyzer</text:span><text:span text:style-name="T136_18"><text:s/></text:span><text:span text:style-name="T136_19">and</text:span><text:span text:style-name="T136_20"><text:s/></text:span><text:span text:style-name="T136_21">special</text:span><text:span text:style-name="T136_22"><text:s/></text:span><text:span text:style-name="T136_23">patch</text:span><text:span text:style-name="T136_24"><text:s/></text:span><text:span text:style-name="T136_25">for</text:span><text:span text:style-name="T136_26"><text:s/></text:span><text:span text:style-name="T136_27">kernel</text:span><text:span text:style-name="T136_28"><text:s/></text:span><text:span text:style-name="T136_29">that</text:span><text:span text:style-name="T136_30"><text:s/></text:span><text:span text:style-name="T136_31">allows</text:span><text:span text:style-name="T136_32"><text:s/></text:span><text:span text:style-name="T136_33">to</text:span><text:span text:style-name="T136_34"><text:s/></text:span><text:span text:style-name="T136_35">collect</text:span><text:span text:style-name="T136_36"><text:s/></text:span><text:span text:style-name="T136_37">data</text:span><text:span text:style-name="T136_38"><text:s/></text:span><text:span text:style-name="T136_39">from</text:span><text:span text:style-name="T136_40"><text:s/></text:span><text:span text:style-name="T136_41">MAC</text:span><text:span text:style-name="T136_42"><text:s/></text:span><text:span text:style-name="T136_43">layer</text:span><text:span text:style-name="T136_44">)<text:s/></text:span><text:span text:style-name="T136_45">in</text:span><text:span text:style-name="T136_46"><text:s/></text:span><text:span text:style-name="T136_47">C</text:span><text:span text:style-name="T136_48">/</text:span><text:span text:style-name="T136_49">C</text:span><text:span text:style-name="T136_50">++</text:span></text:p>
      <text:p text:style-name="P137"><text:span text:style-name="T137_1"><text:tab/><text:tab/></text:span><text:span text:style-name="T137_2">Design</text:span><text:span text:style-name="T137_3"><text:s/></text:span><text:span text:style-name="T137_4">and</text:span><text:span text:style-name="T137_5"><text:s/></text:span><text:span text:style-name="T137_6">implementation</text:span><text:span text:style-name="T137_7"><text:s/></text:span><text:span text:style-name="T137_8">of</text:span><text:span text:style-name="T137_9"><text:s/></text:span><text:span text:style-name="T137_10">server</text:span><text:span text:style-name="T137_11"><text:s/></text:span><text:span text:style-name="T137_12">API</text:span><text:span text:style-name="T137_13"><text:s/></text:span><text:span text:style-name="T137_14">and</text:span><text:span text:style-name="T137_15"><text:s/></text:span><text:span text:style-name="T137_16">reports</text:span><text:span text:style-name="T137_17"><text:s/></text:span><text:span text:style-name="T137_18">in</text:span><text:span text:style-name="T137_19"><text:s/></text:span><text:span text:style-name="T137_20">Perl</text:span></text:p>
      <text:p text:style-name="P138"><text:span text:style-name="T138_1">Tools</text:span><text:span text:style-name="T138_2">:<text:tab/></text:span><text:span text:style-name="T138_3">Perl</text:span><text:span text:style-name="T138_4">5,<text:s/></text:span><text:span text:style-name="T138_5">C</text:span><text:span text:style-name="T138_6">/</text:span><text:span text:style-name="T138_7">C</text:span><text:span text:style-name="T138_8">++,<text:s/></text:span><text:span text:style-name="T138_9">boost</text:span><text:span text:style-name="T138_10">,<text:s/></text:span><text:span text:style-name="T138_11">HTML</text:span><text:span text:style-name="T138_12">/</text:span><text:span text:style-name="T138_13">CSS</text:span><text:span text:style-name="T138_14">,<text:s/></text:span><text:span text:style-name="T138_15">JavaScript</text:span><text:span text:style-name="T138_16">,<text:s/></text:span><text:span text:style-name="T138_17">SOAP</text:span><text:span text:style-name="T138_18">,<text:s/></text:span><text:span text:style-name="T138_19">Shell</text:span><text:span text:style-name="T138_20">,<text:s/></text:span><text:span text:style-name="T138_21">Vim</text:span><text:span text:style-name="T138_22">,<text:s/></text:span><text:span text:style-name="T138_23">Apache</text:span><text:span text:style-name="T138_24">2<text:s/>(</text:span><text:span text:style-name="T138_25">mod</text:span><text:span text:style-name="T138_26">_</text:span><text:span text:style-name="T138_27">perl</text:span><text:span text:style-name="T138_28">2/</text:span><text:span text:style-name="T138_29">CGI</text:span><text:span text:style-name="T138_30">),<text:s/></text:span><text:span text:style-name="T138_31">VMware</text:span><text:span text:style-name="T138_32"><text:s/></text:span><text:span text:style-name="T138_33">vSphere</text:span><text:span text:style-name="T138_34"><text:s/></text:span><text:span text:style-name="T138_35">SDK</text:span></text:p>
      <text:p text:style-name="P139"/>
      <text:p text:style-name="P140"><text:span text:style-name="T140_1">2005<text:s/>-<text:s/>2008<text:s/></text:span><text:span text:style-name="T140_2">Link</text:span><text:span text:style-name="T140_3"><text:s/></text:span><text:span text:style-name="T140_4">Level</text:span><text:span text:style-name="T140_5"><text:s/></text:span><text:span text:style-name="T140_6">Simulator</text:span></text:p>
      <text:p text:style-name="P141"><text:span text:style-name="T141_1">Customer</text:span><text:span text:style-name="T141_2">:<text:tab/></text:span><text:span text:style-name="T141_3">Samsung</text:span></text:p>
      <text:p text:style-name="P142"><text:span text:style-name="T142_1">Description</text:span><text:span text:style-name="T142_2">:<text:tab/></text:span><text:span text:style-name="T142_3">Development</text:span><text:span text:style-name="T142_4"><text:s/></text:span><text:span text:style-name="T142_5">of</text:span><text:span text:style-name="T142_6"><text:s/></text:span><text:span text:style-name="T142_7">the</text:span><text:span text:style-name="T142_8"><text:s/></text:span><text:span text:style-name="T142_9">physical</text:span><text:span text:style-name="T142_10"><text:s/></text:span><text:span text:style-name="T142_11">layer</text:span><text:span text:style-name="T142_12"><text:s/></text:span><text:span text:style-name="T142_13">of</text:span><text:span text:style-name="T142_14"><text:s/>802.16</text:span><text:span text:style-name="T142_15">d</text:span><text:span text:style-name="T142_16"><text:s/></text:span><text:span text:style-name="T142_17">and</text:span><text:span text:style-name="T142_18"><text:s/>802.11</text:span><text:span text:style-name="T142_19">g</text:span><text:span text:style-name="T142_20"><text:s/></text:span><text:span text:style-name="T142_21">standards</text:span><text:span text:style-name="T142_22">.<text:s/></text:span><text:span text:style-name="T142_23">The</text:span><text:span text:style-name="T142_24"><text:s/></text:span><text:span text:style-name="T142_25">project</text:span><text:span text:style-name="T142_26"><text:s/></text:span><text:span text:style-name="T142_27">was</text:span><text:span text:style-name="T142_28"><text:s/></text:span><text:span text:style-name="T142_29">aimed</text:span><text:span text:style-name="T142_30"><text:s/></text:span><text:span text:style-name="T142_31">at</text:span><text:span text:style-name="T142_32"><text:s/></text:span><text:span text:style-name="T142_33">the</text:span><text:span text:style-name="T142_34"><text:s/></text:span><text:span text:style-name="T142_35">development</text:span><text:span text:style-name="T142_36"><text:s/></text:span><text:span text:style-name="T142_37">of</text:span><text:span text:style-name="T142_38"><text:s/></text:span><text:span text:style-name="T142_39">a</text:span><text:span text:style-name="T142_40"><text:s/></text:span><text:span text:style-name="T142_41">simulator</text:span><text:span text:style-name="T142_42"><text:s/></text:span><text:span text:style-name="T142_43">that</text:span><text:span text:style-name="T142_44"><text:s/></text:span><text:span text:style-name="T142_45">would</text:span><text:span text:style-name="T142_46"><text:s/></text:span><text:span text:style-name="T142_47">emulate</text:span><text:span text:style-name="T142_48"><text:s/></text:span><text:span text:style-name="T142_49">all</text:span><text:span text:style-name="T142_50"><text:s/></text:span><text:span text:style-name="T142_51">the</text:span><text:span text:style-name="T142_52"><text:s/></text:span><text:span text:style-name="T142_53">physical</text:span><text:span text:style-name="T142_54"><text:s/></text:span><text:span text:style-name="T142_55">features</text:span><text:span text:style-name="T142_56"><text:s/></text:span><text:span text:style-name="T142_57">in</text:span><text:span text:style-name="T142_58"><text:s/>802.16</text:span><text:span text:style-name="T142_59">d</text:span><text:span text:style-name="T142_60">/</text:span><text:span text:style-name="T142_61">e</text:span><text:span text:style-name="T142_62"><text:s/></text:span><text:span text:style-name="T142_63">and</text:span><text:span text:style-name="T142_64"><text:s/>802.11</text:span><text:span text:style-name="T142_65">g</text:span><text:span text:style-name="T142_66">,<text:s/></text:span><text:span text:style-name="T142_67">such</text:span><text:span text:style-name="T142_68"><text:s/></text:span><text:span text:style-name="T142_69">as</text:span><text:span text:style-name="T142_70"><text:s/></text:span><text:span text:style-name="T142_71">the</text:span><text:span text:style-name="T142_72"><text:s/></text:span><text:span text:style-name="T142_73">following</text:span><text:span text:style-name="T142_74">:<text:s/></text:span><text:span text:style-name="T142_75">convolutional</text:span><text:span text:style-name="T142_76"><text:s/></text:span><text:span text:style-name="T142_77">turbo</text:span><text:span text:style-name="T142_78"><text:s/></text:span><text:span text:style-name="T142_79">coder</text:span><text:span text:style-name="T142_80">,<text:s/></text:span><text:span text:style-name="T142_81">OFDMA</text:span><text:span text:style-name="T142_82">,<text:s/></text:span><text:span text:style-name="T142_83">permutation</text:span><text:span text:style-name="T142_84"><text:s/></text:span><text:span text:style-name="T142_85">schemas</text:span><text:span text:style-name="T142_86">.</text:span></text:p>
      <text:p text:style-name="P143"><text:span text:style-name="T143_1">Platform</text:span><text:span text:style-name="T143_2">:<text:tab/></text:span><text:span text:style-name="T143_3">Windows</text:span></text:p>
      <text:p text:style-name="P144"><text:span text:style-name="T144_1">Tools</text:span><text:span text:style-name="T144_2">:<text:tab/><text:tab/></text:span><text:span text:style-name="T144_3">Visual</text:span><text:span text:style-name="T144_4"><text:s/></text:span><text:span text:style-name="T144_5">Studio</text:span><text:span text:style-name="T144_6"><text:s/></text:span><text:span text:style-name="T144_7">C</text:span><text:span text:style-name="T144_8">++<text:s/>2003,<text:s/></text:span><text:span text:style-name="T144_9">Win</text:span><text:span text:style-name="T144_10">32<text:s/></text:span><text:span text:style-name="T144_11">API</text:span><text:span text:style-name="T144_12">,<text:s/></text:span><text:span text:style-name="T144_13">boost</text:span></text:p>
      <text:p text:style-name="P145"><text:span text:style-name="T145_1">Position</text:span><text:span text:style-name="T145_2">:<text:tab/></text:span><text:span text:style-name="T145_3">Software</text:span><text:span text:style-name="T145_4"><text:s/></text:span><text:span text:style-name="T145_5">Developer</text:span></text:p>
      <text:p text:style-name="P146"><text:span text:style-name="T146_1">Role</text:span><text:span text:style-name="T146_2">:<text:tab/><text:tab/></text:span><text:span text:style-name="T146_3">Development</text:span><text:span text:style-name="T146_4"><text:s/></text:span><text:span text:style-name="T146_5">of</text:span><text:span text:style-name="T146_6"><text:s/></text:span><text:span text:style-name="T146_7">the</text:span><text:span text:style-name="T146_8"><text:s/></text:span><text:span text:style-name="T146_9">optimization</text:span><text:span text:style-name="T146_10"><text:s/></text:span><text:span text:style-name="T146_11">features</text:span><text:span text:style-name="T146_12"><text:s/></text:span><text:span text:style-name="T146_13">for</text:span><text:span text:style-name="T146_14"><text:s/></text:span><text:span text:style-name="T146_15">Link</text:span><text:span text:style-name="T146_16"><text:s/></text:span><text:span text:style-name="T146_17">Level</text:span><text:span text:style-name="T146_18"><text:s/></text:span><text:span text:style-name="T146_19">Simulator</text:span></text:p>
      <text:p text:style-name="P147"/>
      <text:p text:style-name="P148"><text:span text:style-name="T148_1">2006<text:s/>-<text:s/>2008<text:s/></text:span><text:span text:style-name="T148_2">System</text:span><text:span text:style-name="T148_3"><text:s/></text:span><text:span text:style-name="T148_4">Level</text:span><text:span text:style-name="T148_5"><text:s/></text:span><text:span text:style-name="T148_6">Simulator</text:span></text:p>
      <text:p text:style-name="P149"><text:span text:style-name="T149_1">Customer</text:span><text:span text:style-name="T149_2">:<text:tab/></text:span><text:span text:style-name="T149_3">Samsung</text:span></text:p>
      <text:p text:style-name="P150"><text:span text:style-name="T150_1">Description</text:span><text:span text:style-name="T150_2">:<text:tab/></text:span><text:span text:style-name="T150_3">That</text:span><text:span text:style-name="T150_4"><text:s/></text:span><text:span text:style-name="T150_5">simulator</text:span><text:span text:style-name="T150_6"><text:s/></text:span><text:span text:style-name="T150_7">allowed</text:span><text:span text:style-name="T150_8"><text:s/></text:span><text:span text:style-name="T150_9">a</text:span><text:span text:style-name="T150_10"><text:s/></text:span><text:span text:style-name="T150_11">user</text:span><text:span text:style-name="T150_12"><text:s/></text:span><text:span text:style-name="T150_13">to</text:span><text:span text:style-name="T150_14"><text:s/></text:span><text:span text:style-name="T150_15">emulate</text:span><text:span text:style-name="T150_16"><text:s/></text:span><text:span text:style-name="T150_17">MAC</text:span><text:span text:style-name="T150_18"><text:s/></text:span><text:span text:style-name="T150_19">and</text:span><text:span text:style-name="T150_20"><text:s/></text:span><text:span text:style-name="T150_21">PHY</text:span><text:span text:style-name="T150_22"><text:s/></text:span><text:span text:style-name="T150_23">levels</text:span><text:span text:style-name="T150_24"><text:s/></text:span><text:span text:style-name="T150_25">for</text:span><text:span text:style-name="T150_26"><text:s/></text:span><text:span text:style-name="T150_27">broadband</text:span><text:span text:style-name="T150_28"><text:s/></text:span><text:span text:style-name="T150_29">wireless</text:span><text:span text:style-name="T150_30"><text:s/></text:span><text:span text:style-name="T150_31">protocols</text:span><text:span text:style-name="T150_32"><text:s/>(</text:span><text:span text:style-name="T150_33">such</text:span><text:span text:style-name="T150_34"><text:s/></text:span><text:span text:style-name="T150_35">as</text:span><text:span text:style-name="T150_36"><text:s/>802.16<text:s/></text:span><text:span text:style-name="T150_37">d</text:span><text:span text:style-name="T150_38">/</text:span><text:span text:style-name="T150_39">e</text:span><text:span text:style-name="T150_40"><text:s/></text:span><text:span text:style-name="T150_41">and</text:span><text:span text:style-name="T150_42"><text:s/>802.11</text:span><text:span text:style-name="T150_43">g</text:span><text:span text:style-name="T150_44">/</text:span><text:span text:style-name="T150_45">n</text:span><text:span text:style-name="T150_46"><text:s/></text:span><text:span text:style-name="T150_47">standards</text:span><text:span text:style-name="T150_48">),<text:s/></text:span><text:span text:style-name="T150_49">to</text:span><text:span text:style-name="T150_50"><text:s/></text:span><text:span text:style-name="T150_51">change</text:span><text:span text:style-name="T150_52"><text:s/></text:span><text:span text:style-name="T150_53">channel</text:span><text:span text:style-name="T150_54"><text:s/></text:span><text:span text:style-name="T150_55">model</text:span><text:span text:style-name="T150_56"><text:s/></text:span><text:span text:style-name="T150_57">and</text:span><text:span text:style-name="T150_58"><text:s/></text:span><text:span text:style-name="T150_59">number</text:span><text:span text:style-name="T150_60"><text:s/></text:span><text:span text:style-name="T150_61">of</text:span><text:span text:style-name="T150_62"><text:s/></text:span><text:span text:style-name="T150_63">antennas</text:span><text:span text:style-name="T150_64"><text:s/></text:span><text:span text:style-name="T150_65">for</text:span><text:span text:style-name="T150_66"><text:s/></text:span><text:span text:style-name="T150_67">base</text:span><text:span text:style-name="T150_68"><text:s/></text:span><text:span text:style-name="T150_69">and</text:span><text:span text:style-name="T150_70"><text:s/></text:span><text:span text:style-name="T150_71">mobile</text:span><text:span text:style-name="T150_72"><text:s/></text:span><text:span text:style-name="T150_73">stations</text:span><text:span text:style-name="T150_74">.<text:s/></text:span><text:span text:style-name="T150_75">The</text:span><text:span text:style-name="T150_76"><text:s/></text:span><text:span text:style-name="T150_77">tool</text:span><text:span text:style-name="T150_78"><text:s/></text:span><text:span text:style-name="T150_79">had</text:span><text:span text:style-name="T150_80"><text:s/></text:span><text:span text:style-name="T150_81">the</text:span><text:span text:style-name="T150_82"><text:s/></text:span><text:span text:style-name="T150_83">GUI</text:span><text:span text:style-name="T150_84"><text:s/></text:span><text:span text:style-name="T150_85">to</text:span><text:span text:style-name="T150_86"><text:s/></text:span><text:span text:style-name="T150_87">change</text:span><text:span text:style-name="T150_88"><text:s/></text:span><text:span text:style-name="T150_89">the</text:span><text:span text:style-name="T150_90"><text:s/></text:span><text:span text:style-name="T150_91">simulator</text:span><text:span text:style-name="T150_92"><text:s/></text:span><text:span text:style-name="T150_93">settings</text:span><text:span text:style-name="T150_94"><text:s/></text:span><text:span text:style-name="T150_95">and</text:span><text:span text:style-name="T150_96"><text:s/></text:span><text:span text:style-name="T150_97">observing</text:span><text:span text:style-name="T150_98"><text:s/></text:span><text:span text:style-name="T150_99">the</text:span><text:span text:style-name="T150_100"><text:s/></text:span><text:span text:style-name="T150_101">simulation</text:span><text:span text:style-name="T150_102"><text:s/></text:span><text:span text:style-name="T150_103">process</text:span><text:span text:style-name="T150_104">.</text:span></text:p>
      <text:p text:style-name="P151"><text:span text:style-name="T151_1">Platform</text:span><text:span text:style-name="T151_2">:<text:tab/></text:span><text:span text:style-name="T151_3">Windows</text:span></text:p>
      <text:p text:style-name="P152"><text:span text:style-name="T152_1">Tools</text:span><text:span text:style-name="T152_2">:<text:tab/><text:tab/></text:span><text:span text:style-name="T152_3">Visual</text:span><text:span text:style-name="T152_4"><text:s/></text:span><text:span text:style-name="T152_5">Studio</text:span><text:span text:style-name="T152_6"><text:s/></text:span><text:span text:style-name="T152_7">C</text:span><text:span text:style-name="T152_8">++<text:s/>2003,<text:s/></text:span><text:span text:style-name="T152_9">Win</text:span><text:span text:style-name="T152_10">32<text:s/></text:span><text:span text:style-name="T152_11">API</text:span><text:span text:style-name="T152_12">,<text:s/></text:span><text:span text:style-name="T152_13">ATL</text:span><text:span text:style-name="T152_14">,<text:s/></text:span><text:span text:style-name="T152_15">boost</text:span></text:p>
      <text:p text:style-name="P153"><text:span text:style-name="T153_1">Position</text:span><text:span text:style-name="T153_2">:<text:tab/></text:span><text:span text:style-name="T153_3">Software</text:span><text:span text:style-name="T153_4"><text:s/></text:span><text:span text:style-name="T153_5">Developer</text:span></text:p>
      <text:p text:style-name="P154"><text:span text:style-name="T154_1">Role</text:span><text:span text:style-name="T154_2">:<text:tab/></text:span><text:span text:style-name="T154_3">Design</text:span><text:span text:style-name="T154_4"><text:s/></text:span><text:span text:style-name="T154_5">and</text:span><text:span text:style-name="T154_6"><text:s/></text:span><text:span text:style-name="T154_7">implementation</text:span><text:span text:style-name="T154_8"><text:s/></text:span><text:span text:style-name="T154_9">of</text:span><text:span text:style-name="T154_10"><text:s/></text:span><text:span text:style-name="T154_11">the</text:span><text:span text:style-name="T154_12"><text:s/></text:span><text:span text:style-name="T154_13">user</text:span><text:span text:style-name="T154_14"><text:s/></text:span><text:span text:style-name="T154_15">interface</text:span><text:span text:style-name="T154_16">,<text:s/></text:span><text:span text:style-name="T154_17">radio</text:span><text:span text:style-name="T154_18"><text:s/></text:span><text:span text:style-name="T154_19">engineering</text:span><text:span text:style-name="T154_20">,<text:s/></text:span><text:span text:style-name="T154_21">development</text:span><text:span text:style-name="T154_22"><text:s/></text:span><text:span text:style-name="T154_23">and</text:span><text:span text:style-name="T154_24"><text:s/></text:span><text:span text:style-name="T154_25">optimization</text:span><text:span text:style-name="T154_26"><text:s/></text:span><text:span text:style-name="T154_27">of</text:span><text:span text:style-name="T154_28"><text:s/></text:span><text:span text:style-name="T154_29">the</text:span><text:span text:style-name="T154_30"><text:s/></text:span><text:span text:style-name="T154_31">core</text:span><text:span text:style-name="T154_32">.<text:s/></text:span><text:span text:style-name="T154_33">After</text:span><text:span text:style-name="T154_34"><text:s/></text:span><text:span text:style-name="T154_35">implementation</text:span><text:span text:style-name="T154_36">,<text:s/></text:span><text:span text:style-name="T154_37">I</text:span><text:span text:style-name="T154_38"><text:s/></text:span><text:span text:style-name="T154_39">supported</text:span><text:span text:style-name="T154_40"><text:s/></text:span><text:span text:style-name="T154_41">System</text:span><text:span text:style-name="T154_42"><text:s/></text:span><text:span text:style-name="T154_43">Level</text:span><text:span text:style-name="T154_44"><text:s/></text:span><text:span text:style-name="T154_45">Simulator</text:span><text:span text:style-name="T154_46"><text:s/></text:span><text:span text:style-name="T154_47">for</text:span><text:span text:style-name="T154_48"><text:s/>3<text:s/></text:span><text:span text:style-name="T154_49">years</text:span><text:span text:style-name="T154_50"><text:s/>(</text:span><text:span text:style-name="T154_51">optimization</text:span><text:span text:style-name="T154_52">,<text:s/></text:span><text:span text:style-name="T154_53">debugging</text:span><text:span text:style-name="T154_54">,<text:s/></text:span><text:span text:style-name="T154_55">implementation</text:span><text:span text:style-name="T154_56"><text:s/></text:span><text:span text:style-name="T154_57">of</text:span><text:span text:style-name="T154_58"><text:s/></text:span><text:span text:style-name="T154_59">new</text:span><text:span text:style-name="T154_60"><text:s/></text:span><text:span text:style-name="T154_61">features</text:span><text:span text:style-name="T154_62">)</text:span></text:p>
      <text:p text:style-name="P155"/>
      <text:p text:style-name="P156"><text:span text:style-name="T156_1">2005<text:s/>-<text:s/>2008<text:s/></text:span><text:span text:style-name="T156_2">SCM</text:span><text:span text:style-name="T156_3"><text:s/></text:span><text:span text:style-name="T156_4">for</text:span><text:span text:style-name="T156_5"><text:s/></text:span><text:span text:style-name="T156_6">WiMAX</text:span><text:span text:style-name="T156_7"><text:s/></text:span><text:span text:style-name="T156_8">System</text:span><text:span text:style-name="T156_9"><text:s/></text:span><text:span text:style-name="T156_10">Simulator</text:span></text:p>
      <text:p text:style-name="P157"><text:span text:style-name="T157_1">Customer</text:span><text:span text:style-name="T157_2">:<text:tab/></text:span><text:span text:style-name="T157_3">Samsung</text:span></text:p>
      <text:p text:style-name="P158"><text:span text:style-name="T158_1">Description</text:span><text:span text:style-name="T158_2">:<text:tab/></text:span><text:span text:style-name="T158_3">Spatial</text:span><text:span text:style-name="T158_4"><text:s/></text:span><text:span text:style-name="T158_5">Channel</text:span><text:span text:style-name="T158_6"><text:s/></text:span><text:span text:style-name="T158_7">Model</text:span><text:span text:style-name="T158_8"><text:s/>(3</text:span><text:span text:style-name="T158_9">G</text:span><text:span text:style-name="T158_10"><text:s/></text:span><text:span text:style-name="T158_11">channel</text:span><text:span text:style-name="T158_12">)<text:s/></text:span><text:span text:style-name="T158_13">implementation</text:span><text:span text:style-name="T158_14"><text:s/></text:span><text:span text:style-name="T158_15">for</text:span><text:span text:style-name="T158_16"><text:s/></text:span><text:span text:style-name="T158_17">WiMax</text:span><text:span text:style-name="T158_18"><text:s/></text:span><text:span text:style-name="T158_19">Simulators</text:span><text:span text:style-name="T158_20">.<text:s/></text:span><text:span text:style-name="T158_21">The</text:span><text:span text:style-name="T158_22"><text:s/></text:span><text:span text:style-name="T158_23">simulator</text:span><text:span text:style-name="T158_24"><text:s/></text:span><text:span text:style-name="T158_25">allowed</text:span><text:span text:style-name="T158_26"><text:s/></text:span><text:span text:style-name="T158_27">testing</text:span><text:span text:style-name="T158_28"><text:s/></text:span><text:span text:style-name="T158_29">SISO</text:span><text:span text:style-name="T158_30"><text:s/></text:span><text:span text:style-name="T158_31">and</text:span><text:span text:style-name="T158_32"><text:s/></text:span><text:span text:style-name="T158_33">MIMO</text:span><text:span text:style-name="T158_34"><text:s/></text:span><text:span text:style-name="T158_35">systems</text:span><text:span text:style-name="T158_36"><text:s/></text:span><text:span text:style-name="T158_37">and</text:span><text:span text:style-name="T158_38"><text:s/></text:span><text:span text:style-name="T158_39">comparing</text:span><text:span text:style-name="T158_40"><text:s/></text:span><text:span text:style-name="T158_41">results</text:span><text:span text:style-name="T158_42"><text:s/></text:span><text:span text:style-name="T158_43">in</text:span><text:span text:style-name="T158_44"><text:s/></text:span><text:span text:style-name="T158_45">the</text:span><text:span text:style-name="T158_46"><text:s/></text:span><text:span text:style-name="T158_47">GUI</text:span><text:span text:style-name="T158_48">.</text:span></text:p>
      <text:p text:style-name="P159"><text:span text:style-name="T159_1">Platform</text:span><text:span text:style-name="T159_2">:<text:tab/></text:span><text:span text:style-name="T159_3">Windows</text:span></text:p>
      <text:p text:style-name="P160"><text:span text:style-name="T160_1">Tools</text:span><text:span text:style-name="T160_2">:<text:tab/><text:tab/></text:span><text:span text:style-name="T160_3">Visual</text:span><text:span text:style-name="T160_4"><text:s/></text:span><text:span text:style-name="T160_5">Studio</text:span><text:span text:style-name="T160_6"><text:s/></text:span><text:span text:style-name="T160_7">C</text:span><text:span text:style-name="T160_8">++<text:s/>2003,<text:s/></text:span><text:span text:style-name="T160_9">wxWidgets</text:span></text:p>
      <text:p text:style-name="P161"><text:span text:style-name="T161_1">Position</text:span><text:span text:style-name="T161_2">:<text:tab/></text:span><text:span text:style-name="T161_3">Software</text:span><text:span text:style-name="T161_4"><text:s/></text:span><text:span text:style-name="T161_5">Developer</text:span></text:p>
      <text:p text:style-name="P162"><text:span text:style-name="T162_1">Role</text:span><text:span text:style-name="T162_2">:<text:tab/></text:span><text:span text:style-name="T162_3">Design</text:span><text:span text:style-name="T162_4"><text:s/></text:span><text:span text:style-name="T162_5">and</text:span><text:span text:style-name="T162_6"><text:s/></text:span><text:span text:style-name="T162_7">implementation</text:span><text:span text:style-name="T162_8"><text:s/></text:span><text:span text:style-name="T162_9">of</text:span><text:span text:style-name="T162_10"><text:s/></text:span><text:span text:style-name="T162_11">the</text:span><text:span text:style-name="T162_12"><text:s/></text:span><text:span text:style-name="T162_13">user</text:span><text:span text:style-name="T162_14"><text:s/></text:span><text:span text:style-name="T162_15">interface</text:span><text:span text:style-name="T162_16">,<text:s/></text:span><text:span text:style-name="T162_17">radio</text:span><text:span text:style-name="T162_18"><text:s/></text:span><text:span text:style-name="T162_19">engineering</text:span><text:span text:style-name="T162_20">,<text:s/></text:span><text:span text:style-name="T162_21">development</text:span><text:span text:style-name="T162_22"><text:s/></text:span><text:span text:style-name="T162_23">and</text:span><text:span text:style-name="T162_24"><text:s/></text:span><text:span text:style-name="T162_25">optimization</text:span><text:span text:style-name="T162_26"><text:s/></text:span><text:span text:style-name="T162_27">of</text:span><text:span text:style-name="T162_28"><text:s/></text:span><text:span text:style-name="T162_29">the</text:span><text:span text:style-name="T162_30"><text:s/></text:span><text:span text:style-name="T162_31">core</text:span></text:p>
      <text:p text:style-name="P163"/>
      <text:p text:style-name="P164"><text:span text:style-name="T164_1">2005<text:s/></text:span><text:span text:style-name="T164_2">VoIP</text:span><text:span text:style-name="T164_3"><text:s/></text:span><text:span text:style-name="T164_4">Chat</text:span><text:span text:style-name="T164_5"><text:s/></text:span><text:span text:style-name="T164_6">Based</text:span><text:span text:style-name="T164_7"><text:s/></text:span><text:span text:style-name="T164_8">on</text:span><text:span text:style-name="T164_9"><text:s/></text:span><text:span text:style-name="T164_10">ACM</text:span><text:span text:style-name="T164_11"><text:s/></text:span><text:span text:style-name="T164_12">Windows</text:span><text:span text:style-name="T164_13"><text:s/></text:span><text:span text:style-name="T164_14">Subsystem</text:span></text:p>
      <text:p text:style-name="P165"><text:span text:style-name="T165_1">Customer</text:span><text:span text:style-name="T165_2">:<text:tab/></text:span><text:span text:style-name="T165_3">SkyLink</text:span></text:p>
      <text:p text:style-name="P166"><text:span text:style-name="T166_1">Description</text:span><text:span text:style-name="T166_2">:<text:tab/></text:span><text:span text:style-name="T166_3">Development</text:span><text:span text:style-name="T166_4"><text:s/></text:span><text:span text:style-name="T166_5">of</text:span><text:span text:style-name="T166_6"><text:s/></text:span><text:span text:style-name="T166_7">a</text:span><text:span text:style-name="T166_8"><text:s/></text:span><text:span text:style-name="T166_9">messenger</text:span><text:span text:style-name="T166_10"><text:s/></text:span><text:span text:style-name="T166_11">with</text:span><text:span text:style-name="T166_12"><text:s/></text:span><text:span text:style-name="T166_13">VoIP</text:span><text:span text:style-name="T166_14"><text:s/></text:span><text:span text:style-name="T166_15">function</text:span><text:span text:style-name="T166_16">.<text:s/></text:span><text:span text:style-name="T166_17">The</text:span><text:span text:style-name="T166_18"><text:s/></text:span><text:span text:style-name="T166_19">main</text:span><text:span text:style-name="T166_20"><text:s/></text:span><text:span text:style-name="T166_21">goal</text:span><text:span text:style-name="T166_22"><text:s/></text:span><text:span text:style-name="T166_23">was</text:span><text:span text:style-name="T166_24"><text:s/></text:span><text:span text:style-name="T166_25">to</text:span><text:span text:style-name="T166_26"><text:s/></text:span><text:span text:style-name="T166_27">allow</text:span><text:span text:style-name="T166_28"><text:s/></text:span><text:span text:style-name="T166_29">a</text:span><text:span text:style-name="T166_30"><text:s/></text:span><text:span text:style-name="T166_31">user</text:span><text:span text:style-name="T166_32"><text:s/></text:span><text:span text:style-name="T166_33">to</text:span><text:span text:style-name="T166_34"><text:s/></text:span><text:span text:style-name="T166_35">change</text:span><text:span text:style-name="T166_36"><text:s/></text:span><text:span text:style-name="T166_37">codec</text:span><text:span text:style-name="T166_38"><text:s/></text:span><text:span text:style-name="T166_39">and</text:span><text:span text:style-name="T166_40"><text:s/></text:span><text:span text:style-name="T166_41">traffic</text:span><text:span text:style-name="T166_42"><text:s/></text:span><text:span text:style-name="T166_43">settings</text:span><text:span text:style-name="T166_44">.</text:span></text:p>
      <text:p text:style-name="P167"><text:span text:style-name="T167_1">Platform</text:span><text:span text:style-name="T167_2">:<text:tab/></text:span><text:span text:style-name="T167_3">Windows</text:span></text:p>
      <text:p text:style-name="P168"><text:span text:style-name="T168_1">Tools</text:span><text:span text:style-name="T168_2">:<text:tab/><text:tab/></text:span><text:span text:style-name="T168_3">Visual</text:span><text:span text:style-name="T168_4"><text:s/></text:span><text:span text:style-name="T168_5">Studio</text:span><text:span text:style-name="T168_6"><text:s/></text:span><text:span text:style-name="T168_7">C</text:span><text:span text:style-name="T168_8">++<text:s/>2005,<text:s/></text:span><text:span text:style-name="T168_9">ACM</text:span><text:span text:style-name="T168_10">,<text:s/></text:span><text:span text:style-name="T168_11">Qt</text:span></text:p>
      <text:p text:style-name="P169"><text:span text:style-name="T169_1">Position</text:span><text:span text:style-name="T169_2">:<text:tab/></text:span><text:span text:style-name="T169_3">Software</text:span><text:span text:style-name="T169_4"><text:s/></text:span><text:span text:style-name="T169_5">Developer</text:span></text:p>
      <text:p text:style-name="P170"><text:span text:style-name="T170_1">Role</text:span><text:span text:style-name="T170_2">:<text:tab/><text:tab/></text:span><text:span text:style-name="T170_3">User</text:span><text:span text:style-name="T170_4"><text:s/></text:span><text:span text:style-name="T170_5">interface</text:span><text:span text:style-name="T170_6"><text:s/></text:span><text:span text:style-name="T170_7">development</text:span><text:span text:style-name="T170_8">,<text:s/></text:span><text:span text:style-name="T170_9">implementation</text:span><text:span text:style-name="T170_10"><text:s/></text:span><text:span text:style-name="T170_11">of</text:span><text:span text:style-name="T170_12"><text:s/></text:span><text:span text:style-name="T170_13">the</text:span><text:span text:style-name="T170_14"><text:s/></text:span><text:span text:style-name="T170_15">VoIP</text:span><text:span text:style-name="T170_16"><text:s/></text:span><text:span text:style-name="T170_17">functionality</text:span><text:span text:style-name="T170_18">.</text:span></text:p>
      <text:p text:style-name="P171"/>
      <text:p text:style-name="P172"><text:span text:style-name="T172_1">2008<text:s/></text:span><text:span text:style-name="T172_2">Handled</text:span><text:span text:style-name="T172_3"><text:s/></text:span><text:span text:style-name="T172_4">MP</text:span><text:span text:style-name="T172_5"><text:s/></text:span><text:span text:style-name="T172_6">Software</text:span><text:span text:style-name="T172_7"><text:s/></text:span><text:span text:style-name="T172_8">Development</text:span><text:span text:style-name="T172_9"><text:s/></text:span><text:span text:style-name="T172_10">for</text:span><text:span text:style-name="T172_11"><text:s/></text:span><text:span text:style-name="T172_12">NVIDIA</text:span><text:span text:style-name="T172_13"><text:s/></text:span><text:span text:style-name="T172_14">CUDA</text:span></text:p>
      <text:p text:style-name="P173"><text:span text:style-name="T173_1">Customer</text:span><text:span text:style-name="T173_2">:<text:tab/></text:span><text:span text:style-name="T173_3">Samsung</text:span></text:p>
      <text:p text:style-name="P174"><text:span text:style-name="T174_1">Description</text:span><text:span text:style-name="T174_2">:<text:tab/></text:span><text:span text:style-name="T174_3">Convolutional</text:span><text:span text:style-name="T174_4"><text:s/></text:span><text:span text:style-name="T174_5">coder</text:span><text:span text:style-name="T174_6"><text:s/></text:span><text:span text:style-name="T174_7">and</text:span><text:span text:style-name="T174_8"><text:s/></text:span><text:span text:style-name="T174_9">Viterbi</text:span><text:span text:style-name="T174_10"><text:s/></text:span><text:span text:style-name="T174_11">decoder</text:span><text:span text:style-name="T174_12"><text:s/></text:span><text:span text:style-name="T174_13">for</text:span><text:span text:style-name="T174_14"><text:s/></text:span><text:span text:style-name="T174_15">working</text:span><text:span text:style-name="T174_16"><text:s/></text:span><text:span text:style-name="T174_17">on</text:span><text:span text:style-name="T174_18"><text:s/></text:span><text:span text:style-name="T174_19">GPU</text:span><text:span text:style-name="T174_20">.<text:s/></text:span><text:span text:style-name="T174_21">That</text:span><text:span text:style-name="T174_22"><text:s/></text:span><text:span text:style-name="T174_23">module</text:span><text:span text:style-name="T174_24"><text:s/></text:span><text:span text:style-name="T174_25">was</text:span><text:span text:style-name="T174_26"><text:s/></text:span><text:span text:style-name="T174_27">developed</text:span><text:span text:style-name="T174_28"><text:s/></text:span><text:span text:style-name="T174_29">for</text:span><text:span text:style-name="T174_30"><text:s/></text:span><text:span text:style-name="T174_31">simulations</text:span><text:span text:style-name="T174_32"><text:s/>(</text:span><text:span text:style-name="T174_33">SLS</text:span><text:span text:style-name="T174_34">,<text:s/></text:span><text:span text:style-name="T174_35">LLS</text:span><text:span text:style-name="T174_36"><text:s/></text:span><text:span text:style-name="T174_37">and</text:span><text:span text:style-name="T174_38"><text:s/></text:span><text:span text:style-name="T174_39">others</text:span><text:span text:style-name="T174_40">)<text:s/></text:span><text:span text:style-name="T174_41">in</text:span><text:span text:style-name="T174_42"><text:s/></text:span><text:span text:style-name="T174_43">which</text:span><text:span text:style-name="T174_44"><text:s/></text:span><text:span text:style-name="T174_45">it</text:span><text:span text:style-name="T174_46"><text:s/></text:span><text:span text:style-name="T174_47">was</text:span><text:span text:style-name="T174_48"><text:s/></text:span><text:span text:style-name="T174_49">used</text:span><text:span text:style-name="T174_50"><text:s/></text:span><text:span text:style-name="T174_51">to</text:span><text:span text:style-name="T174_52"><text:s/></text:span><text:span text:style-name="T174_53">accelerate</text:span><text:span text:style-name="T174_54"><text:s/></text:span><text:span text:style-name="T174_55">imitation</text:span><text:span text:style-name="T174_56"><text:s/></text:span><text:span text:style-name="T174_57">processes</text:span><text:span text:style-name="T174_58">.<text:s/></text:span><text:span text:style-name="T174_59">Also</text:span><text:span text:style-name="T174_60"><text:s/></text:span><text:span text:style-name="T174_61">it</text:span><text:span text:style-name="T174_62"><text:s/></text:span><text:span text:style-name="T174_63">was</text:span><text:span text:style-name="T174_64"><text:s/></text:span><text:span text:style-name="T174_65">used</text:span><text:span text:style-name="T174_66"><text:s/></text:span><text:span text:style-name="T174_67">in</text:span><text:span text:style-name="T174_68"><text:s/></text:span><text:span text:style-name="T174_69">some</text:span><text:span text:style-name="T174_70"><text:s/></text:span><text:span text:style-name="T174_71">other</text:span><text:span text:style-name="T174_72"><text:s/></text:span><text:span text:style-name="T174_73">products</text:span><text:span text:style-name="T174_74"><text:s/></text:span><text:span text:style-name="T174_75">for</text:span><text:span text:style-name="T174_76"><text:s/></text:span><text:span text:style-name="T174_77">encoding</text:span><text:span text:style-name="T174_78">/</text:span><text:span text:style-name="T174_79">decoding</text:span><text:span text:style-name="T174_80"><text:s/></text:span><text:span text:style-name="T174_81">large</text:span><text:span text:style-name="T174_82"><text:s/></text:span><text:span text:style-name="T174_83">amounts</text:span><text:span text:style-name="T174_84"><text:s/></text:span><text:span text:style-name="T174_85">of</text:span><text:span text:style-name="T174_86"><text:s/></text:span><text:span text:style-name="T174_87">data</text:span><text:span text:style-name="T174_88">.</text:span></text:p>
      <text:p text:style-name="P175"><text:span text:style-name="T175_1">Platform</text:span><text:span text:style-name="T175_2">:<text:tab/></text:span><text:span text:style-name="T175_3">Linux</text:span></text:p>
      <text:p text:style-name="P176"><text:span text:style-name="T176_1">Tools</text:span><text:span text:style-name="T176_2">:<text:tab/></text:span><text:span text:style-name="T176_3">C</text:span><text:span text:style-name="T176_4">,<text:s/></text:span><text:span text:style-name="T176_5">Vim</text:span><text:span text:style-name="T176_6">,<text:s/></text:span><text:span text:style-name="T176_7">NVIDIA</text:span><text:span text:style-name="T176_8"><text:s/></text:span><text:span text:style-name="T176_9">CUDA</text:span></text:p>
      <text:p text:style-name="P177"><text:span text:style-name="T177_1">Position</text:span><text:span text:style-name="T177_2">:<text:tab/></text:span><text:span text:style-name="T177_3">Software</text:span><text:span text:style-name="T177_4"><text:s/></text:span><text:span text:style-name="T177_5">Developer</text:span></text:p>
      <text:p text:style-name="P178"><text:span text:style-name="T178_1">Role</text:span><text:span text:style-name="T178_2">:<text:tab/><text:tab/></text:span><text:span text:style-name="T178_3">Implementation</text:span><text:span text:style-name="T178_4"><text:s/></text:span><text:span text:style-name="T178_5">of</text:span><text:span text:style-name="T178_6"><text:s/></text:span><text:span text:style-name="T178_7">convolutional</text:span><text:span text:style-name="T178_8"><text:s/></text:span><text:span text:style-name="T178_9">coder</text:span><text:span text:style-name="T178_10"><text:s/></text:span><text:span text:style-name="T178_11">and</text:span><text:span text:style-name="T178_12"><text:s/></text:span><text:span text:style-name="T178_13">Viterbi</text:span><text:span text:style-name="T178_14"><text:s/></text:span><text:span text:style-name="T178_15">decoder</text:span><text:span text:style-name="T178_16"><text:s/></text:span><text:span text:style-name="T178_17">parts</text:span><text:span text:style-name="T178_18"><text:s/></text:span><text:span text:style-name="T178_19">for</text:span><text:span text:style-name="T178_20"><text:s/></text:span><text:span text:style-name="T178_21">NVIDIA</text:span><text:span text:style-name="T178_22"><text:s/></text:span><text:span text:style-name="T178_23">GPU</text:span></text:p>
      <text:p text:style-name="P179"/>
      <text:p text:style-name="P180"><text:span text:style-name="T180_1">Programming</text:span><text:span text:style-name="T180_2"><text:s/></text:span><text:span text:style-name="T180_3">Languages</text:span><text:span text:style-name="T180_4">:</text:span></text:p>
      <text:p text:style-name="P181"><text:span text:style-name="T181_1">C</text:span><text:span text:style-name="T181_2">,<text:s/></text:span><text:span text:style-name="T181_3">C</text:span><text:span text:style-name="T181_4">++,<text:s/></text:span><text:span text:style-name="T181_5">Java</text:span><text:span text:style-name="T181_6">,<text:s/></text:span><text:span text:style-name="T181_7">Perl</text:span><text:span text:style-name="T181_8">,<text:s/></text:span><text:span text:style-name="T181_9">Python</text:span><text:span text:style-name="T181_10">,<text:s/></text:span><text:span text:style-name="T181_11">Shell</text:span><text:span text:style-name="T181_12">,<text:s/></text:span><text:span text:style-name="T181_13">Assembler</text:span><text:span text:style-name="T181_14"><text:s/>(</text:span><text:span text:style-name="T181_15">x</text:span><text:span text:style-name="T181_16">86)</text:span></text:p>
      <text:p text:style-name="P182"/>
      <text:p text:style-name="P183"><text:span text:style-name="T183_1">Databases</text:span><text:span text:style-name="T183_2">:</text:span></text:p>
      <text:p text:style-name="P184"><text:span text:style-name="T184_1">MySQL</text:span><text:span text:style-name="T184_2">,<text:s/></text:span><text:span text:style-name="T184_3">PostgreSQL</text:span></text:p>
      <text:p text:style-name="P185"/>
      <text:p text:style-name="P186"><text:span text:style-name="T186_1">Platforms</text:span><text:span text:style-name="T186_2"><text:s/></text:span><text:span text:style-name="T186_3">and</text:span><text:span text:style-name="T186_4"><text:s/></text:span><text:span text:style-name="T186_5">APIs</text:span><text:span text:style-name="T186_6">:</text:span></text:p>
      <text:p text:style-name="P187"><text:span text:style-name="T187_1">Boost</text:span><text:span text:style-name="T187_2">,<text:s/></text:span><text:span text:style-name="T187_3">Linux</text:span><text:span text:style-name="T187_4">,<text:s/></text:span><text:span text:style-name="T187_5">SunOS</text:span><text:span text:style-name="T187_6">,<text:s/></text:span><text:span text:style-name="T187_7">Solaris</text:span><text:span text:style-name="T187_8">,<text:s/></text:span><text:span text:style-name="T187_9">LAMP</text:span><text:span text:style-name="T187_10">,<text:s/></text:span><text:span text:style-name="T187_11">STL</text:span><text:span text:style-name="T187_12">,<text:s/></text:span><text:span text:style-name="T187_13">Boost</text:span><text:span text:style-name="T187_14">,<text:s/></text:span><text:span text:style-name="T187_15">ATL</text:span><text:span text:style-name="T187_16">,<text:s/></text:span><text:span text:style-name="T187_17">COM</text:span><text:span text:style-name="T187_18">,<text:s/></text:span><text:span text:style-name="T187_19">WDM</text:span><text:span text:style-name="T187_20">,<text:s/></text:span><text:span text:style-name="T187_21">Windows</text:span><text:span text:style-name="T187_22"><text:s/></text:span><text:span text:style-name="T187_23">API</text:span><text:span text:style-name="T187_24">,<text:s/></text:span><text:span text:style-name="T187_25">VMware</text:span><text:span text:style-name="T187_26"><text:s/></text:span><text:span text:style-name="T187_27">vSphere</text:span><text:span text:style-name="T187_28">,<text:s/></text:span><text:span text:style-name="T187_29">MATLAB</text:span><text:span text:style-name="T187_30">,<text:s/></text:span><text:span text:style-name="T187_31">NVIDIA</text:span><text:span text:style-name="T187_32"><text:s/></text:span><text:span text:style-name="T187_33">CUDA</text:span><text:span text:style-name="T187_34">,<text:s/></text:span><text:span text:style-name="T187_35">Qt</text:span><text:span text:style-name="T187_36">,<text:s/></text:span><text:span text:style-name="T187_37">wxWidgets</text:span><text:span text:style-name="T187_38">,<text:s/></text:span><text:span text:style-name="T187_39">Android</text:span><text:span text:style-name="T187_40">,<text:s/></text:span><text:span text:style-name="T187_41">Django</text:span><text:span text:style-name="T187_42">,<text:s/></text:span><text:span text:style-name="T187_43">Mojolicious</text:span><text:span text:style-name="T187_44">,<text:s/></text:span><text:span text:style-name="T187_45">WWW</text:span><text:span text:style-name="T187_46">::</text:span><text:span text:style-name="T187_47">Mechanize</text:span></text:p>
      <text:p text:style-name="P188"/>
      <text:p text:style-name="P189"><text:span text:style-name="T189_1">Network</text:span><text:span text:style-name="T189_2"><text:s/></text:span><text:span text:style-name="T189_3">Protocols</text:span><text:span text:style-name="T189_4">:</text:span></text:p>
      <text:p text:style-name="P190"><text:span text:style-name="T190_1">AODV</text:span><text:span text:style-name="T190_2">,<text:s/></text:span><text:span text:style-name="T190_3">HTTP</text:span><text:span text:style-name="T190_4">,<text:s/></text:span><text:span text:style-name="T190_5">DHCP</text:span><text:span text:style-name="T190_6">,<text:s/></text:span><text:span text:style-name="T190_7">SNMP</text:span></text:p>
      <text:p text:style-name="P191"><text:span text:style-name="T191_1">TCP</text:span><text:span text:style-name="T191_2">,<text:s/></text:span><text:span text:style-name="T191_3">UDP</text:span><text:span text:style-name="T191_4">,<text:s/></text:span><text:span text:style-name="T191_5">RTP</text:span></text:p>
      <text:p text:style-name="P192"><text:span text:style-name="T192_1">ARP</text:span><text:span text:style-name="T192_2">,<text:s/></text:span><text:span text:style-name="T192_3">ICMP</text:span><text:span text:style-name="T192_4">,<text:s/></text:span><text:span text:style-name="T192_5">IGMP</text:span></text:p>
      <text:p text:style-name="P193"><text:span text:style-name="T193_1">Ethernet</text:span><text:span text:style-name="T193_2">,<text:s/>802.11<text:s/></text:span><text:span text:style-name="T193_3">WiFi</text:span><text:span text:style-name="T193_4">,<text:s/>802.16<text:s/></text:span><text:span text:style-name="T193_5">WiMax</text:span></text:p>
      <text:p text:style-name="P194"><text:span text:style-name="T194_1">OFDM</text:span><text:span text:style-name="T194_2">/</text:span><text:span text:style-name="T194_3">A</text:span></text:p>
      <text:p text:style-name="P195"/>
      <text:p text:style-name="P196"><text:span text:style-name="T196_1">Development</text:span><text:span text:style-name="T196_2"><text:s/></text:span><text:span text:style-name="T196_3">Environment</text:span><text:span text:style-name="T196_4">:</text:span></text:p>
      <text:p text:style-name="P197"><text:span text:style-name="T197_1">Microsoft</text:span><text:span text:style-name="T197_2"><text:s/></text:span><text:span text:style-name="T197_3">Visual</text:span><text:span text:style-name="T197_4"><text:s/></text:span><text:span text:style-name="T197_5">Studio</text:span><text:span text:style-name="T197_6"><text:s/>6.0,<text:s/>2003,<text:s/>2005,<text:s/>2008,<text:s/>2010</text:span></text:p>
      <text:p text:style-name="P198"><text:span text:style-name="T198_1">Vim</text:span><text:span text:style-name="T198_2">,<text:s/></text:span><text:span text:style-name="T198_3">Eclipse</text:span><text:span text:style-name="T198_4">,<text:s/></text:span><text:span text:style-name="T198_5">NetBeans</text:span><text:span text:style-name="T198_6">,<text:s/></text:span><text:span text:style-name="T198_7">Intellij</text:span><text:span text:style-name="T198_8"><text:s/></text:span><text:span text:style-name="T198_9">Idea</text:span><text:span text:style-name="T198_10">,<text:s/></text:span><text:span text:style-name="T198_11">PyCharm</text:span><text:span text:style-name="T198_12">,<text:s/></text:span><text:span text:style-name="T198_13">Komodo</text:span></text:p>
      <text:p text:style-name="P199"/>
      <text:p text:style-name="P200"><text:span text:style-name="T200_1">Version</text:span><text:span text:style-name="T200_2"><text:s/></text:span><text:span text:style-name="T200_3">Control</text:span><text:span text:style-name="T200_4"><text:s/></text:span><text:span text:style-name="T200_5">Systems</text:span><text:span text:style-name="T200_6">:</text:span></text:p>
      <text:p text:style-name="P201"><text:span text:style-name="T201_1">Subversion</text:span><text:span text:style-name="T201_2">,<text:s/></text:span><text:span text:style-name="T201_3">CVS</text:span><text:span text:style-name="T201_4">,<text:s/></text:span><text:span text:style-name="T201_5">git</text:span><text:span text:style-name="T201_6">,<text:s/></text:span><text:span text:style-name="T201_7">Mercurial</text:span><text:span text:style-name="T201_8">,<text:s/></text:span><text:span text:style-name="T201_9">Surround</text:span><text:span text:style-name="T201_10"><text:s/></text:span><text:span text:style-name="T201_11">SCM</text:span></text:p>
      <text:p text:style-name="P20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